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德语媒体：G7和中国</text:span>
</text:h>
      <text:p text:style-name="P4">
Author: None (Language: zh)</text:p>
      <text:p text:style-name="P4">
Publisher: None</text:p>
      <text:p text:style-name="P4">
Time: 2023-05-20T14:11:00Z</text:p>
      <text:p text:style-name="P4">
Description: 各大德语媒体关注因泽连斯基意外到访，而提前一天问世的G7峰会公报。尤其是其中针对中国的内容。其中最值得注意的是他们对中国的明确批评，同时又向北京伸出了友好的手。</text:p>
      <text:p text:style-name="P4">
Videos: []</text:p>
      <text:p text:style-name="P4">
Images: ["<text:a xlink:type="simple" xlink:href="https://static.dw.com/image/65685264_303.jpg" text:style-name="Internet_20_link" text:visited-style-name="Visited_20_Internet_20_Link">
65685264_303.jpg</text:a>
", "<text:a xlink:type="simple" xlink:href="https://static.dw.com/image/54302458_303.jpg" text:style-name="Internet_20_link" text:visited-style-name="Visited_20_Internet_20_Link">
54302458_303.jpg</text:a>
", "<text:a xlink:type="simple" xlink:href="https://static.dw.com/image/54264747_303.jpg" text:style-name="Internet_20_link" text:visited-style-name="Visited_20_Internet_20_Link">
54264747_303.jpg</text:a>
", "<text:a xlink:type="simple" xlink:href="https://static.dw.com/image/54247320_303.jpg" text:style-name="Internet_20_link" text:visited-style-name="Visited_20_Internet_20_Link">
54247320_303.jpg</text:a>
", "<text:a xlink:type="simple" xlink:href="https://static.dw.com/image/54253900_303.jpg" text:style-name="Internet_20_link" text:visited-style-name="Visited_20_Internet_20_Link">
54253900_303.jpg</text:a>
", "<text:a xlink:type="simple" xlink:href="https://static.dw.com/image/54243257_303.jpg" text:style-name="Internet_20_link" text:visited-style-name="Visited_20_Internet_20_Link">
54243257_303.jpg</text:a>
", "<text:a xlink:type="simple" xlink:href="https://static.dw.com/image/54124805_303.jpg" text:style-name="Internet_20_link" text:visited-style-name="Visited_20_Internet_20_Link">
54124805_303.jpg</text:a>
", "<text:a xlink:type="simple" xlink:href="https://static.dw.com/image/54061528_303.jpg" text:style-name="Internet_20_link" text:visited-style-name="Visited_20_Internet_20_Link">
54061528_303.jpg</text:a>
", "<text:a xlink:type="simple" xlink:href="https://static.dw.com/image/51342446_303.jpg" text:style-name="Internet_20_link" text:visited-style-name="Visited_20_Internet_20_Link">
51342446_303.jpg</text:a>
", "<text:a xlink:type="simple" xlink:href="https://static.dw.com/image/44309446_303.jpg" text:style-name="Internet_20_link" text:visited-style-name="Visited_20_Internet_20_Link">
44309446_303.jpg</text:a>
", "<text:a xlink:type="simple" xlink:href="https://static.dw.com/image/41756865_303.jpg" text:style-name="Internet_20_link" text:visited-style-name="Visited_20_Internet_20_Link">
41756865_303.jpg</text:a>
", "<text:a xlink:type="simple" xlink:href="https://static.dw.com/image/46623624_303.jpg" text:style-name="Internet_20_link" text:visited-style-name="Visited_20_Internet_20_Link">
46623624_303.jpg</text:a>
"]</text:p>
      <text:p text:style-name="P4">
Subject: 评论分析</text:p>
      <text:p text:style-name="P4">
Subjects: ['奥巴马', '明镜周刊', '岛屿主权争端', '专题报道：全景观看“习马会”', '德语媒体', '中国', '中共十九大', '美国', '德中关系']</text:p>
      <text:p text:style-name="P4">
Keywords: ['德语媒体', 'G7', '中国', '峰会', '公告', '脱钩', '竞争', '美国', '明镜周刊', '时代报', '法兰克福汇报']</text:p>
      <text:p text:style-name="P4">
ID: 65686050</text:p>
      <!--METADATA-->
      <text:p text:style-name="P4">
<text:a xlink:type="simple" xlink:href="https://www.dw.com/zh/overlay/image/article/65686050/65685264" text:style-name="Internet_20_link" text:visited-style-name="Visited_20_Internet_20_Link">
 <draw:frame draw:style-name="fr1" draw:name="Image2" text:anchor-type="as-char" svg:width="6.9236in" svg:height="3.896998in" draw:z-index="0">
<draw:image xlink:href="../Images/dwzh/2023-05-20T14-11-00Z/65685264_303.jpg" xlink:type="simple" xlink:show="embed" xlink:actuate="onLoad" draw:mime-type="image/jpeg"/>
</draw:frame>
</text:a>
</text:p>
      <text:p text:style-name="P4">
G7日本峰会在公报中明确提及中国</text:p>
      <text:p text:style-name="P4">
（德国之声中文网）德国《明镜周刊》网络版周六在“G7和中国”的标签下，发表了题为： <text:a xlink:type="simple" xlink:href="https://www.spiegel.de/ausland/g7-und-china-so-offen-wie-noetig-so-unabhaengig-wie-moeglich-a-b66f208d-c812-4e20-af89-2636d61b7d81" text:style-name="Internet_20_link" text:visited-style-name="Visited_20_Internet_20_Link">
</text:a>
。在引言中写道：“G7的闭幕声明中，中国的名字被提及了21次：这个国家既是西方工业国家最大的贸易伙伴，也是其最大的竞争对手。现在，一种共同的对华政策开始显现轮廓。”</text:p>
      <text:p text:style-name="P4">
由于乌克兰总统泽连斯基的突然到访，G7各国领导人提前一天于周六发表了会议的最后公报，好在周日的最后一天会议中集中精力关注乌克兰战争的问题。《明镜周刊》关注公报写道：“对于未来与中国关系的构想，可以用一句话来概括：尽可能开诚布公，尽可能独立自主。对于G7来说，中国既是经济上的对手，也是安全政策上的合作伙伴。”</text:p>
      <text:p text:style-name="P4">
文章指出：“在安全政策上，尤其是美国和中国日益直接的竞争引发了关注。特别是围绕台湾地位的激烈争论，美国保护台湾的独立，但中国声称其为自己的领土，这导致了日益紧张的局势。在南中国海，安全专家多年来视其为冲突最为严重的区域，美国和中国的直接军事竞争越来越频繁。同时，人们也在努力，尽量不要失去中国这个和俄罗斯的调解人。”</text:p>
      <text:h text:style-name="P12" text:outline-level="3">
<text:span text:style-name="T4">
降低中国业务风险</text:span>
</text:h>
      <text:p text:style-name="P4">
德国《时代报》在网络版发表了题为 <text:a xlink:type="simple" xlink:href="https://www.zeit.de/wirtschaft/2023-05/china-politik-g7-staaten-gipfel-treffen-hiroshima" text:style-name="Internet_20_link" text:visited-style-name="Visited_20_Internet_20_Link">
 </text:a>
。指出：“减少依赖，保护敏感技术：G7已经制定了针对中国的策略。他们向这个贸易大国提出发展‘建设性’的关系。”</text:p>
      <text:p text:style-name="P4">
文章写道：“由于美国想要对中国采取更强硬的措辞，在峰会前的几周里有一些讨论。现在强调的是：并没有计划与中国进行经济脱钩。但与此同时G7指出，他们并不天真。‘我们认识到，要想维持自身经济发展的韧性，就必须降低风险并进行多元化。’”</text:p>
      <ul>
        <li>
          <draw:frame draw:style-name="fr1" draw:name="Image3" text:anchor-type="as-char" svg:width="6.9236in" svg:height="3.896998in" draw:z-index="0">
            <draw:image xlink:href="../Images/dwzh/2023-05-20T14-11-00Z/54302458_303.jpg" xlink:type="simple" xlink:show="embed" xlink:actuate="onLoad" draw:mime-type="image/jpeg"/>
          </draw:frame>
        </li>
      </ul>
      <h5>
中美交恶到底在吵什么？</h5>
      <text:h text:style-name="P12" text:outline-level="3">
<text:span text:style-name="T4">
中国关闭美国驻成都总领事馆</text:span>
</text:h>
      <text:p text:style-name="P4">
中国外交部周五 (7月24日)中午针对美国要求北京关闭驻休斯敦总领事馆一事作出回应，决定撤销对美国驻成都总领事馆的设立与运行许可，并要求该总领事馆停止一切业务与活动。</text:p>
      <ul>
        <li>
          <draw:frame draw:style-name="fr1" draw:name="Image4" text:anchor-type="as-char" svg:width="6.9236in" svg:height="3.896998in" draw:z-index="0">
            <draw:image xlink:href="../Images/dwzh/2023-05-20T14-11-00Z/54264747_303.jpg" xlink:type="simple" xlink:show="embed" xlink:actuate="onLoad" draw:mime-type="image/jpeg"/>
          </draw:frame>
        </li>
      </ul>
      <h5>
中美交恶到底在吵什么？</h5>
      <text:h text:style-name="P12" text:outline-level="3">
<text:span text:style-name="T4">
美急关中国驻休斯敦总领馆</text:span>
</text:h>
      <text:p text:style-name="P4">
7月21日，美国下令中国在72小时内关闭休斯敦总领馆，指该领事馆涉嫌协助商业性的间谍行动、窃取科学研究成果。中国称这是美国单方面决定，威胁报复。总领馆人员在院子里用明火焚烧文件，消防人员赶到现场但未被允许进入。</text:p>
      <ul>
        <li>
          <draw:frame draw:style-name="fr1" draw:name="Image5" text:anchor-type="as-char" svg:width="6.9236in" svg:height="3.896998in" draw:z-index="0">
            <draw:image xlink:href="../Images/dwzh/2023-05-20T14-11-00Z/54247320_303.jpg" xlink:type="simple" xlink:show="embed" xlink:actuate="onLoad" draw:mime-type="image/jpeg"/>
          </draw:frame>
        </li>
      </ul>
      <h5>
中美交恶到底在吵什么？</h5>
      <text:h text:style-name="P12" text:outline-level="3">
<text:span text:style-name="T4">
封杀华为游说战</text:span>
</text:h>
      <text:p text:style-name="P4">
美国游说各国封杀华为。英国7月14日宣布禁止华为参与5G建设，现有华为产品2027年前全面拆除。这意味由英美澳纽加组成的「五眼联盟」中，仅剩加拿大未宣布禁用华为。不属「五眼联盟」的法国也在22日宣布不续购华为设备，间接在2028年前让华为退出该国5G市场。</text:p>
      <ul>
        <li>
          <draw:frame draw:style-name="fr1" draw:name="Image6" text:anchor-type="as-char" svg:width="6.9236in" svg:height="3.896998in" draw:z-index="0">
            <draw:image xlink:href="../Images/dwzh/2023-05-20T14-11-00Z/54253900_303.jpg" xlink:type="simple" xlink:show="embed" xlink:actuate="onLoad" draw:mime-type="image/jpeg"/>
          </draw:frame>
        </li>
      </ul>
      <h5>
中美交恶到底在吵什么？</h5>
      <text:h text:style-name="P12" text:outline-level="3">
<text:span text:style-name="T4">
蓬佩奥吁世界共抗中国</text:span>
</text:h>
      <text:p text:style-name="P4">
蓬佩奥一连两天访英，先後与英国首相约翰逊和外相拉布会面，讨论包括香港国安法丶新疆人权及5G通讯网络等问题，盛赞英方对华强硬的措施，并呼吁「整个世界」共同对抗中国。图中，蓬佩奥与约翰逊会晤时保持社交距离。</text:p>
      <ul>
        <li>
          <draw:frame draw:style-name="fr1" draw:name="Image7" text:anchor-type="as-char" svg:width="6.9236in" svg:height="3.896998in" draw:z-index="0">
            <draw:image xlink:href="../Images/dwzh/2023-05-20T14-11-00Z/54243257_303.jpg" xlink:type="simple" xlink:show="embed" xlink:actuate="onLoad" draw:mime-type="image/jpeg"/>
          </draw:frame>
        </li>
      </ul>
      <h5>
中美交恶到底在吵什么？</h5>
      <text:h text:style-name="P12" text:outline-level="3">
<text:span text:style-name="T4">
美起诉中国黑客窃疫苗机密</text:span>
</text:h>
      <text:p text:style-name="P4">
美国司法部7月21日起诉两名中国公民，指他们意图窃取新冠疫苗研发机密。这两名被告分别为34与33岁，涉嫌窃取价值数千万美元的商业机密、知识产权与其他有价值的商业资讯。美方批评中国已成窝藏黑客的天堂。</text:p>
      <ul>
        <li>
          <draw:frame draw:style-name="fr1" draw:name="Image8" text:anchor-type="as-char" svg:width="6.9236in" svg:height="3.896998in" draw:z-index="0">
            <draw:image xlink:href="../Images/dwzh/2023-05-20T14-11-00Z/54124805_303.jpg" xlink:type="simple" xlink:show="embed" xlink:actuate="onLoad" draw:mime-type="image/jpeg"/>
          </draw:frame>
        </li>
      </ul>
      <h5>
中美交恶到底在吵什么？</h5>
      <text:h text:style-name="P12" text:outline-level="3">
<text:span text:style-name="T4">
美列11家涉疆企业进黑名单</text:span>
</text:h>
      <text:p text:style-name="P4">
7月20日，美国称11家中国公司涉嫌侵犯新疆人权，将之列入黑名单。这些公司未经美国政府批准，不能从美国公司购买零部件。名单包括纺织业、发饰业、信息科技与基因分析公司。</text:p>
      <ul>
        <li>
          <draw:frame draw:style-name="fr1" draw:name="Image9" text:anchor-type="as-char" svg:width="6.9236in" svg:height="3.896998in" draw:z-index="0">
            <draw:image xlink:href="../Images/dwzh/2023-05-20T14-11-00Z/54061528_303.jpg" xlink:type="simple" xlink:show="embed" xlink:actuate="onLoad" draw:mime-type="image/jpeg"/>
          </draw:frame>
        </li>
      </ul>
      <h5>
中美交恶到底在吵什么？</h5>
      <text:h text:style-name="P12" text:outline-level="3">
<text:span text:style-name="T4">
美限制华为员工签证</text:span>
</text:h>
      <text:p text:style-name="P4">
美国7月15日宣布，因华为「为那些在全世界侵犯人权的政权提供物资支持」，对华为员工的签证实施限制，蓬佩奥说华为要为违反人权负责。华为则称该公司是一个「私人的、由员工拥有的企业」，独立于政府运作，对于签证禁令感到「非常失望」、「非常不公平」。</text:p>
      <ul>
        <li>
          <draw:frame draw:style-name="fr1" draw:name="Image10" text:anchor-type="as-char" svg:width="6.9236in" svg:height="3.896998in" draw:z-index="0">
            <draw:image xlink:href="../Images/dwzh/2023-05-20T14-11-00Z/51342446_303.jpg" xlink:type="simple" xlink:show="embed" xlink:actuate="onLoad" draw:mime-type="image/jpeg"/>
          </draw:frame>
        </li>
      </ul>
      <h5>
中美交恶到底在吵什么？</h5>
      <text:h text:style-name="P12" text:outline-level="3">
<text:span text:style-name="T4">
美反制《港区国安法》</text:span>
</text:h>
      <text:p text:style-name="P4">
《港区国安法》7月1日实施后，美国随即惩罚中国对香港的「压迫行动」，特朗普7月14日签署《香港自治法》，制裁涉港中国官员与银行，同时签署行政命令终止香港在美国法律下的特殊地位，影响香港的经济待遇以及进口美国敏感技术的资格。</text:p>
      <ul>
        <li>
          <draw:frame draw:style-name="fr1" draw:name="Image11" text:anchor-type="as-char" svg:width="6.9236in" svg:height="3.896998in" draw:z-index="0">
            <draw:image xlink:href="../Images/dwzh/2023-05-20T14-11-00Z/44309446_303.jpg" xlink:type="simple" xlink:show="embed" xlink:actuate="onLoad" draw:mime-type="image/jpeg"/>
          </draw:frame>
        </li>
      </ul>
      <h5>
中美交恶到底在吵什么？</h5>
      <text:h text:style-name="P12" text:outline-level="3">
<text:span text:style-name="T4">
美国制裁涉疆中国高官</text:span>
</text:h>
      <text:p text:style-name="P4">
美国政府7月9日以涉及「重大人权侵犯」为由，制裁政治局委员、新疆党委书记陈全国等4名涉疆中国政府官员，是美国有史以来制裁过最高阶的中国官员。他们被冻结资产及禁止入境美国。</text:p>
      <ul>
        <li>
          <draw:frame draw:style-name="fr1" draw:name="Image12" text:anchor-type="as-char" svg:width="6.9236in" svg:height="3.896998in" draw:z-index="0">
            <draw:image xlink:href="../Images/dwzh/2023-05-20T14-11-00Z/41756865_303.jpg" xlink:type="simple" xlink:show="embed" xlink:actuate="onLoad" draw:mime-type="image/jpeg"/>
          </draw:frame>
        </li>
      </ul>
      <h5>
中美交恶到底在吵什么？</h5>
      <text:h text:style-name="P12" text:outline-level="3">
<text:span text:style-name="T4">
中国「对等」制裁美官员</text:span>
</text:h>
      <text:p text:style-name="P4">
因应美国制裁，中方在7月13日「对等」制裁4名美国政治人物，包括联邦参议员克鲁兹、卢比奥、众议员史密斯、美国际宗教无任所大使布朗巴克、以及美国“国会-行政部门中国委员会”。中方没有透露上述人士使用中国金融系统或取得中国签证将受到何种阻碍。</text:p>
      <ul>
        <li>
          <draw:frame draw:style-name="fr1" draw:name="Image13" text:anchor-type="as-char" svg:width="6.9236in" svg:height="3.896998in" draw:z-index="0">
            <draw:image xlink:href="../Images/dwzh/2023-05-20T14-11-00Z/46623624_303.jpg" xlink:type="simple" xlink:show="embed" xlink:actuate="onLoad" draw:mime-type="image/jpeg"/>
          </draw:frame>
        </li>
      </ul>
      <h5>
中美交恶到底在吵什么？</h5>
      <text:h text:style-name="P12" text:outline-level="3">
<text:span text:style-name="T4">
中美南海军事较量</text:span>
</text:h>
      <text:p text:style-name="P4">
7月1日至5日，中国在西沙群岛军演，恰与美国7月4日国庆日起的航母演习重叠。7月17日，中国在西沙群岛部署了至少8架战机，美方同一时间增派两架B-1B轰炸机到关岛。同日，美国尼米兹号（USSNimitz）和里根号航空母舰（USS RonaldReagan）也在一个月内第二次造访该海域，也是2014年以来美军首次在南海举行双航母军演。图为里根号航空母舰。</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批评和友好</text:span>
</text:h>
      <text:p text:style-name="P4">
<text:a xlink:type="simple" xlink:href="https://www.faz.net/aktuell/politik/ausland/g-7-abschlusserklaerung-deutlich-worte-an-china-18907161.html" text:style-name="Internet_20_link" text:visited-style-name="Visited_20_Internet_20_Link">
 </text:a>
中就此报道称：G7成员国（包括美国、德国、日本、法国、英国、意大利、加拿大以及欧洲联盟）详细地阐述了对中国的共同立场，并要求中国按照国际规则行事。G7发表了的闭幕声明中。最值得注意的是他们对中国的明确批评，同时又向北京伸出了友好的手。</text:p>
      <text:p text:style-name="P4">
作者观察到：在呼吁中国对俄罗斯施加压力，要求其“停止军事侵略，并立即、完全、无条件地撤出乌克兰”的同时，这份文件中的领导人们也在向北京伸出援手。“我们愿意与中国建立富有建设性和稳定的关系”，声明中说。鉴于其在国际社区中的角色以及其经济体量，必须在全球挑战以及共同利益领域与中国合作。峰会公报表态称：“我们的政策不旨在伤害中国，我们没有意图阻碍中国的经济进步和发展”，各国领导人重申。“一个遵守国际规则的中国在全球范围内都是有利的。”</text:p>
      <text:p text:style-name="P4">
<text:span text:style-name="T5">
摘编自其他媒体的内容，不代表德国之声的立场或观点。</text:span>
</text:p>
      <text:p text:style-name="P4">
Source: <text:a xlink:type="simple" xlink:href="https://www.dw.com/zh/德语媒体：g7和中国/a-65686050" text:style-name="Internet_20_link" text:visited-style-name="Visited_20_Internet_20_Link">
https://www.dw.com/zh/德语媒体：g7和中国/a-65686050?maca=chi-rss-chi-all-1127-rdf</text:a>
</text:p>
      <!--NEWS-->
      <text:h text:style-name="P10" text:outline-level="1">
<text:span text:style-name="T4">
世卫：慢性病的伤害巨大且不断增加</text:span>
</text:h>
      <text:p text:style-name="P4">
Author: 联合早报 (Person)</text:p>
      <text:p text:style-name="P4">
Publisher: 联合早报 (Organization)</text:p>
      <text:p text:style-name="P4">
Published Time: 2023-05-20T23:57</text:p>
      <text:p text:style-name="P4">
Modified Time: 2023-05-21T08:17</text:p>
      <text:p text:style-name="P4">
Description: 世界卫生组织发布的2023年《世界卫生统计》报告指出，近年来关键健康指标的进展停滞不前，报告还提醒人们注意非传染性疾病和气候变化日益严重的威胁。世界卫生组织星期五（5月19日）发布...</text:p>
      <text:p text:style-name="P4">
Videos: []</text:p>
      <text:p text:style-name="P4">
Audios: []</text:p>
      <text:p text:style-name="P4">
Images: []</text:p>
      <text:p text:style-name="P4">
Type: NewsArticle</text:p>
      <text:p text:style-name="P4">
Breadcrumbs: ['即时', '国际']</text:p>
      <text:p text:style-name="P4">
Keywords: ['世界卫生组织', '慢性病', '传染病']</text:p>
      <!--METADATA-->
      <text:p text:style-name="P4">
世界卫生组织发布的2023年《世界卫生统计》报告指出，近年来关键健康指标的进展停滞不前，报告还提醒人们注意非传染性疾病和气候变化日益严重的威胁。</text:p>
      <text:p text:style-name="P4">
世界卫生组织星期五（5月19日）发布的这份数据截至2022年的报告强调，与2000年至2015年的趋势相比，近年来关键健康指标的进展停滞不前。报告呼吁各国进行协调，加强应对措施。</text:p>
      <text:p text:style-name="P4">
联合国新闻中心报道，报告记录了冠病疫情对全球健康造成损失的最新数据，这些损失导致可持续发展目标的进展持续下降。2020年至2021年间，冠病在全球造成了3.368亿年的生命损失，这相当于每多死亡一人平均损失22年的生命。</text:p>
      <text:p text:style-name="P4">
自2000年以来，孕产妇和儿童的死亡人数分别下降了三分之一和二分之一。爱之病、结核病和疟疾等传染病的发病率也有所下降，因非传染性疾病和受伤而过早死亡的风险也有所降低。这些进展使全球预期寿命从2000年的67岁增加到2019年的73岁。</text:p>
      <text:p text:style-name="P4">
世卫组织总干事谭德塞说：“报告就非传染性疾病的威胁发出了严峻的信息，这些疾病对生命、生计、卫生系统、社区、经济和社会造成了巨大且日益严重的损失。该报告呼吁各国大幅增加对健康与卫生系统的投资，以重回实现可持续发展目标的轨道。”</text:p>
      <text:p text:style-name="P4">
数据显示，尽管总体健康状况有所改善，但非传染性疾病每年造成的死亡比例一直在增长，目前每年因疾病死亡的人中有近四分之三是由于非传染性疾病导致。</text:p>
      <text:p text:style-name="P4">
如果这种趋势持续下去，预计到本世纪中叶，非传染性疾病将占每年9000万死亡人数的86%左右，即其中7700万的死亡将归因于非传染性疾病。自2019年以来，绝对数字增加了近90%。</text:p>
      <text:p text:style-name="P4">
尽管吸烟、饮酒、暴力、不安全的水和卫生设施以及儿童发育迟缓方面的健康风险有所减少，但进展仍不足，空气污染等问题的风险仍然很高。正在上升的肥胖的患病率没有逆转的迹象。</text:p>
      <text:p text:style-name="P4">
Source: <text:a xlink:type="simple" xlink:href="https://www.zaobao.com.sg/realtime/world/story20230520-1396637" text:style-name="Internet_20_link" text:visited-style-name="Visited_20_Internet_20_Link">
https://www.zaobao.com.sg/realtime/world/story20230520-1396637</text:a>
</text:p>
      <!--NEWS-->
      <text:h text:style-name="P10" text:outline-level="1">
<text:span text:style-name="T4">
印度狂买打折原油后 俄罗斯看着一大堆卢比发愁</text:span>
</text:h>
      <text:p text:style-name="P4">
Author: None (Language: zh)</text:p>
      <text:p text:style-name="P4">
Publisher: None</text:p>
      <text:p text:style-name="P4">
Time: 2023-05-21T-11:56:00Z</text:p>
      <text:p text:style-name="P4">
Description: 由于制裁切断了俄罗斯主要银行与西方大部分支付系统的联系，印度怎样支付从俄罗斯进口原油的方式成为一项挑战。人民币可能成为一种解决方案吗？</text:p>
      <text:p text:style-name="P4">
Videos: []</text:p>
      <text:p text:style-name="P4">
Images: ["<text:a xlink:type="simple" xlink:href="https://static.dw.com/image/61980687_303.jpg" text:style-name="Internet_20_link" text:visited-style-name="Visited_20_Internet_20_Link">
61980687_303.jpg</text:a>
", "<text:a xlink:type="simple" xlink:href="https://static.dw.com/image/62621168_401.jpg" text:style-name="Internet_20_link" text:visited-style-name="Visited_20_Internet_20_Link">
62621168_401.jpg</text:a>
"]</text:p>
      <text:p text:style-name="P4">
Subject: 经济纵横</text:p>
      <text:p text:style-name="P4">
Subjects: []</text:p>
      <text:p text:style-name="P4">
Keywords: ['俄罗斯', '乌克兰', '印度', '普京', '中美关系', '俄罗斯入侵乌克兰']</text:p>
      <text:p text:style-name="P4">
ID: 65647590</text:p>
      <!--METADATA-->
      <text:p text:style-name="P4">
<text:a xlink:type="simple" xlink:href="https://www.dw.com/zh/overlay/image/article/65647590/61980687" text:style-name="Internet_20_link" text:visited-style-name="Visited_20_Internet_20_Link">
 <draw:frame draw:style-name="fr1" draw:name="Image14" text:anchor-type="as-char" svg:width="6.9236in" svg:height="3.896998in" draw:z-index="0">
<draw:image xlink:href="../Images/dwzh/2023-05-21T-11-56-00Z/61980687_303.jpg" xlink:type="simple" xlink:show="embed" xlink:actuate="onLoad" draw:mime-type="image/jpeg"/>
</draw:frame>
</text:a>
</text:p>
      <text:p text:style-name="P4">
俄罗斯已成为印度最大的原油供应国</text:p>
      <text:p text:style-name="P4">
（德国之声中文网）在莫斯科入侵乌克兰引致西方制裁，迫使俄罗斯以折扣价销售原油后，印度在过去一年中已成为俄罗斯石油的主要买家。根据船舶追踪公司 Vortexa的数据，这个南亚国家4月份从俄罗斯进口的石油超过历史记录。</text:p>
      <text:p text:style-name="P4">
事实上，俄罗斯上个月成为印度最大的原油供应国，其供应量超过伊拉克和沙特阿拉伯的总和。而在去年 2 月乌克兰战争爆发之前，印度从俄罗斯购买的石油很少。</text:p>
      <text:p text:style-name="P4">
但随着制裁切断俄罗斯主要银行与西方大部分支付系统的联系，寻找支付俄罗斯原油的方式成为一项挑战。在过去的一年里，印度进口商一直在以印度卢比购买俄罗斯石油和其他商品，但西方发起的货币限制意味着俄罗斯企业无法将卢比转换成西方国家的货币如美元或者欧元。</text:p>
      <text:h text:style-name="P12" text:outline-level="3">
<text:span text:style-name="T4">
<text:span text:style-name="T4">
俄罗斯正为一大堆卢比发愁</text:span>
</text:span>
</text:h>
      <text:p text:style-name="P4">
与此同时，趁机抢购打折原油扩大了印度对俄罗斯本已庞大的贸易逆差。</text:p>
      <text:p text:style-name="P4">
根据印度商务和工业部的数据，在2022-23 财年的前11个月，印度从俄罗斯的进口额接近 415 亿美元，而出口额仅为 28亿美元。这使得俄罗斯石油公司和银行在他们的印度银行账户中留下了数十亿卢比--他们正在为使用这一大堆现金发愁。</text:p>
      <text:p text:style-name="P4">
"我认为这种情况不会持续太久，"新德里观察家研究基金会 (ORF) 的研究员和俄罗斯问题专家乌尼克里希南（NandanUnnikrishnan）告诉德国之声， "如果双方不能解决这个问题，不仅会影响石油的购买，还会影响一切问题。"</text:p>
      <text:p text:style-name="P4">
俄罗斯外长拉夫罗夫近日在印度果阿邦出席上海合作组织会议时也就此发表了评论。彭博社报道中援引了他的讲话："我们需要使用这笔钱。为此，这些卢比必须以另一种货币进行转账，现在我们正在讨论这个问题。"</text:p>
      <text:h text:style-name="P12" text:outline-level="3">
<text:span text:style-name="T4">
<text:span text:style-name="T4">
印度和俄罗斯的紧密关系让西方担忧</text:span>
</text:span>
</text:h>
      <text:p text:style-name="P4">
据彭博社报道，支付机制的不确定性也妨碍印度的武器进口。新德里和莫斯科有着长期的政治和军事方面的联系。</text:p>
      <text:p text:style-name="P4">
印度是俄罗斯武器的主要买家，尽管它也一直在努力使其军事装备来源多样化，近年来越来越多地转向美国和法国等国家购买。根据斯德哥尔摩国际和平研究所的数据，自2017年以来，新德里在武器进口上花费的183亿美元中，俄罗斯占了85亿美元。双方还在就达成自由贸易协定进行谈判。</text:p>
      <text:p text:style-name="P4">
迄今为止， <text:a xlink:type="simple" xlink:href="https://www.dw.com/zh/zh/调查如何看乌克兰战争各国差别大/a-64798559" text:style-name="Internet_20_link" text:visited-style-name="Visited_20_Internet_20_Link">
 </text:a>
。新德里多次在联合国针对莫斯科的决议中投弃权票。不过，它呼吁通过对话和平解决冲突。</text:p>
      <text:p text:style-name="P4">
与此同时，西方国家对印度和俄罗斯贸易关系的加强感到担忧，因为他们担心这会破坏对莫斯科实施的严厉制裁效果。</text:p>
      <text:p text:style-name="P4">
<draw:frame draw:style-name="fr1" draw:name="Image15" text:anchor-type="as-char" svg:width="6.9236in" svg:height="3.896998in" draw:z-index="0">
<draw:image xlink:href="../Images/dwzh/2023-05-21T-11-56-00Z/62621168_401.jpg" xlink:type="simple" xlink:show="embed" xlink:actuate="onLoad" draw:mime-type="image/jpeg"/>
</draw:frame>
</text:p>
      <text:p text:style-name="P4">
俄罗斯人正在为如何使用一大堆印度卢比愁</text:p>
      <text:h text:style-name="P12" text:outline-level="3">
<text:span text:style-name="T4">
<text:span text:style-name="T4">
人民币是一种解决方案吗？</text:span>
</text:span>
</text:h>
      <text:p text:style-name="P4">
除了印度卢比，阿联酋货币迪拉姆和人民币被一些人视为解决印度和俄罗斯之间贸易的潜在货币选择。</text:p>
      <text:p text:style-name="P4">
"俄罗斯想要有一种货币，可以用来购买其经济所需的商品……问题是如何找出这种货币来。" 乌尼克里希南说，"俄罗斯人会很乐意使用人民币。"他还指出，俄中两国双边贸易额以千亿美元计。</text:p>
      <text:p text:style-name="P4">
2022年，俄中贸易额创下1900亿美元的历史新高。</text:p>
      <text:p text:style-name="P4">
但乌尼克里希南指出， <text:a xlink:type="simple" xlink:href="https://www.dw.com/zh/zh/印度眼中的安全威胁中国第一美国第二/a-64435242" text:style-name="Internet_20_link" text:visited-style-name="Visited_20_Internet_20_Link">
 </text:a>
，新德里不会愿意允许以人民币进行贸易结算。路透社今年3月还援引印度官员的话说，印度政府已要求本国银行和企业避免使用人民币支付俄罗斯进口商品。</text:p>
      <text:p text:style-name="P4">
另一种选择是使用阿联酋货币迪拉姆支付印度从俄罗斯进口的商品，但专家表示，由于该货币对西方制裁的敏感性，这可能不是一个切实可行的长期解决方案。</text:p>
      <text:p text:style-name="P4">
乌尼克里希南强调，印度和俄罗斯可以提出替代解决方案，例如将卢比有效地投资于合资企业，生产对俄罗斯有用或可以出口到世界其他地区的商品。乌尼克里希南说："有多种方式可以使用这些巨款，双方只需要表现出可以达成协议的政治意愿。"</text:p>
      <text:h text:style-name="P12" text:outline-level="3">
<text:span text:style-name="T4">
印度对俄罗斯石油的胃口越来越大</text:span>
</text:h>
      <text:p text:style-name="P4">
Source: <text:a xlink:type="simple" xlink:href="https://www.dw.com/zh/印度狂买打折原油后-俄罗斯看着一大堆卢比发愁/a-65647590" text:style-name="Internet_20_link" text:visited-style-name="Visited_20_Internet_20_Link">
https://www.dw.com/zh/印度狂买打折原油后-俄罗斯看着一大堆卢比发愁/a-65647590?maca=chi-rss-chi-all-1127-rdf</text:a>
</text:p>
      <!--NEWS-->
      <text:h text:style-name="P10" text:outline-level="1">
<text:span text:style-name="T4">
萨尔瓦多足球赛发生踩踏意外 酿9死</text:span>
</text:h>
      <text:p text:style-name="P4">
Publisher: 法新社</text:p>
      <text:p text:style-name="P4">
Published Time: 2023-05-21T-14:02:08+00:00</text:p>
      <text:p text:style-name="P4">
Modified Time: 2023-05-21T05:35:02+00:00</text:p>
      <text:p text:style-name="P4">
Description: （法新社圣萨尔瓦多20日电） 中美洲国家萨尔瓦多警方今天表示，球迷聚集在萨尔瓦多体育馆观赏足球比赛时，发生踩踏意外，造成9人死亡，2人命危，数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21T-14-02-08-00-00/000000.png" xlink:type="simple" xlink:show="embed" xlink:actuate="onLoad" draw:mime-type="image/png"/>
</draw:frame>
</text:p>
      <text:p text:style-name="P4">
萨尔瓦多国家民事警察（National Civil Police）在推特发文表示：「库斯卡特兰体育馆（CuscatlanStadium）发生踩踏事件，造成共9人死亡。」</text:p>
      <text:p text:style-name="P4">
国家民事警察说，有数人受伤，至少2人情况危急，已被送往附近医院接受治疗。</text:p>
      <text:p text:style-name="P4">
警方表示，初步报告指出，大批球迷试图进入位于首都圣萨尔瓦多的体育馆观看阿里安沙（Alianza）和CD法斯（FAS）的比赛，在门口发生推挤。</text:p>
      <text:p text:style-name="P4">
网路流传的影像画面显示，狭窄的体育馆通道挤满群众，有人倒在地上看似已失去意识，还有人爬到高处围墙，设法逃出混乱的现场。</text:p>
      <text:p text:style-name="P4">
Source: <text:a xlink:type="simple" xlink:href="https://www.rfi.fr/cn/%E5%9B%BD%E9%99%85%E6%8A%A5%E9%81%93/20230521-%E8%90%A8%E5%B0%94%E7%93%A6%E5%A4%9A%E8%B6%B3%E7%90%83%E8%B5%9B%E5%8F%91%E7%94%9F%E8%B8%A9%E8%B8%8F%E6%84%8F%E5%A4%96-%E9%85%BF9%E6%AD%BB" text:style-name="Internet_20_link" text:visited-style-name="Visited_20_Internet_20_Link">
https://www.rfi.fr/cn/%E5%9B%BD%E9%99%85%E6%8A%A5%E9%81%93/20230521-%E8%90%A8%E5%B0%94%E7%93%A6%E5%A4%9A%E8%B6%B3%E7%90%83%E8%B5%9B%E5%8F%91%E7%94%9F%E8%B8%A9%E8%B8%8F%E6%84%8F%E5%A4%96-%E9%85%BF9%E6%AD%BB</text:a>
</text:p>
      <!--NEWS-->
      <text:h text:style-name="P10" text:outline-level="1">
<text:span text:style-name="T4">
莫瑞37分轰垮湖人 金块西区冠军赛听牌</text:span>
</text:h>
      <text:p text:style-name="P4">
Publisher: 法新社</text:p>
      <text:p text:style-name="P4">
Published Time: 2023-05-21T-19:32:08+00:00</text:p>
      <text:p text:style-name="P4">
Modified Time: 2023-05-21T05:20:04+00:00</text:p>
      <text:p text:style-name="P4">
Description: （法新社洛杉矶20日电） 莫瑞（Jamal Murray）今天在西区冠军赛轰下全场最高37分，率金块以119比108击败湖人，在7战4胜制系列赛听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5-21T-19-32-08-00-00/000000.png" xlink:type="simple" xlink:show="embed" xlink:actuate="onLoad" draw:mime-type="image/png"/>
</draw:frame>
</text:p>
      <text:p text:style-name="P4">
美国职篮NBA丹佛金块在主场拿下西区冠军赛前两战胜利后，今天在客场与洛杉矶湖人进行系列赛第3场对决。</text:p>
      <text:p text:style-name="P4">
ESPN Stats &amp; Information指，在分区冠军赛陷入0胜2负落后的球队，最后能够闯进总冠军赛的只有6次，另有56次是遭淘汰。</text:p>
      <text:p text:style-name="P4">
金块2009年、2020年在西区冠军赛遭遇湖人，两次都黯然出局；但过去6次在系列赛取得2比0领先时，最终金块通通晋级。</text:p>
      <text:p text:style-name="P4">
Source: <text:a xlink:type="simple" xlink:href="https://www.rfi.fr/cn/%E8%BF%90%E5%8A%A8%E5%A4%A9%E5%9C%B0/20230521-%E8%8E%AB%E7%91%9E37%E5%88%86%E8%BD%B0%E5%9E%AE%E6%B9%96%E4%BA%BA-%E9%87%91%E5%9D%97%E8%A5%BF%E5%8C%BA%E5%86%A0%E5%86%9B%E8%B5%9B%E5%90%AC%E7%89%8C" text:style-name="Internet_20_link" text:visited-style-name="Visited_20_Internet_20_Link">
https://www.rfi.fr/cn/%E8%BF%90%E5%8A%A8%E5%A4%A9%E5%9C%B0/20230521-%E8%8E%AB%E7%91%9E37%E5%88%86%E8%BD%B0%E5%9E%AE%E6%B9%96%E4%BA%BA-%E9%87%91%E5%9D%97%E8%A5%BF%E5%8C%BA%E5%86%A0%E5%86%9B%E8%B5%9B%E5%90%AC%E7%89%8C</text:a>
</text:p>
      <!--NEWS-->
      <text:h text:style-name="P10" text:outline-level="1">
<text:span text:style-name="T4">
全球育儿成本韩国最高：钱都花在课外班了</text:span>
</text:h>
      <text:p text:style-name="P4">
Author: None (Language: zh)</text:p>
      <text:p text:style-name="P4">
Publisher: None</text:p>
      <text:p text:style-name="P4">
Time: 2023-05-21T-2:57:00Z</text:p>
      <text:p text:style-name="P4">
Description: 研究显示，韩国是全球育儿成本最高的国家，为GDP的7.79倍，大量花费来自大量的课外补习班。中国位居第二，养育一个孩子到18岁的成本是人均GDP的6.9倍，其次是德国（3.64倍）和法国（2.24倍）。</text:p>
      <text:p text:style-name="P4">
Videos: []</text:p>
      <text:p text:style-name="P4">
Images: ["<text:a xlink:type="simple" xlink:href="https://static.dw.com/image/59044633_303.jpg" text:style-name="Internet_20_link" text:visited-style-name="Visited_20_Internet_20_Link">
59044633_303.jpg</text:a>
", "<text:a xlink:type="simple" xlink:href="https://static.dw.com/image/64040169_401.jpg" text:style-name="Internet_20_link" text:visited-style-name="Visited_20_Internet_20_Link">
64040169_401.jpg</text:a>
", "<text:a xlink:type="simple" xlink:href="https://static.dw.com/image/50412473_303.jpg" text:style-name="Internet_20_link" text:visited-style-name="Visited_20_Internet_20_Link">
50412473_303.jpg</text:a>
", "<text:a xlink:type="simple" xlink:href="https://static.dw.com/image/50412990_303.jpg" text:style-name="Internet_20_link" text:visited-style-name="Visited_20_Internet_20_Link">
50412990_303.jpg</text:a>
", "<text:a xlink:type="simple" xlink:href="https://static.dw.com/image/50412691_303.jpg" text:style-name="Internet_20_link" text:visited-style-name="Visited_20_Internet_20_Link">
50412691_303.jpg</text:a>
", "<text:a xlink:type="simple" xlink:href="https://static.dw.com/image/50412671_303.jpg" text:style-name="Internet_20_link" text:visited-style-name="Visited_20_Internet_20_Link">
50412671_303.jpg</text:a>
", "<text:a xlink:type="simple" xlink:href="https://static.dw.com/image/50412486_303.jpg" text:style-name="Internet_20_link" text:visited-style-name="Visited_20_Internet_20_Link">
50412486_303.jpg</text:a>
", "<text:a xlink:type="simple" xlink:href="https://static.dw.com/image/50412623_303.jpg" text:style-name="Internet_20_link" text:visited-style-name="Visited_20_Internet_20_Link">
50412623_303.jpg</text:a>
", "<text:a xlink:type="simple" xlink:href="https://static.dw.com/image/50412739_303.jpg" text:style-name="Internet_20_link" text:visited-style-name="Visited_20_Internet_20_Link">
50412739_303.jpg</text:a>
", "<text:a xlink:type="simple" xlink:href="https://static.dw.com/image/50412575_303.jpg" text:style-name="Internet_20_link" text:visited-style-name="Visited_20_Internet_20_Link">
50412575_303.jpg</text:a>
", "<text:a xlink:type="simple" xlink:href="https://static.dw.com/image/50412659_303.jpg" text:style-name="Internet_20_link" text:visited-style-name="Visited_20_Internet_20_Link">
50412659_303.jpg</text:a>
", "<text:a xlink:type="simple" xlink:href="https://static.dw.com/image/50412546_303.jpg" text:style-name="Internet_20_link" text:visited-style-name="Visited_20_Internet_20_Link">
50412546_303.jpg</text:a>
", "<text:a xlink:type="simple" xlink:href="https://static.dw.com/image/50412871_303.jpg" text:style-name="Internet_20_link" text:visited-style-name="Visited_20_Internet_20_Link">
50412871_303.jpg</text:a>
", "<text:a xlink:type="simple" xlink:href="https://static.dw.com/image/50412859_303.jpg" text:style-name="Internet_20_link" text:visited-style-name="Visited_20_Internet_20_Link">
50412859_303.jpg</text:a>
"]</text:p>
      <text:p text:style-name="P4">
Subject: 文化经纬</text:p>
      <text:p text:style-name="P4">
Subjects: []</text:p>
      <text:p text:style-name="P4">
Keywords: ['韩国', '朝鲜']</text:p>
      <text:p text:style-name="P4">
ID: 65674902</text:p>
      <!--METADATA-->
      <text:p text:style-name="P4">
<text:a xlink:type="simple" xlink:href="https://www.dw.com/zh/overlay/image/article/65674902/59044633" text:style-name="Internet_20_link" text:visited-style-name="Visited_20_Internet_20_Link">
 <draw:frame draw:style-name="fr1" draw:name="Image18" text:anchor-type="as-char" svg:width="6.9236in" svg:height="3.896998in" draw:z-index="0">
<draw:image xlink:href="../Images/dwzh/2023-05-21T-2-57-00Z/59044633_303.jpg" xlink:type="simple" xlink:show="embed" xlink:actuate="onLoad" draw:mime-type="image/jpeg"/>
</draw:frame>
</text:a>
</text:p>
      <text:p text:style-name="P4">
孩子们通常4岁时就开始上课学英语</text:p>
      <text:p text:style-name="P4">
（德国之声中文网）根据最近的一项研究，韩国是世界上养育一个孩子到18岁成本最高的国家，这一发现解释了该国的生育率下降和迫在眉睫的人口危机。</text:p>
      <text:p text:style-name="P4">
据韩国《朝鲜日报》报道，位于北京的育娲人口研究智库的年度研究报告将韩国列为全球育儿成本最高的国家，其成本是人均国内生产总值（GDP）的7.79倍。这相当于3.65亿韩元（相当于251,562欧元或271,957美元）。</text:p>
      <text:p text:style-name="P4">
<text:a xlink:type="simple" xlink:href="https://www.dw.com/zh/zh/報告中國育兒成本是世界第二高/a-65478032" text:style-name="Internet_20_link" text:visited-style-name="Visited_20_Internet_20_Link">
 </text:a>
，其次是德国（3.64倍）和法国（2.24倍）。</text:p>
      <text:p text:style-name="P4">
在育儿开支上升的同时，韩国作为世界第10大经济体，其婴儿出生数量走向另一个方向。3月公布的数据显示，该国的生育率为0.78，这意味着每100名妇女的一生中仅有78名婴儿出生。这是全球最低生育率。与韩国2000年的生育率1.48相比大幅下降。1980年，韩国的生育率为2.82，1960年为5.95。专家警告说，韩国需要保持2.1的生育率，才能维持人口稳定，而不依赖移民。</text:p>
      <text:p text:style-name="P4">
<draw:frame draw:style-name="fr1" draw:name="Image19" text:anchor-type="as-char" svg:width="6.9236in" svg:height="3.896998in" draw:z-index="0">
<draw:image xlink:href="../Images/dwzh/2023-05-21T-2-57-00Z/64040169_401.jpg" xlink:type="simple" xlink:show="embed" xlink:actuate="onLoad" draw:mime-type="image/jpeg"/>
</draw:frame>
</text:p>
      <text:p text:style-name="P4">
韩国的生育率全球最低</text:p>
      <text:h text:style-name="P12" text:outline-level="3">
<text:span text:style-name="T4">
<text:span text:style-name="T4">
最大的成本是课外补习班</text:span>
</text:span>
</text:h>
      <text:p text:style-name="P4">
对于韩国人来说，一个孩子最大的成本来自常规公立学校教育以外的教育费用。《朝鲜日报》指出，2022年， <text:a xlink:type="simple" xlink:href="https://www.dw.com/zh/zh/整顿教培行业韩国的前车之鉴/a-58755633" text:style-name="Internet_20_link" text:visited-style-name="Visited_20_Internet_20_Link">
</text:a>
，相当于每个孩子每月52.4万韩元（361.53欧元）。</text:p>
      <text:p text:style-name="P4">
有一个31个月大的女儿的律师韩叶静（Han Ye-jung，音译）说："韩国是一个非常注重教育的社会，对大多数家庭来说，在常规学校结束后再上课外班被视为正常。"</text:p>
      <text:p text:style-name="P4">
韩叶静告诉德国之声，补习班在韩国被称为"hagwon"，孩子们通常在4岁时就开始上这类学校，通常在玩耍中学习英语。</text:p>
      <text:p text:style-name="P4">
她说："这是目前首尔育儿的一个大趋势，人们每个月为这些英语幼儿园花费很多钱，因为他们认为孩子在年幼时更容易学习语言，而且这是一项非常重要的技能。"</text:p>
      <text:p text:style-name="P4">
韩叶静承认，当她与朋友或家人见面时，经常谈论教育的选择，她一个表弟的女儿最近刚进入了一个英语幼儿园。</text:p>
      <text:p text:style-name="P4">
父母决定将孩子送到课外补习班的另一个因素是韩国有大量的职场母亲，而补习班也为孩子们提供了一个看管场所。</text:p>
      <text:p text:style-name="P4">
虽然私立幼儿园也提供体育、音乐或其他艺术课程，但是更重视英语和数学。韩叶静认为大多数课程都是英语和数学--这些科目的学习是为了确保孩子进入好中学，随后是好大学，以便未来找到好工作。</text:p>
      <text:p text:style-name="P4">
"在常规公立学校之外的良好私立教育是为了确保孩子获得好成绩，能进入最好的大学。"韩叶静说，"进入一所顶尖大学至关重要，它意味着一份好的工作，保证了人生的成功。"</text:p>
      <text:p text:style-name="P4">
首尔国立大学的经济学者朴成仁博士（Dr Park Saing-in）也认为，韩国家庭收入中有很大一部分用于教育，但他不相信这种"竞争"对年轻人的影响是正面的。</text:p>
      <text:p text:style-name="P4">
"在我看来，韩国教育的竞争太大，尤其是在大学入学考试方面。"他告诉德国之声，"显然，孩子学得越多，进入好大学的机会就越大，虽然年龄较小的孩子可能会在课外班学一些体育、音乐等内容，但最终会缩减到他们进入大学所需的科目。"</text:p>
      <ul>
        <li>
          <draw:frame draw:style-name="fr1" draw:name="Image20" text:anchor-type="as-char" svg:width="6.9236in" svg:height="3.896998in" draw:z-index="0">
            <draw:image xlink:href="../Images/dwzh/2023-05-21T-2-57-00Z/50412473_303.jpg" xlink:type="simple" xlink:show="embed" xlink:actuate="onLoad" draw:mime-type="image/jpeg"/>
          </draw:frame>
        </li>
      </ul>
      <h5>
德国小学的百年历史</h5>
      <text:h text:style-name="P12" text:outline-level="3">
<text:span text:style-name="T4">
小学生平等就学</text:span>
</text:h>
      <text:p text:style-name="P4">
在德国教育史上，这还是新生事物：过去是有特权的学生跟着家庭教师上课，贫穷学生要去人满为患的大众学校；如今是——我们说的是1919年——大家一起读书。当时的八年制小学（Grundschule，又称Volksschule）是在魏玛宪法的基础上创立的，今年是诞生100周年。</text:p>
      <ul>
        <li>
          <draw:frame draw:style-name="fr1" draw:name="Image21" text:anchor-type="as-char" svg:width="6.9236in" svg:height="3.896998in" draw:z-index="0">
            <draw:image xlink:href="../Images/dwzh/2023-05-21T-2-57-00Z/50412990_303.jpg" xlink:type="simple" xlink:show="embed" xlink:actuate="onLoad" draw:mime-type="image/jpeg"/>
          </draw:frame>
        </li>
      </ul>
      <h5>
德国小学的百年历史</h5>
      <text:h text:style-name="P12" text:outline-level="3">
<text:span text:style-name="T4">
穿着制服上课</text:span>
</text:h>
      <text:p text:style-name="P4">
1933年，纳粹意识形态进入了课堂：这张1939年的照片上，几乎所有男生都穿着希特勒青年团（Hitlerjugend）制服，墙上挂的是纳粹借以宣扬民族主义的莱比锡战役纪念碑的图片。1942年起，犹太学生被退学，——接下来时常要面对的是被送往集中营和死亡。</text:p>
      <ul>
        <li>
          <draw:frame draw:style-name="fr1" draw:name="Image22" text:anchor-type="as-char" svg:width="6.9236in" svg:height="3.896998in" draw:z-index="0">
            <draw:image xlink:href="../Images/dwzh/2023-05-21T-2-57-00Z/50412691_303.jpg" xlink:type="simple" xlink:show="embed" xlink:actuate="onLoad" draw:mime-type="image/jpeg"/>
          </draw:frame>
        </li>
      </ul>
      <h5>
德国小学的百年历史</h5>
      <text:h text:style-name="P12" text:outline-level="3">
<text:span text:style-name="T4">
大家一起来喝汤</text:span>
</text:h>
      <text:p text:style-name="P4">
这是柏林一所小学的就餐时间。二战后，日常生活缓慢恢复正常，孩子们终于可以恢复上学。由于食品缺乏，许多家庭都依靠公共的食物分发。随着联邦德国的成立，由小学、中学和高中组成的原先的教育体系重新引入。</text:p>
      <ul>
        <li>
          <draw:frame draw:style-name="fr1" draw:name="Image23" text:anchor-type="as-char" svg:width="6.9236in" svg:height="3.896998in" draw:z-index="0">
            <draw:image xlink:href="../Images/dwzh/2023-05-21T-2-57-00Z/50412671_303.jpg" xlink:type="simple" xlink:show="embed" xlink:actuate="onLoad" draw:mime-type="image/jpeg"/>
          </draw:frame>
        </li>
      </ul>
      <h5>
德国小学的百年历史</h5>
      <text:h text:style-name="P12" text:outline-level="3">
<text:span text:style-name="T4">
跟镰刀斧头一起上课</text:span>
</text:h>
      <text:p text:style-name="P4">
随着民主德国的成立，东德的教育体系也发生了变化。六、七岁的孩童一律进入POS小学，覆盖1到10年级。教学大纲和课本在全东德是统一的，并带有意识形态色彩。而在联邦德国，教育直到今天都是各联邦州的事务，所以从不来梅到巴伐利亚颇有不同。</text:p>
      <ul>
        <li>
          <draw:frame draw:style-name="fr1" draw:name="Image24" text:anchor-type="as-char" svg:width="6.9236in" svg:height="3.896998in" draw:z-index="0">
            <draw:image xlink:href="../Images/dwzh/2023-05-21T-2-57-00Z/50412486_303.jpg" xlink:type="simple" xlink:show="embed" xlink:actuate="onLoad" draw:mime-type="image/jpeg"/>
          </draw:frame>
        </li>
      </ul>
      <h5>
德国小学的百年历史</h5>
      <text:h text:style-name="P12" text:outline-level="3">
<text:span text:style-name="T4">
不分年级的课堂</text:span>
</text:h>
      <text:p text:style-name="P4">
这是1960年巴伐利亚州的一所村庄小学：战后一些年里，在农村，许多学生还是在只有一间课堂的小学读书。对老师来说是不小的挑战：他得同时照顾8个年级的学生。</text:p>
      <ul>
        <li>
          <draw:frame draw:style-name="fr1" draw:name="Image25" text:anchor-type="as-char" svg:width="6.9236in" svg:height="3.896998in" draw:z-index="0">
            <draw:image xlink:href="../Images/dwzh/2023-05-21T-2-57-00Z/50412623_303.jpg" xlink:type="simple" xlink:show="embed" xlink:actuate="onLoad" draw:mime-type="image/jpeg"/>
          </draw:frame>
        </li>
      </ul>
      <h5>
德国小学的百年历史</h5>
      <text:h text:style-name="P12" text:outline-level="3">
<text:span text:style-name="T4">
小学改名</text:span>
</text:h>
      <text:p text:style-name="P4">
1960年代中期，在教改框架下，八年制小学取消，改为四年制小学，之后是不同类型的中学——职业预科、实科中学、文理中学。这一系统存在至今。</text:p>
      <ul>
        <li>
          <draw:frame draw:style-name="fr1" draw:name="Image26" text:anchor-type="as-char" svg:width="6.9236in" svg:height="3.896998in" draw:z-index="0">
            <draw:image xlink:href="../Images/dwzh/2023-05-21T-2-57-00Z/50412739_303.jpg" xlink:type="simple" xlink:show="embed" xlink:actuate="onLoad" draw:mime-type="image/jpeg"/>
          </draw:frame>
        </li>
      </ul>
      <h5>
德国小学的百年历史</h5>
      <text:h text:style-name="P12" text:outline-level="3">
<text:span text:style-name="T4">
课堂上的希腊文</text:span>
</text:h>
      <text:p text:style-name="P4">
1960年代也有一些所谓“客籍劳工”从南欧、土耳其来到德国，他们的孩子也一起来了，并且不会说德语。这对学校体系来说带来挑战：于是，一家矿山公司Klöckner资助聘请了一位希腊语老师，教孩子们读写，——这些孩子们很幸运。</text:p>
      <ul>
        <li>
          <draw:frame draw:style-name="fr1" draw:name="Image27" text:anchor-type="as-char" svg:width="6.9236in" svg:height="3.896998in" draw:z-index="0">
            <draw:image xlink:href="../Images/dwzh/2023-05-21T-2-57-00Z/50412575_303.jpg" xlink:type="simple" xlink:show="embed" xlink:actuate="onLoad" draw:mime-type="image/jpeg"/>
          </draw:frame>
        </li>
      </ul>
      <h5>
德国小学的百年历史</h5>
      <text:h text:style-name="P12" text:outline-level="3">
<text:span text:style-name="T4">
德国教学大纲、俄罗斯饭菜</text:span>
</text:h>
      <text:p text:style-name="P4">
这是1980年，东德新勃兰登堡一所学校的学生正在包“俄罗斯饺子”（Pelmeni），这是俄罗斯传统食物。在东德，学生们下午可以继续待在学校参加活动，这很早就成为教育体系的一部分。西德则不同，根据地域，到现在仍有约三分之一的学生中午就回家了。</text:p>
      <ul>
        <li>
          <draw:frame draw:style-name="fr1" draw:name="Image28" text:anchor-type="as-char" svg:width="6.9236in" svg:height="3.896998in" draw:z-index="0">
            <draw:image xlink:href="../Images/dwzh/2023-05-21T-2-57-00Z/50412659_303.jpg" xlink:type="simple" xlink:show="embed" xlink:actuate="onLoad" draw:mime-type="image/jpeg"/>
          </draw:frame>
        </li>
      </ul>
      <h5>
德国小学的百年历史</h5>
      <text:h text:style-name="P12" text:outline-level="3">
<text:span text:style-name="T4">
让身心障碍学生进入普通学校</text:span>
</text:h>
      <text:p text:style-name="P4">
近些年来新的举措是，让有身心障碍的同学一起进入普通学校学习。这是根据联合国的相关公约。不过，许多地方还缺少相应的专业教育师资，因此，一些父母还是选择把身心障碍的孩子送到专门的学校。</text:p>
      <ul>
        <li>
          <draw:frame draw:style-name="fr1" draw:name="Image29" text:anchor-type="as-char" svg:width="6.9236in" svg:height="3.896998in" draw:z-index="0">
            <draw:image xlink:href="../Images/dwzh/2023-05-21T-2-57-00Z/50412546_303.jpg" xlink:type="simple" xlink:show="embed" xlink:actuate="onLoad" draw:mime-type="image/jpeg"/>
          </draw:frame>
        </li>
      </ul>
      <h5>
德国小学的百年历史</h5>
      <text:h text:style-name="P12" text:outline-level="3">
<text:span text:style-name="T4">
课堂数字化</text:span>
</text:h>
      <text:p text:style-name="P4">
这是波茨坦一所小学，孩子们用电子设备拍摄一帧帧的照片，然后把它们快放制成视频。小学里的数字化也引发争议。一些人认为应当把电子设备排除在校园之外，一些人认为这些是有意义的补充。</text:p>
      <ul>
        <li>
          <draw:frame draw:style-name="fr1" draw:name="Image30" text:anchor-type="as-char" svg:width="6.9236in" svg:height="3.896998in" draw:z-index="0">
            <draw:image xlink:href="../Images/dwzh/2023-05-21T-2-57-00Z/50412871_303.jpg" xlink:type="simple" xlink:show="embed" xlink:actuate="onLoad" draw:mime-type="image/jpeg"/>
          </draw:frame>
        </li>
      </ul>
      <h5>
德国小学的百年历史</h5>
      <text:h text:style-name="P12" text:outline-level="3">
<text:span text:style-name="T4">
师资不足</text:span>
</text:h>
      <text:p text:style-name="P4">
如今小学面临的一大问题是师资不足。据估计到2025年，大概少26000多名老师。原因之一是：相对于其它学校形式，小学老师报酬较低。所以，选读小学教育专业的吸引力不大。而其它人想转到这个行业又缺乏相应的资质。</text:p>
      <ul>
        <li>
          <draw:frame draw:style-name="fr1" draw:name="Image31" text:anchor-type="as-char" svg:width="6.9236in" svg:height="3.896998in" draw:z-index="0">
            <draw:image xlink:href="../Images/dwzh/2023-05-21T-2-57-00Z/50412859_303.jpg" xlink:type="simple" xlink:show="embed" xlink:actuate="onLoad" draw:mime-type="image/jpeg"/>
          </draw:frame>
        </li>
      </ul>
      <h5>
德国小学的百年历史</h5>
      <text:h text:style-name="P12" text:outline-level="3">
<text:span text:style-name="T4">
德国小学很不错</text:span>
</text:h>
      <text:p text:style-name="P4">
尽管如此：根据德国家长理事会的一项调查，大部分父母都对孩子们的小学表示满意。在学业成绩上，德国小学也不错，虽然不是顶尖，但处于上游。</text:p>
      <text:p text:style-name="P4">
作者: Stephanie Höppn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对父母的掠夺</text:span>
</text:span>
</text:h>
      <text:p text:style-name="P4">
《朝鲜日报》的一篇社论也指责补习班的经营者"利用（父母的）焦虑进行掠夺"，鼓励他们支付巨额费用，以跟上社会的期望。</text:p>
      <text:p text:style-name="P4">
该报称，父母要支付多年的额外学费，"难怪韩国的出生率这么低"。朴成仁博士没有孩子，他希望韩国社会逐渐改变，不再强调学校学习，让孩子们拥有更轻松的童年。</text:p>
      <text:p text:style-name="P4">
"这不会很快发生，但是我希望这是未来某一天可能看到的变化。"他说，"我相信良好的教育是很重要的，可以让孩子上好大学，找到好工作，但许多韩国人--包括我自己--认为私立教育的花费已经走得太远，我们需要一个更好的平衡。"</text:p>
      <text:h text:style-name="P12" text:outline-level="3">
<text:span text:style-name="T4">
到德国念大学 你需要先知道的几件事</text:span>
</text:h>
      <text:p text:style-name="P4">
Source: <text:a xlink:type="simple" xlink:href="https://www.dw.com/zh/全球育儿成本韩国最高：钱都花在课外班了/a-65674902" text:style-name="Internet_20_link" text:visited-style-name="Visited_20_Internet_20_Link">
https://www.dw.com/zh/全球育儿成本韩国最高：钱都花在课外班了/a-65674902?maca=chi-rss-chi-all-1127-rdf</text:a>
</text:p>
      <!--NEWS-->
      <text:h text:style-name="P10" text:outline-level="1">
<text:span text:style-name="T4">
莫瑞狂飙37分 金块距队史首次总冠军赛只差1胜</text:span>
</text:h>
      <text:p text:style-name="P4">
Publisher: 法新社</text:p>
      <text:p text:style-name="P4">
Published Time: 2023-05-21T-21:32:08+00:00</text:p>
      <text:p text:style-name="P4">
Modified Time: 2023-05-21T05:20:05+00:00</text:p>
      <text:p text:style-name="P4">
Description: （法新社洛杉矶20日电） 莫瑞今天飙进37分，率金块119比108砸昏湖人，在西区冠军赛拿下3连胜，只差1胜就能闯进队史首次NBA总冠军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21T-21-32-08-00-00/000000.png" xlink:type="simple" xlink:show="embed" xlink:actuate="onLoad" draw:mime-type="image/png"/>
</draw:frame>
</text:p>
      <text:p text:style-name="P4">
美国职篮NBA西区冠军赛第3战，丹佛金块带着系列赛2比0领先优势，前往客场挑战洛杉矶湖人。</text:p>
      <text:p text:style-name="P4">
金块此役在7比9落后之际，打出一波13比0攻势，以20比9超前并领先达两位数。在莫瑞（JamalMurray）单节10投8中攻下17分带领下，金块最多领先14分，首节打完以32比20领先。</text:p>
      <text:p text:style-name="P4">
湖人次节在戴维斯（AnthonyDavis）一次空中接力灌篮后，曾将落后缩小到5分，但莫瑞连飙两记三分弹，让金块再把领先拉开到两位数。在芮维斯（AustinReaves）两罚俱中后，湖人打出7比0攻势扳平战局。金块靠卡德威－波普（Kentavious Caldwell-Pope）砍进的三分球，在上半场以58比55领先湖人。</text:p>
      <text:p text:style-name="P4">
两队上半场表现不相上下，但莫瑞包括三分球8投4中在内，20次出手命中13球，半场打完疯狂砍进30分，成为金块取得领先的关键。</text:p>
      <text:p text:style-name="P4">
下半场的比赛，湖人在芮维斯砍进三分球后，完成一波7比0攻势，并以71比71扳平比数，金块则在布朗（BruceBrown）个人连进两球后要到4分领先。系列赛三分球前13次出手全部落空的詹姆斯（LeBronJames）此时接连飙进两记三分弹，助湖人追到剩下1分差，金块靠卡德威－波普两罚中1，在3节打完后84比82保持领先。</text:p>
      <text:p text:style-name="P4">
末节湖人在八村垒（Rui Hachimura）两罚俱中后，曾以94比93逆转战局，但葛林（JeffGreen）的三分弹让金块要回领先。布朗、莫瑞砍进三分球后，布朗在篮下补进、约基奇（NikolaJokic）挑篮得手，金块再把领先拉开到12分，在湖人无力回天的情况下，最终以11分差距获胜。</text:p>
      <text:p text:style-name="P4">
NBA史上在系列赛以3比0领先的球队，最终都能取得晋级；两队24日将继续在湖人主场打第4战，金块最快当天可在客场赢得西区冠军，并拿下总冠军赛门票。</text:p>
      <text:p text:style-name="P4">
金块的莫瑞此役轰下全场最高37分，约基奇贡献24分，小波特（Michael PorterJr.）有14分、10篮板的双十成绩，卡德威－波普、板凳出发的布朗分获17分、15分。</text:p>
      <text:p text:style-name="P4">
湖人的戴维斯（Anthony Davis）有28分、18篮板的双十成绩，詹姆斯攻下23分、送出12次助攻，芮维斯、替补的八村垒分别获得23分、13分。</text:p>
      <text:p text:style-name="P4">
Source: <text:a xlink:type="simple" xlink:href="https://www.rfi.fr/cn/%E8%BF%90%E5%8A%A8%E5%A4%A9%E5%9C%B0/20230521-%E8%8E%AB%E7%91%9E%E7%8B%82%E9%A3%9937%E5%88%86-%E9%87%91%E5%9D%97%E8%B7%9D%E9%98%9F%E5%8F%B2%E9%A6%96%E6%AC%A1%E6%80%BB%E5%86%A0%E5%86%9B%E8%B5%9B%E5%8F%AA%E5%B7%AE1%E8%83%9C" text:style-name="Internet_20_link" text:visited-style-name="Visited_20_Internet_20_Link">
https://www.rfi.fr/cn/%E8%BF%90%E5%8A%A8%E5%A4%A9%E5%9C%B0/20230521-%E8%8E%AB%E7%91%9E%E7%8B%82%E9%A3%9937%E5%88%86-%E9%87%91%E5%9D%97%E8%B7%9D%E9%98%9F%E5%8F%B2%E9%A6%96%E6%AC%A1%E6%80%BB%E5%86%A0%E5%86%9B%E8%B5%9B%E5%8F%AA%E5%B7%AE1%E8%83%9C</text:a>
</text:p>
      <!--NEWS-->
      <text:h text:style-name="P10" text:outline-level="1">
<text:span text:style-name="T4">
泽伦斯基亲赴广岛出席G7峰会 欲争取更多国际援助</text:span>
</text:h>
      <text:p text:style-name="P4">
Publisher: 法新社</text:p>
      <text:p text:style-name="P4">
Published Time: 2023-05-21T-23:32:08+00:00</text:p>
      <text:p text:style-name="P4">
Modified Time: 2023-05-21T03:05:02+00:00</text:p>
      <text:p text:style-name="P4">
Description: （法新社广岛21日电） 乌克兰总统泽伦斯基亲赴日本广岛出席七大工业国集团（G7）领袖高峰会，拟争取更多国际援助，同时呼吁各国加大对俄罗斯的制裁力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21T-23-32-08-00-00/000000.png" xlink:type="simple" xlink:show="embed" xlink:actuate="onLoad" draw:mime-type="image/png"/>
</draw:frame>
</text:p>
      <text:p text:style-name="P4">
历时3天的G7广岛峰会从19日开始，将于今天结束，本届印度、韩国等8国领袖及机构受邀出席，举行扩大会议。各国领袖今天上午参访广岛和平纪念资料馆（原爆资料馆），并到广岛和平纪念公园向原爆罹难者慰灵碑献花致意。</text:p>
      <text:p text:style-name="P4">
泽伦斯基（VolodymyrZelenskyy）昨天下午搭乘法国政府专机从沙乌地阿拉伯的机场抵达日本广岛机场，之后与义大利、英国等领袖举行双边会谈。G7峰会今天上午讨论持续遭俄罗斯侵略的乌克兰局势。</text:p>
      <text:p text:style-name="P4">
日相岸田文雄今天下午2时30分（台湾时间1时30分）将在和平纪念公园举行主席国记者会，是否再度提到G7对俄罗斯、中国的态度备受关注。</text:p>
      <text:p text:style-name="P4">
泽伦斯基抵达广岛后动向备受注目，今天上午出席峰会与扩大会议后，预定下午访问广岛和平纪念公园并发表演说。美国总统拜登下午预定与泽伦斯基会谈。</text:p>
      <text:p text:style-name="P4">
Source: <text:a xlink:type="simple" xlink:href="https://www.rfi.fr/cn/%E5%9B%BD%E9%99%85%E6%8A%A5%E9%81%93/20230521-%E6%B3%BD%E4%BC%A6%E6%96%AF%E5%9F%BA%E4%BA%B2%E8%B5%B4%E5%B9%BF%E5%B2%9B%E5%87%BA%E5%B8%ADg7%E5%B3%B0%E4%BC%9A-%E6%AC%B2%E4%BA%89%E5%8F%96%E6%9B%B4%E5%A4%9A%E5%9B%BD%E9%99%85%E6%8F%B4%E5%8A%A9" text:style-name="Internet_20_link" text:visited-style-name="Visited_20_Internet_20_Link">
https://www.rfi.fr/cn/%E5%9B%BD%E9%99%85%E6%8A%A5%E9%81%93/20230521-%E6%B3%BD%E4%BC%A6%E6%96%AF%E5%9F%BA%E4%BA%B2%E8%B5%B4%E5%B9%BF%E5%B2%9B%E5%87%BA%E5%B8%ADg7%E5%B3%B0%E4%BC%9A-%E6%AC%B2%E4%BA%89%E5%8F%96%E6%9B%B4%E5%A4%9A%E5%9B%BD%E9%99%85%E6%8F%B4%E5%8A%A9</text:a>
</text:p>
      <!--NEWS-->
      <text:h text:style-name="P10" text:outline-level="1">
<text:span text:style-name="T4">
苏丹战火波及卡达大使馆 幸无人伤亡</text:span>
</text:h>
      <text:p text:style-name="P4">
Publisher: 法新社</text:p>
      <text:p text:style-name="P4">
Published Time: 2023-05-21T-29:02:08+00:00</text:p>
      <text:p text:style-name="P4">
Modified Time: 2023-05-21T02:35:02+00:00</text:p>
      <text:p text:style-name="P4">
Description: （法新社喀土穆20日电） 苏丹首都喀土穆（Khartoum）今天空袭和炮火声隆隆，在交战双方持续争夺控制权之际，有武装分子攻击卡达大使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21T-29-02-08-00-00/000000.png" xlink:type="simple" xlink:show="embed" xlink:actuate="onLoad" draw:mime-type="image/png"/>
</draw:frame>
</text:p>
      <text:p text:style-name="P4">
苏丹政府军总司令柏罕（Abdel Fattah al-Burhan）的部队，以及他的前副手达加洛（Mohamed HamdanDaglo）所率领的「快速支援部队」（Rapid Support Forces, RSF）之间的战斗，导致国家法治荡然无存，交战双方互推责任。</text:p>
      <text:p text:style-name="P4">
将快速支援部队纳入政府正规部队，一直是达加洛和柏罕双方冲突的主要症结。</text:p>
      <text:p text:style-name="P4">
而今天，卡达大使馆成了最新一个遭到波及的外交使团，引发杜哈（Doha）当局的谴责，所幸使馆人员先前就已撤离，驻地外交官员和使馆工作人员无人受伤。</text:p>
      <text:p text:style-name="P4">
卡达并未点名达加洛的快速支援部队要对使馆遇袭一事负责，但来自亲柏罕当局的一份声明，则直截了当地将责任推给了这个准军事组织。</text:p>
      <text:p text:style-name="P4">
除了卡达使馆，约旦、沙乌地阿拉伯与土耳其的使馆近几个星期均先后遭遇攻击。</text:p>
      <text:p text:style-name="P4">
Source: <text:a xlink:type="simple" xlink:href="https://www.rfi.fr/cn/%E5%9B%BD%E9%99%85%E6%8A%A5%E9%81%93/20230521-%E8%8B%8F%E4%B8%B9%E6%88%98%E7%81%AB%E6%B3%A2%E5%8F%8A%E5%8D%A1%E8%BE%BE%E5%A4%A7%E4%BD%BF%E9%A6%86-%E5%B9%B8%E6%97%A0%E4%BA%BA%E4%BC%A4%E4%BA%A1" text:style-name="Internet_20_link" text:visited-style-name="Visited_20_Internet_20_Link">
https://www.rfi.fr/cn/%E5%9B%BD%E9%99%85%E6%8A%A5%E9%81%93/20230521-%E8%8B%8F%E4%B8%B9%E6%88%98%E7%81%AB%E6%B3%A2%E5%8F%8A%E5%8D%A1%E8%BE%BE%E5%A4%A7%E4%BD%BF%E9%A6%86-%E5%B9%B8%E6%97%A0%E4%BA%BA%E4%BC%A4%E4%BA%A1</text:a>
</text:p>
      <!--NEWS-->
      <text:h text:style-name="P10" text:outline-level="1">
<text:span text:style-name="T4">
美国债务上限如何影响全球经济？</text:span>
</text:h>
      <text:p text:style-name="P4">
Author: None (Language: zh)</text:p>
      <text:p text:style-name="P4">
Publisher: None</text:p>
      <text:p text:style-name="P4">
Time: 2023-05-21T-4:57:00Z</text:p>
      <text:p text:style-name="P4">
Description: 拜登的经济顾问警告称，即使是“短暂的”违约也会使美国经济损失50万个工作岗位。“长期”违约则将使美国GDP暴跌6%，可能严重削弱全球贸易，并使世界其他地区陷入深度衰退。</text:p>
      <text:p text:style-name="P4">
Videos: []</text:p>
      <text:p text:style-name="P4">
Images: ["<text:a xlink:type="simple" xlink:href="https://static.dw.com/image/59083032_303.jpg" text:style-name="Internet_20_link" text:visited-style-name="Visited_20_Internet_20_Link">
59083032_303.jpg</text:a>
", "<text:a xlink:type="simple" xlink:href="https://static.dw.com/image/64060116_401.jpg" text:style-name="Internet_20_link" text:visited-style-name="Visited_20_Internet_20_Link">
64060116_401.jpg</text:a>
"]</text:p>
      <text:p text:style-name="P4">
Subject: 经济纵横</text:p>
      <text:p text:style-name="P4">
Subjects: ['奥巴马', '美国']</text:p>
      <text:p text:style-name="P4">
Keywords: ['美国', '债务上限', '拜登政府', '全球经济']</text:p>
      <text:p text:style-name="P4">
ID: 65661380</text:p>
      <!--METADATA-->
      <text:p text:style-name="P4">
<text:a xlink:type="simple" xlink:href="https://www.dw.com/zh/overlay/image/article/65661380/59083032" text:style-name="Internet_20_link" text:visited-style-name="Visited_20_Internet_20_Link">
 <draw:frame draw:style-name="fr1" draw:name="Image35" text:anchor-type="as-char" svg:width="6.9236in" svg:height="3.896998in" draw:z-index="0">
<draw:image xlink:href="../Images/dwzh/2023-05-21T-4-57-00Z/59083032_303.jpg" xlink:type="simple" xlink:show="embed" xlink:actuate="onLoad" draw:mime-type="image/jpeg"/>
</draw:frame>
</text:a>
</text:p>
      <text:p text:style-name="P4">
美国政府违约可能会严重削弱全球贸易，并使世界其他地区陷入深度衰退</text:p>
      <text:p text:style-name="P4">
（德国之声中文网）如果美国国会未能在月底前提高债务上限，美国财政部就可能无法支付政府账单。假如发生的这样的情况，全球经济会受到怎样的影响？</text:p>
      <text:h text:style-name="P12" text:outline-level="3">
<text:span text:style-name="T4">
<text:span text:style-name="T4">
什么是美国联邦债务上限？</text:span>
</text:span>
</text:h>
      <text:p text:style-name="P4">
美国国会于 1917 年首次引入债务上限--指美国财政部可以承担的国家债务数额。这项措施意味着政府不再需要国会批准每笔债务的发行。公共债务法案随后于1939 年和 1941 年获得通过。</text:p>
      <text:p text:style-name="P4">
在过去的70年里，债务上限已经被提高了78次，其中包括2011年，当时美国未能就新的上限达成一致，导致标普下调美国主权信用评级，引发借贷成本上升。</text:p>
      <text:p text:style-name="P4">
今年1 月份美国政府遭遇了 31.4 万亿美元的当前债务上限，但财政部采取了非常措施，使其能够继续为政府活动提供资金。</text:p>
      <text:p text:style-name="P4">
下一个关键期限是即将到来的 6 月1日，届时国会必须再次提高上限，否则美国政府可能会开始耗尽资金并拖欠债务。</text:p>
      <text:p text:style-name="P4">
民主党和共和党之间正在进行激烈的对峙。共和党希望白宫同意全面削减公共开支以及进行其他改革。</text:p>
      <text:p text:style-name="P4">
共和党高层领导人上周二（5月9日）在白宫会见了美国总统拜登，试图解决争端，但会谈没有取得重大突破。</text:p>
      <text:h text:style-name="P12" text:outline-level="3">
<text:span text:style-name="T4">
<text:span text:style-name="T4">
美国政府违约将产生什么后果？</text:span>
</text:span>
</text:h>
      <text:p text:style-name="P4">
美国财政部长耶伦上周日警告称，这场僵局实际上是"一把指着美国人民和美国经济的脑袋的枪"。</text:p>
      <text:p text:style-name="P4">
她说，如果不能提高债务上限，"金融和经济混乱将接踵而至"。</text:p>
      <text:p text:style-name="P4">
<text:a xlink:type="simple" xlink:href="https://www.dw.com/zh/zh/美国财长六月一日起美国政府将面临债务违约风险/a-65491279" text:style-name="Internet_20_link" text:visited-style-name="Visited_20_Internet_20_Link">
 </text:a>
--此举将对美国和全球经济产生深远影响。</text:p>
      <text:p text:style-name="P4">
资金短缺将迫使美国财政部可能节省开支，以便首先支付债务和利息。</text:p>
      <text:p text:style-name="P4">
这可能意味着延迟支付包括教师在内的数千万公共部门职员的工资。</text:p>
      <text:p text:style-name="P4">
针对包括退伍军人在内的年长和弱势美国人的社会保障金和医疗补贴也可能被暂停。</text:p>
      <text:p text:style-name="P4">
尽管任何未偿还债务都可能是暂时的，但拜登的经济顾问警告称，即使是"短暂的"违约也会使美国经济损失 50万个工作岗位。</text:p>
      <text:p text:style-name="P4">
他们认为，"长期"违约将使 GDP 暴跌 6%，并导致数万家企业和约 830 万个工作岗位流失--几乎与 2008 年金融危机期间一样多。</text:p>
      <text:p text:style-name="P4">
在最坏的情况下，美国将不得不在 7 月或 8 月之前完全停止借贷，这将进一步冲击全球金融市场。</text:p>
      <text:p text:style-name="P4">
投资者随后会质疑美国债券的价值。长期以来，美国债券被视为最安全的投资之一，是世界金融体系的基石。</text:p>
      <text:p text:style-name="P4">
美国政府违约可能会严重削弱全球贸易，并使世界其他地区陷入深度衰退。</text:p>
      <text:p text:style-name="P4">
更严重的违约将导致美元大幅贬值，导致汇率混乱波动，并推高石油和其他大宗商品的价格。</text:p>
      <text:p text:style-name="P4">
全球通货膨胀很可能再次上升。由于金融体系内缺乏信任，已经受疫情影响的供应链问题可能雪上加霜。</text:p>
      <text:p text:style-name="P4">
<draw:frame draw:style-name="fr1" draw:name="Image36" text:anchor-type="as-char" svg:width="6.9236in" svg:height="3.896998in" draw:z-index="0">
<draw:image xlink:href="../Images/dwzh/2023-05-21T-4-57-00Z/64060116_401.jpg" xlink:type="simple" xlink:show="embed" xlink:actuate="onLoad" draw:mime-type="image/jpeg"/>
</draw:frame>
</text:p>
      <text:h text:style-name="P12" text:outline-level="3">
<text:span text:style-name="T4">
<text:span text:style-name="T4">
美国两党谈判进展如何？</text:span>
</text:span>
</text:h>
      <text:p text:style-name="P4">
众议院议长麦卡锡和共和党拒绝在不全面削减预算的情况下 <text:a xlink:type="simple" xlink:href="https://www.dw.com/zh/zh/美国触及债务上限-两党对峙引发经济担忧/a-64462461" text:style-name="Internet_20_link" text:visited-style-name="Visited_20_Internet_20_Link">
 </text:a>
 。</text:p>
      <text:p text:style-name="P4">
共和党领导的众议院在 4 月下旬投票决定削减价值约 4.8 万亿美元的拟议预算法案，该法案将取消对清洁能源投资的税收减免，并推翻拜登免除学生贷款债务的计划。</text:p>
      <text:p text:style-name="P4">
然而，该法案不可能在民主党占多数的参议院获得通过。</text:p>
      <text:p text:style-name="P4">
拜登至今拒绝谈判，称 <text:a xlink:type="simple" xlink:href="https://www.dw.com/zh/zh/为避免政府停摆-美国众议院强推取消债务上限/a-59262024" text:style-name="Internet_20_link" text:visited-style-name="Visited_20_Internet_20_Link">
 </text:a>
，然后他将讨论可能的预算削减。</text:p>
      <text:p text:style-name="P4">
拜登希望共和党人公开承诺美国不会违约，并且有能力通过持续借贷来支付所有账单。</text:p>
      <text:p text:style-name="P4">
在拜登 2011 年担任副总统期间，奥巴马政府被迫向共和党人做出痛苦的让步以避免违约，拜登希望避免重蹈覆辙。</text:p>
      <text:p text:style-name="P4">
拜登的预算计划将在十年内削减近 3 万亿美元的赤字，主要是通过对富人增税--而共和党不太可能同意这一点。</text:p>
      <text:p text:style-name="P4">
在上周二拜登与共和党和民主党高级领导人的会谈失败后，麦卡锡估计双方只有短短两周的时间来达成一项随后可以由国会通过的协议。</text:p>
      <text:p text:style-name="P4">
然而，一些分析师仍然认为债务上限的到期应推迟到 9 月 30 日，以避免立即出现违约风险。</text:p>
      <text:h text:style-name="P12" text:outline-level="3">
<text:span text:style-name="T4">
<text:span text:style-name="T4">
拜登可以援引宪法14条修正案吗？</text:span>
</text:span>
</text:h>
      <text:p text:style-name="P4">
理论上，总统可以援引美国宪法第14 条修正案，该修正案规定"法律授权的美国公共债务的有效性……不得受到质疑。"</text:p>
      <text:p text:style-name="P4">
一些分析人士认为，拜登可以争辩说，他有避免违约的宪法义务，因此可以突破债务上限，继续国会已经批准的支出。</text:p>
      <text:p text:style-name="P4">
然而，此举几乎肯定会导致长期的法律纠纷，这可能会扰乱金融市场。</text:p>
      <text:p text:style-name="P4">
共和党人警告称，拜登不能单方面行动，解决方案必须通过国会。</text:p>
      <text:p text:style-name="P4">
本周，一个公共部门工人工会起诉财政部长耶伦和拜登，要求他们根据宪法义务无视债务上限。</text:p>
      <text:p text:style-name="P4">
该诉讼试图确保在发生违约并优先偿还债务时工人的收入不会因此受到惩罚。（法新社、德新社）</text:p>
      <text:p text:style-name="P4">
Source: <text:a xlink:type="simple" xlink:href="https://www.dw.com/zh/美国债务上限如何影响全球经济？/a-65661380" text:style-name="Internet_20_link" text:visited-style-name="Visited_20_Internet_20_Link">
https://www.dw.com/zh/美国债务上限如何影响全球经济？/a-65661380?maca=chi-rss-chi-all-1127-rdf</text:a>
</text:p>
      <!--NEWS-->
      <text:h text:style-name="P10" text:outline-level="1">
<text:span text:style-name="T4">
俄称瓦格纳占领巴赫姆特</text:span>
</text:h>
      <text:p text:style-name="P4">
Publisher: 法新社</text:p>
      <text:p text:style-name="P4">
Published Time: 2023-05-21T-5:32:08+00:00</text:p>
      <text:p text:style-name="P4">
Modified Time: 2023-05-21T07:20:03+00:00</text:p>
      <text:p text:style-name="P4">
Description: （法新社莫斯科20日电） 俄罗斯军队今晚表示，佣兵组织瓦格纳集团（Wagner）宣布占领乌克兰东部城市巴赫姆特后，巴赫姆特已「完全解放」。乌克兰表示战事仍在继续，但坦承情势「危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21T-5-32-08-00-00/000000.png" xlink:type="simple" xlink:show="embed" xlink:actuate="onLoad" draw:mime-type="image/png"/>
</draw:frame>
</text:p>
      <text:p text:style-name="P4">
俄罗斯国防部说：「瓦格纳在南方部队炮兵和航空支援下进行的进攻行动，已经解放阿特莫夫斯克（Artemovsk）。」阿特莫夫斯克是巴赫姆特（Bakhmut）在苏联时代的名称。</text:p>
      <text:p text:style-name="P4">
乌克兰总统泽伦斯基（Volodymyr Zelenskyy）正在日本参加七大工业国集团（G7）领袖高峰会。</text:p>
      <text:p text:style-name="P4">
巴赫姆特是个曾拥有7万人口的盐矿小镇，这里是莫斯科长达一年多的乌克兰攻势中，历时最久也最血腥的战斗发生地。</text:p>
      <text:p text:style-name="P4">
巴赫姆特被俄罗斯占领，将是经历一系列耻辱性失败的俄罗斯的重大胜利。</text:p>
      <text:p text:style-name="P4">
基辅几个月来一直在准备大规模反攻，泽伦斯基先前表示，巴赫姆特的沦陷将为俄罗斯军队占领顿巴斯地区（Donbas）更多地区开辟道路。</text:p>
      <text:p text:style-name="P4">
瓦格纳集团首脑普里格津（YevgenyPrigozhin）在社群平台Telegram发布影片声称，巴赫姆特已落入他的佣军之手，影片中的战士在废墟的背景下高举俄罗斯国旗。</text:p>
      <text:p text:style-name="P4">
普里格津在影片中说：「今天5月20日中午左右，巴赫姆特已被完全占领。」他还表示，瓦格纳战士将搜查这座被占领的城市，然后移交给俄罗斯政府军。</text:p>
      <text:p text:style-name="P4">
但本月稍早声称在巴赫姆特及其周边地区取得成功的乌克兰表示，战事尚未结束。</text:p>
      <text:p text:style-name="P4">
乌克兰国防部副部长马利亚尔（Ganna Malyar）表示：「巴赫姆特战斗激烈，情势危急，截至目前，我们的守卫者控制着该地区的某些工业和基础设施。」</text:p>
      <text:p text:style-name="P4">
Source: <text:a xlink:type="simple" xlink:href="https://www.rfi.fr/cn/%E5%9B%BD%E9%99%85%E6%8A%A5%E9%81%93/20230521-%E4%BF%84%E7%A7%B0%E7%93%A6%E6%A0%BC%E7%BA%B3%E5%8D%A0%E9%A2%86%E5%B7%B4%E8%B5%AB%E5%A7%86%E7%89%B9" text:style-name="Internet_20_link" text:visited-style-name="Visited_20_Internet_20_Link">
https://www.rfi.fr/cn/%E5%9B%BD%E9%99%85%E6%8A%A5%E9%81%93/20230521-%E4%BF%84%E7%A7%B0%E7%93%A6%E6%A0%BC%E7%BA%B3%E5%8D%A0%E9%A2%86%E5%B7%B4%E8%B5%AB%E5%A7%86%E7%89%B9</text:a>
</text:p>
      <!--NEWS-->
      <text:h text:style-name="P10" text:outline-level="1">
<text:span text:style-name="T4">
研究：全球湖泊超过半数正在干涸</text:span>
</text:h>
      <text:p text:style-name="P4">
Author: None (Language: zh)</text:p>
      <text:p text:style-name="P4">
Publisher: None</text:p>
      <text:p text:style-name="P4">
Time: 2023-05-21T-6:57:00Z</text:p>
      <text:p text:style-name="P4">
Description: 一项最新研究显示，全球变暖和人类消耗正在导致全球湖泊干涸。</text:p>
      <text:p text:style-name="P4">
Videos: []</text:p>
      <text:p text:style-name="P4">
Images: ["<text:a xlink:type="simple" xlink:href="https://static.dw.com/image/65672359_303.jpg" text:style-name="Internet_20_link" text:visited-style-name="Visited_20_Internet_20_Link">
65672359_303.jpg</text:a>
", "<text:a xlink:type="simple" xlink:href="https://static.dw.com/image/59164872_401.jpg" text:style-name="Internet_20_link" text:visited-style-name="Visited_20_Internet_20_Link">
59164872_401.jpg</text:a>
", "<text:a xlink:type="simple" xlink:href="https://static.dw.com/image/64928593_303.jpg" text:style-name="Internet_20_link" text:visited-style-name="Visited_20_Internet_20_Link">
64928593_303.jpg</text:a>
", "<text:a xlink:type="simple" xlink:href="https://static.dw.com/image/64928641_303.jpg" text:style-name="Internet_20_link" text:visited-style-name="Visited_20_Internet_20_Link">
64928641_303.jpg</text:a>
", "<text:a xlink:type="simple" xlink:href="https://static.dw.com/image/64933162_303.jpg" text:style-name="Internet_20_link" text:visited-style-name="Visited_20_Internet_20_Link">
64933162_303.jpg</text:a>
", "<text:a xlink:type="simple" xlink:href="https://static.dw.com/image/64928500_303.jpg" text:style-name="Internet_20_link" text:visited-style-name="Visited_20_Internet_20_Link">
64928500_303.jpg</text:a>
", "<text:a xlink:type="simple" xlink:href="https://static.dw.com/image/64929662_303.jpg" text:style-name="Internet_20_link" text:visited-style-name="Visited_20_Internet_20_Link">
64929662_303.jpg</text:a>
", "<text:a xlink:type="simple" xlink:href="https://static.dw.com/image/64928729_303.jpg" text:style-name="Internet_20_link" text:visited-style-name="Visited_20_Internet_20_Link">
64928729_303.jpg</text:a>
", "<text:a xlink:type="simple" xlink:href="https://static.dw.com/image/64928470_303.jpg" text:style-name="Internet_20_link" text:visited-style-name="Visited_20_Internet_20_Link">
64928470_303.jpg</text:a>
", "<text:a xlink:type="simple" xlink:href="https://static.dw.com/image/64928689_303.jpg" text:style-name="Internet_20_link" text:visited-style-name="Visited_20_Internet_20_Link">
64928689_303.jpg</text:a>
"]</text:p>
      <text:p text:style-name="P4">
Subject: 科技环境</text:p>
      <text:p text:style-name="P4">
Subjects: ['专题报道：德国的绿水青山从何而来？', '穹顶之下']</text:p>
      <text:p text:style-name="P4">
Keywords: ['环境', '研究', '湖泊', '水资源', '气候变暖']</text:p>
      <text:p text:style-name="P4">
ID: 65676698</text:p>
      <!--METADATA-->
      <text:p text:style-name="P4">
<text:a xlink:type="simple" xlink:href="https://www.dw.com/zh/overlay/image/article/65676698/65672359" text:style-name="Internet_20_link" text:visited-style-name="Visited_20_Internet_20_Link">
 <draw:frame draw:style-name="fr1" draw:name="Image38" text:anchor-type="as-char" svg:width="6.9236in" svg:height="3.896998in" draw:z-index="0">
<draw:image xlink:href="../Images/dwzh/2023-05-21T-6-57-00Z/65672359_303.jpg" xlink:type="simple" xlink:show="embed" xlink:actuate="onLoad" draw:mime-type="image/jpeg"/>
</draw:frame>
</text:a>
</text:p>
      <text:p text:style-name="P4">
南非开普敦Theewaterskloof水库</text:p>
      <text:p text:style-name="P4">
（德国之声中文网）根据周四（5月18日）发表的一项研究，世界上超过一半的湖泊正在因干涸而缩小。一个国际研究小组在《科学》杂志上发表了他们的研究结果，发现其主要原因是全球变暖和人类活动。</text:p>
      <text:p text:style-name="P4">
地球上的水源中，只有大约 3% 是淡水。其中，天然湖泊和水库的淡水占了87%。该报告强调了对水资源管理解决方案的需求。</text:p>
      <text:p text:style-name="P4">
根据科罗拉多大学水文学家姚方方（ Fangfang Yao，音译） 领导的这项研究，自 1990年代初以来，世界上的大型湖泊和水库已经缩减。专家小组表示，近三十年来，世界上一些重要的淡水资源以每年约 22 吉吨的累积速度流失。</text:p>
      <text:p text:style-name="P4">
"一半以上的流失主要归因于人类消费或气候变暖。"姚方方说，他指出气候变暖贡献了"其中的较大份额"。</text:p>
      <text:p text:style-name="P4">
研究人员还发现，降雨和径流的变化、沉积作用和温度升高导致全球湖泊水位下降。</text:p>
      <text:p text:style-name="P4">
<draw:frame draw:style-name="fr1" draw:name="Image39" text:anchor-type="as-char" svg:width="6.9236in" svg:height="3.896998in" draw:z-index="0">
<draw:image xlink:href="../Images/dwzh/2023-05-21T-6-57-00Z/59164872_401.jpg" xlink:type="simple" xlink:show="embed" xlink:actuate="onLoad" draw:mime-type="image/jpeg"/>
</draw:frame>
</text:p>
      <text:p text:style-name="P4">
曾经的世界第4大湖咸海如今是这个样子</text:p>
      <text:h text:style-name="P12" text:outline-level="3">
<text:span text:style-name="T4">
<text:span text:style-name="T4">
近</text:span>
 <text:span text:style-name="T4">
30</text:span>
 <text:span text:style-name="T4">
年的湖泊变化数据</text:span>
</text:span>
</text:h>
      <text:p text:style-name="P4">
该研究团队测量了世界上近 2,000 个湖泊和其他水体的水位变化，并根据 1992 年至 2020 年间收集的卫星数据编制了报告。</text:p>
      <text:p text:style-name="P4">
在美国，米德湖在28年期间流失了三分之二储水。</text:p>
      <text:p text:style-name="P4">
该研究还发现，不可持续的人类消耗导致湖泊干涸，包括中亚的咸海和中东的死海。阿富汗、埃及和蒙古的湖泊受到气温上升的影响，导致地表蒸发率增加。</text:p>
      <text:p text:style-name="P4">
科学家表示，有必要将全球变暖控制在1.5°C以内，以避免气候变化带来的严重后果。目前全球正在以大约 1.1°C的速度变暖。</text:p>
      <ul>
        <li>
          <draw:frame draw:style-name="fr1" draw:name="Image40" text:anchor-type="as-char" svg:width="6.9236in" svg:height="3.896998in" draw:z-index="0">
            <draw:image xlink:href="../Images/dwzh/2023-05-21T-6-57-00Z/64928593_303.jpg" xlink:type="simple" xlink:show="embed" xlink:actuate="onLoad" draw:mime-type="image/jpeg"/>
          </draw:frame>
        </li>
      </ul>
      <h5>
旱情严重：欧洲要干涸了吗？</h5>
      <text:h text:style-name="P12" text:outline-level="3">
<text:span text:style-name="T4">
棕褐色的大地</text:span>
</text:h>
      <text:p text:style-name="P4">
法国已经有一个多月不曾下雨，这是1959年开始气象记载以来，最长的一次干旱期。西欧高压带挤走了雨云是造成这一现象的主要原因。气候变化有可能会引发这类干旱天气的长期存在。法国境内的最长的河流卢瓦尔河现在就已几乎干涸见底。</text:p>
      <ul>
        <li>
          <draw:frame draw:style-name="fr1" draw:name="Image41" text:anchor-type="as-char" svg:width="6.9236in" svg:height="3.896998in" draw:z-index="0">
            <draw:image xlink:href="../Images/dwzh/2023-05-21T-6-57-00Z/64928641_303.jpg" xlink:type="simple" xlink:show="embed" xlink:actuate="onLoad" draw:mime-type="image/jpeg"/>
          </draw:frame>
        </li>
      </ul>
      <h5>
旱情严重：欧洲要干涸了吗？</h5>
      <text:h text:style-name="P12" text:outline-level="3">
<text:span text:style-name="T4">
能源短缺</text:span>
</text:h>
      <text:p text:style-name="P4">
三月初，法国阿尔卑斯山区的Lac duChambon水库水位严重不足，以至于此间水力发电站已经无法正常运行。水力发电在法国电力供给中占比为15%，人们开始担心出现电力短缺的情形。2022年，法国曾被迫关闭了一些核电站，因为水位偏低导致核电站无法获得足够的冷却水。</text:p>
      <ul>
        <li>
          <draw:frame draw:style-name="fr1" draw:name="Image42" text:anchor-type="as-char" svg:width="6.9236in" svg:height="3.896998in" draw:z-index="0">
            <draw:image xlink:href="../Images/dwzh/2023-05-21T-6-57-00Z/64933162_303.jpg" xlink:type="simple" xlink:show="embed" xlink:actuate="onLoad" draw:mime-type="image/jpeg"/>
          </draw:frame>
        </li>
      </ul>
      <h5>
旱情严重：欧洲要干涸了吗？</h5>
      <text:h text:style-name="P12" text:outline-level="3">
<text:span text:style-name="T4">
前景黯淡</text:span>
</text:h>
      <text:p text:style-name="P4">
图卢兹附近的加泰兰河几乎已经干涸见底。法国部分地区的自来水供给已经中断。巴黎已下令采取紧急措施，为今年夏季再度出现严重旱情进行准备。有些地区已经不允许冲灌私人泳池或清洗车辆。全国用水紧急计划预计将在本月内正式出台。</text:p>
      <ul>
        <li>
          <draw:frame draw:style-name="fr1" draw:name="Image43" text:anchor-type="as-char" svg:width="6.9236in" svg:height="3.896998in" draw:z-index="0">
            <draw:image xlink:href="../Images/dwzh/2023-05-21T-6-57-00Z/64928500_303.jpg" xlink:type="simple" xlink:show="embed" xlink:actuate="onLoad" draw:mime-type="image/jpeg"/>
          </draw:frame>
        </li>
      </ul>
      <h5>
旱情严重：欧洲要干涸了吗？</h5>
      <text:h text:style-name="P12" text:outline-level="3">
<text:span text:style-name="T4">
搁浅的贡多拉</text:span>
</text:h>
      <text:p text:style-name="P4">
二月底开始，平日里穿梭于威尼斯市内街巷的贡多拉游船就已陷入泥泞的河床中动弹不得了。不过，最近几天情况已经有所好转。去年的严重干旱造成意大利北部农业严重歉收，人们普遍担心，今年的情况会更为糟糕。</text:p>
      <ul>
        <li>
          <draw:frame draw:style-name="fr1" draw:name="Image44" text:anchor-type="as-char" svg:width="6.9236in" svg:height="3.896998in" draw:z-index="0">
            <draw:image xlink:href="../Images/dwzh/2023-05-21T-6-57-00Z/64929662_303.jpg" xlink:type="simple" xlink:show="embed" xlink:actuate="onLoad" draw:mime-type="image/jpeg"/>
          </draw:frame>
        </li>
      </ul>
      <h5>
旱情严重：欧洲要干涸了吗？</h5>
      <text:h text:style-name="P12" text:outline-level="3">
<text:span text:style-name="T4">
水位下降 游客骤减？</text:span>
</text:h>
      <text:p text:style-name="P4">
整个意大利北部都出现了严重旱情：当地媒体报道称，马焦雷湖的水位只有平常的38%。意大利的阿尔卑斯山区最近几个月的降雪量只有往年的一半，去年刚刚经历了七十年来最严重干旱的意大利北部，今年的情况也不容乐观。人们担心，旱情也会影响到当地的旅游业。</text:p>
      <ul>
        <li>
          <draw:frame draw:style-name="fr1" draw:name="Image45" text:anchor-type="as-char" svg:width="6.9236in" svg:height="3.896998in" draw:z-index="0">
            <draw:image xlink:href="../Images/dwzh/2023-05-21T-6-57-00Z/64928729_303.jpg" xlink:type="simple" xlink:show="embed" xlink:actuate="onLoad" draw:mime-type="image/jpeg"/>
          </draw:frame>
        </li>
      </ul>
      <h5>
旱情严重：欧洲要干涸了吗？</h5>
      <text:h text:style-name="P12" text:outline-level="3">
<text:span text:style-name="T4">
三十年来最低的水位</text:span>
</text:h>
      <text:p text:style-name="P4">
“常在河边走，哪有不湿鞋” - 从加尔达湖畔漫步至SanBiagio湖心岛，游客的鞋现在却真的不会变湿。由于降雨降雪严重不足，意大利最大的湖泊加尔达湖水位已经降至三十年来的最低点。意大利政府也采取了紧急措施，以应对严重的缺水问题。</text:p>
      <ul>
        <li>
          <draw:frame draw:style-name="fr1" draw:name="Image46" text:anchor-type="as-char" svg:width="6.9236in" svg:height="3.896998in" draw:z-index="0">
            <draw:image xlink:href="../Images/dwzh/2023-05-21T-6-57-00Z/64928470_303.jpg" xlink:type="simple" xlink:show="embed" xlink:actuate="onLoad" draw:mime-type="image/jpeg"/>
          </draw:frame>
        </li>
      </ul>
      <h5>
旱情严重：欧洲要干涸了吗？</h5>
      <text:h text:style-name="P12" text:outline-level="3">
<text:span text:style-name="T4">
“步步紧逼的气候变化”</text:span>
</text:h>
      <text:p text:style-name="P4">
德国莱法州上威泽尔河段的莱茵河大块河床已经露出水面。由于降水不足，加上阿尔卑斯融雪量骤减，莱茵河水位也比平常低了很多。德国气象部门表示，这已经是连续第十二个暖冬，气象专家基尔施（UweKirsche）对德新社表示：“气候变化仍在步步紧逼”。</text:p>
      <ul>
        <li>
          <draw:frame draw:style-name="fr1" draw:name="Image47" text:anchor-type="as-char" svg:width="6.9236in" svg:height="3.896998in" draw:z-index="0">
            <draw:image xlink:href="../Images/dwzh/2023-05-21T-6-57-00Z/64928689_303.jpg" xlink:type="simple" xlink:show="embed" xlink:actuate="onLoad" draw:mime-type="image/jpeg"/>
          </draw:frame>
        </li>
      </ul>
      <h5>
旱情严重：欧洲要干涸了吗？</h5>
      <text:h text:style-name="P12" text:outline-level="3">
<text:span text:style-name="T4">
纵贯欧陆南北的旱情</text:span>
</text:h>
      <text:p text:style-name="P4">
科西嘉岛上的Lac deTolla水库的蓄水量也在告急。即便是冬季降水量充足的国家，目前也出现了不同程度的旱情。今年二月是英国过去三十年来最干旱的二月份。专家们非常担心今年夏季会出现严重旱情。</text:p>
      <text:p text:style-name="P4">
作者: Nele Jensc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路透社）</text:p>
      <text:p text:style-name="P4">
Source: <text:a xlink:type="simple" xlink:href="https://www.dw.com/zh/研究：全球湖泊超过半数正在干涸/a-65676698" text:style-name="Internet_20_link" text:visited-style-name="Visited_20_Internet_20_Link">
https://www.dw.com/zh/研究：全球湖泊超过半数正在干涸/a-65676698?maca=chi-rss-chi-all-1127-rdf</text:a>
</text:p>
      <!--NEWS-->
      <text:h text:style-name="P10" text:outline-level="1">
<text:span text:style-name="T4">
英国知名小说家马丁艾米斯辞世</text:span>
</text:h>
      <text:p text:style-name="P4">
Publisher: 法新社</text:p>
      <text:p text:style-name="P4">
Published Time: 2023-05-21T-7:32:08+00:00</text:p>
      <text:p text:style-name="P4">
Modified Time: 2023-05-21T07:20:04+00:00</text:p>
      <text:p text:style-name="P4">
Description: （法新社迈阿密20日综合外电报导）英国布克奖（Booker Prize）官网今天宣布，英国具影响力的小说家马丁．艾米斯（Martin Amis）昨天在美国佛罗里达州沃思湖（Lak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1T-7-32-08-00-00/000000.png" xlink:type="simple" xlink:show="embed" xlink:actuate="onLoad" draw:mime-type="image/png"/>
</draw:frame>
</text:p>
      <text:p text:style-name="P4">
艾米斯是知名漫画小说家金斯利．艾米斯（Kingsley Amis）的儿子，「泰晤士报」（TheTimes）2008年将艾米斯评为1945年以来最伟大的50位英国作家之一。</text:p>
      <text:p text:style-name="P4">
艾米斯在1980年代的英国小说热潮中崛起为文坛名人。</text:p>
      <text:p text:style-name="P4">
Source: <text:a xlink:type="simple" xlink:href="https://www.rfi.fr/cn/%E5%9B%BD%E9%99%85%E6%8A%A5%E9%81%93/20230521-%E8%8B%B1%E5%9B%BD%E7%9F%A5%E5%90%8D%E5%B0%8F%E8%AF%B4%E5%AE%B6%E9%A9%AC%E4%B8%81%E8%89%BE%E7%B1%B3%E6%96%AF%E8%BE%9E%E4%B8%96" text:style-name="Internet_20_link" text:visited-style-name="Visited_20_Internet_20_Link">
https://www.rfi.fr/cn/%E5%9B%BD%E9%99%85%E6%8A%A5%E9%81%93/20230521-%E8%8B%B1%E5%9B%BD%E7%9F%A5%E5%90%8D%E5%B0%8F%E8%AF%B4%E5%AE%B6%E9%A9%AC%E4%B8%81%E8%89%BE%E7%B1%B3%E6%96%AF%E8%BE%9E%E4%B8%96</text:a>
</text:p>
      <!--NEWS-->
      <text:h text:style-name="P10" text:outline-level="1">
<text:span text:style-name="T4">
举债上限僵局未解 拜登将致电麦卡锡</text:span>
</text:h>
      <text:p text:style-name="P4">
Publisher: 法新社</text:p>
      <text:p text:style-name="P4">
Published Time: 2023-05-21T-9:32:08+00:00</text:p>
      <text:p text:style-name="P4">
Modified Time: 2023-05-21T07:20:05+00:00</text:p>
      <text:p text:style-name="P4">
Description: （法新社华盛顿21日电） 美国逼近债务违约之际，总统拜登今天将亲自介入致电联邦众议院共和党最高领袖，试图打破美国举债上限僵局。</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21T-9-32-08-00-00/000000.png" xlink:type="simple" xlink:show="embed" xlink:actuate="onLoad" draw:mime-type="image/png"/>
</draw:frame>
</text:p>
      <text:p text:style-name="P4">
白宫表示，拜登即将结束在日本广岛为期3天的七大工业国集团（G7）会议，他将在峰会结束后立即致电联邦众议院议长麦卡锡（Kevin McCarthy）。</text:p>
      <text:p text:style-name="P4">
白宫官员表示，拜登总统持续密切关注跨党派预算框架的谈判，以及国会采取行动避免违约的迫切需要。拜登总统昨晚和今早都有收到团队告知的谈判状态最新消息，总统指示团队与麦卡锡议长协调安排通话。</text:p>
      <text:p text:style-name="P4">
拜登原定下周从日本前往巴布亚纽几内亚和澳洲，但因国家举债危机缩短了亚洲行程。</text:p>
      <text:p text:style-name="P4">
财政部表示，除非国会表决通过提高债务上限，否则最快在6月1日美国政府的部分债务就可能违约。 华盛顿彻夜的讨论显然陷入僵局，双方互相指责。</text:p>
      <text:p text:style-name="P4">
Source: <text:a xlink:type="simple" xlink:href="https://www.rfi.fr/cn/%E5%9B%BD%E9%99%85%E6%8A%A5%E9%81%93/20230521-%E4%B8%BE%E5%80%BA%E4%B8%8A%E9%99%90%E5%83%B5%E5%B1%80%E6%9C%AA%E8%A7%A3-%E6%8B%9C%E7%99%BB%E5%B0%86%E8%87%B4%E7%94%B5%E9%BA%A6%E5%8D%A1%E9%94%A1" text:style-name="Internet_20_link" text:visited-style-name="Visited_20_Internet_20_Link">
https://www.rfi.fr/cn/%E5%9B%BD%E9%99%85%E6%8A%A5%E9%81%93/20230521-%E4%B8%BE%E5%80%BA%E4%B8%8A%E9%99%90%E5%83%B5%E5%B1%80%E6%9C%AA%E8%A7%A3-%E6%8B%9C%E7%99%BB%E5%B0%86%E8%87%B4%E7%94%B5%E9%BA%A6%E5%8D%A1%E9%94%A1</text:a>
</text:p>
      <!--NEWS-->
      <text:h text:style-name="P10" text:outline-level="1">
<text:span text:style-name="T4">
世界气象组织警告：未来五年将创下最热记录</text:span>
</text:h>
      <text:p text:style-name="P4">
Author: None (Language: zh)</text:p>
      <text:p text:style-name="P4">
Publisher: None</text:p>
      <text:p text:style-name="P4">
Time: 2023-05-21T-9:56:00Z</text:p>
      <text:p text:style-name="P4">
Description: 世界气象组织表示，厄尔尼诺和温室气体的综合影响将导致气温飙升，并警告说：“我们需要做好准备。”</text:p>
      <text:p text:style-name="P4">
Videos: []</text:p>
      <text:p text:style-name="P4">
Images: ["<text:a xlink:type="simple" xlink:href="https://static.dw.com/image/65663232_303.jpg" text:style-name="Internet_20_link" text:visited-style-name="Visited_20_Internet_20_Link">
65663232_303.jpg</text:a>
"]</text:p>
      <text:p text:style-name="P4">
Subject: 科技环境</text:p>
      <text:p text:style-name="P4">
Subjects: ['气候变化', '温室效应气体', '环境保护']</text:p>
      <text:p text:style-name="P4">
Keywords: ['世界气象组织', '警告', '最热记录', '厄尔尼诺', '温室气体', '气候变化']</text:p>
      <text:p text:style-name="P4">
ID: 65668526</text:p>
      <!--METADATA-->
      <text:p text:style-name="P4">
<text:a xlink:type="simple" xlink:href="https://www.dw.com/zh/overlay/image/article/65668526/65663232" text:style-name="Internet_20_link" text:visited-style-name="Visited_20_Internet_20_Link">
 <draw:frame draw:style-name="fr1" draw:name="Image50" text:anchor-type="as-char" svg:width="6.9236in" svg:height="3.896998in" draw:z-index="0">
<draw:image xlink:href="../Images/dwzh/2023-05-21T-9-56-00Z/65663232_303.jpg" xlink:type="simple" xlink:show="embed" xlink:actuate="onLoad" draw:mime-type="image/jpeg"/>
</draw:frame>
</text:a>
</text:p>
      <text:p text:style-name="P4">
（德国之声中文网）联合国世界气象组织（WMO）周三（5月17日）警告说，未来五年预计将是有记录以来最热的时期。该组织表示，温室气体和厄尔尼诺现象（一种自然发生的天气现象）的综合影响将导致2023 年至 2027 年气温飙升。</text:p>
      <text:p text:style-name="P4">
世界气象组织秘书长塔拉斯（PetteriTaalas）说："预计未来几个月将出现让地球变暖的厄尔尼诺现象，这将与人类造成的气候变化相结合，将全球气温推向未知领域。"</text:p>
      <text:p text:style-name="P4">
厄尔尼诺和拉尼娜是在世界许多地区助长极端天气的气候模式。通常，厄尔尼诺现象会推高全球平均气温，而拉尼娜现象则具有降温作用。</text:p>
      <text:p text:style-name="P4">
"世界气象组织正在发出警报，我们将以越来越频繁的方式暂时突破 1.5°C水平。"塔拉斯警告说，这将对健康、粮食安全、水资源管理和自然环境产生"深远影响"。"我们需要做好准备。" 这位教授警告说。</text:p>
      <text:p text:style-name="P4">
这份新报告是在 5月22日至6月2日举行的世界气象大会之前发布的，该大会将讨论如何加强气象服务以支持适应气候变化。</text:p>
      <text:h text:style-name="P12" text:outline-level="3">
<text:span text:style-name="T4">
联合国：“气候定时炸弹正在滴答作响”</text:span>
</text:h>
      <text:h text:style-name="P12" text:outline-level="3">
<text:span text:style-name="T4">
<text:span text:style-name="T4">
世界气象组织未来五年预测</text:span>
</text:span>
</text:h>
      <text:p text:style-name="P4">
根据的数据，预计2023年至 2027年间全球近地表年平均温度将比1850年至1900年的平均值高1.1°C至1.8°C -- 这被视为基线，因为它是人类活动产生温室气体之前的气温。</text:p>
      <text:p text:style-name="P4">
预计在接下来的五个北半球冬季，北极变暖水平将是全球平均水平的三倍多。据预测，北非、北欧、阿拉斯加和西伯利亚北部的降雨量将增加，而亚马逊和澳大利亚部分地区的降雨量则相反。</text:p>
      <text:p text:style-name="P4">
2022年的全球平均温度比1850-1900年的平均温度高 1.15C。</text:p>
      <text:p text:style-name="P4">
根据世界气象组织的数据，有记录以来最热的8年都在2015年至 2022年之间，其中2016年是最热的一年。</text:p>
      <text:h text:style-name="P12" text:outline-level="3">
<text:span text:style-name="T4">
南极冰山崩裂 面积相当于大伦敦区</text:span>
</text:h>
      <text:p text:style-name="P4">
（法新社、路透社、德新社）</text:p>
      <text:p text:style-name="P4">
Source: <text:a xlink:type="simple" xlink:href="https://www.dw.com/zh/世界气象组织警告：未来五年将创下最热记录/a-65668526" text:style-name="Internet_20_link" text:visited-style-name="Visited_20_Internet_20_Link">
https://www.dw.com/zh/世界气象组织警告：未来五年将创下最热记录/a-65668526?maca=chi-rss-chi-all-1127-rdf</text:a>
</text:p>
      <!--NEWS-->
      <text:h text:style-name="P10" text:outline-level="1">
<text:span text:style-name="T4">
俄稱拿下巴赫穆特 烏克蘭否認失守</text:span>
</text:h>
      <text:p text:style-name="P4">
Author: None (Language: zh)</text:p>
      <text:p text:style-name="P4">
Publisher: None</text:p>
      <text:p text:style-name="P4">
Time: 2023-05-21T00:32:00Z</text:p>
      <text:p text:style-name="P4">
Description: 烏克蘭東部城市巴赫穆特這幾個月來一直是烏俄兩軍激烈戰鬥所在。俄羅斯聲稱其部隊和瓦格納集團已經控制了這座城市。乌克兰总统泽连斯基否认乌克兰军队失去对巴赫穆特的控制，但承认该城市“几乎被完全摧毁”。</text:p>
      <text:p text:style-name="P4">
Videos: []</text:p>
      <text:p text:style-name="P4">
Images: ["<text:a xlink:type="simple" xlink:href="https://static.dw.com/image/65686551_303.jpg" text:style-name="Internet_20_link" text:visited-style-name="Visited_20_Internet_20_Link">
65686551_303.jpg</text:a>
", "<text:a xlink:type="simple" xlink:href="https://static.dw.com/image/65583164_401.jpg" text:style-name="Internet_20_link" text:visited-style-name="Visited_20_Internet_20_Link">
65583164_401.jpg</text:a>
", "<text:a xlink:type="simple" xlink:href="https://static.dw.com/image/65611306_401.jpg" text:style-name="Internet_20_link" text:visited-style-name="Visited_20_Internet_20_Link">
65611306_401.jpg</text:a>
"]</text:p>
      <text:p text:style-name="P4">
Subject: 时政风云</text:p>
      <text:p text:style-name="P4">
Subjects: ['俄罗斯入侵乌克兰']</text:p>
      <text:p text:style-name="P4">
Keywords: ['俄乌战争', '巴赫穆特', '普丁', '瓦格纳集团']</text:p>
      <text:p text:style-name="P4">
ID: 65688395</text:p>
      <!--METADATA-->
      <text:p text:style-name="P4">
<text:a xlink:type="simple" xlink:href="https://www.dw.com/zh/overlay/image/article/65688395/65686551" text:style-name="Internet_20_link" text:visited-style-name="Visited_20_Internet_20_Link">
 <draw:frame draw:style-name="fr1" draw:name="Image51" text:anchor-type="as-char" svg:width="6.9236in" svg:height="3.896998in" draw:z-index="0">
<draw:image xlink:href="../Images/dwzh/2023-05-21T00-32-00Z/65686551_303.jpg" xlink:type="simple" xlink:show="embed" xlink:actuate="onLoad" draw:mime-type="image/jpeg"/>
</draw:frame>
</text:a>
</text:p>
      <text:p text:style-name="P4">
2023年5月20日瓦格納集團創始人普里戈津（Yevgeny Prigozhin） 在烏克蘭巴赫穆特發表聲明，強調已全面控制這個城市。</text:p>
      <text:p text:style-name="P4">
（德國之聲中文網）俄羅斯國防部週六（5月20日）表示，俄羅斯軍隊已經控制了烏克蘭東部城市 <text:a xlink:type="simple" xlink:href="https://www.dw.com/zh/zh/俄乌战况基辅称乌军继续在巴赫穆特推进/a-65606836" text:style-name="Internet_20_link" text:visited-style-name="Visited_20_Internet_20_Link">
</text:a>
 。</text:p>
      <text:p text:style-name="P4">
巴赫穆特位於烏克蘭的頓涅茨克省（Donetsk），這幾個月來一直是烏克蘭和俄羅斯軍隊 <text:a xlink:type="simple" xlink:href="https://www.dw.com/zh/zh/俄乌战况巴赫穆特决战在即/a-65550358" text:style-name="Internet_20_link" text:visited-style-name="Visited_20_Internet_20_Link">
</text:a>
的地方。俄羅斯控制著該省約一半的土地，並聲稱在2022年秋季吞併了該省。</text:p>
      <text:p text:style-name="P4">
巴赫穆特这座城市对交战双方都具有很高的象征意义，而其战略意义被认为是有限的。</text:p>
      <text:p text:style-name="P4">
俄羅斯國防部稱：「 <text:a xlink:type="simple" xlink:href="https://www.dw.com/zh/zh/瓦格纳集团首领发帖呼吁结束乌克兰战争/a-65346519" text:style-name="Internet_20_link" text:visited-style-name="Visited_20_Internet_20_Link">
 </text:a>
在南方部隊的砲兵和航空兵的支持下採取了進攻行動，『阿爾喬莫夫斯克』的解放工作已經完成。」「阿爾喬莫夫斯克」是此地在蘇聯時期的名字。</text:p>
      <text:p text:style-name="P4">
週六稍早，瓦格納傭兵集團的負責人普里戈津（YevgenyPrigozhin）也宣稱已經佔領巴赫穆特。俄羅斯國際文傳電訊社（Interfax）報導，俄羅斯總統普丁對俄軍奪取該市控制權表示祝賀。</text:p>
      <text:p text:style-name="P4">
<draw:frame draw:style-name="fr1" draw:name="Image52" text:anchor-type="as-char" svg:width="6.9236in" svg:height="3.896998in" draw:z-index="0">
<draw:image xlink:href="../Images/dwzh/2023-05-21T00-32-00Z/65583164_401.jpg" xlink:type="simple" xlink:show="embed" xlink:actuate="onLoad" draw:mime-type="image/jpeg"/>
</draw:frame>
</text:p>
      <text:p text:style-name="P4">
乌克兰总统泽连斯基承认，巴赫穆特整座城市几乎被完全摧毁。</text:p>
      <text:p text:style-name="P4">
然而，烏克蘭否認巴赫穆特已受俄軍控制，烏克蘭國防部副部長馬里亞爾（Hanna Maliar）說，激烈的戰鬥仍在繼續。</text:p>
      <text:p text:style-name="P4">
她說：「情況很危急。截至目前，我們的保衛者仍控制了這個地區的某些工業和基礎設施。」</text:p>
      <text:p text:style-name="P4">
烏克蘭東部指揮部發言人切列瓦季（Serhiy Cherevatyi）告訴美聯社，瓦格納集團的說法並非事實，烏軍在當地持續作戰中。</text:p>
      <text:p text:style-name="P4">
烏克蘭武裝部隊總參謀部也在臉書上發表聲明說：「爭奪巴赫穆特市控制權的激烈戰鬥沒有停止。」</text:p>
      <text:p text:style-name="P4">
周日，七国集团广岛峰会进行期间，乌克兰总统泽连斯基在与美国总统拜登举行双边会谈时，有记者问泽连斯基，乌克兰东部的小镇巴赫穆特是否仍掌握在乌克兰手中。这名记者接着说，俄罗斯人声称已经占领了巴赫穆特。泽连斯基回答说：“我不这么认为。”但他强调，该城市几乎被完全摧毁。那里没有留下任何建筑物，“还有很多死去的俄罗斯人”。他接着说，“这是一场悲剧”，现如今巴赫穆特“只存在于我们心中”。泽连斯基还向在那里奋战的乌克兰士兵表示了感谢。</text:p>
      <text:p text:style-name="P4">
<draw:frame draw:style-name="fr1" draw:name="Image53" text:anchor-type="as-char" svg:width="6.9236in" svg:height="3.896998in" draw:z-index="0">
<draw:image xlink:href="../Images/dwzh/2023-05-21T00-32-00Z/65611306_401.jpg" xlink:type="simple" xlink:show="embed" xlink:actuate="onLoad" draw:mime-type="image/jpeg"/>
</draw:frame>
</text:p>
      <text:p text:style-name="P4">
圖為2023年5月12日烏克蘭的一艘坦克在巴赫穆特持續投入戰鬥，抵抗俄羅斯全面控制的行動。</text:p>
      <text:h text:style-name="P12" text:outline-level="3">
<text:span text:style-name="T4">
戰爭前線城市——巴赫穆特</text:span>
</text:h>
      <text:p text:style-name="P4">
巴赫穆特位在頓巴斯工業區內，在連接烏克蘭第二大城市哈爾科夫（Kharkiv）和俄羅斯城市頓河畔羅斯托夫（Rostov-on-Don）的E40公路上。</text:p>
      <text:p text:style-name="P4">
俄羅斯在2022年初入侵烏克蘭之前，有超過7萬人居住在巴赫穆特。去年夏天俄軍入侵，圍困這座城市。此後兩軍在此勢力各有消長，爭奪該城市控制權的血腥戰鬥持續了9個多月，陷入僵持的戰壕戰。沒有其他城市像巴赫穆特被圍困如此之久，烏俄雙方都遭受了重大損失。</text:p>
      <text:p text:style-name="P4">
俄羅斯若佔領該城市將繼續向更西邊的烏克蘭城市進軍，如斯洛維揚斯克（Slovyansk）和克拉馬托爾斯克（Kramatorsk）這些頓涅茨克地區的重要工業中心和行政中心，使俄羅斯更接近其完全控制頓涅茨克的目標。</text:p>
      <text:h text:style-name="P12" text:outline-level="3">
<text:span text:style-name="T4">
代价高昂、士气高昂的巴赫穆特守卫战</text:span>
</text:h>
      <text:p text:style-name="P4">
（路透社、美聯社）</text:p>
      <text:p text:style-name="P4">
Source: <text:a xlink:type="simple" xlink:href="https://www.dw.com/zh/俄稱拿下巴赫穆特-烏克蘭否認失守/a-65688395" text:style-name="Internet_20_link" text:visited-style-name="Visited_20_Internet_20_Link">
https://www.dw.com/zh/俄稱拿下巴赫穆特-烏克蘭否認失守/a-65688395?maca=chi-rss-chi-all-1127-rdf</text:a>
</text:p>
      <!--NEWS-->
      <text:h text:style-name="P10" text:outline-level="1">
<text:span text:style-name="T4">
G7重頭戲：澤連斯基今見拜登</text:span>
</text:h>
      <text:p text:style-name="P4">
Author: None (Language: zh)</text:p>
      <text:p text:style-name="P4">
Publisher: None</text:p>
      <text:p text:style-name="P4">
Time: 2023-05-21T01:58:00Z</text:p>
      <text:p text:style-name="P4">
Description: 七國集團（G7）峰會最後一天，美國總統拜登預計將會晤烏克蘭總統澤連斯基。澤連斯基親臨廣島峰會，引發一陣炫風。美方同意盟國提供烏克蘭F-16戰鬥機料成焦點之一。與此同時，中國與俄羅斯陸續對G7表達不滿。</text:p>
      <text:p text:style-name="P4">
Videos: []</text:p>
      <text:p text:style-name="P4">
Images: ["<text:a xlink:type="simple" xlink:href="https://static.dw.com/image/65683231_303.jpg" text:style-name="Internet_20_link" text:visited-style-name="Visited_20_Internet_20_Link">
65683231_303.jpg</text:a>
", "<text:a xlink:type="simple" xlink:href="https://static.dw.com/image/65686387_401.jpg" text:style-name="Internet_20_link" text:visited-style-name="Visited_20_Internet_20_Link">
65686387_401.jpg</text:a>
"]</text:p>
      <text:p text:style-name="P4">
Subject: 时政风云</text:p>
      <text:p text:style-name="P4">
Subjects: ['德中关系', '奥巴马', '俄罗斯', '乌克兰', '岛屿主权争端', '专题报道：全景观看“习马会”', '中国', '日本', '中共十九大', '美国']</text:p>
      <text:p text:style-name="P4">
Keywords: ['G7', '七国集团', '日本', '美国', '乌克兰', '中国', '俄罗斯', '拜登', '泽连斯基']</text:p>
      <text:p text:style-name="P4">
ID: 65688525</text:p>
      <!--METADATA-->
      <text:p text:style-name="P4">
<text:a xlink:type="simple" xlink:href="https://www.dw.com/zh/overlay/image/article/65688525/65683231" text:style-name="Internet_20_link" text:visited-style-name="Visited_20_Internet_20_Link">
 <draw:frame draw:style-name="fr1" draw:name="Image54" text:anchor-type="as-char" svg:width="6.9236in" svg:height="3.896998in" draw:z-index="0">
<draw:image xlink:href="../Images/dwzh/2023-05-21T01-58-00Z/65683231_303.jpg" xlink:type="simple" xlink:show="embed" xlink:actuate="onLoad" draw:mime-type="image/jpeg"/>
</draw:frame>
</text:a>
</text:p>
      <text:p text:style-name="P4">
澤連斯基搭乘法國政府專機抵達日本，吸引所有媒體目光。</text:p>
      <text:p text:style-name="P4">
（德國之聲中文網）七國集團（G7）峰會將於週日（5月21日）閉幕，議程最後一天，烏克蘭總統澤連斯預計將親自出席峰會，並會晤美國總統拜登。</text:p>
      <text:p text:style-name="P4">
美國白宮國家安全顧問沙利文表示，拜登「期待」與澤連斯基面對面坐下來會談。一名美國政府官員向法新社透露，兩人預計於當地時間下午2點（格林威治標準時間5點）之後會面，「總統將重申美國對烏克蘭未來的堅定和堅決支持」。</text:p>
      <text:p text:style-name="P4">
此前，白宮宣布將同意西方盟國向烏克蘭提供美製F-16戰鬥機，並支持提供包含F-16戰鬥機在內的操作培訓，預計將成為兩人會談焦點之一。</text:p>
      <text:p text:style-name="P4">
烏克蘭一直希望獲得這些先進戰鬥機，以取代其老化和飽受戰爭摧殘的蘇聯時代機隊，但美國一直擔憂，這可能觸怒莫斯科並且更直接地捲入戰爭。拜登曾表示，美國不會批準轉讓。</text:p>
      <text:p text:style-name="P4">
在終於亮綠燈後，沙利文強調，華盛頓希望「以避免第三次世界大戰的方式」支持烏克蘭，F-16戰鬥機的轉讓不會破壞這樣的關鍵平衡。他表示，這些戰鬥機將只用於防禦，「美國沒有促成或支持對俄羅斯領土的攻擊。」</text:p>
      <text:p text:style-name="P4">
除了會晤澤連斯基，路透社報導，拜登21日還將與日本、韓國領導人舉行聯合會議。一名不願具名的美國政府高級官員透露，美、韓和日將討論如何深化三國關係，內容包括軍事「互操性」以及來自中國的「經濟脅迫」。</text:p>
      <text:p text:style-name="P4">
該名官員還表示，華盛頓 <text:a xlink:type="simple" xlink:href="https://www.dw.com/zh/zh/德语媒体g7和中国/a-65686050" text:style-name="Internet_20_link" text:visited-style-name="Visited_20_Internet_20_Link">
 </text:a>
，即——中國應該利用其影響力來阻止俄羅斯在烏克蘭的戰爭。</text:p>
      <text:p text:style-name="P4">
<draw:frame draw:style-name="fr1" draw:name="Image55" text:anchor-type="as-char" svg:width="6.9236in" svg:height="3.896998in" draw:z-index="0">
<draw:image xlink:href="../Images/dwzh/2023-05-21T01-58-00Z/65686387_401.jpg" xlink:type="simple" xlink:show="embed" xlink:actuate="onLoad" draw:mime-type="image/jpeg"/>
</draw:frame>
</text:p>
      <text:p text:style-name="P4">
今年G7峰會於日本廣島舉行，峰會重點為如何削弱俄羅斯和應對中國。</text:p>
      <text:h text:style-name="P12" text:outline-level="3">
<text:span text:style-name="T4">
澤連斯基見莫迪</text:span>
</text:h>
      <text:p text:style-name="P4">
澤連斯基20日搭乘法國政府專機抵達日本， <text:a xlink:type="simple" xlink:href="https://www.dw.com/zh/zh/澤連斯基訪日出席g7峰會背後的運籌帷幄/a-65685102" text:style-name="Internet_20_link" text:visited-style-name="Visited_20_Internet_20_Link">
</text:a>
。在抵達廣島後，他透過推特發文說：「日本，G7，和烏克蘭的夥伴與友人們的重要會議，為了我們的勝利，需要更進一步的合作及安全。今天將離和平更近一步。」</text:p>
      <text:p text:style-name="P4">
落地後，澤連斯基在G7場邊與印度總理莫迪舉行俄烏戰爭以來的首次會面。澤連斯基在Telegram上表示，在與莫迪的會談中，兩人討論了烏克蘭在移動醫院和清除地雷方面的需求，他還邀請印度加入烏克蘭的和平方案；莫迪則通過推特發布了兩人握手的合照，並指出自己已告訴澤連斯基，印度願意繼續為烏克蘭人民提供人道主義援助，支持「對話和外交」來尋求和平。</text:p>
      <text:p text:style-name="P4">
印度、巴西、中國和俄羅斯同為「金磚國家集團」（BRICS）。俄烏戰爭以來，印度並沒有與俄羅斯保持距離，其與俄羅斯的石油交易被認為是通過允許俄羅斯繼續從能源中獲益，來破壞西方的制裁。</text:p>
      <text:p text:style-name="P4">
除了莫迪，澤連斯基也已經會見了法國總統馬克宏以及英國首相蘇克納。路透社報導，澤連斯基在廣島可能也將與巴西總統盧拉，以及其他「全球南方」的領導人會面，爭取他們對烏克蘭的支持。</text:p>
      <text:p text:style-name="P4">
今年峰會除了G7成員國之外，還邀請了韓國、巴西、印度、印尼、澳洲、越南、庫克群島（CookIslands）、葛摩聯邦（Comoros）參加。</text:p>
      <text:h text:style-name="P12" text:outline-level="3">
<text:span text:style-name="T4">
俄中同表不滿</text:span>
</text:h>
      <text:p text:style-name="P4">
今年G7峰會於日本廣島舉行，峰會重點為如何削弱俄羅斯和應對中國。峰會期間，G7宣布了對莫斯科的新制裁，誓言提供烏克蘭更多的武器、軍事援助和金援，同時也 <text:a xlink:type="simple" xlink:href="https://www.dw.com/zh/zh/g7联合公报政策方针不是为了伤害中国/a-65684805" text:style-name="Internet_20_link" text:visited-style-name="Visited_20_Internet_20_Link">
</text:a>
 。</text:p>
      <text:p text:style-name="P4">
俄羅斯外交部長拉夫羅夫20日表示，G7做出的決定表明，他們一意孤行地要「雙重遏制」中國與俄羅斯。拉夫羅夫並指控，G7不只要打算要在戰場上擊敗俄羅斯，還要將其作為地緣政治競爭者消滅。</text:p>
      <text:p text:style-name="P4">
俄羅斯官媒塔斯社則引述俄羅斯外交副部長格魯什科（Alexander ViktorovichGrushko）的發言報導，西方國家如果向烏克蘭提供F-16戰鬥機，將面臨 <text:a xlink:type="simple" xlink:href="https://www.dw.com/zh/zh/莫斯科向乌克兰提供f-16战机将给西方带来巨大风险/a-65685682" text:style-name="Internet_20_link" text:visited-style-name="Visited_20_Internet_20_Link">
</text:a>
 。</text:p>
      <text:p text:style-name="P4">
「我們看到西方國家仍然在堅持升級的設想。這給他們自己帶來了巨大的風險。」格魯什科表示。</text:p>
      <text:p text:style-name="P4">
與此同時，中國外交部20日發布聲明，譴責G7干涉包含台灣在內的內部事務，並表示已經向峰會東道主日本提出了嚴厲的交涉。</text:p>
      <text:p text:style-name="P4">
中國駐日大使館隨後也發布聲明表示，G7在聯合聲明中操弄涉華議題，出台影射中國的經濟安全文件，在一系列問題上「粗暴幹涉中國內政，執意對華施壓」，中方對此強烈不滿、堅決反對，已向日方提出嚴正交涉。</text:p>
      <text:p text:style-name="P4">
該聲明批評，G7峰會鼓動集團政治和陣營對抗，再次暴露了G7機制的虛偽本質，「必須提醒G7的是，少數西方國家拉幫結派操縱世界的日子一去不復返了。」</text:p>
      <text:p text:style-name="P4">
（綜合報導）</text:p>
      <text:p text:style-name="P4">
Source: <text:a xlink:type="simple" xlink:href="https://www.dw.com/zh/g7重頭戲：澤連斯基今見拜登/a-65688525" text:style-name="Internet_20_link" text:visited-style-name="Visited_20_Internet_20_Link">
https://www.dw.com/zh/g7重頭戲：澤連斯基今見拜登/a-65688525?maca=chi-rss-chi-all-1127-rdf</text:a>
</text:p>
      <!--NEWS-->
      <text:h text:style-name="P10" text:outline-level="1">
<text:span text:style-name="T4">
巴林恢复与黎巴嫩大使级外交关系</text:span>
</text:h>
      <text:p text:style-name="P4">
Publisher: 法新社</text:p>
      <text:p text:style-name="P4">
Published Time: 2023-05-21T03:02:08+00:00</text:p>
      <text:p text:style-name="P4">
Modified Time: 2023-05-21T02:50:02+00:00</text:p>
      <text:p text:style-name="P4">
Description: （法新社杜拜20日电） 巴林今天宣布将全面恢复与黎巴嫩的外交关系，结束1年半来两国因沙乌地阿拉伯为首联军干预叶门内战而引发的外交争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5-21T03-02-08-00-00/000000.png" xlink:type="simple" xlink:show="embed" xlink:actuate="onLoad" draw:mime-type="image/png"/>
</draw:frame>
</text:p>
      <text:p text:style-name="P4">
2021年时，时任黎巴嫩资讯部长的科达希（GeorgeKordahi）针对沙国联军干预叶门所发表的一段批评谈话，引发外交争议，继沙国召回驻黎巴嫩大使后，巴林等波斯湾国家也跟进，于2021年底召回驻黎巴嫩外交官。</text:p>
      <text:p text:style-name="P4">
鼎力支持沙国的巴林，当时曾敦促公民离开黎巴嫩。</text:p>
      <text:p text:style-name="P4">
但巴林今天表示这场僵局将画下句点；黎巴嫩对此举表示欢迎。</text:p>
      <text:p text:style-name="P4">
巴林外交部表示，巴林已决定恢复与黎巴嫩的大使级外交关系，还说这将「加强两国之间的友好兄弟关系」。</text:p>
      <text:p text:style-name="P4">
黎巴嫩总理米卡提（Najib Mikati）表示，黎国「赞赏并欢迎这一决定」。</text:p>
      <text:p text:style-name="P4">
叶门战争被联合国称为是世界上最严重的人道主义危机。</text:p>
      <text:p text:style-name="P4">
Source: <text:a xlink:type="simple" xlink:href="https://www.rfi.fr/cn/%E5%9B%BD%E9%99%85%E6%8A%A5%E9%81%93/20230521-%E5%B7%B4%E6%9E%97%E6%81%A2%E5%A4%8D%E4%B8%8E%E9%BB%8E%E5%B7%B4%E5%AB%A9%E5%A4%A7%E4%BD%BF%E7%BA%A7%E5%A4%96%E4%BA%A4%E5%85%B3%E7%B3%BB" text:style-name="Internet_20_link" text:visited-style-name="Visited_20_Internet_20_Link">
https://www.rfi.fr/cn/%E5%9B%BD%E9%99%85%E6%8A%A5%E9%81%93/20230521-%E5%B7%B4%E6%9E%97%E6%81%A2%E5%A4%8D%E4%B8%8E%E9%BB%8E%E5%B7%B4%E5%AB%A9%E5%A4%A7%E4%BD%BF%E7%BA%A7%E5%A4%96%E4%BA%A4%E5%85%B3%E7%B3%BB</text:a>
</text:p>
      <!--NEWS-->
      <text:h text:style-name="P10" text:outline-level="1">
<text:span text:style-name="T4">
美債危機攪局 拜登印太布局腳步大亂</text:span>
</text:h>
      <text:p text:style-name="P4">
Author: None (Language: zh)</text:p>
      <text:p text:style-name="P4">
Publisher: None</text:p>
      <text:p text:style-name="P4">
Time: 2023-05-21T03:41:00Z</text:p>
      <text:p text:style-name="P4">
Description: 美國總統拜登為了避免美國債務違約造成全球經濟震盪，縮短印太出訪行程，21日G7會後不訪問澳洲和巴布亞新幾內亞，而是回到華府進行協商。面對中國在該區域的外交攻勢，美國如何回防？</text:p>
      <text:p text:style-name="P4">
Videos: []</text:p>
      <text:p text:style-name="P4">
Images: ["<text:a xlink:type="simple" xlink:href="https://static.dw.com/image/65684948_303.jpg" text:style-name="Internet_20_link" text:visited-style-name="Visited_20_Internet_20_Link">
65684948_303.jpg</text:a>
", "<text:a xlink:type="simple" xlink:href="https://static.dw.com/image/65568035_401.jpg" text:style-name="Internet_20_link" text:visited-style-name="Visited_20_Internet_20_Link">
65568035_401.jpg</text:a>
"]</text:p>
      <text:p text:style-name="P4">
Subject: 时政风云</text:p>
      <text:p text:style-name="P4">
Subjects: ['太平洋岛国', '自由联合协定', '帕劳', '马绍尔群岛', '密克罗尼西亚']</text:p>
      <text:p text:style-name="P4">
Keywords: ['意见反馈']</text:p>
      <text:p text:style-name="P4">
ID: 65688655</text:p>
      <!--METADATA-->
      <text:p text:style-name="P4">
<text:a xlink:type="simple" xlink:href="https://www.dw.com/zh/overlay/image/article/65688655/65684948" text:style-name="Internet_20_link" text:visited-style-name="Visited_20_Internet_20_Link">
 <draw:frame draw:style-name="fr1" draw:name="Image57" text:anchor-type="as-char" svg:width="6.9236in" svg:height="3.896998in" draw:z-index="0">
<draw:image xlink:href="../Images/dwzh/2023-05-21T03-41-00Z/65684948_303.jpg" xlink:type="simple" xlink:show="embed" xlink:actuate="onLoad" draw:mime-type="image/jpeg"/>
</draw:frame>
</text:a>
</text:p>
      <text:p text:style-name="P4">
美國總統拜登出席2023年5月20日在日本廣島舉行的G7峰會，參與有關全球基礎設施和投資夥伴關係有關活動。</text:p>
      <text:p text:style-name="P4">
（德國之聲中文網）美國總統拜登為了 <text:a xlink:type="simple" xlink:href="https://www.dw.com/zh/zh/g7重頭戲澤連斯基今見拜登/a-65688525" text:style-name="Internet_20_link" text:visited-style-name="Visited_20_Internet_20_Link">
 </text:a>
早早抵達廣島，但在週六（5月20日）前一直沒有出現在大眾面前，週五的G7領導人晚宴也提前離席。美聯社報導，他一直在飯店房間透過視訊會議，忙著了解美債談判的最新進展。</text:p>
      <text:p text:style-name="P4">
美國聯邦政府債務總發行量已觸及31.4兆美元的上限，如果國會不提高債務上限，政府可能會在6月違約，若倒債恐引發美債拋售，造成全球性金融恐慌。拜登正與共和黨眾議院議長麥卡錫（KevinMcCarthy）等國會領袖協商，但仍卡在政府開支削減多少等談判上。</text:p>
      <text:p text:style-name="P4">
雖然因此無法按照原訂計畫，出席下週在 <text:a xlink:type="simple" xlink:href="https://www.dw.com/zh/zh/斥資抗衡中國-澳洲擴大與太平洋國家合作/a-65568233" text:style-name="Internet_20_link" text:visited-style-name="Visited_20_Internet_20_Link">
 </text:a>
的「四方安全會談」（quad）國家會議，拜登仍提前在G7場邊與日本、印度和澳大利亞領袖開會，目的就是希望不要被盟友視為失約的夥伴，影響了美國全球領導的地位。</text:p>
      <text:p text:style-name="P4">
至於拜登原訂在峰會後訪問太平洋島國的計畫生變、引發爭議後，則改由國務卿布林肯（Antony Blinken）出席《自由聯合協定》（COFA）續約簽字儀式。</text:p>
      <text:p text:style-name="P4">
華盛頓在20世紀80年代首次與帛琉、密克羅尼西亞和馬紹爾群島達成這個條約，根據其中條款，華盛頓保留了對這些國家的防務責任，並提供經濟援助，同時獲得了進入這個廣闊太平洋戰略區域的專屬通道。</text:p>
      <text:p text:style-name="P4">
美國總統太平洋島國談判特使尹汝尚（Joseph Yun）告訴路透社，22日帛琉與美國將在巴布亞新幾內亞續簽，儀式將在布林肯和帕勞總統薩蘭格爾·惠普斯（Surangel Whipps Jr.）見證下舉行，23日美國再接續與密克羅尼西亞續約。</text:p>
      <text:p text:style-name="P4">
尹汝尚上個月說，這個協議將在20年內為三國提供總額約65億美元的資金，更新這些協議已成為美國努力回擊中國在太平洋地區擴大影響力的關鍵。而中國方面也一直在外交上加強攻勢，中國的建築和採礦公司也在這個區域擴大業務。</text:p>
      <text:p text:style-name="P4">
<text:a xlink:type="simple" xlink:href="https://www.dw.com/zh/zh/防备中国-拜登将与巴布亚新几内亚签署防卫合作协议/a-65577668" text:style-name="Internet_20_link" text:visited-style-name="Visited_20_Internet_20_Link">
 </text:a>
，並與太平洋島嶼論壇的領導人會面。</text:p>
      <text:p text:style-name="P4">
<draw:frame draw:style-name="fr1" draw:name="Image58" text:anchor-type="as-char" svg:width="6.9236in" svg:height="3.896998in" draw:z-index="0">
<draw:image xlink:href="../Images/dwzh/2023-05-21T03-41-00Z/65568035_401.jpg" xlink:type="simple" xlink:show="embed" xlink:actuate="onLoad" draw:mime-type="image/jpeg"/>
</draw:frame>
</text:p>
      <text:p text:style-name="P4">
美國改派國務卿布林肯參加與太平洋島國的《自由聯合協定》（COFA）續約簽字儀式，能否平息拜登臨時取消行程的風波？</text:p>
      <text:h text:style-name="P12" text:outline-level="3">
<text:span text:style-name="T4">
馬紹爾群島續約有變數？</text:span>
</text:h>
      <text:p text:style-name="P4">
為了對抗來自 <text:a xlink:type="simple" xlink:href="https://www.dw.com/zh/zh/中国与南太平洋岛国举行首次警务合作部级对话/a-63859626" text:style-name="Internet_20_link" text:visited-style-name="Visited_20_Internet_20_Link">
 </text:a>
，美國派出特使尹汝尚希望加強與太平洋島國的合作。他說：「我們已經實現了3項中的2項，這個協定對美國非常重要，定義了我們和太平洋北半邊的關係。」</text:p>
      <text:p text:style-name="P4">
過去一週他在該區域訪問，敲定了帛琉、密克羅尼西亞協議的草案，但馬紹爾群島的協議更新卻仍有但書，尚未有共識。</text:p>
      <text:p text:style-name="P4">
馬紹爾群島的條款將於今年到期，尹汝尚並沒有說明為什麼遲遲沒有續簽，僅表示：「在我訪問馬紹爾群島的3天當中，有取得了進展，希望在未來幾週內與馬紹爾群島簽署協議。」</text:p>
      <text:p text:style-name="P4">
馬紹爾群島預計11月將舉行議會選舉。尹汝尚說，與美國續約有「戰略意義」。</text:p>
      <text:p text:style-name="P4">
馬紹爾群島的居民至今依然受到1946年至1958年，美國67次核彈試驗的健康和環境影響的困擾。其中1954年在比基尼環礁「城堡行動」中的「喝彩城堡」（CastleBravo）核試驗更是美國有史以來引爆的最大炸彈。</text:p>
      <text:p text:style-name="P4">
去年，100多個軍備控制、環境和其他活動團體敦促拜登政府就美國在馬紹爾群島進行的大規模核試驗的影響向馬紹爾群島正式道歉，並提供公平的賠償。</text:p>
      <text:p text:style-name="P4">
（路透社、美聯社）</text:p>
      <text:p text:style-name="P4">
Source: <text:a xlink:type="simple" xlink:href="https://www.dw.com/zh/美債危機攪局-拜登印太布局腳步大亂/a-65688655" text:style-name="Internet_20_link" text:visited-style-name="Visited_20_Internet_20_Link">
https://www.dw.com/zh/美債危機攪局-拜登印太布局腳步大亂/a-65688655?maca=chi-rss-chi-all-1127-rdf</text:a>
</text:p>
      <!--NEWS-->
      <text:h text:style-name="P10" text:outline-level="1">
<text:span text:style-name="T4">
七国集团公报加大对中国和俄罗斯施压</text:span>
</text:h>
      <text:p text:style-name="P4">
Author: chinese@voanews.com (维达库斯瓦拉)</text:p>
      <text:p text:style-name="P4">
Publisher: 美国之音中文网 (Type: NewsMediaOrganization)</text:p>
      <text:p text:style-name="P4">
Published Time: 2023-05-21T03:46:09+08:00</text:p>
      <text:p text:style-name="P4">
Modified Time: 2023-05-21 05:55:32Z</text:p>
      <text:p text:style-name="P4">
Description: 工业七国集团星期六加大谴责中国正在增长的军事和经济安全威胁，同时敦促北京要俄罗斯停止军事入侵，并从乌克兰撤军。</text:p>
      <text:p text:style-name="P4">
Videos: []</text:p>
      <text:p text:style-name="P4">
Images: []</text:p>
      <text:p text:style-name="P4">
Categories: ['全球议题', '经济·金融·贸易', '中国', '台湾']</text:p>
      <text:p text:style-name="P4">
Type: None</text:p>
      <!--METADATA-->
      <text:p text:style-name="P4">
NoneNone</text:p>
      <text:p text:style-name="P4">
Source: <text:a xlink:type="simple" xlink:href="https://www.voachinese.com/a/g7-amps-up-pressure-2023-0520/7102031.html" text:style-name="Internet_20_link" text:visited-style-name="Visited_20_Internet_20_Link">
https://www.voachinese.com/a/g7-amps-up-pressure-2023-0520/7102031.html</text:a>
</text:p>
      <!--NEWS-->
      <text:h text:style-name="P10" text:outline-level="1">
<text:span text:style-name="T4">
西班牙风势减缓 西部大火情况有所改善</text:span>
</text:h>
      <text:p text:style-name="P4">
Publisher: 法新社</text:p>
      <text:p text:style-name="P4">
Published Time: 2023-05-21T04:02:08+00:00</text:p>
      <text:p text:style-name="P4">
Modified Time: 2023-05-21T03:35:02+00:00</text:p>
      <text:p text:style-name="P4">
Description: （法新社马德里20日电） 西班牙当局今天表示，消防人员和军人正在设法控制西部的大火。这场火势已迫使数百人从附近村庄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21T04-02-08-00-00/000000.png" xlink:type="simple" xlink:show="embed" xlink:actuate="onLoad" draw:mime-type="image/png"/>
</draw:frame>
</text:p>
      <text:p text:style-name="P4">
法新社报导，民防协调员比亚（NievesVillar）说：「今天，我们希望能重挫这场大火…这是一项非常艰钜的任务。」他同时表示，鉴于近几天高风速减弱，情况已经有所改善。</text:p>
      <text:p text:style-name="P4">
这促使地区森林防火和灭火部门于晚间宣布情况「稳定下来」。</text:p>
      <text:p text:style-name="P4">
但风势预计要到明天才会终于趋于平静，届时可能会下些小雨。</text:p>
      <text:p text:style-name="P4">
西班牙西部与葡萄牙接壤的埃斯特雷马杜拉（Extremadura）地区，皮诺夫兰克阿多（Pinofranqueado）村落附近17日爆发大火。地方当局将此事归咎于人为纵火，并说大火烧毁了约3500公顷的森林和灌木丛，并迫使数个村庄的约700人撤离。</text:p>
      <text:p text:style-name="P4">
此外，欧洲哥白尼（Copernicus）卫星系统的数据显示，卡塞雷斯省（Caceras）有高达1万2000公顷的土地受到大火影响。</text:p>
      <text:p text:style-name="P4">
西班牙过去3年降雨量皆低于平均值，目前正遭逢长期干旱所苦，今年度已发生了多起野火。</text:p>
      <text:p text:style-name="P4">
而往年只在夏季看到的高温，今年则是不寻常的于4月提早报到，让当地干旱情况更加严重。</text:p>
      <text:p text:style-name="P4">
去年是欧洲野火特别严重的一年，西班牙是受灾最严重的国家。 （译者：纪锦玲）</text:p>
      <text:p text:style-name="P4">
Source: <text:a xlink:type="simple" xlink:href="https://www.rfi.fr/cn/%E7%A7%91%E5%AD%A6%E6%96%B0%E7%9F%A5/20230521-%E8%A5%BF%E7%8F%AD%E7%89%99%E9%A3%8E%E5%8A%BF%E5%87%8F%E7%BC%93-%E8%A5%BF%E9%83%A8%E5%A4%A7%E7%81%AB%E6%83%85%E5%86%B5%E6%9C%89%E6%89%80%E6%94%B9%E5%96%84" text:style-name="Internet_20_link" text:visited-style-name="Visited_20_Internet_20_Link">
https://www.rfi.fr/cn/%E7%A7%91%E5%AD%A6%E6%96%B0%E7%9F%A5/20230521-%E8%A5%BF%E7%8F%AD%E7%89%99%E9%A3%8E%E5%8A%BF%E5%87%8F%E7%BC%93-%E8%A5%BF%E9%83%A8%E5%A4%A7%E7%81%AB%E6%83%85%E5%86%B5%E6%9C%89%E6%89%80%E6%94%B9%E5%96%84</text:a>
</text:p>
      <!--NEWS-->
      <text:h text:style-name="P10" text:outline-level="1">
<text:span text:style-name="T4">
巴拉圭发现饲养鸡只染禽流感 扑杀杜绝感染源</text:span>
</text:h>
      <text:p text:style-name="P4">
Publisher: 法新社</text:p>
      <text:p text:style-name="P4">
Published Time: 2023-05-21T05:32:08+00:00</text:p>
      <text:p text:style-name="P4">
Modified Time: 2023-05-21T05:05:02+00:00</text:p>
      <text:p text:style-name="P4">
Description: （法新社亚松森20日电） 巴拉圭当局今天表示，已在境内家院饲养的鸡群中发现了禽流感案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21T05-32-08-00-00/000000.png" xlink:type="simple" xlink:show="embed" xlink:actuate="onLoad" draw:mime-type="image/png"/>
</draw:frame>
</text:p>
      <text:p text:style-name="P4">
法新社报导，巴拉圭国家动物卫生及品质局（Senacsa）通报，在门诺派（Mennonite）农区「艾斯蒂加里比亚元帅」（MariscalEstigarribia）和「纽兰」（Neuland）两乡镇的家禽中发现了禽流感。</text:p>
      <text:p text:style-name="P4">
国家动物卫生及品质局表示，正在调查感染原因，可能是家禽接触了受感染的候鸟。该局又说：「将会扑杀这些禽鸟以消除感染源。」</text:p>
      <text:p text:style-name="P4">
禽流感近几个月来在拉丁美洲蔓延，引发动植物检疫警报。</text:p>
      <text:p text:style-name="P4">
自2021年底以来，有纪录以来全世界最严重禽流感疫情之一已导致数千万只家禽被扑杀、大量野生鸟类死亡，多国境内哺乳动物感染的数量也不断增加。（译者：纪锦玲）</text:p>
      <text:p text:style-name="P4">
Source: <text:a xlink:type="simple" xlink:href="https://www.rfi.fr/cn/%E5%9B%BD%E9%99%85%E6%8A%A5%E9%81%93/20230521-%E5%B7%B4%E6%8B%89%E5%9C%AD%E5%8F%91%E7%8E%B0%E9%A5%B2%E5%85%BB%E9%B8%A1%E5%8F%AA%E6%9F%93%E7%A6%BD%E6%B5%81%E6%84%9F-%E6%89%91%E6%9D%80%E6%9D%9C%E7%BB%9D%E6%84%9F%E6%9F%93%E6%BA%90" text:style-name="Internet_20_link" text:visited-style-name="Visited_20_Internet_20_Link">
https://www.rfi.fr/cn/%E5%9B%BD%E9%99%85%E6%8A%A5%E9%81%93/20230521-%E5%B7%B4%E6%8B%89%E5%9C%AD%E5%8F%91%E7%8E%B0%E9%A5%B2%E5%85%BB%E9%B8%A1%E5%8F%AA%E6%9F%93%E7%A6%BD%E6%B5%81%E6%84%9F-%E6%89%91%E6%9D%80%E6%9D%9C%E7%BB%9D%E6%84%9F%E6%9F%93%E6%BA%90</text:a>
</text:p>
      <!--NEWS-->
      <text:h text:style-name="P10" text:outline-level="1">
<text:span text:style-name="T4">
拉力赛业余车手遭枪击 至少10死9伤</text:span>
</text:h>
      <text:p text:style-name="P4">
Publisher: 法新社</text:p>
      <text:p text:style-name="P4">
Published Time: 2023-05-21T06:02:07+00:00</text:p>
      <text:p text:style-name="P4">
Modified Time: 2023-05-21T05:50:02+00:00</text:p>
      <text:p text:style-name="P4">
Description: （法新社墨西哥市20日电） 墨西哥当即表示，有枪手在美国、墨西哥边境的城镇攻击一群参加拉力赛的业余人士，造成至少10人死亡、9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21T06-02-07-00-00/000000.png" xlink:type="simple" xlink:show="embed" xlink:actuate="onLoad" draw:mime-type="image/png"/>
</draw:frame>
</text:p>
      <text:p text:style-name="P4">
这场攻击发生在市镇恩瑟纳达（Ensenada）圣维森特（SanVicente）区一场全地形（越野）车的赛车活动。根据警方接获的报案电话，当地时间下午2时18分左右，几个人手持长枪步下厢型车，接着朝在加油站参加活动的民众开枪。</text:p>
      <text:p text:style-name="P4">
市警、州警，陆战队、消防局、墨西哥红十字会等单位都派员到场。</text:p>
      <text:p text:style-name="P4">
恩瑟纳达市市长罗布雷斯（Armando Ayala Robles）表示，州检察长已委托了一支特别小组调查此案。</text:p>
      <text:p text:style-name="P4">
Source: <text:a xlink:type="simple" xlink:href="https://www.rfi.fr/cn/%E5%9B%BD%E9%99%85%E6%8A%A5%E9%81%93/20230521-%E6%8B%89%E5%8A%9B%E8%B5%9B%E4%B8%9A%E4%BD%99%E8%BD%A6%E6%89%8B%E9%81%AD%E6%9E%AA%E5%87%BB-%E8%87%B3%E5%B0%9110%E6%AD%BB9%E4%BC%A4" text:style-name="Internet_20_link" text:visited-style-name="Visited_20_Internet_20_Link">
https://www.rfi.fr/cn/%E5%9B%BD%E9%99%85%E6%8A%A5%E9%81%93/20230521-%E6%8B%89%E5%8A%9B%E8%B5%9B%E4%B8%9A%E4%BD%99%E8%BD%A6%E6%89%8B%E9%81%AD%E6%9E%AA%E5%87%BB-%E8%87%B3%E5%B0%9110%E6%AD%BB9%E4%BC%A4</text:a>
</text:p>
      <!--NEWS-->
      <text:h text:style-name="P10" text:outline-level="1">
<text:span text:style-name="T4">
公理2号私人任务将启程 首批沙国太空人前进ISS</text:span>
</text:h>
      <text:p text:style-name="P4">
Publisher: 法新社</text:p>
      <text:p text:style-name="P4">
Published Time: 2023-05-21T06:02:08+00:00</text:p>
      <text:p text:style-name="P4">
Modified Time: 2023-05-21T05:50:01+00:00</text:p>
      <text:p text:style-name="P4">
Description: （法新社佛州卡纳维尔角21日电） 民间太空基础设施开发商「公理太空公司」规划的私人国际太空站（ISS）任务，预计今天从美国佛罗里达州发射升空，组员包括沙乌地阿拉伯首度派遣的2位太空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21T06-02-08-00-00/000000.png" xlink:type="simple" xlink:show="embed" xlink:actuate="onLoad" draw:mime-type="image/png"/>
</draw:frame>
</text:p>
      <text:p text:style-name="P4">
当中，乳癌研究人员巴纳威（Rayyanah Barnawi）将成为首位上太空的沙国女性；沙国战斗机飞行员卡尼（Ali Al-Qarni）也将加入这趟任务。</text:p>
      <text:p text:style-name="P4">
公理太空公司（Axiom Space）这次「公理2号」（Ax-2）任务组员将于当地时间下午5时37分，从佛州南部卡纳维尔角（CapeCanaveral）甘乃迪太空中心（Kennedy Space Center）搭乘美国太空探索科技公司（SpaceX）猎鹰9号（Falcon 9）火箭升空。</text:p>
      <text:p text:style-name="P4">
这支任务团队还包括前美国国家航空暨太空总署（NASA）太空人惠特森（PeggyWhitson），这将是她第4度飞往ISS；来自美国田纳西州的商人肖夫纳（John Shoffner）则将担任驾驶员。</text:p>
      <text:p text:style-name="P4">
这支4人团队预计明天下午约1时30分抵达ISS，停留约10天，期间将从事大约20项实验，其中一项涉及研究干细胞在零重力环境下的作用。</text:p>
      <text:p text:style-name="P4">
ISS目前有另外7名太空人，包括3名俄罗斯人、3名美国人以及阿拉伯联合大公国的太空人尼雅迪（Sultan al-Neyadi）。尼雅迪上个月成为全球首位在太空漫步的阿拉伯人。</text:p>
      <text:p text:style-name="P4">
巴纳威在最近的一次记者会中说：「身为第一位代表沙乌地阿拉伯的女性太空人，我非常高兴且荣幸地承担这一使命。」</text:p>
      <text:p text:style-name="P4">
巴纳威还表示，除了很兴奋将在ISS进行研究，也期待在ISS期间能与孩子们分享经历，「我可以看到孩子们的脸孔，看到他们首度见到自己家乡的太空人的反应，实在很让人兴奋」。</text:p>
      <text:p text:style-name="P4">
Source: <text:a xlink:type="simple" xlink:href="https://www.rfi.fr/cn/%E7%BC%A4%E7%BA%B7%E4%B8%96%E7%95%8C/20230521-%E5%85%AC%E7%90%862%E5%8F%B7%E7%A7%81%E4%BA%BA%E4%BB%BB%E5%8A%A1%E5%B0%86%E5%90%AF%E7%A8%8B-%E9%A6%96%E6%89%B9%E6%B2%99%E5%9B%BD%E5%A4%AA%E7%A9%BA%E4%BA%BA%E5%89%8D%E8%BF%9Biss" text:style-name="Internet_20_link" text:visited-style-name="Visited_20_Internet_20_Link">
https://www.rfi.fr/cn/%E7%BC%A4%E7%BA%B7%E4%B8%96%E7%95%8C/20230521-%E5%85%AC%E7%90%862%E5%8F%B7%E7%A7%81%E4%BA%BA%E4%BB%BB%E5%8A%A1%E5%B0%86%E5%90%AF%E7%A8%8B-%E9%A6%96%E6%89%B9%E6%B2%99%E5%9B%BD%E5%A4%AA%E7%A9%BA%E4%BA%BA%E5%89%8D%E8%BF%9Biss</text:a>
</text:p>
      <!--NEWS-->
      <text:h text:style-name="P10" text:outline-level="1">
<text:span text:style-name="T4">
普京祝贺俄军完全占领巴赫穆特</text:span>
</text:h>
      <text:p text:style-name="P4">
Author: 联合早报 (Person)</text:p>
      <text:p text:style-name="P4">
Publisher: 联合早报 (Organization)</text:p>
      <text:p text:style-name="P4">
Published Time: 2023-05-21T06:57</text:p>
      <text:p text:style-name="P4">
Modified Time: 2023-05-21T07:48</text:p>
      <text:p text:style-name="P4">
Description: 继俄罗斯瓦格纳雇佣军星期六（5月20日）宣布“完全占领”乌东重镇巴赫穆特后，俄总统普京随后公开祝贺俄军的“胜利”。综合美媒报道，塔斯社引述克里姆林宫的声明称，总统普京在星期六晚些时...</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罗斯', '普京', '乌克兰', '俄乌战争']</text:p>
      <!--METADATA-->
      <text:p text:style-name="P4">
继俄罗斯瓦格纳雇佣军星期六（5月20日） <text:a xlink:type="simple" xlink:href="https://www.zaobao.com/realtime/world/story20230520-1396628" text:style-name="Internet_20_link" text:visited-style-name="Visited_20_Internet_20_Link">
</text:a>
后，俄总统普京随后公开祝贺俄军的“胜利”。</text:p>
      <text:p text:style-name="P4">
综合美媒报道，塔斯社引述克里姆林宫的声明称，总统普京在星期六晚些时候祝贺俄部队夺取巴赫穆特，称将对表现突出的俄军提供奖励。</text:p>
      <text:p text:style-name="P4">
声明说：“普京祝贺瓦格纳突击队，以及为他们提供必要支持和侧翼掩护的俄罗斯武装部队各单位的所有军人，祝贺他们完成了解放‘阿尔乔莫夫斯克’（Artyomovsk）的行动。”</text:p>
      <text:p text:style-name="P4">
<draw:frame draw:style-name="fr1" draw:name="Image63" text:anchor-type="as-char" svg:width="6.9236in" svg:height="4.615733in" draw:z-index="0">
<draw:image xlink:href="../Images/zaobao world/2023-05-21T06-57/000000.png" xlink:type="simple" xlink:show="embed" xlink:actuate="onLoad" draw:mime-type="image/png"/>
</draw:frame>
俄瓦格纳雇佣军创办人普里戈津手持俄国旗宣布，俄罗斯已攻占巴赫穆特的消息。（法新社）</text:p>
      <text:p text:style-name="P4">
俄罗斯将巴赫穆特称为苏联时代的名称“阿尔乔莫夫斯克”。</text:p>
      <text:p text:style-name="P4">
基辅则否认了瓦格纳雇佣军首领普里戈津完全攻占巴赫穆特的说法。</text:p>
      <text:p text:style-name="P4">
乌克兰军事发言人切列瓦蒂（Serhiy Cherevatyi）回应说： “这不是真的，我们的部队正在巴赫穆特作战。”</text:p>
      <text:p text:style-name="P4">
报道称，不管乌军是否已离开巴赫穆特，乌军一直在缓慢地撤到该市内部，撤离到城市西部的边缘建筑中。另一方面，乌军还在巴赫穆特北部和南部夺回了大片失地。</text:p>
      <text:p text:style-name="P4">
Source: <text:a xlink:type="simple" xlink:href="https://www.zaobao.com.sg/realtime/world/story20230521-1396677" text:style-name="Internet_20_link" text:visited-style-name="Visited_20_Internet_20_Link">
https://www.zaobao.com.sg/realtime/world/story20230521-1396677</text:a>
</text:p>
      <!--NEWS-->
      <text:h text:style-name="P10" text:outline-level="1">
<text:span text:style-name="T4">
战略价值与日俱增 马克宏首访蒙古短暂过境</text:span>
</text:h>
      <text:p text:style-name="P4">
Publisher: 法新社</text:p>
      <text:p text:style-name="P4">
Published Time: 2023-05-21T07:02:08+00:00</text:p>
      <text:p text:style-name="P4">
Modified Time: 2023-05-21T06:50:01+00:00</text:p>
      <text:p text:style-name="P4">
Description: （法新社乌兰巴托21日电） 法国总统马克宏今天抵达蒙古进行短暂的象徵性访问，这是法国总统首次访问蒙古。地处中国和俄罗斯之间的蒙古，对西方的战略价值愈来愈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21T07-02-08-00-00/000000.png" xlink:type="simple" xlink:show="embed" xlink:actuate="onLoad" draw:mime-type="image/png"/>
</draw:frame>
</text:p>
      <text:p text:style-name="P4">
马克宏（Emmanuel Macron）在参加日本广岛举行的七大工业国集团（G7）峰会后，赴蒙古首都乌兰巴托作短暂停留。</text:p>
      <text:p text:style-name="P4">
法国艾里赛宫（Elysee）说，总统马克宏在乌兰巴托只停留一晚，并与蒙古国总统呼日勒苏赫（Khurelsukh Ukhnaa）共进晚餐。</text:p>
      <text:p text:style-name="P4">
马克宏还将参观成吉思汗博物馆，此博物馆将出借部分馆藏品给法国西部的南特历史博物馆（Nantes History Museum）办展，订于今年10月展出。</text:p>
      <text:p text:style-name="P4">
马克宏预计当晚就启程返回巴黎。</text:p>
      <text:p text:style-name="P4">
艾里赛宫随行的一名消息人士说：「事实上，总统返国途经蒙古，让我们能进行历史性首访，并赋予此行特殊意义。」</text:p>
      <text:p text:style-name="P4">
消息人士说：「蒙古位处内陆、介于俄罗斯和中国之间，是一个拥有自由政府型态的国家…蒙古正试图让伙伴关系多元化，以便壮大自己，盼能应对俄罗斯和中国两大强邻。」</text:p>
      <text:p text:style-name="P4">
消息人士又说，马克宏正在寻求松绑对俄罗斯邻国所施加的限制，向他们开放，让他们有所选择。</text:p>
      <text:p text:style-name="P4">
在双边关系方面，法国一直认为与蒙古有「非常重要的合作可能性」，特别是在能源领域，因为蒙古正努力摆脱经济上对煤炭的依赖。</text:p>
      <text:p text:style-name="P4">
美国近年来对幅员辽阔的蒙古愈来愈感兴趣，认为蒙古可作为吓阻中国崛起的战略一环。</text:p>
      <text:p text:style-name="P4">
蒙古出口总额有86%销往中国，其中一半是煤炭。 （译者：纪锦玲）</text:p>
      <text:p text:style-name="P4">
Source: <text:a xlink:type="simple" xlink:href="https://www.rfi.fr/cn/%E5%9B%BD%E9%99%85%E6%8A%A5%E9%81%93/20230521-%E6%88%98%E7%95%A5%E4%BB%B7%E5%80%BC%E4%B8%8E%E6%97%A5%E4%BF%B1%E5%A2%9E-%E9%A9%AC%E5%85%8B%E5%AE%8F%E9%A6%96%E8%AE%BF%E8%92%99%E5%8F%A4%E7%9F%AD%E6%9A%82%E8%BF%87%E5%A2%83" text:style-name="Internet_20_link" text:visited-style-name="Visited_20_Internet_20_Link">
https://www.rfi.fr/cn/%E5%9B%BD%E9%99%85%E6%8A%A5%E9%81%93/20230521-%E6%88%98%E7%95%A5%E4%BB%B7%E5%80%BC%E4%B8%8E%E6%97%A5%E4%BF%B1%E5%A2%9E-%E9%A9%AC%E5%85%8B%E5%AE%8F%E9%A6%96%E8%AE%BF%E8%92%99%E5%8F%A4%E7%9F%AD%E6%9A%82%E8%BF%87%E5%A2%83</text:a>
</text:p>
      <!--NEWS-->
      <text:h text:style-name="P10" text:outline-level="1">
<text:span text:style-name="T4">
意大利洪灾酿14死 逾3万人撤离家园</text:span>
</text:h>
      <text:p text:style-name="P4">
Author: 联合早报 (Person)</text:p>
      <text:p text:style-name="P4">
Publisher: 联合早报 (Organization)</text:p>
      <text:p text:style-name="P4">
Published Time: 2023-05-21T07:26</text:p>
      <text:p text:style-name="P4">
Modified Time: 2023-05-21T10:33</text:p>
      <text:p text:style-name="P4">
Description: 意大利东北部的洪灾持续扩大，引发洪水和泥石流，逾3万6000人被迫撤离家园。法新社报道，这场洪水至今已造成305多处山体滑坡、500多条道路受损或关闭，死亡人数已增至14人。北部艾...</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意大利', '洪水']</text:p>
      <!--METADATA-->
      <text:p text:style-name="P4">
<text:a xlink:type="simple" xlink:href="https://www.zaobao.com/news/world/story20230519-1396331" text:style-name="Internet_20_link" text:visited-style-name="Visited_20_Internet_20_Link">
 </text:a>
持续扩大，引发洪水和泥石流，逾3万6000人被迫撤离家园。</text:p>
      <text:p text:style-name="P4">
法新社报道，这场洪水至今已造成305多处山体滑坡、500多条道路受损或关闭，死亡人数已增至14人。北部艾米利亚—罗马涅区的多处城镇街区则被河水淹没。</text:p>
      <text:p text:style-name="P4">
地方当局已将红色天气警报延长至星期天（5月21日）。</text:p>
      <text:p text:style-name="P4">
<draw:frame draw:style-name="fr1" draw:name="Image65" text:anchor-type="as-char" svg:width="6.9236in" svg:height="4.615733in" draw:z-index="0">
<draw:image xlink:href="../Images/zaobao world/2023-05-21T07-26/000000.png" xlink:type="simple" xlink:show="embed" xlink:actuate="onLoad" draw:mime-type="image/png"/>
</draw:frame>
 地方当局将灾民撤离到一处体育馆避难。（法新社）</text:p>
      <text:p text:style-name="P4">
为了应对愈演愈烈的洪灾危机，在日本广岛出席 <text:a xlink:type="simple" xlink:href="https://www.zaobao.com/keywords/qi-guo-ji-tuan" text:style-name="Internet_20_link" text:visited-style-name="Visited_20_Internet_20_Link">
 </text:a>
峰会的意大利总理梅洛尼宣布 <text:a xlink:type="simple" xlink:href="https://www.zaobao.com/realtime/world/story20230520-1396624" text:style-name="Internet_20_link" text:visited-style-name="Visited_20_Internet_20_Link">
 </text:a>
。她对记者说：“在这样一个复杂的时刻，我不能离意大利这么远。”</text:p>
      <text:p text:style-name="P4">
梅洛尼预计将在星期天访问一些灾情严重的地区。</text:p>
      <text:p text:style-name="P4">
Source: <text:a xlink:type="simple" xlink:href="https://www.zaobao.com.sg/realtime/world/story20230521-1396680" text:style-name="Internet_20_link" text:visited-style-name="Visited_20_Internet_20_Link">
https://www.zaobao.com.sg/realtime/world/story20230521-1396680</text:a>
</text:p>
      <!--NEWS-->
      <text:h text:style-name="P10" text:outline-level="1">
<text:span text:style-name="T4">
美朝野协商国债上限 陷入僵局相互指责</text:span>
</text:h>
      <text:p text:style-name="P4">
Publisher: 法新社</text:p>
      <text:p text:style-name="P4">
Published Time: 2023-05-21T07:32:08+00:00</text:p>
      <text:p text:style-name="P4">
Modified Time: 2023-05-21T07:05:03+00:00</text:p>
      <text:p text:style-name="P4">
Description: （法新社华盛顿20日电） 避免美债违约已进入倒数计时，白宫和共和党人之间有关提高债务上限的协商今晚似乎陷入僵局，双方相互指责对方。</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21T07-32-08-00-00/000000.png" xlink:type="simple" xlink:show="embed" xlink:actuate="onLoad" draw:mime-type="image/png"/>
</draw:frame>
</text:p>
      <text:p text:style-name="P4">
白宫发言人尚皮耶（Karine Jean-Pierre）在声明中指出，共和党昨晚的提议是「一大退步，其中包含一系列极端党派的要求，而这些要求永远无法在国会两院获得通过。」</text:p>
      <text:p text:style-name="P4">
尚皮耶说：「这不是总统或民主党领导层的问题，那些只听命于『让美国再次伟大』（MAGA）派系的共和党领导层威胁说，除非极端派系的要求能获得满足，否则就让美国破天荒债务违约。」她指的是共和党的极右翼。</text:p>
      <text:p text:style-name="P4">
法新社报导，白宫决心不让共和党人在大众面前，将这次僵局归咎于民主党人，甚至因此向新闻室发送一份备忘录，其中详细说明了对方的提议。</text:p>
      <text:p text:style-name="P4">
共和党籍联邦众议院议长麦卡锡（Kevin McCarthy）今天也在社群媒体推特（Twitter）指责白宫在会谈中「往后倒退」。</text:p>
      <text:p text:style-name="P4">
麦卡锡写道：「不幸的是，民主党的社会主义派似乎掌控了一切，尤其是在总统拜登出国的时候。」他指的是拜登前往日本广岛出席七大工业国集团（G7）峰会。</text:p>
      <text:p text:style-name="P4">
美国政府需要扩大举债，才能满足已经开立的款项，而这意味着若两党协商结果未能提高债务上限，华府就无力支付帐单，从而引发一连串的经济冲击。（译者：纪锦玲）</text:p>
      <text:p text:style-name="P4">
Source: <text:a xlink:type="simple" xlink:href="https://www.rfi.fr/cn/%E5%9B%BD%E9%99%85%E6%8A%A5%E9%81%93/20230521-%E7%BE%8E%E6%9C%9D%E9%87%8E%E5%8D%8F%E5%95%86%E5%9B%BD%E5%80%BA%E4%B8%8A%E9%99%90-%E9%99%B7%E5%85%A5%E5%83%B5%E5%B1%80%E7%9B%B8%E4%BA%92%E6%8C%87%E8%B4%A3" text:style-name="Internet_20_link" text:visited-style-name="Visited_20_Internet_20_Link">
https://www.rfi.fr/cn/%E5%9B%BD%E9%99%85%E6%8A%A5%E9%81%93/20230521-%E7%BE%8E%E6%9C%9D%E9%87%8E%E5%8D%8F%E5%95%86%E5%9B%BD%E5%80%BA%E4%B8%8A%E9%99%90-%E9%99%B7%E5%85%A5%E5%83%B5%E5%B1%80%E7%9B%B8%E4%BA%92%E6%8C%87%E8%B4%A3</text:a>
</text:p>
      <!--NEWS-->
      <text:h text:style-name="P10" text:outline-level="1">
<text:span text:style-name="T4">
教宗要求义大利枢机主教 率领乌克兰和平任务</text:span>
</text:h>
      <text:p text:style-name="P4">
Publisher: 法新社</text:p>
      <text:p text:style-name="P4">
Published Time: 2023-05-21T07:32:09+00:00</text:p>
      <text:p text:style-name="P4">
Modified Time: 2023-05-21T07:05:02+00:00</text:p>
      <text:p text:style-name="P4">
Description: （法新社梵蒂冈20日电） 梵蒂冈今天表示，罗马天主教教宗方济各（Pope Francis）已要求义大利主教团主席、枢机主教祖皮（Matte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5-21T07-32-09-00-00/000000.png" xlink:type="simple" xlink:show="embed" xlink:actuate="onLoad" draw:mime-type="image/png"/>
</draw:frame>
</text:p>
      <text:p text:style-name="P4">
教廷发言人布鲁尼 (Matteo Bruni) 说，祖皮已被要求「缓和乌克兰冲突的紧张局势做出贡献，以期启动和平进程，一个教宗从未放弃的希望」。</text:p>
      <text:p text:style-name="P4">
教宗是上个月访问匈牙利过后，首次提到他打算发起一项任务，但没有透露细节。</text:p>
      <text:p text:style-name="P4">
方济各4月30日结束匈牙利行程后，曾公开表示梵蒂冈涉及一场试图结束战争的任务，说：「现在有一个任务正在进行中，但还没有公开。」</text:p>
      <text:p text:style-name="P4">
来自罗马圣艾智德团体（Sant'Egidio Catholic Community）的祖皮，去年获选为义大利主教团主席。圣艾智德团体专门从事外交与和平工作。</text:p>
      <text:p text:style-name="P4">
Source: <text:a xlink:type="simple" xlink:href="https://www.rfi.fr/cn/%E5%9B%BD%E9%99%85%E6%8A%A5%E9%81%93/20230521-%E6%95%99%E5%AE%97%E8%A6%81%E6%B1%82%E4%B9%89%E5%A4%A7%E5%88%A9%E6%9E%A2%E6%9C%BA%E4%B8%BB%E6%95%99-%E7%8E%87%E9%A2%86%E4%B9%8C%E5%85%8B%E5%85%B0%E5%92%8C%E5%B9%B3%E4%BB%BB%E5%8A%A1" text:style-name="Internet_20_link" text:visited-style-name="Visited_20_Internet_20_Link">
https://www.rfi.fr/cn/%E5%9B%BD%E9%99%85%E6%8A%A5%E9%81%93/20230521-%E6%95%99%E5%AE%97%E8%A6%81%E6%B1%82%E4%B9%89%E5%A4%A7%E5%88%A9%E6%9E%A2%E6%9C%BA%E4%B8%BB%E6%95%99-%E7%8E%87%E9%A2%86%E4%B9%8C%E5%85%8B%E5%85%B0%E5%92%8C%E5%B9%B3%E4%BB%BB%E5%8A%A1</text:a>
</text:p>
      <!--NEWS-->
      <text:h text:style-name="P10" text:outline-level="1">
<text:span text:style-name="T4">
俄：西方国家向乌提供F-16战机将带来巨大风险</text:span>
</text:h>
      <text:p text:style-name="P4">
Author: 联合早报 (Person)</text:p>
      <text:p text:style-name="P4">
Publisher: 联合早报 (Organization)</text:p>
      <text:p text:style-name="P4">
Published Time: 2023-05-21T07:49</text:p>
      <text:p text:style-name="P4">
Modified Time: 2023-05-21T08:23</text:p>
      <text:p text:style-name="P4">
Description: 俄罗斯外交部副部长格鲁什科表明，若西方国家向乌克兰提供F-16战机，将面临“巨大风险”。路透社报道，塔斯社星期六（5月21日）引述格鲁什科的话称：“我们看到，西方国家仍在坚持升级（...</text:p>
      <text:p text:style-name="P4">
Videos: []</text:p>
      <text:p text:style-name="P4">
Audios: []</text:p>
      <text:p text:style-name="P4">
Images: []</text:p>
      <text:p text:style-name="P4">
Type: NewsArticle</text:p>
      <text:p text:style-name="P4">
Breadcrumbs: ['即时', '国际']</text:p>
      <text:p text:style-name="P4">
Keywords: ['俄罗斯', '乌克兰', 'F-16战机', '美国', '俄乌战争']</text:p>
      <!--METADATA-->
      <text:p text:style-name="P4">
俄罗斯外交部副部长格鲁什科表明，若西方国家向乌克兰提供F-16战机，将面临“巨大风险”。</text:p>
      <text:p text:style-name="P4">
路透社报道，塔斯社星期六（5月21日）引述格鲁什科的话称：“我们看到，西方国家仍在坚持升级（冲突）的情况。这给他们自己带来了巨大的风险。”</text:p>
      <text:p text:style-name="P4">
“无论如何，在我们所有的计划中都会考虑到这一点，我们有一切必要的手段来实现我们设定的目标。”</text:p>
      <text:p text:style-name="P4">
乌克兰空军发言人伊格纳特（Yuri Ignat）则说，一旦基辅获得F-16战机，乌克兰将赢得这场战争，因为乌军可以在防空导弹射程之外的地区提供防御性掩护。</text:p>
      <text:p text:style-name="P4">
伊格纳特说：“我们需要F-16战机成为我们防空的一个组成部分，这些战机可以从高空和低空打击空中目标。”</text:p>
      <text:p text:style-name="P4">
“通过利用F-16战机，我们的地面部队将能够通过瞄准敌人的指挥所、军事团体和后勤供应链，迅速解放被占领的乌克兰领土。”</text:p>
      <text:p text:style-name="P4">
美国有线电视新闻网（CNN）日前引述消息称，美国面对国会和盟友的日益施压，拜登政府近几个星期向欧洲盟友发出信号， <text:a xlink:type="simple" xlink:href="https://www.zaobao.com/news/world/story20230519-1396365" text:style-name="Internet_20_link" text:visited-style-name="Visited_20_Internet_20_Link">
</text:a>
 。</text:p>
      <text:p text:style-name="P4">
至于飞行员的训练安排，拜登则在广岛七国集团峰会承诺将支援盟友对乌飞行员的培训工作。</text:p>
      <text:p text:style-name="P4">
Source: <text:a xlink:type="simple" xlink:href="https://www.zaobao.com.sg/realtime/world/story20230521-1396684" text:style-name="Internet_20_link" text:visited-style-name="Visited_20_Internet_20_Link">
https://www.zaobao.com.sg/realtime/world/story20230521-1396684</text:a>
</text:p>
      <!--NEWS-->
      <text:h text:style-name="P10" text:outline-level="1">
<text:span text:style-name="T4">
七国集团峰会举行的四方安全对话重申对印太地区的支持</text:span>
</text:h>
      <text:p text:style-name="P4">
Author: chinese@voanews.com (普雷苏蒂, 维达库斯瓦拉)</text:p>
      <text:p text:style-name="P4">
Publisher: 美国之音中文网 (Type: NewsMediaOrganization)</text:p>
      <text:p text:style-name="P4">
Published Time: 2023-05-21T07:53:26+08:00</text:p>
      <text:p text:style-name="P4">
Modified Time: 2023-05-21 02:16:48Z</text:p>
      <text:p text:style-name="P4">
Description: 美国总统拜登星期六在广岛举行的七国集团会议间隙与其他三位国家元首举行了四方安全对话领导人峰会。</text:p>
      <text:p text:style-name="P4">
Videos: []</text:p>
      <text:p text:style-name="P4">
Images: []</text:p>
      <text:p text:style-name="P4">
Categories: ['亚太', '美国', '全球议题']</text:p>
      <text:p text:style-name="P4">
Type: None</text:p>
      <!--METADATA-->
      <text:p text:style-name="P4">
NoneNone</text:p>
      <text:p text:style-name="P4">
Source: <text:a xlink:type="simple" xlink:href="https://www.voachinese.com/a/quad-summit-at-g7-20230520/7102106.html" text:style-name="Internet_20_link" text:visited-style-name="Visited_20_Internet_20_Link">
https://www.voachinese.com/a/quad-summit-at-g7-20230520/7102106.html</text:a>
</text:p>
      <!--NEWS-->
      <text:h text:style-name="P10" text:outline-level="1">
<text:span text:style-name="T4">
巴黎奥运会：缺席者应该是乌克兰还是俄罗斯？</text:span>
</text:h>
      <text:p text:style-name="P4">
Author: None (Language: zh)</text:p>
      <text:p text:style-name="P4">
Publisher: None</text:p>
      <text:p text:style-name="P4">
Time: 2023-05-21T07:56:00Z</text:p>
      <text:p text:style-name="P4">
Description: 乌克兰政府不希望本国运动员与俄罗斯人同台竞技。但是一些人认为，这是发出错误的信息，可能将国际体育赛场拱手让给俄罗斯的宣传机器。乌克兰奥运冠军谴责奥委会主席“允许恐怖分子参加国际活动”。</text:p>
      <text:p text:style-name="P4">
Videos: []</text:p>
      <text:p text:style-name="P4">
Images: ["<text:a xlink:type="simple" xlink:href="https://static.dw.com/image/64761700_303.jpg" text:style-name="Internet_20_link" text:visited-style-name="Visited_20_Internet_20_Link">
64761700_303.jpg</text:a>
", "<text:a xlink:type="simple" xlink:href="https://static.dw.com/image/60848255_401.jpg" text:style-name="Internet_20_link" text:visited-style-name="Visited_20_Internet_20_Link">
60848255_401.jpg</text:a>
"]</text:p>
      <text:p text:style-name="P4">
Subject: 足坛体坛</text:p>
      <text:p text:style-name="P4">
Subjects: []</text:p>
      <text:p text:style-name="P4">
Keywords: ['俄罗斯', '兴奋剂丑闻', '乌克兰', '普京', '俄罗斯入侵乌克兰']</text:p>
      <text:p text:style-name="P4">
ID: 65636280</text:p>
      <!--METADATA-->
      <text:p text:style-name="P4">
<text:a xlink:type="simple" xlink:href="https://www.dw.com/zh/overlay/image/article/65636280/64761700" text:style-name="Internet_20_link" text:visited-style-name="Visited_20_Internet_20_Link">
 <draw:frame draw:style-name="fr1" draw:name="Image68" text:anchor-type="as-char" svg:width="6.9236in" svg:height="3.896998in" draw:z-index="0">
<draw:image xlink:href="../Images/dwzh/2023-05-21T07-56-00Z/64761700_303.jpg" xlink:type="simple" xlink:show="embed" xlink:actuate="onLoad" draw:mime-type="image/jpeg"/>
</draw:frame>
</text:a>
</text:p>
      <text:p text:style-name="P4">
一些乌克兰运动员反对政府抵制国际体育赛事的立场（资料图片）</text:p>
      <text:p text:style-name="P4">
（德国之声中文网）一位参加过两届奥运会的乌克兰议员发出呼声，支持乌克兰运动员要求乌克兰政府重新考虑其抵制国际体育赛事的立场。</text:p>
      <text:p text:style-name="P4">
萨拉杜哈 (Olga Saladukha) 是 2012年伦敦奥运会三级跳远的铜牌得主，她将目前局势描述为“艰难”，但表示乌克兰议会将“竭尽所能”让乌克兰运动员参加明年的巴黎奥运会。</text:p>
      <text:p text:style-name="P4">
“我认为乌克兰运动员应该而且必须参加奥运会，”萨拉杜哈上个周末在爱沙尼亚首都塔林举行的和平与自由运动员集会上说，“他们需要比赛，他们需要展示我们的力量。”</text:p>
      <text:p text:style-name="P4">
上个月，乌克兰政府通过了一项法令，禁止本国运动员参加有俄罗斯和白俄罗斯人参加的赛事。该项法令事实上取消了乌克兰运动员参加巴黎奥运会部分比赛项目的资格。</text:p>
      <text:p text:style-name="P4">
萨拉杜哈表示，乌克兰议会正在呼吁其欧洲同行“争取实现让俄罗斯运动员被禁止参加国际赛事”，并表示也在继续游说国际奥委会（IOC）。</text:p>
      <text:p text:style-name="P4">
“我们的体育组织的领导人表示，他们正在国际层面努力教育（国际奥委会主席）巴赫这样的人。”她说， “但正如我们所看到的，巴赫的决定和说法一天一个变化。”</text:p>
      <text:h text:style-name="P12" text:outline-level="3">
<text:span text:style-name="T4">
乌克兰呼吁禁止俄罗斯参加巴黎奥运</text:span>
</text:h>
      <text:p text:style-name="P4">
萨拉杜哈的意见与乌克兰钢架雪车选手赫拉斯克维奇（VladyslavHeraskevych）的观点相呼应。在去年的北京冬奥会上，赫拉斯克维奇打出海报“乌克兰不要战争（No War in Ukraine）”。他说抵制不是目标。</text:p>
      <text:p text:style-name="P4">
“奥运会和国际体育（提供）了一个非常大的媒体平台。”赫拉斯克维奇在接受德国之声电视采访时说，“我们不应该把这个平台拱手让位给俄罗斯和白俄罗斯的宣传叙事。那样的话，他们将增加软实力，越来越多的俄罗斯人将走上前线。”</text:p>
      <text:h text:style-name="P12" text:outline-level="3">
<text:span text:style-name="T4">
国际奥委员批评乌克兰：以政治干预体育</text:span>
</text:h>
      <text:p text:style-name="P4">
乌克兰政府的法令是为了回应国际奥委会的建议， <text:a xlink:type="simple" xlink:href="https://www.dw.com/zh/zh/国际奥委会支持俄罗斯运动员回归国际体坛/a-65170663" text:style-name="Internet_20_link" text:visited-style-name="Visited_20_Internet_20_Link">
</text:a>
</text:p>
      <text:p text:style-name="P4">
国际奥委会援引了一些联合国人权专家的话来自我辩护，认为基于国籍的全面禁令是歧视性的。它还批评乌克兰的政治干预，重申其观点“决定哪些运动员可以参加哪些国际比赛不能由政府决定”。</text:p>
      <text:p text:style-name="P4">
不过，乌克兰议员萨拉杜哈认为，体育超越政治的说法是错误的。</text:p>
      <text:p text:style-name="P4">
“这场战争如此可怕，成千上万的人正在死去。我们谈论的是一个用核武器威胁世界的战争罪犯。”她说，“我们知道，在俄罗斯，任何运动员本质上都是宣传议程的一部分。俄罗斯运动员仍在谈论俄罗斯和俄罗斯帝国的伟大。”</text:p>
      <text:h text:style-name="P12" text:outline-level="3">
<text:span text:style-name="T4">
躲避戰禍 烏克蘭運動員逃到柏林</text:span>
</text:h>
      <text:p text:style-name="P4">
流亡中的白俄罗斯奥委会前秘书长科陶 （Anatol Kotau）认为， <text:a xlink:type="simple" xlink:href="https://www.dw.com/zh/zh/人权组织谴责国际体育机构奖励威权制国家/a-61316736" text:style-name="Internet_20_link" text:visited-style-name="Visited_20_Internet_20_Link">
</text:a>
 。</text:p>
      <text:p text:style-name="P4">
他在由异议运动员组织白俄罗斯体育团结基金会召集的会议上说：“国际奥委会指责乌克兰干预体育运动是不可接受的，因为俄罗斯和白俄罗斯的体育运动的整个基础都是国家机构。”</text:p>
      <text:p text:style-name="P4">
国际奥委会的章程禁止对体育进行政治干预，并呼吁各国奥委会“保持自主权，抵制任何形式的压力，包括但不限于政治、法律、宗教或经济压力”。</text:p>
      <text:p text:style-name="P4">
当被问及是否会根据其章程暂停乌克兰奥委会的职权时，国际奥委会只是让德国之声参考其之前的声明，并表示：“目前没有什么可以补充的。”</text:p>
      <text:h text:style-name="P12" text:outline-level="3">
<text:span text:style-name="T4">
“巴赫允许恐怖分子参加国际活动”</text:span>
</text:h>
      <text:p text:style-name="P4">
虽然一些运动项目保留了对俄罗斯人和白俄罗斯人的禁令，但另外一些项目——例如击剑、柔道和举重——已决定遵循国际奥委会的建议。</text:p>
      <text:p text:style-name="P4">
其结果是，因为有来自俄罗斯和白俄罗斯的柔道运动员出席，乌克兰柔道联合会抵制了本月在卡塔尔多哈举行的世界柔道锦标赛，声称参加比赛的“大多数”俄罗斯人是“现役军人”。</text:p>
      <text:p text:style-name="P4">
俄罗斯的许多体育组织都与俄国防部有关联，包括莫斯科中央陆军俱乐部（ CSKA Moscow）。经美联社查证，多哈的入境名单上的 18 名俄罗斯人中有 5人是该俱乐部的成员。这项运动的知名乌克兰运动员、两届世界冠军比洛迪德（Daria Bilodid）对此提出质疑。</text:p>
      <text:p text:style-name="P4">
“这是胡搞，不是吗？”她在社交媒体上写道。“我认为，允许一个每天都在杀害乌克兰人的恐怖主义国家的军事人员参加国际比赛是不可接受的。这根本不符合体育价值观。”</text:p>
      <text:p text:style-name="P4">
<draw:frame draw:style-name="fr1" draw:name="Image69" text:anchor-type="as-char" svg:width="6.9236in" svg:height="3.896998in" draw:z-index="0">
<draw:image xlink:href="../Images/dwzh/2023-05-21T07-56-00Z/60848255_401.jpg" xlink:type="simple" xlink:show="embed" xlink:actuate="onLoad" draw:mime-type="image/jpeg"/>
</draw:frame>
</text:p>
      <text:p text:style-name="P4">
乌克兰奥运冠军多布林斯卡（Nataliya Dobrynska）在塔林会议上表示，巴赫（图）领导的奥委会未能坚持其原则</text:p>
      <text:p text:style-name="P4">
国际柔道联合会表示，在经过“独立背景调查”之后，它已经禁止俄罗斯代表团的8名成员出席比赛，但这些人都不是运动员。它表示，被允许进入名单上的人员“受雇于（俄罗斯）联邦训练体育中心”，属于国营，而非军事企业。</text:p>
      <text:p text:style-name="P4">
国际奥委会已将巴黎奥运会的资格决定权交给每个运动项目，并强调尚未就赛事本身做出任何决定。然而，另一位乌克兰奥运选手多布林斯卡（NataliyaDobrynska）在塔林会议上表示，巴赫的这个组织未能坚持自己的原则。</text:p>
      <text:p text:style-name="P4">
“奥运会的设定目标是确保世界团结。”2008 年北京奥运会七项全能金牌得主多布林斯卡说，“但是，看看俄罗斯的侵略战争，团结从何谈起？”</text:p>
      <text:p text:style-name="P4">
她说：“巴赫允许恐怖分子参加国际活动。我们需要继续向他施加压力，让他收回成命。”</text:p>
      <text:p text:style-name="P4">
Source: <text:a xlink:type="simple" xlink:href="https://www.dw.com/zh/巴黎奥运会：缺席者应该是乌克兰还是俄罗斯？/a-65636280" text:style-name="Internet_20_link" text:visited-style-name="Visited_20_Internet_20_Link">
https://www.dw.com/zh/巴黎奥运会：缺席者应该是乌克兰还是俄罗斯？/a-65636280?maca=chi-rss-chi-all-1127-rdf</text:a>
</text:p>
      <!--NEWS-->
      <text:h text:style-name="P10" text:outline-level="1">
<text:span text:style-name="T4">
航运公会：到2032年船舶回收将翻倍</text:span>
</text:h>
      <text:p text:style-name="P4">
Author: None (Language: zh)</text:p>
      <text:p text:style-name="P4">
Publisher: None</text:p>
      <text:p text:style-name="P4">
Time: 2023-05-21T07:57:00Z</text:p>
      <text:p text:style-name="P4">
Description: 随着航运业船队转型，变得更加利于气候保护，主要分布于亚洲地区的「船舶坟场」在未来几年内可能会获得空前的关注。</text:p>
      <text:p text:style-name="P4">
Videos: []</text:p>
      <text:p text:style-name="P4">
Images: ["<text:a xlink:type="simple" xlink:href="https://static.dw.com/image/65659690_303.jpg" text:style-name="Internet_20_link" text:visited-style-name="Visited_20_Internet_20_Link">
65659690_303.jpg</text:a>
", "<text:a xlink:type="simple" xlink:href="https://static.dw.com/image/38260708_303.jpg" text:style-name="Internet_20_link" text:visited-style-name="Visited_20_Internet_20_Link">
38260708_303.jpg</text:a>
", "<text:a xlink:type="simple" xlink:href="https://static.dw.com/image/38260838_303.jpg" text:style-name="Internet_20_link" text:visited-style-name="Visited_20_Internet_20_Link">
38260838_303.jpg</text:a>
", "<text:a xlink:type="simple" xlink:href="https://static.dw.com/image/38260797_303.jpg" text:style-name="Internet_20_link" text:visited-style-name="Visited_20_Internet_20_Link">
38260797_303.jpg</text:a>
", "<text:a xlink:type="simple" xlink:href="https://static.dw.com/image/38260750_303.jpg" text:style-name="Internet_20_link" text:visited-style-name="Visited_20_Internet_20_Link">
38260750_303.jpg</text:a>
", "<text:a xlink:type="simple" xlink:href="https://static.dw.com/image/38260762_303.jpg" text:style-name="Internet_20_link" text:visited-style-name="Visited_20_Internet_20_Link">
38260762_303.jpg</text:a>
", "<text:a xlink:type="simple" xlink:href="https://static.dw.com/image/38260826_303.jpg" text:style-name="Internet_20_link" text:visited-style-name="Visited_20_Internet_20_Link">
38260826_303.jpg</text:a>
", "<text:a xlink:type="simple" xlink:href="https://static.dw.com/image/38260730_303.jpg" text:style-name="Internet_20_link" text:visited-style-name="Visited_20_Internet_20_Link">
38260730_303.jpg</text:a>
", "<text:a xlink:type="simple" xlink:href="https://static.dw.com/image/38260850_303.jpg" text:style-name="Internet_20_link" text:visited-style-name="Visited_20_Internet_20_Link">
38260850_303.jpg</text:a>
", "<text:a xlink:type="simple" xlink:href="https://static.dw.com/image/38260878_303.jpg" text:style-name="Internet_20_link" text:visited-style-name="Visited_20_Internet_20_Link">
38260878_303.jpg</text:a>
", "<text:a xlink:type="simple" xlink:href="https://static.dw.com/image/38260696_303.jpg" text:style-name="Internet_20_link" text:visited-style-name="Visited_20_Internet_20_Link">
38260696_303.jpg</text:a>
"]</text:p>
      <text:p text:style-name="P4">
Subject: 科技环境</text:p>
      <text:p text:style-name="P4">
Subjects: ['温室效应气体']</text:p>
      <text:p text:style-name="P4">
Keywords: ['船只', '船舶墓地', '温室气体', '碳排放', '波罗的海国际航运公会', '香港公约', '拆船平台']</text:p>
      <text:p text:style-name="P4">
ID: 65669628</text:p>
      <!--METADATA-->
      <text:p text:style-name="P4">
<text:a xlink:type="simple" xlink:href="https://www.dw.com/zh/overlay/image/article/65669628/65659690" text:style-name="Internet_20_link" text:visited-style-name="Visited_20_Internet_20_Link">
 <draw:frame draw:style-name="fr1" draw:name="Image70" text:anchor-type="as-char" svg:width="6.9236in" svg:height="3.896998in" draw:z-index="0">
<draw:image xlink:href="../Images/dwzh/2023-05-21T07-57-00Z/65659690_303.jpg" xlink:type="simple" xlink:show="embed" xlink:actuate="onLoad" draw:mime-type="image/jpeg"/>
</draw:frame>
</text:a>
</text:p>
      <text:p text:style-name="P4">
BBC乔治亚号货船停泊在德国施特拉尔松德市港口，由Strela修船厂进行维修</text:p>
      <text:p text:style-name="P4">
（德国之声中文网）总部设在哥本哈根附近城市巴格斯韦德的波罗的海国际航运公会（Bimco）周三（5月17日）报告：「从2023年到2032年的未来十年间，预计将有超过15000艘载重吨位高于6亿吨的船只被回收。」据Bimco的分析师拉斯穆森（NielsRasmussen）称，这比前十年的回收量高出一倍多。</text:p>
      <text:p text:style-name="P4">
根据Bimco的计算，在过去的十年里，全世界有7780艘载重吨位为2.85亿吨的船只被回收，其中大部分是90年代建造的。该协会报告写道：「在未来十年，2000年代建造的船只将成为主要回收来源。」并且指出：「与20世纪90年代相比，2000年代建造的船舶载重吨位是当时的两倍以上，预期这将推动回收利用的增长。」</text:p>
      <text:h text:style-name="P12" text:outline-level="3">
<text:span text:style-name="T4">
更严格的碳排放规定</text:span>
</text:h>
      <text:p text:style-name="P4">
Bimco认为，目前航运业所面临的更严格的 <text:a xlink:type="simple" xlink:href="https://www.dw.com/zh/zh/气候变化/t-41538394" text:style-name="Internet_20_link" text:visited-style-name="Visited_20_Internet_20_Link">
 </text:a>
规也是使回收需求增加的原因之一。据该协会称，绝大多数的船舶是在亚洲的孟加拉国、印度和巴基斯坦报废和再加工的。国际非政府组织「拆船平台」（ShipbreakingPlatform）多年来谴责这种做法一再导致环境破坏、侵犯人权、童工以及疾病和死亡等案例。</text:p>
      <text:p text:style-name="P4">
事实上，对环境无害、安全的拆船工作早该在全球范围内得到规范。根据记录，自2009年起就有一个与此相关的国际协议，德国在2019年批准了该协议。然而，这个所谓的香港公约（全名为香港国际安全与无害环境拆船公约）只有在至少15个国家批准加入，并且缔约国的合计商船总吨位不少于世界商船总吨位的40%才会生效。Bimco在孟加拉国也宣布将签署该公约后表示乐观，认为这项公约的生效日可能很快就会到来。</text:p>
      <ul>
        <li>
          <draw:frame draw:style-name="fr1" draw:name="Image71" text:anchor-type="as-char" svg:width="6.9236in" svg:height="3.896998in" draw:z-index="0">
            <draw:image xlink:href="../Images/dwzh/2023-05-21T07-57-00Z/38260708_303.jpg" xlink:type="simple" xlink:show="embed" xlink:actuate="onLoad" draw:mime-type="image/jpeg"/>
          </draw:frame>
        </li>
      </ul>
      <h5>
世界上最危险的工作之一：南亚拆船工</h5>
      <text:h text:style-name="P12" text:outline-level="3">
<text:span text:style-name="T4">
政府的冷漠</text:span>
</text:h>
      <text:p text:style-name="P4">
图中一名孟加拉年轻工人站在吉大港（Chittagong）。这里的工人中，大约25%人是不满18岁的未成年人。但是南亚各国政府坐视不管，忽略工人的艰难处境。</text:p>
      <ul>
        <li>
          <draw:frame draw:style-name="fr1" draw:name="Image72" text:anchor-type="as-char" svg:width="6.9236in" svg:height="3.896998in" draw:z-index="0">
            <draw:image xlink:href="../Images/dwzh/2023-05-21T07-57-00Z/38260838_303.jpg" xlink:type="simple" xlink:show="embed" xlink:actuate="onLoad" draw:mime-type="image/jpeg"/>
          </draw:frame>
        </li>
      </ul>
      <h5>
世界上最危险的工作之一：南亚拆船工</h5>
      <text:h text:style-name="P12" text:outline-level="3">
<text:span text:style-name="T4">
被剥削的人工</text:span>
</text:h>
      <text:p text:style-name="P4">
尽管往往比那些成年人工作的时间更长，这些童工和年轻工人薪水微薄得可怜。</text:p>
      <ul>
        <li>
          <draw:frame draw:style-name="fr1" draw:name="Image73" text:anchor-type="as-char" svg:width="6.9236in" svg:height="3.896998in" draw:z-index="0">
            <draw:image xlink:href="../Images/dwzh/2023-05-21T07-57-00Z/38260797_303.jpg" xlink:type="simple" xlink:show="embed" xlink:actuate="onLoad" draw:mime-type="image/jpeg"/>
          </draw:frame>
        </li>
      </ul>
      <h5>
世界上最危险的工作之一：南亚拆船工</h5>
      <text:h text:style-name="P12" text:outline-level="3">
<text:span text:style-name="T4">
危险重重</text:span>
</text:h>
      <text:p text:style-name="P4">
工人们没有安全帽、安全鞋或者是护目镜等防护措施，经常发生重伤事件。</text:p>
      <ul>
        <li>
          <draw:frame draw:style-name="fr1" draw:name="Image74" text:anchor-type="as-char" svg:width="6.9236in" svg:height="3.896998in" draw:z-index="0">
            <draw:image xlink:href="../Images/dwzh/2023-05-21T07-57-00Z/38260750_303.jpg" xlink:type="simple" xlink:show="embed" xlink:actuate="onLoad" draw:mime-type="image/jpeg"/>
          </draw:frame>
        </li>
      </ul>
      <h5>
世界上最危险的工作之一：南亚拆船工</h5>
      <text:h text:style-name="P12" text:outline-level="3">
<text:span text:style-name="T4">
突如其来的灾难</text:span>
</text:h>
      <text:p text:style-name="P4">
Sheju在吉大港的一家接受治疗。在一艘船上做工时发生火灾，他被严重烧伤。</text:p>
      <ul>
        <li>
          <draw:frame draw:style-name="fr1" draw:name="Image75" text:anchor-type="as-char" svg:width="6.9236in" svg:height="3.896998in" draw:z-index="0">
            <draw:image xlink:href="../Images/dwzh/2023-05-21T07-57-00Z/38260762_303.jpg" xlink:type="simple" xlink:show="embed" xlink:actuate="onLoad" draw:mime-type="image/jpeg"/>
          </draw:frame>
        </li>
      </ul>
      <h5>
世界上最危险的工作之一：南亚拆船工</h5>
      <text:h text:style-name="P12" text:outline-level="3">
<text:span text:style-name="T4">
永远的痛</text:span>
</text:h>
      <text:p text:style-name="P4">
曾经的拆船工人Edris，他在拆船事故中失去了一条腿。</text:p>
      <ul>
        <li>
          <draw:frame draw:style-name="fr1" draw:name="Image76" text:anchor-type="as-char" svg:width="6.9236in" svg:height="3.896998in" draw:z-index="0">
            <draw:image xlink:href="../Images/dwzh/2023-05-21T07-57-00Z/38260826_303.jpg" xlink:type="simple" xlink:show="embed" xlink:actuate="onLoad" draw:mime-type="image/jpeg"/>
          </draw:frame>
        </li>
      </ul>
      <h5>
世界上最危险的工作之一：南亚拆船工</h5>
      <text:h text:style-name="P12" text:outline-level="3">
<text:span text:style-name="T4">
污染环境</text:span>
</text:h>
      <text:p text:style-name="P4">
不仅仅是工人们要在危险的环境下作业，当地的环境也受到污染。拆管工地周边大面积地区的地下水和土壤受到重油、铅等有毒物质的污染。</text:p>
      <ul>
        <li>
          <draw:frame draw:style-name="fr1" draw:name="Image77" text:anchor-type="as-char" svg:width="6.9236in" svg:height="3.896998in" draw:z-index="0">
            <draw:image xlink:href="../Images/dwzh/2023-05-21T07-57-00Z/38260730_303.jpg" xlink:type="simple" xlink:show="embed" xlink:actuate="onLoad" draw:mime-type="image/jpeg"/>
          </draw:frame>
        </li>
      </ul>
      <h5>
世界上最危险的工作之一：南亚拆船工</h5>
      <text:h text:style-name="P12" text:outline-level="3">
<text:span text:style-name="T4">
惨重的代价</text:span>
</text:h>
      <text:p text:style-name="P4">
这里的生态系统受到严重破坏，农业或渔业资源几乎消失了。</text:p>
      <ul>
        <li>
          <draw:frame draw:style-name="fr1" draw:name="Image78" text:anchor-type="as-char" svg:width="6.9236in" svg:height="3.896998in" draw:z-index="0">
            <draw:image xlink:href="../Images/dwzh/2023-05-21T07-57-00Z/38260850_303.jpg" xlink:type="simple" xlink:show="embed" xlink:actuate="onLoad" draw:mime-type="image/jpeg"/>
          </draw:frame>
        </li>
      </ul>
      <h5>
世界上最危险的工作之一：南亚拆船工</h5>
      <text:h text:style-name="P12" text:outline-level="3">
<text:span text:style-name="T4">
移民劳工</text:span>
</text:h>
      <text:p text:style-name="P4">
印度的阿朗镇（Alang）是世界上最大的拆船港。这里几乎所有的劳工都是来自印度北部的移民。2009年至今，他们拆了超过2600艘船。</text:p>
      <ul>
        <li>
          <draw:frame draw:style-name="fr1" draw:name="Image79" text:anchor-type="as-char" svg:width="6.9236in" svg:height="3.896998in" draw:z-index="0">
            <draw:image xlink:href="../Images/dwzh/2023-05-21T07-57-00Z/38260878_303.jpg" xlink:type="simple" xlink:show="embed" xlink:actuate="onLoad" draw:mime-type="image/jpeg"/>
          </draw:frame>
        </li>
      </ul>
      <h5>
世界上最危险的工作之一：南亚拆船工</h5>
      <text:h text:style-name="P12" text:outline-level="3">
<text:span text:style-name="T4">
困顿的生活</text:span>
</text:h>
      <text:p text:style-name="P4">
工人们的生活空间狭窄，没有电，也没有自来水。</text:p>
      <ul>
        <li>
          <draw:frame draw:style-name="fr1" draw:name="Image80" text:anchor-type="as-char" svg:width="6.9236in" svg:height="3.896998in" draw:z-index="0">
            <draw:image xlink:href="../Images/dwzh/2023-05-21T07-57-00Z/38260696_303.jpg" xlink:type="simple" xlink:show="embed" xlink:actuate="onLoad" draw:mime-type="image/jpeg"/>
          </draw:frame>
        </li>
      </ul>
      <h5>
世界上最危险的工作之一：南亚拆船工</h5>
      <text:h text:style-name="P12" text:outline-level="3">
<text:span text:style-name="T4">
轮船“墓地”</text:span>
</text:h>
      <text:p text:style-name="P4">
拆船工地提供了就业机会。场面壮观的拆解场面也吸引了不少前来参观拍照的游客。</text:p>
      <text:p text:style-name="P4">
作者: Rodion Ebbighaus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德新社）</text:p>
      <text:p text:style-name="P4">
Source: <text:a xlink:type="simple" xlink:href="https://www.dw.com/zh/航运公会：到2032年船舶回收将翻倍/a-65669628" text:style-name="Internet_20_link" text:visited-style-name="Visited_20_Internet_20_Link">
https://www.dw.com/zh/航运公会：到2032年船舶回收将翻倍/a-65669628?maca=chi-rss-chi-all-1127-rdf</text:a>
</text:p>
      <!--NEWS-->
      <text:h text:style-name="P10" text:outline-level="1">
<text:span text:style-name="T4">
分析：G7對中更強硬 調停戰爭不單靠北京</text:span>
</text:h>
      <text:p text:style-name="P4">
Author: None (Language: zh)</text:p>
      <text:p text:style-name="P4">
Publisher: None</text:p>
      <text:p text:style-name="P4">
Time: 2023-05-21T08:01:00Z</text:p>
      <text:p text:style-name="P4">
Description: 七國集團（G7）領導人齊聚日本廣島，峰會期間發布的聯合公報與反對「經濟脅迫」文件，劍指中國。有專家評價，這顯示G7正對中國挑戰做出有力回應——但現在問題是，他們如何兌現這些承諾？</text:p>
      <text:p text:style-name="P4">
Videos: []</text:p>
      <text:p text:style-name="P4">
Images: ["<text:a xlink:type="simple" xlink:href="https://static.dw.com/image/65673962_303.jpg" text:style-name="Internet_20_link" text:visited-style-name="Visited_20_Internet_20_Link">
65673962_303.jpg</text:a>
", "<text:a xlink:type="simple" xlink:href="https://static.dw.com/image/65684441_401.jpg" text:style-name="Internet_20_link" text:visited-style-name="Visited_20_Internet_20_Link">
65684441_401.jpg</text:a>
", "<text:a xlink:type="simple" xlink:href="https://static.dw.com/image/65685670_401.jpg" text:style-name="Internet_20_link" text:visited-style-name="Visited_20_Internet_20_Link">
65685670_401.jpg</text:a>
"]</text:p>
      <text:p text:style-name="P4">
Subject: 时政风云</text:p>
      <text:p text:style-name="P4">
Subjects: []</text:p>
      <text:p text:style-name="P4">
Keywords: ['奥巴马', '俄罗斯', '乌克兰', '岛屿主权争端', '专题报道：全景观看“习马会”', '中国', '中共十九大', '美国', '德中关系', '普京']</text:p>
      <text:p text:style-name="P4">
ID: 65689524</text:p>
      <!--METADATA-->
      <text:p text:style-name="P4">
<text:a xlink:type="simple" xlink:href="https://www.dw.com/zh/overlay/image/article/65689524/65673962" text:style-name="Internet_20_link" text:visited-style-name="Visited_20_Internet_20_Link">
 <draw:frame draw:style-name="fr1" draw:name="Image81" text:anchor-type="as-char" svg:width="6.9236in" svg:height="3.896998in" draw:z-index="0">
<draw:image xlink:href="../Images/dwzh/2023-05-21T08-01-00Z/65673962_303.jpg" xlink:type="simple" xlink:show="embed" xlink:actuate="onLoad" draw:mime-type="image/jpeg"/>
</draw:frame>
</text:a>
</text:p>
      <text:p text:style-name="P4">
中國搶在G7登場前夕，在西安舉行首屆中國－中亞峰會。</text:p>
      <text:p text:style-name="P4">
（德國之聲中文網）為期3天的七國集團（G7）峰會將於週日（5月21日）落幕。會議期間，七大工業國領導人 <text:a xlink:type="simple" xlink:href="https://www.dw.com/zh/zh/德语媒体g7和中国/a-65686050" text:style-name="Internet_20_link" text:visited-style-name="Visited_20_Internet_20_Link">
</text:a>
 ——從南海軍事化到「經濟脅迫」——發出了強烈批評。</text:p>
      <text:p text:style-name="P4">
G7誓言，要共同應對中國「非市場導向政策與作為」所帶來的挑戰，包括強制技術轉讓和數據披露。他們警告，中國此舉已經扭曲了全球經濟，G7領導人意識到各國培養對「經濟脅迫」的抵抗力的重要性。</text:p>
      <text:p text:style-name="P4">
在反對「經濟脅迫」的倡議文件中，G7領導人承認與「經濟脅迫」有關的事件「正令人不安地增加」，承諾建立協議平台，以改善對「經濟脅迫」的集體評估、準備、威懾和應對。</text:p>
      <text:p text:style-name="P4">
專家認為，儘管該份文件並未直接點名，但間接提到中國「經濟脅迫」所帶來的挑戰，這些回應是「有力且詳細的」。大西洋理事會印太安全倡議的高級研究員羅伯茨（DexterRoberts）告訴DW，鑒於這些國家與中國有不同的利益和不同程度的經濟交往，通過聲明反映的協調和團結已是「大事一件」。</text:p>
      <text:p text:style-name="P4">
<draw:frame draw:style-name="fr1" draw:name="Image82" text:anchor-type="as-char" svg:width="6.9236in" svg:height="3.896998in" draw:z-index="0">
<draw:image xlink:href="../Images/dwzh/2023-05-21T08-01-00Z/65684441_401.jpg" xlink:type="simple" xlink:show="embed" xlink:actuate="onLoad" draw:mime-type="image/jpeg"/>
</draw:frame>
</text:p>
      <text:p text:style-name="P4">
有專家認為，G7對於中國挑戰的回應是「有力的」。</text:p>
      <text:h text:style-name="P12" text:outline-level="3">
<text:span text:style-name="T4">
G7劍指中國</text:span>
</text:h>
      <text:p text:style-name="P4">
除了打擊「經濟脅迫」的倡議文件， <text:a xlink:type="simple" xlink:href="https://www.dw.com/zh/zh/g7联合公报政策方针不是为了伤害中国/a-65684805" text:style-name="Internet_20_link" text:visited-style-name="Visited_20_Internet_20_Link">
 </text:a>
，對北京發出嚴厲警告，試圖凝聚對華政策共識。不過，公報仍指「有必要與中國在全球挑戰以及共同感興趣的領域進行合作」，且「準備與中國建立建設性和穩定的關係」。</text:p>
      <text:p text:style-name="P4">
G7領導人強調，全球主要民主國家直接向中國表達關切至關重要，其政策方針不是為了傷害中國，也不是為了阻撓其經濟進步和發展。「我們不是在脫鉤或向內轉」，而是「去風險化」。</text:p>
      <text:p text:style-name="P4">
專家表示，這顯示G7領導人已就對中國採取「積極的地緣戰略方針」達成共識，不過，他們認為與北京合作應對全球挑戰亦「不可或缺」。</text:p>
      <text:p text:style-name="P4">
「這其實也是歐洲國家近年一直在推動的，所以可以說，歐洲在塑造民主國家對華政策方面，發揮了領導作用，正如所謂『去風險化』整合所表明的那樣。」台灣國立東華大學助理教授馮儒莎（ZsuzsaAnna Ferenczy）向DW表示。</text:p>
      <text:p text:style-name="P4">
針對G7的批評，中國外交部對公報表示「強烈不滿」，稱該集團的做法「沒有任何國際信譽」。北京指責G7口頭聲稱要培養和平、穩定和繁榮的世界，但實際上「阻礙國際和平、損害地區穩定、壓制他國發展。」</text:p>
      <text:p text:style-name="P4">
大西洋理事會的羅伯茨告訴DW，北京的憤怒回應表明G7公報「觸動了中國的神經」，因為「（公報涉及的）文字、具體內容和領域範圍」已使北京感到被挑戰。</text:p>
      <text:h text:style-name="P12" text:outline-level="3">
<text:span text:style-name="T4">
拉攏印度不單靠中國？</text:span>
</text:h>
      <text:p text:style-name="P4">
G7峰會期間另一個備受矚目的場合，是 <text:a xlink:type="simple" xlink:href="https://www.dw.com/zh/zh/g7重頭戲澤連斯基今見拜登/a-65688525" text:style-name="Internet_20_link" text:visited-style-name="Visited_20_Internet_20_Link">
 </text:a>
。這是去年2月俄羅斯入侵烏克蘭以來，兩人首次當面會晤。在此之前，印度一直不願批評俄羅斯的入侵行為，其與俄羅斯持續的經濟關係也受到了國際社會的關注。</text:p>
      <text:p text:style-name="P4">
<draw:frame draw:style-name="fr1" draw:name="Image83" text:anchor-type="as-char" svg:width="6.9236in" svg:height="3.896998in" draw:z-index="0">
<draw:image xlink:href="../Images/dwzh/2023-05-21T08-01-00Z/65685670_401.jpg" xlink:type="simple" xlink:show="embed" xlink:actuate="onLoad" draw:mime-type="image/jpeg"/>
</draw:frame>
</text:p>
      <text:p text:style-name="P4">
這是印度、烏克蘭兩位領導人，自俄烏戰爭以來的首次當面會晤。</text:p>
      <text:p text:style-name="P4">
澤連斯基與莫迪20日會面，莫迪承諾，印度將盡其所能幫助結束衝突。他說，這場戰爭對世界有影響深重，不僅僅只是經濟或政治問題，而是「人類的問題」；澤倫斯基則邀請莫迪，共同努力敦促戰爭結束。</text:p>
      <text:p text:style-name="P4">
部分專家認為，莫迪願意與澤連斯基會面表明，印度可能正在「重新調整」其對當前地緣政治衝突的立場。新加坡國立大學政治學助理教授莊嘉穎博士（Dr. ChongJa Ian）指出：「這是印度試圖重新思考它與莫斯科的關係。」</text:p>
      <text:p text:style-name="P4">
至於澤連斯基，則是透過與莫迪當面接觸，希望使烏克蘭能夠評估談判桌上的不同選擇。「烏克蘭不打算依靠中國作為（自己和俄羅斯之間的）橋梁，因為印度也可以扮演這個角色。」莊嘉穎告訴DW，莫迪和澤連斯基的會面提醒了中國，北京並不是俄烏和談「桌上的唯一選擇」。</text:p>
      <text:p text:style-name="P4">
G7領導人希望在應對中國和俄羅斯等專制國家帶來的挑戰，達成共識。莊嘉穎認為，峰會在很大程度上實現了此一目標，但今後更重要的是，G7成員國如何將這些共識轉化為行動，「這些不同的國家如何執行他們的承諾，以及落實這些承諾的努力是否真正凝聚在一起。」</text:p>
      <text:p text:style-name="P4">
Source: <text:a xlink:type="simple" xlink:href="https://www.dw.com/zh/分析：g7對中更強硬-調停戰爭不單靠北京/a-65689524" text:style-name="Internet_20_link" text:visited-style-name="Visited_20_Internet_20_Link">
https://www.dw.com/zh/分析：g7對中更強硬-調停戰爭不單靠北京/a-65689524?maca=chi-rss-chi-all-1127-rdf</text:a>
</text:p>
      <!--NEWS-->
      <text:h text:style-name="P10" text:outline-level="1">
<text:span text:style-name="T4">
美加強軍援烏克蘭 G7力挺澤連斯基</text:span>
</text:h>
      <text:p text:style-name="P4">
Author: None (Language: zh)</text:p>
      <text:p text:style-name="P4">
Publisher: None</text:p>
      <text:p text:style-name="P4">
Time: 2023-05-21T08:12:00Z</text:p>
      <text:p text:style-name="P4">
Description: 美國總統拜登在七國集團峰會閉幕這天與烏克蘭總統澤連斯基會面，並宣布新的軍援計畫。在美國帶領下，這幾個富國除了準備長期支持烏克蘭，還給澤連斯基搭建舞台，爭取巴西和印度等國家的支持，不過巴印買單嗎？</text:p>
      <text:p text:style-name="P4">
Videos: []</text:p>
      <text:p text:style-name="P4">
Images: ["<text:a xlink:type="simple" xlink:href="https://static.dw.com/image/65689366_303.jpg" text:style-name="Internet_20_link" text:visited-style-name="Visited_20_Internet_20_Link">
65689366_303.jpg</text:a>
", "<text:a xlink:type="simple" xlink:href="https://static.dw.com/image/65689336_401.jpg" text:style-name="Internet_20_link" text:visited-style-name="Visited_20_Internet_20_Link">
65689336_401.jpg</text:a>
", "<text:a xlink:type="simple" xlink:href="https://static.dw.com/image/65689311_401.jpg" text:style-name="Internet_20_link" text:visited-style-name="Visited_20_Internet_20_Link">
65689311_401.jpg</text:a>
"]</text:p>
      <text:p text:style-name="P4">
Subject: 时政风云</text:p>
      <text:p text:style-name="P4">
Subjects: ['乌克兰', '岛屿主权争端', '专题报道：全景观看“习马会”', '印度', '足球世界杯', '中国', '中共十九大', '巴西', '德中关系', '俄罗斯入侵乌克兰']</text:p>
      <text:p text:style-name="P4">
Keywords: ['七国集团', '峰会', 'G7', '俄乌战争', '泽连斯基', '巴西', '印度', '美日韩', '中国']</text:p>
      <text:p text:style-name="P4">
ID: 65689534</text:p>
      <!--METADATA-->
      <text:p text:style-name="P4">
<text:a xlink:type="simple" xlink:href="https://www.dw.com/zh/overlay/image/article/65689534/65689366" text:style-name="Internet_20_link" text:visited-style-name="Visited_20_Internet_20_Link">
 <draw:frame draw:style-name="fr1" draw:name="Image84" text:anchor-type="as-char" svg:width="6.9236in" svg:height="3.896998in" draw:z-index="0">
<draw:image xlink:href="../Images/dwzh/2023-05-21T08-12-00Z/65689366_303.jpg" xlink:type="simple" xlink:show="embed" xlink:actuate="onLoad" draw:mime-type="image/jpeg"/>
</draw:frame>
</text:a>
</text:p>
      <text:p text:style-name="P4">
圖為2023年5月21日七國集團G7峰會閉幕這天烏克蘭總統澤連斯基與美國總統拜登會面的照片。</text:p>
      <text:p text:style-name="P4">
（德國之聲中文網）美國總統拜登週日（5月20日）在七國集團（G7）峰會期間與 <text:a xlink:type="simple" xlink:href="https://www.dw.com/zh/zh/g7重頭戲澤連斯基今見拜登/a-65688525" text:style-name="Internet_20_link" text:visited-style-name="Visited_20_Internet_20_Link">
</text:a>
，並宣布了針對基輔最新一波的軍事援助，包括彈藥、大砲，和裝甲車。此前，美國才決定開放盟友轉讓F-16噴射機給烏克蘭。</text:p>
      <text:p text:style-name="P4">
拜登說：「我們是烏克蘭的後盾，這個是不會改變的。」澤連斯基對拜登的支持表示感謝：  「我們非常感謝。我們永遠不會忘記。謝謝你。」</text:p>
      <text:p text:style-name="P4">
不過這項會面卻壟罩在戰爭失利的陰影下， <text:a xlink:type="simple" xlink:href="https://www.dw.com/zh/zh/俄稱拿下巴赫穆特-烏克蘭否認失守/a-65688395" text:style-name="Internet_20_link" text:visited-style-name="Visited_20_Internet_20_Link">
 </text:a>
，這個城市的爭奪戰是俄烏戰爭以來持續時間最長，也最血腥的戰役。</text:p>
      <text:p text:style-name="P4">
雖然烏克蘭一開始否認失守，根據美聯社，澤連斯基說，他認為俄羅斯軍隊在經過長達數月的圍攻後「摧毀了一切」，已經奪取了該城市。</text:p>
      <text:p text:style-name="P4">
<text:a xlink:type="simple" xlink:href="https://www.dw.com/zh/zh/澤連斯基將現身廣島-親臨21日g7峰會/a-65673473" text:style-name="Internet_20_link" text:visited-style-name="Visited_20_Internet_20_Link">
 </text:a>
，在七國的大力支持下，澤連斯基親訪廣島，英國首相蘇納克表示，日本首相岸田文雄邀請澤連斯基出席G7會議值得大力讚揚。</text:p>
      <text:p text:style-name="P4">
蘇納克21日也表示，英國將在今年夏天開始培訓烏克蘭飛行員，以支持他們對抗俄軍。他說，沒有人比澤連斯基更希望和平，但和平條件應基於烏克蘭的原則。</text:p>
      <text:p text:style-name="P4">
德新社報導，德國總理肖爾茨強調，俄羅斯如果認為戰爭耗時越久，對烏克蘭的支持就越少，那就「賭錯了」。他表示，德國給出的訊息就是： 俄羅斯必須撤軍。</text:p>
      <text:p text:style-name="P4">
到目前為止，德國雖然還沒有表示願意參加烏克蘭軍事培訓計畫，但德國仍是烏克蘭的第二大支持者，僅次於美國。肖爾茨強調，德國已經在財政、人道主義和軍事援助上為烏克蘭做了很多事情，還向烏克蘭提供了坦克和火砲。</text:p>
      <text:p text:style-name="P4">
法國總統馬克宏則說，希望澤連斯基的出現，有助於巴西和印度等國家了解烏克蘭的情況。他表示，法國會派機送澤連斯基到廣島就是為了建設和平和尋求解決方案。</text:p>
      <text:p text:style-name="P4">
他提到了即將舉行的金磚國家會議，有巴西、俄羅斯、印度、中國和南非等國參與，並說：「讓澤連斯基『在幾個有時只接觸到一種話語的世界大國面前』發言」，符合法國的利益，也符合其作為聯合國安理會常任理事國的角色。</text:p>
      <text:p text:style-name="P4">
<draw:frame draw:style-name="fr1" draw:name="Image85" text:anchor-type="as-char" svg:width="6.9236in" svg:height="3.896998in" draw:z-index="0">
<draw:image xlink:href="../Images/dwzh/2023-05-21T08-12-00Z/65689336_401.jpg" xlink:type="simple" xlink:show="embed" xlink:actuate="onLoad" draw:mime-type="image/jpeg"/>
</draw:frame>
</text:p>
      <text:p text:style-name="P4">
圖為2023年5月20日七國集團G7峰會期間烏克蘭總統澤連斯基與加拿大總理特鲁多（Justin Trudeau）會面</text:p>
      <text:h text:style-name="P12" text:outline-level="3">
<text:span text:style-name="T4">
巴西立場搖擺</text:span>
</text:h>
      <text:p text:style-name="P4">
澤連斯基20日在場邊與印度總理莫迪舉行俄烏戰爭爆發後的首度會面，兩人討論了實際的人道主義協助方案，莫迪也表示印度支持「對話和外交」來尋求和平。</text:p>
      <text:p text:style-name="P4">
至於另一個關鍵國家巴西，德新社援引巴西媒體報導，巴西代表團對烏克蘭總統的突然來訪感到擔憂，認為巴西和印度都受到了壓力，覺得需要採納烏克蘭對戰爭的看法。</text:p>
      <text:p text:style-name="P4">
彭博社也援引巴西官員的話報導，澤連斯基的訪問使巴西代表團感到不安，好像不得不接受澤連斯基提出與盧拉進行在日本G7場邊面對面會談的建議。</text:p>
      <text:p text:style-name="P4">
巴西新聞網站「G1」20日援引其外交部消息來源報導，巴西總統盧拉還不知道會否接受烏克蘭總統澤連斯基的會晤請求。</text:p>
      <text:p text:style-name="P4">
澤連斯基20日現身廣島，並在七國集團峰會期間會見了幾位國家元首和政府首腦，包括印度總理莫迪。</text:p>
      <text:p text:style-name="P4">
印度和巴西是主要民主工業化國家會議的夥伴國家。巴西在去年12月1日從印度手中接過G20主席國的職位，將擔任這個關鍵的國際角色一年。</text:p>
      <text:p text:style-name="P4">
在3月與澤連斯基的視訊通話中，盧拉重申了他關於採取國際調解舉措以解決烏克蘭戰爭的想法。在就美國和歐盟在烏克蘭戰爭中的作用發表了有爭議的聲明後，盧拉最近試圖平息這場風波。</text:p>
      <text:p text:style-name="P4">
在對葡萄牙的國事訪問結束時，盧拉批評了俄羅斯攻擊烏克蘭。儘管如此，希望與中國扮演調解人的他還是沒有呼籲俄羅斯從烏克蘭撤軍。</text:p>
      <text:p text:style-name="P4">
<draw:frame draw:style-name="fr1" draw:name="Image86" text:anchor-type="as-char" svg:width="6.9236in" svg:height="3.896998in" draw:z-index="0">
<draw:image xlink:href="../Images/dwzh/2023-05-21T08-12-00Z/65689311_401.jpg" xlink:type="simple" xlink:show="embed" xlink:actuate="onLoad" draw:mime-type="image/jpeg"/>
</draw:frame>
</text:p>
      <text:p text:style-name="P4">
圖為2023年5月20日七國集團G7峰會期間烏克蘭總統澤連斯基與印度總理莫迪會面的照片。</text:p>
      <text:h text:style-name="P12" text:outline-level="3">
<text:span text:style-name="T4">
美日韓加強聯盟</text:span>
</text:h>
      <text:p text:style-name="P4">
法新社報導，美國政府一位高級官員說，美國總統拜登21日邀請日韓領導人赴華盛頓舉行正式的三方會談。這位官員說，會晤的時間將很快確定，目前還沒有進一步的細節。</text:p>
      <text:p text:style-name="P4">
日韓領導人在七國集團峰會期間已經進行了簡短的會晤，兩國都是美國的重要盟友，不過日本在1910到1945年間對韓國實施殘酷的殖民統治，兩國至今針對包括慰安婦和強迫勞動等有關問題上長期存在分歧。過去數月以來，兩國之間長期兵方的關係正逐漸解凍。</text:p>
      <text:p text:style-name="P4">
首爾3月宣布一項計畫，賠償戰時受到強迫勞動影響的民眾，雖然這項計畫沒有日本方面的直接參與，但仍被視為韓國總統尹錫悅和日本首相岸田文雄為恢復雙邊惡化的關係所作出的積極努力。</text:p>
      <text:p text:style-name="P4">
在一份聲明中說，美國總統拜登讚揚日韓「為改善其雙邊關係所做的勇敢工作」，還說，三位領導人還就朝鮮的「非法核武和導彈威脅」正在進行新的協商。</text:p>
      <text:p text:style-name="P4">
21日稍早，尹錫悅和岸田文雄在對廣島原子彈爆炸中遇難的韓國人紀念館進行了歷史性的訪問。這是兩國的領導人第一次共同參觀該紀念館，也是日本首相第二次這樣做。</text:p>
      <text:p text:style-name="P4">
尹錫悅在訪問後的雙邊會議上說：「岸田首相這個勇敢的行動會被記住，這為未來的和平的鋪平了道路，同時對原子彈爆炸的韓國受害者表示哀悼。」</text:p>
      <text:p text:style-name="P4">
（路透社、法新社、德新社）</text:p>
      <text:p text:style-name="P4">
Source: <text:a xlink:type="simple" xlink:href="https://www.dw.com/zh/美加強軍援烏克蘭-g7力挺澤連斯基/a-65689534" text:style-name="Internet_20_link" text:visited-style-name="Visited_20_Internet_20_Link">
https://www.dw.com/zh/美加強軍援烏克蘭-g7力挺澤連斯基/a-65689534?maca=chi-rss-chi-all-1127-rdf</text:a>
</text:p>
      <!--NEWS-->
      <text:h text:style-name="P10" text:outline-level="1">
<text:span text:style-name="T4">
墙外文摘：脱口秀风波中的国家暴力</text:span>
</text:h>
      <text:p text:style-name="P4">
Author: None (Language: zh)</text:p>
      <text:p text:style-name="P4">
Publisher: None</text:p>
      <text:p text:style-name="P4">
Time: 2023-05-21T08:55:00Z</text:p>
      <text:p text:style-name="P4">
Description: 有评论认为，在脱口秀演员House（李昊石）在表演中提及 “作风优良，能打胜仗”引发的舆论热潮中，一个可怕的信号是，我们能清晰看到声势越来越浩大、无从质疑甚至无从不配合的，对于作为一套压迫系统的国家机器、对于国家暴力尤其军事暴力的无条件认同。</text:p>
      <text:p text:style-name="P4">
Videos: []</text:p>
      <text:p text:style-name="P4">
Images: ["<text:a xlink:type="simple" xlink:href="https://static.dw.com/image/64873304_303.jpg" text:style-name="Internet_20_link" text:visited-style-name="Visited_20_Internet_20_Link">
64873304_303.jpg</text:a>
", "<text:a xlink:type="simple" xlink:href="https://static.dw.com/image/19249978_303.jpg" text:style-name="Internet_20_link" text:visited-style-name="Visited_20_Internet_20_Link">
19249978_303.jpg</text:a>
", "<text:a xlink:type="simple" xlink:href="https://static.dw.com/image/19249804_303.jpg" text:style-name="Internet_20_link" text:visited-style-name="Visited_20_Internet_20_Link">
19249804_303.jpg</text:a>
", "<text:a xlink:type="simple" xlink:href="https://static.dw.com/image/19249790_303.jpg" text:style-name="Internet_20_link" text:visited-style-name="Visited_20_Internet_20_Link">
19249790_303.jpg</text:a>
", "<text:a xlink:type="simple" xlink:href="https://static.dw.com/image/19249957_303.jpg" text:style-name="Internet_20_link" text:visited-style-name="Visited_20_Internet_20_Link">
19249957_303.jpg</text:a>
", "<text:a xlink:type="simple" xlink:href="https://static.dw.com/image/19250029_303.jpg" text:style-name="Internet_20_link" text:visited-style-name="Visited_20_Internet_20_Link">
19250029_303.jpg</text:a>
", "<text:a xlink:type="simple" xlink:href="https://static.dw.com/image/19250013_303.jpg" text:style-name="Internet_20_link" text:visited-style-name="Visited_20_Internet_20_Link">
19250013_303.jpg</text:a>
", "<text:a xlink:type="simple" xlink:href="https://static.dw.com/image/19249447_303.jpg" text:style-name="Internet_20_link" text:visited-style-name="Visited_20_Internet_20_Link">
19249447_303.jpg</text:a>
", "<text:a xlink:type="simple" xlink:href="https://static.dw.com/image/19250011_303.jpg" text:style-name="Internet_20_link" text:visited-style-name="Visited_20_Internet_20_Link">
19250011_303.jpg</text:a>
", "<text:a xlink:type="simple" xlink:href="https://static.dw.com/image/52381834_303.jpg" text:style-name="Internet_20_link" text:visited-style-name="Visited_20_Internet_20_Link">
52381834_303.jpg</text:a>
", "<text:a xlink:type="simple" xlink:href="https://static.dw.com/image/47935476_303.jpg" text:style-name="Internet_20_link" text:visited-style-name="Visited_20_Internet_20_Link">
47935476_303.jpg</text:a>
", "<text:a xlink:type="simple" xlink:href="https://static.dw.com/image/50732052_303.jpg" text:style-name="Internet_20_link" text:visited-style-name="Visited_20_Internet_20_Link">
50732052_303.jpg</text:a>
", "<text:a xlink:type="simple" xlink:href="https://static.dw.com/image/54699627_303.jpg" text:style-name="Internet_20_link" text:visited-style-name="Visited_20_Internet_20_Link">
54699627_303.jpg</text:a>
", "<text:a xlink:type="simple" xlink:href="https://static.dw.com/image/56172729_303.jpg" text:style-name="Internet_20_link" text:visited-style-name="Visited_20_Internet_20_Link">
56172729_303.jpg</text:a>
", "<text:a xlink:type="simple" xlink:href="https://static.dw.com/image/56009884_303.jpg" text:style-name="Internet_20_link" text:visited-style-name="Visited_20_Internet_20_Link">
56009884_303.jpg</text:a>
", "<text:a xlink:type="simple" xlink:href="https://static.dw.com/image/56198822_303.jpg" text:style-name="Internet_20_link" text:visited-style-name="Visited_20_Internet_20_Link">
56198822_303.jpg</text:a>
", "<text:a xlink:type="simple" xlink:href="https://static.dw.com/image/56119396_303.jpg" text:style-name="Internet_20_link" text:visited-style-name="Visited_20_Internet_20_Link">
56119396_303.jpg</text:a>
", "<text:a xlink:type="simple" xlink:href="https://static.dw.com/image/56602048_303.jpg" text:style-name="Internet_20_link" text:visited-style-name="Visited_20_Internet_20_Link">
56602048_303.jpg</text:a>
", "<text:a xlink:type="simple" xlink:href="https://static.dw.com/image/56442933_303.jpg" text:style-name="Internet_20_link" text:visited-style-name="Visited_20_Internet_20_Link">
56442933_303.jpg</text:a>
", "<text:a xlink:type="simple" xlink:href="https://static.dw.com/image/55265878_303.jpg" text:style-name="Internet_20_link" text:visited-style-name="Visited_20_Internet_20_Link">
55265878_303.jpg</text:a>
", "<text:a xlink:type="simple" xlink:href="https://static.dw.com/image/54814377_303.jpg" text:style-name="Internet_20_link" text:visited-style-name="Visited_20_Internet_20_Link">
54814377_303.jpg</text:a>
"]</text:p>
      <text:p text:style-name="P4">
Subject: 评论分析</text:p>
      <text:p text:style-name="P4">
Subjects: ['薄熙来', '专题报道：习近平访美', '中国共产党', '专题报道：全景观看“习马会”', '中国反腐风暴', '20国集团', '文化大革命', '新疆', '毛泽东', '中国宪法修正案取消国家主席任期限制']</text:p>
      <text:p text:style-name="P4">
Keywords: ['脱口秀', '军人', '国家暴力', '笑果', '习近平', '两岸关系', '新疆', '数字极权', '文革', '政治创伤']</text:p>
      <text:p text:style-name="P4">
ID: 65689399</text:p>
      <!--METADATA-->
      <text:p text:style-name="P4">
<text:a xlink:type="simple" xlink:href="https://www.dw.com/zh/overlay/image/article/65689399/64873304" text:style-name="Internet_20_link" text:visited-style-name="Visited_20_Internet_20_Link">
 <draw:frame draw:style-name="fr1" draw:name="Image87" text:anchor-type="as-char" svg:width="6.9236in" svg:height="3.896998in" draw:z-index="0">
<draw:image xlink:href="../Images/dwzh/2023-05-21T08-55-00Z/64873304_303.jpg" xlink:type="simple" xlink:show="embed" xlink:actuate="onLoad" draw:mime-type="image/jpeg"/>
</draw:frame>
</text:a>
</text:p>
      <text:p text:style-name="P4">
笑果文化公司旗下的脱口秀演员HOUSE在北京演出时，说他领养的两条野狗追松鼠的场景让他想起“作风优良，能打胜仗”8个字，该段子被指冒犯解放军。</text:p>
      <text:p text:style-name="P4">
（德国之声中文网）新加坡“端传媒”发表文章《脱口秀行业风暴：“中式”冒犯，国家暴力认同，与“审查外包”》，作者沈度指出，在 <text:a xlink:type="simple" xlink:href="https://www.dw.com/zh/zh/被指冒犯解放军-脱口秀演员被警方立案调查/a-65638312" text:style-name="Internet_20_link" text:visited-style-name="Visited_20_Internet_20_Link">
</text:a>
 在表演中提及“作风优良，能打胜仗”引发的舆论热潮中，一个可怕的信号是，在相当规模的网民对于军队、对于民族国家概念、对于绝对秩序和绝对服从的条件反射式的捍卫中，在那些可以即刻触发煽情机制的语言习惯中，在捍卫解放军不可亵渎时仿佛与体制合而为一的时刻里，我们能清晰看到声势越来越浩大、无从质疑甚至无从不配合的，对于作为一套压迫系统的国家机器、对于国家暴力尤其军事暴力的无条件认同。</text:p>
      <text:p text:style-name="P4">
文章说，恰恰因为日常生活中的压抑、焦虑、愤怒不断累积而无处宣泄，同时几乎已经不存在有效公共讨论让人理解压迫从何而来、愤怒本该导向何处去、有尊严的生活究竟意味著什么、作为公民的我们还可以争取什么抵抗什么，而宣传机器那些无孔不入而且仿佛环环相扣的故事则近乎封堵了从另一个角度认知世界与自己的可能——于是压抑与愤怒被无缝转嫁到国家需要的敌人，焦虑则成就了对于强权的谄媚。对于官方通报的无条件信赖与合理化，对于吸毒的无死角歧视，又或者考公成为潮流、“厅局风穿搭”成为婚恋市场新偏好，都是同一棵树上结出的不同果实。</text:p>
      <text:h text:style-name="P12" text:outline-level="3">
<text:span text:style-name="T4">
“文革”留下的政治创伤</text:span>
</text:h>
      <text:p text:style-name="P4">
《纽约时报》发表文章《中国不能抹去文革十年》，作者Pamela Paul说，在记者布兰尼根的新书《红色记忆——文化大革命的后世》(Red Memory:The Afterlives of China’s CulturalRevolution)中，他注意到，在习近平治下，中国对“文革”历史的遮掩愈发严密——随着中国在世界舞台上呈现出前所未有的强大，这一迹象令人对它的政治健康深感忧虑。</text:p>
      <text:p text:style-name="P4">
文章说，无所不及的“文革”留下了政治创伤。“没有一个工作单位能幸免，”布兰尼根写道。“没有一个家庭是无辜的。用‘同谋’来形容都过于轻巧——同志之间、朋友之间、夫妻之间、亲子之间互相告发背叛。一个人可以通过这种背叛飞黄腾达，直到时代大潮再次改变方向，曾经的受害者开始反击。这种亲密关系的背叛和政策的突然逆转撕裂了中国文化的全部肌理，将儒家的孝道伦理和更新式的共产主义博爱承诺尽数推翻。”</text:p>
      <text:p text:style-name="P4">
文章指出，当美国人谈起文革，讨论的内容往往是关于集体思维和乌合之众的兴起，以及Twitter上和大学校园里的表演型愤怒。相似之处当然存在：政治领袖在煽动文化战争，极化思维将意见分歧的范畴缩窄至盟友与异端的能指，媒体也更愿意高喊口号而不是带动深刻讨论。但布兰尼根的著作提供了同样重要的警示：忽视或扭曲历史会招致怎样的危险。</text:p>
      <ul>
        <li>
          <draw:frame draw:style-name="fr1" draw:name="Image88" text:anchor-type="as-char" svg:width="6.9236in" svg:height="3.896998in" draw:z-index="0">
            <draw:image xlink:href="../Images/dwzh/2023-05-21T08-55-00Z/19249978_303.jpg" xlink:type="simple" xlink:show="embed" xlink:actuate="onLoad" draw:mime-type="image/jpeg"/>
          </draw:frame>
        </li>
      </ul>
      <h5>
看电影 忆文革</h5>
      <text:h text:style-name="P12" text:outline-level="3">
<text:span text:style-name="T4">
芙蓉鎮</text:span>
</text:h>
      <text:p text:style-name="P4">
影片根据古华所著同名小说改编，于1986年上映，反映中国建国以来多次政治运动中小人物的悲欢离合。2009年，网易将这部影片称作“反思文化大革命伤痛的高峰力作”，并指出：“从很大程度上可以说，谢晋导演用真正艺术家的高度自省责任感拍摄完成的该片，其对文革悲剧进行人性反思和批判的力度是时至今日的中国电影中最为尖锐犀利的！”</text:p>
      <ul>
        <li>
          <draw:frame draw:style-name="fr1" draw:name="Image89" text:anchor-type="as-char" svg:width="6.9236in" svg:height="3.896998in" draw:z-index="0">
            <draw:image xlink:href="../Images/dwzh/2023-05-21T08-55-00Z/19249804_303.jpg" xlink:type="simple" xlink:show="embed" xlink:actuate="onLoad" draw:mime-type="image/jpeg"/>
          </draw:frame>
        </li>
      </ul>
      <h5>
看电影 忆文革</h5>
      <text:h text:style-name="P12" text:outline-level="3">
<text:span text:style-name="T4">
霸王别姬</text:span>
</text:h>
      <text:p text:style-name="P4">
该片改编自李碧华的同名小说，由陈凯歌执导，张国荣、巩俐领衔主演。1993年，《纽约时报》就《霸王别姬》评论指出：“每一部反映文化大革命的影片，不论多客观，都在提醒伤痕累累的中国人：轰轰烈烈的政治运动是共产党领导下的一种生活方式，迄今仍没有健全的法律系统、没有基本的民主和人权来预防这些破坏性的力量再次重现。”当年，该片荣获法国戛纳电影节的金棕榈大奖，成为首部获此殊荣的中国影片，另获美国金球奖最佳外语片奖等多项国际大奖。</text:p>
      <ul>
        <li>
          <draw:frame draw:style-name="fr1" draw:name="Image90" text:anchor-type="as-char" svg:width="6.9236in" svg:height="3.896998in" draw:z-index="0">
            <draw:image xlink:href="../Images/dwzh/2023-05-21T08-55-00Z/19249790_303.jpg" xlink:type="simple" xlink:show="embed" xlink:actuate="onLoad" draw:mime-type="image/jpeg"/>
          </draw:frame>
        </li>
      </ul>
      <h5>
看电影 忆文革</h5>
      <text:h text:style-name="P12" text:outline-level="3">
<text:span text:style-name="T4">
活着</text:span>
</text:h>
      <text:p text:style-name="P4">
读者对余华的同名长篇小说应该并不陌生。这部1994年出品、由张艺谋执导的剧情片以中国内战和新中国成立后历次政治运动为背景，讲述了由葛优和巩俐饰演的福贵一家的坎坷遭遇。在历史的大背景下，影片中的重要章节——文革尤其让人印象深刻。《活着》曾荣获第47届戛纳国际电影节评委会大奖。</text:p>
      <ul>
        <li>
          <draw:frame draw:style-name="fr1" draw:name="Image91" text:anchor-type="as-char" svg:width="6.9236in" svg:height="3.896998in" draw:z-index="0">
            <draw:image xlink:href="../Images/dwzh/2023-05-21T08-55-00Z/19249957_303.jpg" xlink:type="simple" xlink:show="embed" xlink:actuate="onLoad" draw:mime-type="image/jpeg"/>
          </draw:frame>
        </li>
      </ul>
      <h5>
看电影 忆文革</h5>
      <text:h text:style-name="P12" text:outline-level="3">
<text:span text:style-name="T4">
阳光灿烂的日子</text:span>
</text:h>
      <text:p text:style-name="P4">
影片的名字和文革相关的”灰暗和压抑“恰恰相反。确实，这部1993年出品、姜文执导的影片虽然以文革为背景，但是全片除了红旗飘扬和标语遍地的镜头外，基本没有特别明显表现文革的画面。南方周末曾评价写道：”不同于其他表达创伤的电影，至少在表面上看，无论是文革那真切的疼痛瞬间抑或伤感的倾诉，这部作品均不直接去触摸；取而代之，电影声嘶力竭地渲染着另一种氛围——略带诡异，却是不可否认的光芒四射。”</text:p>
      <ul>
        <li>
          <draw:frame draw:style-name="fr1" draw:name="Image92" text:anchor-type="as-char" svg:width="6.9236in" svg:height="3.896998in" draw:z-index="0">
            <draw:image xlink:href="../Images/dwzh/2023-05-21T08-55-00Z/19250029_303.jpg" xlink:type="simple" xlink:show="embed" xlink:actuate="onLoad" draw:mime-type="image/jpeg"/>
          </draw:frame>
        </li>
      </ul>
      <h5>
看电影 忆文革</h5>
      <text:h text:style-name="P12" text:outline-level="3">
<text:span text:style-name="T4">
巴尔扎克与小裁缝</text:span>
</text:h>
      <text:p text:style-name="P4">
影片改编自旅法华人导演戴思杰同名畅销书，讲述了70年代知青的故事。由陈坤和刘烨饰演的一对好朋友在下乡期间得知，被称为“人民公敌”的四眼先生私藏大批禁书，包括雨果和巴尔扎克等人的名作。后来两人不约而同地爱上了周讯饰演的小裁缝。三人对巴尔扎克的作品都非常着迷。因为该片的投资方为法方，所以2002年代表法国片入选了金球奖。</text:p>
      <ul>
        <li>
          <draw:frame draw:style-name="fr1" draw:name="Image93" text:anchor-type="as-char" svg:width="6.9236in" svg:height="3.896998in" draw:z-index="0">
            <draw:image xlink:href="../Images/dwzh/2023-05-21T08-55-00Z/19250013_303.jpg" xlink:type="simple" xlink:show="embed" xlink:actuate="onLoad" draw:mime-type="image/jpeg"/>
          </draw:frame>
        </li>
      </ul>
      <h5>
看电影 忆文革</h5>
      <text:h text:style-name="P12" text:outline-level="3">
<text:span text:style-name="T4">
长恨歌</text:span>
</text:h>
      <text:p text:style-name="P4">
2005年，由关锦鹏执导、郑秀文和吴彦祖主演的《长恨歌》入围威尼斯影展，但在参赛前，据网易和搜狐等中国媒体报道，该片因内容涉及文革，内地电影部门对此相当紧张，要求导演关锦鹏就个别敏感剧情作出删剪，否则影片不准远赴威尼斯参展。“人民网”随后则称：涉及“文革”敏感剧情的《长恨歌》已经通过电影局审查，并未像传言般遭到删减。</text:p>
      <ul>
        <li>
          <draw:frame draw:style-name="fr1" draw:name="Image94" text:anchor-type="as-char" svg:width="6.9236in" svg:height="3.896998in" draw:z-index="0">
            <draw:image xlink:href="../Images/dwzh/2023-05-21T08-55-00Z/19249447_303.jpg" xlink:type="simple" xlink:show="embed" xlink:actuate="onLoad" draw:mime-type="image/jpeg"/>
          </draw:frame>
        </li>
      </ul>
      <h5>
看电影 忆文革</h5>
      <text:h text:style-name="P12" text:outline-level="3">
<text:span text:style-name="T4">
山楂树之恋</text:span>
</text:h>
      <text:p text:style-name="P4">
由张艺谋执导的这部文艺影片根据同名小说改编，讲述了文革时期纯真而受压抑的爱情。影片于2010年9月在中国大陆上映，取得1.6亿票房，打破当时大陆文艺片票房纪录。《山楂树之恋》曾获得中国电影华表奖优秀故事片将，并入围2011年柏林电影节的新世代单元（Generation）。</text:p>
      <ul>
        <li>
          <draw:frame draw:style-name="fr1" draw:name="Image95" text:anchor-type="as-char" svg:width="6.9236in" svg:height="3.896998in" draw:z-index="0">
            <draw:image xlink:href="../Images/dwzh/2023-05-21T08-55-00Z/19250011_303.jpg" xlink:type="simple" xlink:show="embed" xlink:actuate="onLoad" draw:mime-type="image/jpeg"/>
          </draw:frame>
        </li>
      </ul>
      <h5>
看电影 忆文革</h5>
      <text:h text:style-name="P12" text:outline-level="3">
<text:span text:style-name="T4">
归来</text:span>
</text:h>
      <text:p text:style-name="P4">
这又是一部张艺谋执导的涉及文革题材的影片，改编自严歌苓的小说《陆犯焉识》。”凤凰网”2014年在解析这部影片的文章《失忆，文革最大的后遗症》中指出：“那一些张艺谋的同龄人，那些文革的亲历者，想必会在这部电影里看到自己，顺便也看一看那个不易觉察的张艺谋。他们会看到在这场史无前例的浩劫中，幸存下来的女人，其实都是严格意义上的寡妇。”</text:p>
      <text:p text:style-name="P4">
作者: 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在西雅图的背后看见新疆”</text:span>
</text:h>
      <text:p text:style-name="P4">
台湾“风传媒”发表文章《在西雅图的背后看见新疆，在新疆的背后看见台湾》，作者阎纪宇说，新疆议题近年一直是国际新闻热点，尽管经常被视为美中新冷战较劲的筹码，但普世价值的终极关怀更为重要；地缘政治、务实政治（realpolitik）的操弄算计不应勾销血肉之躯的痛苦挣扎，尤其是弱势族群的血肉之躯。更何况新疆议题还涉及许多超越地缘政治、大国博弈且意义深远的面向。</text:p>
      <text:p text:style-name="P4">
文章说，《 <text:a xlink:type="simple" xlink:href="https://www.dw.com/zh/zh/報告中國文化清洗維族文化遺產/a-64662117" text:style-name="Internet_20_link" text:visited-style-name="Visited_20_Internet_20_Link">
 </text:a>
：中国的高科技流放地》作者拜勒（DarrenByler）揭示另一项影响深远的事实：对于这样一个超高效能执行力、定期更新软硬体与资料库的数位围场，欧美自由民主体制孕育出的高科技业者（此外还有欧美政府2001年之后的反恐政策与反恐战争），在有意无意之间透过人才培养、技术输出、资本募集等管道成了中国帮凶，也就是作者所说的“在西雅图的背后看见新疆”。从科技公司舒适先进的办公室，到流放地拥挤恶臭的牢房与奴役工厂；从训练精良全心投入的程式设计师与工程师，到不见天日哀哀无告的再教育营“学员”；两个世界看似天涯，其实咫尺。欧美国家已开始亡羊补牢，只恐为时已晚。</text:p>
      <ul>
        <li>
          <draw:frame draw:style-name="fr1" draw:name="Image96" text:anchor-type="as-char" svg:width="6.9236in" svg:height="3.896998in" draw:z-index="0">
            <draw:image xlink:href="../Images/dwzh/2023-05-21T08-55-00Z/52381834_303.jpg" xlink:type="simple" xlink:show="embed" xlink:actuate="onLoad" draw:mime-type="image/jpeg"/>
          </draw:frame>
        </li>
      </ul>
      <h5>
从“再教育营”到“种族灭绝”：中国新疆政策遭国际谴责</h5>
      <text:h text:style-name="P12" text:outline-level="3">
<text:span text:style-name="T4">
“再教育营”</text:span>
</text:h>
      <text:p text:style-name="P4">
中国自2017年起在新疆大规模设立所谓再教育营，拘押维吾尔族等少数民族。德国独立学者郑国恩（AndrianZenz）的研究首先披露了这一现象。国际媒体从2018年初开始对此报道，逐渐揭示有关拘禁营内强制劳动、虐待、洗脑等侵犯人权的做法。</text:p>
      <ul>
        <li>
          <draw:frame draw:style-name="fr1" draw:name="Image97" text:anchor-type="as-char" svg:width="6.9236in" svg:height="3.896998in" draw:z-index="0">
            <draw:image xlink:href="../Images/dwzh/2023-05-21T08-55-00Z/47935476_303.jpg" xlink:type="simple" xlink:show="embed" xlink:actuate="onLoad" draw:mime-type="image/jpeg"/>
          </draw:frame>
        </li>
      </ul>
      <h5>
从“再教育营”到“种族灭绝”：中国新疆政策遭国际谴责</h5>
      <text:h text:style-name="P12" text:outline-level="3">
<text:span text:style-name="T4">
“去极端化”</text:span>
</text:h>
      <text:p text:style-name="P4">
中国官方称这些教育营为“职业培训中心”，其目的是杜绝极端主义、为维吾尔人提供就业技能。2019年12月9日，新疆自治区政府主席雪克来提扎克尔宣布，所有学员已经“结业”，开始新生活。但仍有很多海外维吾尔人反映家人被拘禁。</text:p>
      <ul>
        <li>
          <draw:frame draw:style-name="fr1" draw:name="Image98" text:anchor-type="as-char" svg:width="6.9236in" svg:height="3.896998in" draw:z-index="0">
            <draw:image xlink:href="../Images/dwzh/2023-05-21T08-55-00Z/50732052_303.jpg" xlink:type="simple" xlink:show="embed" xlink:actuate="onLoad" draw:mime-type="image/jpeg"/>
          </draw:frame>
        </li>
      </ul>
      <h5>
从“再教育营”到“种族灭绝”：中国新疆政策遭国际谴责</h5>
      <text:h text:style-name="P12" text:outline-level="3">
<text:span text:style-name="T4">
系统性侵权的指责</text:span>
</text:h>
      <text:p text:style-name="P4">
人权组织还指责中国在新疆实施全民监控、文化同化、剥夺宗教自由、强推节育以控制人口增长等措施。北京始终否认所有对新疆侵权行为的指控。2020年，中国领导人习近平还曾宣称中国的治疆政策“完全正确”、“成果显著”。</text:p>
      <ul>
        <li>
          <draw:frame draw:style-name="fr1" draw:name="Image99" text:anchor-type="as-char" svg:width="6.9236in" svg:height="3.896998in" draw:z-index="0">
            <draw:image xlink:href="../Images/dwzh/2023-05-21T08-55-00Z/54699627_303.jpg" xlink:type="simple" xlink:show="embed" xlink:actuate="onLoad" draw:mime-type="image/jpeg"/>
          </draw:frame>
        </li>
      </ul>
      <h5>
从“再教育营”到“种族灭绝”：中国新疆政策遭国际谴责</h5>
      <text:h text:style-name="P12" text:outline-level="3">
<text:span text:style-name="T4">
向国际刑事法院提告</text:span>
</text:h>
      <text:p text:style-name="P4">
2020年7月6日，两个流亡海外的维吾尔人团体委托律师向海牙国际刑事法院递交诉状，控告中国政府犯下"种族灭绝"和"反人类"罪行，并提交了有关证据。中国领导人习近平也名列被告。海牙国际刑事法院的任务是为种族灭绝、战争罪行和其他暴行的受害者伸张正义。但中国不承认其管辖权。</text:p>
      <ul>
        <li>
          <draw:frame draw:style-name="fr1" draw:name="Image100" text:anchor-type="as-char" svg:width="6.9236in" svg:height="3.896998in" draw:z-index="0">
            <draw:image xlink:href="../Images/dwzh/2023-05-21T08-55-00Z/56172729_303.jpg" xlink:type="simple" xlink:show="embed" xlink:actuate="onLoad" draw:mime-type="image/jpeg"/>
          </draw:frame>
        </li>
      </ul>
      <h5>
从“再教育营”到“种族灭绝”：中国新疆政策遭国际谴责</h5>
      <text:h text:style-name="P12" text:outline-level="3">
<text:span text:style-name="T4">
土耳其：从谴责到沉默</text:span>
</text:h>
      <text:p text:style-name="P4">
在相当长的时期内，土耳其总理埃尔多安一直对中国对待穆斯林少数民族的方式提出强烈批评，甚至在2009年新疆发生骚乱后谴责中国对维吾尔人进行'种族灭绝'。据报道，当时有很多维吾尔人逃亡到土耳其。然而从2016年开始情况发生变化。随着中国与土耳其的经济关系升温，埃尔多安政府不再批评中国的少数民族政策。</text:p>
      <ul>
        <li>
          <draw:frame draw:style-name="fr1" draw:name="Image101" text:anchor-type="as-char" svg:width="6.9236in" svg:height="3.896998in" draw:z-index="0">
            <draw:image xlink:href="../Images/dwzh/2023-05-21T08-55-00Z/56009884_303.jpg" xlink:type="simple" xlink:show="embed" xlink:actuate="onLoad" draw:mime-type="image/jpeg"/>
          </draw:frame>
        </li>
      </ul>
      <h5>
从“再教育营”到“种族灭绝”：中国新疆政策遭国际谴责</h5>
      <text:h text:style-name="P12" text:outline-level="3">
<text:span text:style-name="T4">
国际法概念</text:span>
</text:h>
      <text:p text:style-name="P4">
美国“外交政策”杂志网站2月19日报道，美国国务院法律顾问办公室于年初得出结论认为，中国对新疆维吾尔族的大规模监禁和强迫劳动属于反人类罪行，但没有足够证据证明中国在新疆进行了“种族灭绝”行为。报道援引人权观察组织国际司法专家RichardDicker说，“种族灭绝是很难在法庭上证明的”，因必须确认犯罪者“有非常明确的意图“，“基于某个群体的宗教，种族或民族背景，消灭全部或部分人口”。</text:p>
      <ul>
        <li>
          <draw:frame draw:style-name="fr1" draw:name="Image102" text:anchor-type="as-char" svg:width="6.9236in" svg:height="3.896998in" draw:z-index="0">
            <draw:image xlink:href="../Images/dwzh/2023-05-21T08-55-00Z/56198822_303.jpg" xlink:type="simple" xlink:show="embed" xlink:actuate="onLoad" draw:mime-type="image/jpeg"/>
          </draw:frame>
        </li>
      </ul>
      <h5>
从“再教育营”到“种族灭绝”：中国新疆政策遭国际谴责</h5>
      <text:h text:style-name="P12" text:outline-level="3">
<text:span text:style-name="T4">
美国：新政府接过既成事实</text:span>
</text:h>
      <text:p text:style-name="P4">
2021年1月19日，在特朗普卸任前一天，美国时任国务卿蓬佩奥称中国迫害维吾尔人的作法已犯下“种族灭绝与反人类罪”。继任国务卿布林肯 (AntonyBlinken) 在19日的确认听证会上向参议院外交关系委员会表示，他同意蓬佩奥称中国迫害维吾尔人之举为种族灭绝的声明。</text:p>
      <ul>
        <li>
          <draw:frame draw:style-name="fr1" draw:name="Image103" text:anchor-type="as-char" svg:width="6.9236in" svg:height="3.896998in" draw:z-index="0">
            <draw:image xlink:href="../Images/dwzh/2023-05-21T08-55-00Z/56119396_303.jpg" xlink:type="simple" xlink:show="embed" xlink:actuate="onLoad" draw:mime-type="image/jpeg"/>
          </draw:frame>
        </li>
      </ul>
      <h5>
从“再教育营”到“种族灭绝”：中国新疆政策遭国际谴责</h5>
      <text:h text:style-name="P12" text:outline-level="3">
<text:span text:style-name="T4">
英国首相：是法律问题</text:span>
</text:h>
      <text:p text:style-name="P4">
英国首相约翰逊认为，“认定种族灭绝是法律问题，但我可以说，我认为新疆正在发生的事、针对维族人发生的事极其令人憎恶。”英国下院已否决疑似针对中国的“种族灭绝修正案”。假如该案通过，英国将以法律形式禁止同犯有种族灭绝罪行的国家签署自贸协定。</text:p>
      <ul>
        <li>
          <draw:frame draw:style-name="fr1" draw:name="Image104" text:anchor-type="as-char" svg:width="6.9236in" svg:height="3.896998in" draw:z-index="0">
            <draw:image xlink:href="../Images/dwzh/2023-05-21T08-55-00Z/56602048_303.jpg" xlink:type="simple" xlink:show="embed" xlink:actuate="onLoad" draw:mime-type="image/jpeg"/>
          </draw:frame>
        </li>
      </ul>
      <h5>
从“再教育营”到“种族灭绝”：中国新疆政策遭国际谴责</h5>
      <text:h text:style-name="P12" text:outline-level="3">
<text:span text:style-name="T4">
呼吁调查</text:span>
</text:h>
      <text:p text:style-name="P4">
英国外交大臣拉布（DominicRaab）2月22日在联合国人权理事会发言中指出，酷刑、强制劳工以及强制节育等都在中国的新疆以“工业化规模”发生。拉布呼吁，联合国人权高级专员巴切莱（MichelleBachelet）或其他独立专家应“立即和不受限制”地进入新疆，人权理事会应该就此事做出一项决议。中国外长王毅对此则回应称欢迎联合国人权高专访问新疆：“新疆地区的大门始终是敞开的”。</text:p>
      <ul>
        <li>
          <draw:frame draw:style-name="fr1" draw:name="Image105" text:anchor-type="as-char" svg:width="6.9236in" svg:height="3.896998in" draw:z-index="0">
            <draw:image xlink:href="../Images/dwzh/2023-05-21T08-55-00Z/56442933_303.jpg" xlink:type="simple" xlink:show="embed" xlink:actuate="onLoad" draw:mime-type="image/jpeg"/>
          </draw:frame>
        </li>
      </ul>
      <h5>
从“再教育营”到“种族灭绝”：中国新疆政策遭国际谴责</h5>
      <text:h text:style-name="P12" text:outline-level="3">
<text:span text:style-name="T4">
加拿大：国会通过、政府弃权</text:span>
</text:h>
      <text:p text:style-name="P4">
加拿大国会2月22日以266比0的票数通过一项动议，认定中国在新疆对维吾尔人进行种族灭绝。加拿大总理特鲁多和大多数内阁成员则投了弃权票。特鲁多一直不愿将中国对新疆维吾尔族人的做法定性为种族灭绝，称该词“极其沉重”，并表示在做决定前需要进一步审查。</text:p>
      <ul>
        <li>
          <draw:frame draw:style-name="fr1" draw:name="Image106" text:anchor-type="as-char" svg:width="6.9236in" svg:height="3.896998in" draw:z-index="0">
            <draw:image xlink:href="../Images/dwzh/2023-05-21T08-55-00Z/55265878_303.jpg" xlink:type="simple" xlink:show="embed" xlink:actuate="onLoad" draw:mime-type="image/jpeg"/>
          </draw:frame>
        </li>
      </ul>
      <h5>
从“再教育营”到“种族灭绝”：中国新疆政策遭国际谴责</h5>
      <text:h text:style-name="P12" text:outline-level="3">
<text:span text:style-name="T4">
荷兰：议会通过动议 政府先不跟进</text:span>
</text:h>
      <text:p text:style-name="P4">
荷兰议会2月25日通过一项不具约束力的动议，称中国在新疆对待维吾尔穆斯林的方式属于「种族灭绝」。首相吕特(MarkRutte，图)所属的政党对该动议案投下反对票。荷兰外长布洛克(StefBlok)表示，政府不想使用「种族灭绝」这个字眼，因为联合国和国际法庭都尚未做出相关认定。</text:p>
      <ul>
        <li>
          <draw:frame draw:style-name="fr1" draw:name="Image107" text:anchor-type="as-char" svg:width="6.9236in" svg:height="3.896998in" draw:z-index="0">
            <draw:image xlink:href="../Images/dwzh/2023-05-21T08-55-00Z/54814377_303.jpg" xlink:type="simple" xlink:show="embed" xlink:actuate="onLoad" draw:mime-type="image/jpeg"/>
          </draw:frame>
        </li>
      </ul>
      <h5>
从“再教育营”到“种族灭绝”：中国新疆政策遭国际谴责</h5>
      <text:h text:style-name="P12" text:outline-level="3">
<text:span text:style-name="T4">
2018年以来新疆人口出生率大幅下降</text:span>
</text:h>
      <text:p text:style-name="P4">
新疆社会科学院2020年9月公布《关于境外炒作新疆人口问题的研究报告》，称近年来新疆人口持续增长，其中维吾尔族人口增幅和出生率均高于全疆平均水平，所谓“种族灭绝”没有任何根据，并称2018年新疆人口增长出现下降，是全面落实计划生育政策的结果，也是新疆经济社会发展和各族群众生育观念转变的体现。中国官方统计数据显示，新疆2010至2017年的人口出生率均在15‰左右，其中2014年为16.44‰。但2018年，新疆的人口出生率降至10.69‰，2019年降至8.14‰。新疆人口自然增长率2017年为11.4‰,2019年跌至3.69‰。</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ext:span text:style-name="T5">
摘编自其他媒体的内容，不代表德国之声的立场或观点。</text:span>
</text:p>
      <text:p text:style-name="P4">
Source: <text:a xlink:type="simple" xlink:href="https://www.dw.com/zh/墙外文摘：脱口秀风波中的国家暴力/a-65689399" text:style-name="Internet_20_link" text:visited-style-name="Visited_20_Internet_20_Link">
https://www.dw.com/zh/墙外文摘：脱口秀风波中的国家暴力/a-65689399?maca=chi-rss-chi-all-1127-rdf</text:a>
</text:p>
      <!--NEWS-->
      <text:h text:style-name="P10" text:outline-level="1">
<text:span text:style-name="T4">
拜登邀岸田、尹锡悦访美举行三方会谈</text:span>
</text:h>
      <text:p text:style-name="P4">
Publisher: 法新社</text:p>
      <text:p text:style-name="P4">
Published Time: 2023-05-21T09:02:07+00:00</text:p>
      <text:p text:style-name="P4">
Modified Time: 2023-05-21T08:35:02+00:00</text:p>
      <text:p text:style-name="P4">
Description: （法新社广岛21日电） 一名美国高阶官员表示，美国总统拜登今天利用七大工业国集团（G7）峰会之便，当面邀请日韩领袖访问华府进行正式的三方会谈。</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5-21T09-02-07-00-00/000000.png" xlink:type="simple" xlink:show="embed" xlink:actuate="onLoad" draw:mime-type="image/png"/>
</draw:frame>
</text:p>
      <text:p text:style-name="P4">
随日韩多年紧张关系解冻，本次G7峰会主办国日本特邀南韩与会。</text:p>
      <text:p text:style-name="P4">
日韩都是美国重要盟国，但两国长期以来针对1910年至1945年日本对朝鲜半岛残酷殖民统治下的慰安妇、被迫劳动等相关争议存在歧见。</text:p>
      <text:p text:style-name="P4">
不过，首尔当局今年3月宣布将在没有东京当局参与的情况下、补偿战时被迫劳动的受害者以来，南韩总统尹锡悦和日本首相岸田文雄一直积极修补两国间的裂痕。</text:p>
      <text:p text:style-name="P4">
白宫今天发表声明指出，拜登赞扬岸田文雄和尹锡悦「为改善两国关系所做的勇敢行为」。声明中说，美日韩3国领袖还针对北韩「非法核威胁以及飞弹威胁」研议「新的协作」。</text:p>
      <text:p text:style-name="P4">
这名官员表示，预计美日韩三边正式会谈的期程「很快」就会敲定，目前无法提供更多的细节。</text:p>
      <text:p text:style-name="P4">
Source: <text:a xlink:type="simple" xlink:href="https://www.rfi.fr/cn/%E5%9B%BD%E9%99%85%E6%8A%A5%E9%81%93/20230521-%E6%8B%9C%E7%99%BB%E9%82%80%E5%B2%B8%E7%94%B0-%E5%B0%B9%E9%94%A1%E6%82%A6%E8%AE%BF%E7%BE%8E%E4%B8%BE%E8%A1%8C%E4%B8%89%E6%96%B9%E4%BC%9A%E8%B0%88" text:style-name="Internet_20_link" text:visited-style-name="Visited_20_Internet_20_Link">
https://www.rfi.fr/cn/%E5%9B%BD%E9%99%85%E6%8A%A5%E9%81%93/20230521-%E6%8B%9C%E7%99%BB%E9%82%80%E5%B2%B8%E7%94%B0-%E5%B0%B9%E9%94%A1%E6%82%A6%E8%AE%BF%E7%BE%8E%E4%B8%BE%E8%A1%8C%E4%B8%89%E6%96%B9%E4%BC%9A%E8%B0%88</text:a>
</text:p>
      <!--NEWS-->
      <text:h text:style-name="P10" text:outline-level="1">
<text:span text:style-name="T4">
德媒：俄流亡异议人士疑中毒 柏林警方立案调查</text:span>
</text:h>
      <text:p text:style-name="P4">
Publisher: 法新社</text:p>
      <text:p text:style-name="P4">
Published Time: 2023-05-21T09:32:07+00:00</text:p>
      <text:p text:style-name="P4">
Modified Time: 2023-05-21T09:20:05+00:00</text:p>
      <text:p text:style-name="P4">
Description: （法新社柏林21日电） 德国「周日世界报」报导，一名俄罗斯记者与一名流亡的俄国民权人士上个月出席柏林（Berlin）的俄国异议人士会议前后，健康出了状况，有可能是中毒，德国警方已展开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5-21T09-32-07-00-00/000000.png" xlink:type="simple" xlink:show="embed" xlink:actuate="onLoad" draw:mime-type="image/png"/>
</draw:frame>
</text:p>
      <text:p text:style-name="P4">
柏林警方发言人告诉周日世界报（Welt am Sonntag）：「（警方）已基于现有资讯立案调查。」法新社无法立即取得柏林警方的回应。</text:p>
      <text:p text:style-name="P4">
俄国独立新闻网站Agentstvo本周公布调查指出，流亡在外的俄国昔日权贵、克里姆林宫的批评者霍多科夫斯基（MikhailKhodorkovsky），4月29、30日主办一场集结俄国异议人士的会议，有两名与会者健康出问题。</text:p>
      <text:p text:style-name="P4">
其中一人是最近刚离开俄国的记者，此人在活动期间有某些症状，还说症状可能更早之前就出现了。</text:p>
      <text:p text:style-name="P4">
根据Agentstvo，这名记者前往柏林夏里特医院（Charite University Hospital）就医。俄国总统蒲亭（VladimirPutin）的批评者纳瓦尼（Alexei Navalny）2020年8月被下毒后，就是到这家医院接受治疗。</text:p>
      <text:p text:style-name="P4">
另一名健康出状况的人名叫阿诺（Natalia Arno），是非政府组织「自由俄罗斯基金会」（Free RussiaFoundation）负责人，她在被迫离开俄国后，已旅居美国10年。</text:p>
      <text:p text:style-name="P4">
Agentstvo报导，阿诺4月底访问柏林，接着前往捷克布拉格（Prague），并在当地出现症状；她还发现自己的饭店房间门曾被人打开。</text:p>
      <text:p text:style-name="P4">
隔天阿诺就启程前往美国，并联系当地一家医院和当局。</text:p>
      <text:p text:style-name="P4">
阿诺本周在脸书（Facebook）指出，她的症状包括「刺痛」和「麻痹」，还说这些「奇怪症状」最一开始出现在她抵达布拉格之前。</text:p>
      <text:p text:style-name="P4">
阿诺表示自己还有症状，但感觉好多了。</text:p>
      <text:p text:style-name="P4">
近年来，俄国海内外发生数起批评克里姆林宫的人遭到毒物攻击的案件。莫斯科政府否认是自家特务部门下的手。</text:p>
      <text:p text:style-name="P4">
欧洲实验室已确认纳瓦尼中的毒是苏联时期研发的神经毒剂「诺维乔克」（Novichok）。</text:p>
      <text:p text:style-name="P4">
Source: <text:a xlink:type="simple" xlink:href="https://www.rfi.fr/cn/%E5%9B%BD%E9%99%85%E6%8A%A5%E9%81%93/20230521-%E5%BE%B7%E5%AA%92-%E4%BF%84%E6%B5%81%E4%BA%A1%E5%BC%82%E8%AE%AE%E4%BA%BA%E5%A3%AB%E7%96%91%E4%B8%AD%E6%AF%92-%E6%9F%8F%E6%9E%97%E8%AD%A6%E6%96%B9%E7%AB%8B%E6%A1%88%E8%B0%83%E6%9F%A5" text:style-name="Internet_20_link" text:visited-style-name="Visited_20_Internet_20_Link">
https://www.rfi.fr/cn/%E5%9B%BD%E9%99%85%E6%8A%A5%E9%81%93/20230521-%E5%BE%B7%E5%AA%92-%E4%BF%84%E6%B5%81%E4%BA%A1%E5%BC%82%E8%AE%AE%E4%BA%BA%E5%A3%AB%E7%96%91%E4%B8%AD%E6%AF%92-%E6%9F%8F%E6%9E%97%E8%AD%A6%E6%96%B9%E7%AB%8B%E6%A1%88%E8%B0%83%E6%9F%A5</text:a>
</text:p>
      <!--NEWS-->
      <text:h text:style-name="P10" text:outline-level="1">
<text:span text:style-name="T4">
瑞士观光小飞机失事3死 坠机原因待调查</text:span>
</text:h>
      <text:p text:style-name="P4">
Publisher: 法新社</text:p>
      <text:p text:style-name="P4">
Published Time: 2023-05-21T09:32:08+00:00</text:p>
      <text:p text:style-name="P4">
Modified Time: 2023-05-21T09:20:04+00:00</text:p>
      <text:p text:style-name="P4">
Description: （法新社日内瓦20日电） 瑞士警方说，一架观光小飞机今天在瑞士西部一个树木茂密的山区坠毁，机上3人全数罹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5-21T09-32-08-00-00/000000.png" xlink:type="simple" xlink:show="embed" xlink:actuate="onLoad" draw:mime-type="image/png"/>
</draw:frame>
</text:p>
      <text:p text:style-name="P4">
警方说这架观光小飞机上午10时20分左右在瑞士纽沙泰尔邦（Neuchatel）莱蓬德马尔泰勒（Ponts-De-Martel）附近的一个陡峭林区坠毁。</text:p>
      <text:p text:style-name="P4">
纽沙泰尔邦警方在声明中说，「驾驶和两名乘客当场死亡」。声明中没有提供有关罹难者的进一步细节。</text:p>
      <text:p text:style-name="P4">
这架观光小飞机在瑞士注册，从附近的拉绍德封（Chaux-d-Fonds）机场起飞，进行观光飞行。</text:p>
      <text:p text:style-name="P4">
警方说，已经启动大规模救援和复原行动，但位于纽沙泰尔山脉的坠机地点地形非常陡峭，使得救援工作变得复杂。</text:p>
      <text:p text:style-name="P4">
警方声明说，坠机原因仍然不清楚，但当局已展开调查以确定失事原因。</text:p>
      <text:p text:style-name="P4">
Source: <text:a xlink:type="simple" xlink:href="https://www.rfi.fr/cn/%E5%9B%BD%E9%99%85%E6%8A%A5%E9%81%93/20230521-%E7%91%9E%E5%A3%AB%E8%A7%82%E5%85%89%E5%B0%8F%E9%A3%9E%E6%9C%BA%E5%A4%B1%E4%BA%8B3%E6%AD%BB-%E5%9D%A0%E6%9C%BA%E5%8E%9F%E5%9B%A0%E5%BE%85%E8%B0%83%E6%9F%A5" text:style-name="Internet_20_link" text:visited-style-name="Visited_20_Internet_20_Link">
https://www.rfi.fr/cn/%E5%9B%BD%E9%99%85%E6%8A%A5%E9%81%93/20230521-%E7%91%9E%E5%A3%AB%E8%A7%82%E5%85%89%E5%B0%8F%E9%A3%9E%E6%9C%BA%E5%A4%B1%E4%BA%8B3%E6%AD%BB-%E5%9D%A0%E6%9C%BA%E5%8E%9F%E5%9B%A0%E5%BE%85%E8%B0%83%E6%9F%A5</text:a>
</text:p>
      <!--NEWS-->
      <text:h text:style-name="P10" text:outline-level="1">
<text:span text:style-name="T4">
泽连斯基将与美韩首脑会晤</text:span>
</text:h>
      <text:p text:style-name="P4">
Author: 联合早报 (Person)</text:p>
      <text:p text:style-name="P4">
Publisher: 联合早报 (Organization)</text:p>
      <text:p text:style-name="P4">
Published Time: 2023-05-21T09:45</text:p>
      <text:p text:style-name="P4">
Modified Time: 2023-05-21T12:00</text:p>
      <text:p text:style-name="P4">
Description: 乌克兰总统泽连斯基日前抵达日本广岛后，将在星期天（5月21日）与美国总统拜登和韩国总统尹锡悦会面。综合韩联社和路透社报道，韩乌首脑此次会晤主要是基于乌克兰方面的要求，这也是尹锡悦出...</text:p>
      <text:p text:style-name="P4">
Videos: []</text:p>
      <text:p text:style-name="P4">
Audios: []</text:p>
      <text:p text:style-name="P4">
Images: []</text:p>
      <text:p text:style-name="P4">
Type: NewsArticle</text:p>
      <text:p text:style-name="P4">
Breadcrumbs: ['即时', '国际']</text:p>
      <text:p text:style-name="P4">
Keywords: ['韩国', '乌克兰', '尹锡悦', '泽连斯基', '日本', '七国集团']</text:p>
      <!--METADATA-->
      <text:p text:style-name="P4">
乌克兰总统泽连斯基日前 <text:a xlink:type="simple" xlink:href="https://www.zaobao.com/news/world/story20230520-1396636" text:style-name="Internet_20_link" text:visited-style-name="Visited_20_Internet_20_Link">
 </text:a>
后，将在星期天（5月21日）与美国总统拜登和韩国总统尹锡悦会面。</text:p>
      <text:p text:style-name="P4">
综合韩联社和路透社报道，韩乌首脑此次会晤主要是基于乌克兰方面的要求，这也是尹锡悦出席 <text:a xlink:type="simple" xlink:href="https://www.zaobao.com/keywords/qi-guo-ji-tuan" text:style-name="Internet_20_link" text:visited-style-name="Visited_20_Internet_20_Link">
</text:a>
 峰会期间首次与泽连斯基会面。</text:p>
      <text:p text:style-name="P4">
韩国高级官员透露，泽连斯基或向各国领导人寻求更多军事援助，但韩方将考虑所有制约因素后再做出决定。</text:p>
      <text:p text:style-name="P4">
另据法新社报道，拜登将在星期天下午2时许（新加坡时间下午1时许）与泽连斯基会面，并重申美国对乌克兰的坚定支持。</text:p>
      <text:p text:style-name="P4">
美国官员称，除了与泽连斯基会面，拜登还将在星期天与韩日首脑举行联合会议，并针对美日韩三国之间的军事“互操作性”以及中国经济胁迫等议题进行磋商。</text:p>
      <text:p text:style-name="P4">
Source: <text:a xlink:type="simple" xlink:href="https://www.zaobao.com.sg/realtime/world/story20230521-1396695" text:style-name="Internet_20_link" text:visited-style-name="Visited_20_Internet_20_Link">
https://www.zaobao.com.sg/realtime/world/story20230521-1396695</text:a>
</text:p>
      <!--NEWS-->
      <text:h text:style-name="P10" text:outline-level="1">
<text:span text:style-name="T4">
土耳其总统决选将登场 艾尔段有望胜出连任</text:span>
</text:h>
      <text:p text:style-name="P4">
Publisher: 法新社</text:p>
      <text:p text:style-name="P4">
Published Time: 2023-05-21T10:02:09+00:00</text:p>
      <text:p text:style-name="P4">
Modified Time: 2023-05-21T09:50:01+00:00</text:p>
      <text:p text:style-name="P4">
Description: （法新社伊斯坦堡20日电） 土耳其再过一周将进行历史性的总统大选决选，现任总统艾尔段是获胜的大热门。他以伊斯兰教义为依归掌权已达20年，如今可望将政权延续到2028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21T10-02-09-00-00/000000.png" xlink:type="simple" xlink:show="embed" xlink:actuate="onLoad" draw:mime-type="image/png"/>
</draw:frame>
</text:p>
      <text:p text:style-name="P4">
土耳其5月14日进行国会和总统选举，世俗派领袖基里达欧鲁（Kemal Kilicdaroglu）打出自艾尔段（Recep TayyipErdogan）执政以来反对阵营最漂亮的一仗。</text:p>
      <text:p text:style-name="P4">
退休官员基里达欧鲁是阿列维派库德族人（Kurdish Alevi），他打破了种族间壁垒分明的藩篱，也突破艾尔段对媒体和公家机关的束缚，赢得近45%的选票。</text:p>
      <text:p text:style-name="P4">
不过艾尔段也非省油的灯，他只差一点点就能达到在首轮投票就当选的5成得票率门槛。</text:p>
      <text:p text:style-name="P4">
尽管土耳其正面临1990年代以来最严重的经济危机，且民调显示69岁的艾尔段可能会首次在全国大选失利，但他仍能有这样强劲的表现。</text:p>
      <text:p text:style-name="P4">
政治风险谘询公司欧亚集团（Eurasia Group）评估，艾尔段在28日决选胜出的机率高达8成。</text:p>
      <text:p text:style-name="P4">
风险谘询公司「维里斯科枫园」（Verisk Maplecroft）分析师金尼尔（HamishKinnear）认同这样的预测，他说：「在第2轮决选中，基里达欧鲁将面临一番苦战。」</text:p>
      <text:p text:style-name="P4">
Source: <text:a xlink:type="simple" xlink:href="https://www.rfi.fr/cn/%E5%9B%BD%E9%99%85%E6%8A%A5%E9%81%93/20230521-%E5%9C%9F%E8%80%B3%E5%85%B6%E6%80%BB%E7%BB%9F%E5%86%B3%E9%80%89%E5%B0%86%E7%99%BB%E5%9C%BA-%E8%89%BE%E5%B0%94%E6%AE%B5%E6%9C%89%E6%9C%9B%E8%83%9C%E5%87%BA%E8%BF%9E%E4%BB%BB" text:style-name="Internet_20_link" text:visited-style-name="Visited_20_Internet_20_Link">
https://www.rfi.fr/cn/%E5%9B%BD%E9%99%85%E6%8A%A5%E9%81%93/20230521-%E5%9C%9F%E8%80%B3%E5%85%B6%E6%80%BB%E7%BB%9F%E5%86%B3%E9%80%89%E5%B0%86%E7%99%BB%E5%9C%BA-%E8%89%BE%E5%B0%94%E6%AE%B5%E6%9C%89%E6%9C%9B%E8%83%9C%E5%87%BA%E8%BF%9E%E4%BB%BB</text:a>
</text:p>
      <!--NEWS-->
      <text:h text:style-name="P10" text:outline-level="1">
<text:span text:style-name="T4">
英国首相：中国对全球安全与繁荣构成最大挑战</text:span>
</text:h>
      <text:p text:style-name="P4">
Author: None (Language: zh)</text:p>
      <text:p text:style-name="P4">
Publisher: None</text:p>
      <text:p text:style-name="P4">
Time: 2023-05-21T10:16:00Z</text:p>
      <text:p text:style-name="P4">
Description: 英国首相苏纳克在七国集团广岛峰会结束后表示，中国对全球安全与繁荣构成最大挑战，但是其它主要经济体不应该寻求与中国完全脱钩。昨天发表的G7峰会联合公报也强调，G7的政策目的不是要损害中国或阻碍其经济进步，而是要减少对中国的依赖。</text:p>
      <text:p text:style-name="P4">
Videos: []</text:p>
      <text:p text:style-name="P4">
Images: ["<text:a xlink:type="simple" xlink:href="https://static.dw.com/image/65690487_303.jpg" text:style-name="Internet_20_link" text:visited-style-name="Visited_20_Internet_20_Link">
65690487_303.jpg</text:a>
", "<text:a xlink:type="simple" xlink:href="https://static.dw.com/image/65686429_401.jpg" text:style-name="Internet_20_link" text:visited-style-name="Visited_20_Internet_20_Link">
65686429_401.jpg</text:a>
"]</text:p>
      <text:p text:style-name="P4">
Subject: 时政风云</text:p>
      <text:p text:style-name="P4">
Subjects: ['岛屿主权争端', '马英九', '专题报道：全景观看“习马会”', '专题报道：2016年台湾大选', '中国', '台湾', '中共十九大', '德中关系']</text:p>
      <text:p text:style-name="P4">
Keywords: ['G7', '七国集团', '广岛', '苏纳克', '对华政策', '挑战', '中国', '全球安全', '脱钩', '台湾']</text:p>
      <text:p text:style-name="P4">
ID: 65690280</text:p>
      <!--METADATA-->
      <text:p text:style-name="P4">
<text:a xlink:type="simple" xlink:href="https://www.dw.com/zh/overlay/image/article/65690280/65690487" text:style-name="Internet_20_link" text:visited-style-name="Visited_20_Internet_20_Link">
 <draw:frame draw:style-name="fr1" draw:name="Image112" text:anchor-type="as-char" svg:width="6.9236in" svg:height="3.896998in" draw:z-index="0">
<draw:image xlink:href="../Images/dwzh/2023-05-21T10-16-00Z/65690487_303.jpg" xlink:type="simple" xlink:show="embed" xlink:actuate="onLoad" draw:mime-type="image/jpeg"/>
</draw:frame>
</text:a>
</text:p>
      <text:p text:style-name="P4">
苏纳克政府执行的对华方针是在贸易和气候变迁等领域保持接触和合作，但同时努力限制中国给英国国家安全带来的威胁。</text:p>
      <text:p text:style-name="P4">
（德国之声中文网）英国首相苏纳克周日（5月21日）在G7广岛峰会结束后对媒体表示：“中国对全球安全和繁荣构成了我们这个时代最大的挑战。他们在国内越来越独裁，在国外越来越强硬。”</text:p>
      <text:p text:style-name="P4">
他说， <text:a xlink:type="simple" xlink:href="https://www.dw.com/zh/zh/g7峰會前瞻-民主國家有辦法共同抗中嗎/a-65667663" text:style-name="Internet_20_link" text:visited-style-name="Visited_20_Internet_20_Link">
 </text:a>
 ，减少中国带来的挑战。</text:p>
      <text:p text:style-name="P4">
他说：“这一切都是关于去风险，而不是脱钩。”他补充说：“我们（ <text:a xlink:type="simple" xlink:href="https://www.dw.com/zh/zh/德语媒体g7和中国/a-65686050" text:style-name="Internet_20_link" text:visited-style-name="Visited_20_Internet_20_Link">
</text:a>
）正在采取措施防止中国利用经济胁迫来干涉其他国家的主权事务。”</text:p>
      <text:p text:style-name="P4">
本周，苏纳克的前任首相特拉斯曾访问台湾。她被看作是撒切尔夫人之后访问过台湾的最知名的英国政治人物。特拉斯在台湾表示，西方不应该“安抚和迁就”中国。</text:p>
      <text:p text:style-name="P4">
北京始终宣称对台湾拥有主权，且态度越来越强硬，台海紧张局势日益升温。中国强调“和平统一、一国两制”为对台的基本方针，但从未承诺过放弃使用武力。</text:p>
      <text:p text:style-name="P4">
苏纳克政府执行的对华方针是在贸易和气候变迁等领域保持接触和合作，但同时努力限制中国给英国国家安全带来的威胁。特拉斯则代表了英国保守党中的鹰派，不认同苏纳克的对华政策。</text:p>
      <text:p text:style-name="P4">
苏纳克在英国国内也多次被批评对华态度过于宽松。去年夏天苏纳克在竞选首相期间曾表示，将关闭在英国的30家孔子学院。但近期英国首相官邸一名发言人则表示：“我们正在采取行动，取消政府对设在英国的孔子学院的所有资助，但目前的判断是，关闭孔子学院是不合适的。”</text:p>
      <text:p text:style-name="P4">
苏纳克在广岛接受英国一家媒体采访时再度警告，中国是“唯一一个既需要又打算重塑全球秩序的国家”。他还说，伦敦方面已经阻止中国投资英国国内包括半导体在内的敏感行业。</text:p>
      <text:p text:style-name="P4">
<draw:frame draw:style-name="fr1" draw:name="Image113" text:anchor-type="as-char" svg:width="6.9236in" svg:height="3.896998in" draw:z-index="0">
<draw:image xlink:href="../Images/dwzh/2023-05-21T10-16-00Z/65686429_401.jpg" xlink:type="simple" xlink:show="embed" xlink:actuate="onLoad" draw:mime-type="image/jpeg"/>
</draw:frame>
</text:p>
      <text:p text:style-name="P4">
G7峰会发表的联合公报称，七国集团的政策方针不是为了伤害中国，也不是为了阻挠其经济进步和发展，“我们不是在脱钩或向内转”。</text:p>
      <text:h text:style-name="P12" text:outline-level="3">
<text:span text:style-name="T4">
G7联合公报：我们准备与中国建立建设性和稳定的关系</text:span>
</text:h>
      <text:p text:style-name="P4">
昨天G7峰会发表的联合公报指出：“台湾海峡的和平与稳定对于国际社会的安全与繁荣是不可或缺的。七国集团成员在台湾问题上的基本立场没有改变，包括声明的一个中国政策。我们呼吁和平解决两岸问题。”</text:p>
      <text:p text:style-name="P4">
公报也提到：“鉴于中国在国际社会中的作用及其经济规模，有必要与中国在全球挑战以及共同感兴趣的领域进行合作”、“ <text:a xlink:type="simple" xlink:href="https://www.dw.com/zh/zh/g7联合公报政策方针不是为了伤害中国/a-65684805" text:style-name="Internet_20_link" text:visited-style-name="Visited_20_Internet_20_Link">
</text:a>
，认识到与中国坦诚接触并直接向中国表达我们关切的重要性。”</text:p>
      <text:p text:style-name="P4">
公报还强调，七国集团的政策方针不是为了伤害中国，也不是为了阻挠其经济进步和发展，“我们不是在脱钩或向内转”。</text:p>
      <text:p text:style-name="P4">
周五，欧盟委员会主席冯德莱恩也再度强调，反对与中国脱钩，“这既不可取也不可行”。她表示，为了保护欧洲经济，必须讨论安全利益，因此也必须讨论出口管制和外国投资，特别是在敏感的高科技技术领域。同时，在气候变化、大流行病预防、金融稳定或打击核扩散等领域，必须与中国合作。</text:p>
      <text:p text:style-name="P4">
但她也表示，欧盟和中国之间的贸易逆差在十年内增加了两倍，达到4000亿欧元。她说，这种不平衡的贸易关系部分是由于非市场行为所造成，例如隐性补贴、公共招标中的歧视以及中国国家资本主义制度等。她指出，这些扭曲的现象必须得到解决。</text:p>
      <text:h text:style-name="P12" text:outline-level="3">
<text:span text:style-name="T4">
预防潜在危机 欧盟制定计划促稀土供应链多元化</text:span>
</text:h>
      <text:p text:style-name="P4">
中国外交部周六发表声明抗议七国集团“炒作涉华议题”。声明中称，中方对于“七国集团不顾中方严重关切，执意操弄涉华议题、抹黑攻击中国、粗暴干涉中国内政”表示强烈不满和坚决反对，已经向主办方日本提出严正交涉。</text:p>
      <text:p text:style-name="P4">
（路透社、德新社等）</text:p>
      <text:p text:style-name="P4">
Source: <text:a xlink:type="simple" xlink:href="https://www.dw.com/zh/英国首相：中国对全球安全与繁荣构成最大挑战/a-65690280" text:style-name="Internet_20_link" text:visited-style-name="Visited_20_Internet_20_Link">
https://www.dw.com/zh/英国首相：中国对全球安全与繁荣构成最大挑战/a-65690280?maca=chi-rss-chi-all-1127-rdf</text:a>
</text:p>
      <!--NEWS-->
      <text:h text:style-name="P10" text:outline-level="1">
<text:span text:style-name="T4">
德总理：为乌提供F-16战机培训 警告俄勿打持久战</text:span>
</text:h>
      <text:p text:style-name="P4">
Author: 联合早报 (Person)</text:p>
      <text:p text:style-name="P4">
Publisher: 联合早报 (Organization)</text:p>
      <text:p text:style-name="P4">
Published Time: 2023-05-21T10:24</text:p>
      <text:p text:style-name="P4">
Modified Time: 2023-05-21T11:46</text:p>
      <text:p text:style-name="P4">
Description: 德国总理朔尔茨说，西方盟国或为乌克兰飞行员提供F-16战机培训是为了向俄罗斯发出一个信息，既就算莫斯科开展长期消耗战，也不要指望能在乌克兰战争中获得胜利。路透社报道，朔尔茨星期天（...</text:p>
      <text:p text:style-name="P4">
Videos: []</text:p>
      <text:p text:style-name="P4">
Audios: []</text:p>
      <text:p text:style-name="P4">
Images: []</text:p>
      <text:p text:style-name="P4">
Type: NewsArticle</text:p>
      <text:p text:style-name="P4">
Breadcrumbs: ['即时', '国际']</text:p>
      <text:p text:style-name="P4">
Keywords: ['德国', 'F-16战机', '朔尔茨', '俄罗斯', '俄乌战争']</text:p>
      <!--METADATA-->
      <text:p text:style-name="P4">
德国总理朔尔茨说，西方盟国或为乌克兰飞行员提供F-16战机培训是为了向俄罗斯发出一个信息，既就算莫斯科开展长期消耗战，也不要指望能在乌克兰战争中获得胜利。</text:p>
      <text:p text:style-name="P4">
路透社报道，朔尔茨星期天（5月21日）在新闻发布会上说：“乌克兰飞行员的培训是一个相当长期的项目，美国还没有作出最终决定。”</text:p>
      <text:p text:style-name="P4">
西方国家至今尚未承诺 <text:a xlink:type="simple" xlink:href="https://www.zaobao.com/news/world/story20230519-1396365" text:style-name="Internet_20_link" text:visited-style-name="Visited_20_Internet_20_Link">
 </text:a>
。但美国官员透露，总统拜登在日本广岛出席 <text:a xlink:type="simple" xlink:href="https://www.zaobao.com/keywords/qi-guo-ji-tuan" text:style-name="Internet_20_link" text:visited-style-name="Visited_20_Internet_20_Link">
 </text:a>
峰会时，向其他G7领导人表明他将允许乌飞行员接受F-16战机培训，并计划批准其他国家将美国制造的F-16战机转移到乌克兰。</text:p>
      <text:p text:style-name="P4">
美国官员说，F-16战机联合培训计划将在几周内启动，并在乌克兰以外的欧洲地点进行，训练和交付F-16战机的时间最快为18个月。</text:p>
      <text:p text:style-name="P4">
针对中国或对全球供应链和经济安全构成威胁的说法，朔尔茨表明，即使G7成员国同意透过“去风险化”减少对华依赖，但各国仍将确保继续在中国进行大型投资，并继续对华保持供应链和出口等贸易往来。</text:p>
      <text:p text:style-name="P4">
朔尔茨指出，虽然各国都希望限制中国对全球经济安全的威胁，但“没有人有兴趣遏制中国的（经济）增长”。</text:p>
      <text:p text:style-name="P4">
美国白宫国家安全顾问沙利文日前透露，G7领导人拟在广岛峰会发表一份对华共同立场声明，指G7寻求降低风险，而不是与中国脱钩。</text:p>
      <text:p text:style-name="P4">
Source: <text:a xlink:type="simple" xlink:href="https://www.zaobao.com.sg/realtime/world/story20230521-1396698" text:style-name="Internet_20_link" text:visited-style-name="Visited_20_Internet_20_Link">
https://www.zaobao.com.sg/realtime/world/story20230521-1396698</text:a>
</text:p>
      <!--NEWS-->
      <text:h text:style-name="P10" text:outline-level="1">
<text:span text:style-name="T4">
超脱乐团主唱寇特柯本摔烂吉他 近60万美元拍出</text:span>
</text:h>
      <text:p text:style-name="P4">
Publisher: 法新社</text:p>
      <text:p text:style-name="P4">
Published Time: 2023-05-21T10:32:07+00:00</text:p>
      <text:p text:style-name="P4">
Modified Time: 2023-05-21T10:05:01+00:00</text:p>
      <text:p text:style-name="P4">
Description: （法新社纽约20日电） 拍卖行今天表示，一把「超脱合唱团」（Nirvana）主唱寇特柯本（Kurt Cobain）在舞台上摔烂的吉他，以近60万美元的价格拍出，是预估价格的好多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5-21T10-32-07-00-00/000000.png" xlink:type="simple" xlink:show="embed" xlink:actuate="onLoad" draw:mime-type="image/png"/>
</draw:frame>
</text:p>
      <text:p text:style-name="P4">
朱力安拍卖公司（Julien's Auctions）的佛瑞德里克（Kody Frederick）本月稍早告诉法新社，这把被砸烂的黑色FenderStratocaster吉他已修复成原状，但已经不能再弹奏。</text:p>
      <text:p text:style-name="P4">
超脱乐团是一支美国的油渍摇滚乐团，于1987年在华盛顿州的的亚伯丁组建，这把吉他上有所有3名成员的签名。</text:p>
      <text:p text:style-name="P4">
拍卖行表示，这把吉他是在纽约市Hard Rock Cafe拍卖，拍卖前原本预估价6万美元，但最后以59万5000美元高价卖出。</text:p>
      <text:p text:style-name="P4">
佛瑞德里克5月稍早告诉法新社：「你可以看到他重摔吉他导致吉他裂掉的地方，就是琴颈连接之处，还有下面这里他重摔吉他撞击的地方。」</text:p>
      <text:p text:style-name="P4">
超脱乐团的热门歌曲多由寇特柯本创作，包括Come As You Are、Lithium，以及1991年名曲Smells Like Teen Spirit。</text:p>
      <text:p text:style-name="P4">
寇特柯本饱受药物成瘾和忧郁症所苦，与妻子蔻特妮洛夫（Courtney Love）关系也不好。</text:p>
      <text:p text:style-name="P4">
他在1994年4月结束自己的生命。</text:p>
      <text:p text:style-name="P4">
Source: <text:a xlink:type="simple" xlink:href="https://www.rfi.fr/cn/%E7%BC%A4%E7%BA%B7%E4%B8%96%E7%95%8C/20230521-%E8%B6%85%E8%84%B1%E4%B9%90%E5%9B%A2%E4%B8%BB%E5%94%B1%E5%AF%87%E7%89%B9%E6%9F%AF%E6%9C%AC%E6%91%94%E7%83%82%E5%90%89%E4%BB%96-%E8%BF%9160%E4%B8%87%E7%BE%8E%E5%85%83%E6%8B%8D%E5%87%BA" text:style-name="Internet_20_link" text:visited-style-name="Visited_20_Internet_20_Link">
https://www.rfi.fr/cn/%E7%BC%A4%E7%BA%B7%E4%B8%96%E7%95%8C/20230521-%E8%B6%85%E8%84%B1%E4%B9%90%E5%9B%A2%E4%B8%BB%E5%94%B1%E5%AF%87%E7%89%B9%E6%9F%AF%E6%9C%AC%E6%91%94%E7%83%82%E5%90%89%E4%BB%96-%E8%BF%9160%E4%B8%87%E7%BE%8E%E5%85%83%E6%8B%8D%E5%87%BA</text:a>
</text:p>
      <!--NEWS-->
      <text:h text:style-name="P10" text:outline-level="1">
<text:span text:style-name="T4">
“编程随想”二审被延期 家属要求法官回避</text:span>
</text:h>
      <text:p text:style-name="P4">
Author: None</text:p>
      <text:p text:style-name="P4">
Publisher: Radio Free Asia (Organization)</text:p>
      <text:p text:style-name="P4">
Published Time: 2023-05-21T11:26:15-04:00</text:p>
      <text:p text:style-name="P4">
Modified Time: 2023-05-21T11:26: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8.57633in" draw:z-index="0">
<draw:image xlink:href="../Images/rfamandarin/2023-05-21T11-26-15-04-00/000000.png" xlink:type="simple" xlink:show="embed" xlink:actuate="onLoad" draw:mime-type="image/png"/>
</draw:frame>
 <text:a xlink:type="simple" xlink:href="https://www.rfa.org/mandarin/Xinwen/1-05212023111846.html/@@images/image" text:style-name="Internet_20_link" text:visited-style-name="Visited_20_Internet_20_Link">
</text:a>
推特截图/贝—阮晓寰 (编程随想)妻子 Bei, wife of ProgramThink(@ruanxiaohu32309)</text:p>
      <text:p text:style-name="P4">
因在网上撰写批评中国政府文章而遭到中国政府迫害的网络工程师阮晓寰（网名编程随想）二审原定于5月22日开庭，现已通知延期。</text:p>
      <text:p text:style-name="P4">
据中国维权网的消息，阮晓寰妻子贝女士周日（5月21日）通过推特等社交媒体质问说，上周就被告知二审延期了，编程随想还要在看守所多久！为加快审理，法官和被告不妨一起待看守所！</text:p>
      <text:p text:style-name="P4">
消息说，贝女士一个多月来持续寄信给上海高院院长，就承办法官须梅华置家属委托律师的合法权利于不顾，侵犯被告的合法辩护权利等行为进行投诉。贝女士要求立即撤销法援律师，并让须梅华法官二审避嫌。</text:p>
      <text:p text:style-name="P4">
阮晓寰在2009年6月-2021年5月间，撰写批评中国政府及中共体制的文章百余篇，并通过网络在境外传播，引起广泛关注，也因此遭到中国政府的迫害和打压。2021年5月10日，阮晓寰在上海被捕，次日即被以涉嫌“煽动颠覆国家政权罪”刑拘。这一事件直到近几个月才引起外界的广泛关注。</text:p>
      <text:p text:style-name="P4">
（责编：王允）</text:p>
      <text:p text:style-name="P4">
Source: <text:a xlink:type="simple" xlink:href="https://www.rfa.org/mandarin/Xinwen/1-05212023111846.html" text:style-name="Internet_20_link" text:visited-style-name="Visited_20_Internet_20_Link">
https://www.rfa.org/mandarin/Xinwen/1-05212023111846.html</text:a>
</text:p>
      <!--NEWS-->
      <text:h text:style-name="P10" text:outline-level="1">
<text:span text:style-name="T4">
长沙一栋自建房倒塌 牵连3省4名中管干部</text:span>
</text:h>
      <text:p text:style-name="P4">
Author: None</text:p>
      <text:p text:style-name="P4">
Publisher: Radio Free Asia (Organization)</text:p>
      <text:p text:style-name="P4">
Published Time: 2023-05-21T11:32:30-04:00</text:p>
      <text:p text:style-name="P4">
Modified Time: 2023-05-21T11:32: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5-21T11-32-30-04-00/000000.png" xlink:type="simple" xlink:show="embed" xlink:actuate="onLoad" draw:mime-type="image/png"/>
</draw:frame>
 2022年4月底长沙一栋八层居民自建房倒塌 <text:a xlink:type="simple" xlink:href="https://www.rfa.org/mandarin/Xinwen/2-05212023112702.html/@@images/image" text:style-name="Internet_20_link" text:visited-style-name="Visited_20_Internet_20_Link">
</text:a>
美联社图片</text:p>
      <text:p text:style-name="P4">
去年4月底长沙一栋八层居民自建房倒塌，导致54人死亡，9人受伤。这一事故最近导致三省四名中管干部被追责。</text:p>
      <text:p text:style-name="P4">
据中国官媒央视网报道，这四名中管干部分别是重庆市长胡衡华、中共长沙市委书记吴桂英、贵阳市委书记胡忠雄，以及湖南省人大常委会党组成员、原副主任陈文浩，他们在事故发声前后都在长沙担任要职。</text:p>
      <text:p text:style-name="P4">
国务院事故调查组对事件进行了调查确认，认为这是一起因房主违法违规建设、加层扩建和用于出租经营，地方党委政府及其有关部门组织开展违法建筑整治、风险隐患排查治理不认真不负责，造成重大安全隐患长期未得到整治而导致的特别重大生产安全责任事故。</text:p>
      <text:p text:style-name="P4">
中央纪委常委会报中共中央批准，决定分别给予胡衡华、陈文浩、吴桂英党内警告处分，由国家监委给予胡忠雄政务记过处分。</text:p>
      <text:p text:style-name="P4">
此外，湖南省纪检监察机关也对涉嫌在这一事件中违纪违法的62名公职人员进行追责问责。</text:p>
      <text:p text:style-name="P4">
（责编：王允）</text:p>
      <text:p text:style-name="P4">
Source: <text:a xlink:type="simple" xlink:href="https://www.rfa.org/mandarin/Xinwen/2-05212023112702.html" text:style-name="Internet_20_link" text:visited-style-name="Visited_20_Internet_20_Link">
https://www.rfa.org/mandarin/Xinwen/2-05212023112702.html</text:a>
</text:p>
      <!--NEWS-->
      <text:h text:style-name="P10" text:outline-level="1">
<text:span text:style-name="T4">
520不再爱你？ 中国多地婚姻登记数大幅下降</text:span>
</text:h>
      <text:p text:style-name="P4">
Author: None</text:p>
      <text:p text:style-name="P4">
Publisher: Radio Free Asia (Organization)</text:p>
      <text:p text:style-name="P4">
Published Time: 2023-05-21T11:38:48-04:00</text:p>
      <text:p text:style-name="P4">
Modified Time: 2023-05-21T11:38: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56679in" draw:z-index="0">
<draw:image xlink:href="../Images/rfamandarin/2023-05-21T11-38-48-04-00/000000.png" xlink:type="simple" xlink:show="embed" xlink:actuate="onLoad" draw:mime-type="image/png"/>
</draw:frame>
 人们在北京市民政局婚姻登记处外排队等待 <text:a xlink:type="simple" xlink:href="https://www.rfa.org/mandarin/Xinwen/3-05212023113309.html/@@images/image" text:style-name="Internet_20_link" text:visited-style-name="Visited_20_Internet_20_Link">
</text:a>
路透社图片</text:p>
      <text:p text:style-name="P4">
据澎湃新闻网报道，在5月20日这个中国结婚登记高峰日，中国多地的结婚登记人数却大幅下滑。</text:p>
      <text:p text:style-name="P4">
江苏省民政厅当天的结婚登记数为11156对，较去年同日下降了3500对；广东省当天登记12450对，较去年同一日下降了8000多对。</text:p>
      <text:p text:style-name="P4">
报道强调，结婚登记数近年来逐渐走低，四川、福建和贵州等地的登记数在5月20日当天也有明显下降。四川的登记数从去年5月20日的2.5万对下降到今年的1.6万对，福建从去年的10159对下降到今年的6270对。</text:p>
      <text:p text:style-name="P4">
近年来中国青年婚育意愿下降的趋势越来越明显。今年初中国多地民政部门公布数据表明，各地初婚平均年龄近30岁，晚婚已成普遍趋势。人口学家易富贤曾分析说，婚育年龄推迟也意味着生育能力随着时间下降，将进一步影响中国的生育率。</text:p>
      <text:p text:style-name="P4">
（责编：王允）</text:p>
      <text:p text:style-name="P4">
Source: <text:a xlink:type="simple" xlink:href="https://www.rfa.org/mandarin/Xinwen/3-05212023113309.html" text:style-name="Internet_20_link" text:visited-style-name="Visited_20_Internet_20_Link">
https://www.rfa.org/mandarin/Xinwen/3-05212023113309.html</text:a>
</text:p>
      <!--NEWS-->
      <text:h text:style-name="P10" text:outline-level="1">
<text:span text:style-name="T4">
孩子手机不能装“电报” 中国多地警方对家长提要求</text:span>
</text:h>
      <text:p text:style-name="P4">
Author: None</text:p>
      <text:p text:style-name="P4">
Publisher: Radio Free Asia (Organization)</text:p>
      <text:p text:style-name="P4">
Published Time: 2023-05-21T11:51:00-04:00</text:p>
      <text:p text:style-name="P4">
Modified Time: 2023-05-21T15:45: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7.336783in" draw:z-index="0">
<draw:image xlink:href="../Images/rfamandarin/2023-05-21T11-51-00-04-00/000000.png" xlink:type="simple" xlink:show="embed" xlink:actuate="onLoad" draw:mime-type="image/png"/>
</draw:frame>
中国多地警方对家长提要求，孩子手机不能装加密通讯软件。 <text:a xlink:type="simple" xlink:href="https://www.rfa.org/mandarin/Xinwen/4-05212023113915.html/@@images/image" text:style-name="Internet_20_link" text:visited-style-name="Visited_20_Internet_20_Link">
</text:a>
网络截图/cctv.com</text:p>
      <text:p text:style-name="P4">
据澎湃新闻网报道，中国多地警方近日发出通知，要求家长检查孩子手机中是否安装了包括纸飞机（电报Telegram）、密聊猫、蝙蝠、事密达和海鸥等加密通讯软件，如果发现有就立即卸载。这些软件被指认为犯罪分子销毁犯罪证据提供了便利。</text:p>
      <text:p text:style-name="P4">
南京市公安局5月16日在微信公众号上发布通知说，这些有加密功能的聊天软件为犯罪分子销毁犯罪证据提供了便利，使密聊软件成为“灰色地带”。未成年人在这些软件上容易被哄骗提供个人信息等内容，成为违法犯罪行为的“帮凶”，触犯“帮信罪”。福建福州、甘肃兰州、广西、山西等地警方也发布了类似的通知。</text:p>
      <text:p text:style-name="P4">
但这一消息在中国网络防火墙外引起了不同的反应。在推特有关新闻下面的评论中，有人批评说，这是“管天管地管空气”，还有人说，这是害怕孩子们知道真相。但也有人说，有关软件大量暴力色情内容祸害儿童。</text:p>
      <text:p text:style-name="P4">
（责编：王允）</text:p>
      <text:p text:style-name="P4">
Source: <text:a xlink:type="simple" xlink:href="https://www.rfa.org/mandarin/Xinwen/4-05212023113915.html" text:style-name="Internet_20_link" text:visited-style-name="Visited_20_Internet_20_Link">
https://www.rfa.org/mandarin/Xinwen/4-05212023113915.html</text:a>
</text:p>
      <!--NEWS-->
      <text:h text:style-name="P10" text:outline-level="1">
<text:span text:style-name="T4">
债务谈判陷僵局 拜登拟再与麦卡锡通话</text:span>
</text:h>
      <text:p text:style-name="P4">
Author: 联合早报 (Person)</text:p>
      <text:p text:style-name="P4">
Publisher: 联合早报 (Organization)</text:p>
      <text:p text:style-name="P4">
Published Time: 2023-05-21T12:00</text:p>
      <text:p text:style-name="P4">
Modified Time: 2023-05-21T12:58</text:p>
      <text:p text:style-name="P4">
Description: 美国白宫和共和党国会代表至今未就提高债务上限达成共识，正在日本出席广岛峰会的总统拜登拟在星期天（5月21日）与众议院议长麦卡锡通话，以尽早促成谈判。综合彭博社和路透社报道，一名白宫...</text:p>
      <text:p text:style-name="P4">
Videos: []</text:p>
      <text:p text:style-name="P4">
Audios: []</text:p>
      <text:p text:style-name="P4">
Images: []</text:p>
      <text:p text:style-name="P4">
Type: NewsArticle</text:p>
      <text:p text:style-name="P4">
Breadcrumbs: ['即时', '国际']</text:p>
      <text:p text:style-name="P4">
Keywords: ['美国', '拜登', '债务违约', '麦卡锡']</text:p>
      <!--METADATA-->
      <text:p text:style-name="P4">
美国白宫和共和党国会代表至今未就提高债务上限达成共识，正在日本出席广岛峰会的总统拜登拟在星期天（5月21日）与众议院议长麦卡锡通话，以尽早促成谈判。</text:p>
      <text:p text:style-name="P4">
综合彭博社和路透社报道，一名白宫官员透露，拜登在白宫代表报告谈判未取得进展后，计划在 <text:a xlink:type="simple" xlink:href="https://www.zaobao.com/keywords/qi-guo-ji-tuan" text:style-name="Internet_20_link" text:visited-style-name="Visited_20_Internet_20_Link">
</text:a>
 峰会结束后，于华盛顿时间星期天上午与麦卡锡进行通话。</text:p>
      <text:p text:style-name="P4">
麦卡锡星期六（20日）表明，当总统仍在海外时， <text:a xlink:type="simple" xlink:href="https://www.zaobao.com/realtime/world/story20230520-1396417" text:style-name="Internet_20_link" text:visited-style-name="Visited_20_Internet_20_Link">
</text:a>
 不太可能得到解决。</text:p>
      <text:p text:style-name="P4">
针对当前的谈判僵局，麦卡锡指白宫代表“又变卦了”，拒绝对削减开支做出让步。他说：“他们实际上想花的钱比我们今年花的还多……我们必须减少今年的开支。”</text:p>
      <text:p text:style-name="P4">
两名知情人透露，共和党代表拒绝了白宫的一项提议，该提议将使2024年的非国防和国防可支配支出与2023财年持平。麦卡锡曾多次表明希望削减非国防开支，但民主党人认为，在通货膨胀下，保持拨款持平相当于有效削减。</text:p>
      <text:p text:style-name="P4">
白宫发言人让-皮埃尔则说，共和党人在星期五（19日）晚上提供了自己的提议，但该方案包含“一套极端党派要求，不可能在国会两院通过”。虽然谈判进程不畅，但她仍对谈判进程保持“乐观”态度。</text:p>
      <text:p text:style-name="P4">
眼下距离6月1日 <text:a xlink:type="simple" xlink:href="https://www.zaobao.com/keywords/zhai-wu-wei-yue" text:style-name="Internet_20_link" text:visited-style-name="Visited_20_Internet_20_Link">
 </text:a>
仅剩12天，美国财政部曾多次警告，联邦政府的现金耗尽时将触发美国的首次债务违约，继而波及全球经济，并削弱美国全球经济领导地位。</text:p>
      <text:p text:style-name="P4">
美国政府长期财政入不敷出，并用发行债券等方式举债度日，截至2022年10月，美债已累积至31兆美元（41兆新元），即将触顶发债天花板的31.4兆美元，濒临债务上限让财政部无法再出售更多的美债，获得日常运营的资金。</text:p>
      <text:p text:style-name="P4">
Source: <text:a xlink:type="simple" xlink:href="https://www.zaobao.com.sg/realtime/world/story20230521-1396707" text:style-name="Internet_20_link" text:visited-style-name="Visited_20_Internet_20_Link">
https://www.zaobao.com.sg/realtime/world/story20230521-1396707</text:a>
</text:p>
      <!--NEWS-->
      <text:h text:style-name="P10" text:outline-level="1">
<text:span text:style-name="T4">
乌克兰：巴赫穆特局势“危急”</text:span>
</text:h>
      <text:p text:style-name="P4">
Author: chinese@voanews.com (美国之音)</text:p>
      <text:p text:style-name="P4">
Publisher: 美国之音中文网 (Type: NewsMediaOrganization)</text:p>
      <text:p text:style-name="P4">
Published Time: 2023-05-21T12:07:31+08:00</text:p>
      <text:p text:style-name="P4">
Modified Time: 2023-05-21 09:23:40Z</text:p>
      <text:p text:style-name="P4">
Description: 乌克兰表示，巴赫穆特的战斗仍在继续，并于周六驳斥了俄罗斯雇佣军瓦格纳集团首领叶夫根尼·普里戈津关于其武装人员占领了这座被围困的城市的说法。</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s-russia-ukraine-20230520/7102400.html" text:style-name="Internet_20_link" text:visited-style-name="Visited_20_Internet_20_Link">
https://www.voachinese.com/a/us-russia-ukraine-20230520/7102400.html</text:a>
</text:p>
      <!--NEWS-->
      <text:h text:style-name="P10" text:outline-level="1">
<text:span text:style-name="T4">
为什么巴赫穆特之战对乌俄两国都如此重要？</text:span>
</text:h>
      <text:p text:style-name="P4">
Author: None (Language: zh)</text:p>
      <text:p text:style-name="P4">
Publisher: None</text:p>
      <text:p text:style-name="P4">
Time: 2023-05-21T12:13:00Z</text:p>
      <text:p text:style-name="P4">
Description: 位于乌克兰东部顿涅茨克州的小城巴赫穆特在战争开始前人口只有7万到8万。数月来，乌俄两军在这里激战不断。这座小城为什么如此重要？乌克兰一旦失守，对交战双方来说都意味着什么？</text:p>
      <text:p text:style-name="P4">
Videos: []</text:p>
      <text:p text:style-name="P4">
Images: ["<text:a xlink:type="simple" xlink:href="https://static.dw.com/image/65583164_303.jpg" text:style-name="Internet_20_link" text:visited-style-name="Visited_20_Internet_20_Link">
65583164_303.jpg</text:a>
", "<text:a xlink:type="simple" xlink:href="https://static.dw.com/image/65453377_401.jpg" text:style-name="Internet_20_link" text:visited-style-name="Visited_20_Internet_20_Link">
65453377_401.jpg</text:a>
"]</text:p>
      <text:p text:style-name="P4">
Subject: 时政风云</text:p>
      <text:p text:style-name="P4">
Subjects: ['俄罗斯', '乌克兰', '普京', '俄罗斯入侵乌克兰']</text:p>
      <text:p text:style-name="P4">
Keywords: ['巴赫穆特', '顿涅茨克', '俄罗斯', '乌克兰', '瓦格纳集团']</text:p>
      <text:p text:style-name="P4">
ID: 65690776</text:p>
      <!--METADATA-->
      <text:p text:style-name="P4">
<text:a xlink:type="simple" xlink:href="https://www.dw.com/zh/overlay/image/article/65690776/65583164" text:style-name="Internet_20_link" text:visited-style-name="Visited_20_Internet_20_Link">
 <draw:frame draw:style-name="fr1" draw:name="Image119" text:anchor-type="as-char" svg:width="6.9236in" svg:height="3.896998in" draw:z-index="0">
<draw:image xlink:href="../Images/dwzh/2023-05-21T12-13-00Z/65583164_303.jpg" xlink:type="simple" xlink:show="embed" xlink:actuate="onLoad" draw:mime-type="image/jpeg"/>
</draw:frame>
</text:a>
</text:p>
      <text:p text:style-name="P4">
俄罗斯宣称其部队和瓦格纳集团已经完整控制了巴赫穆特，但是乌克兰官方对此表示否认。</text:p>
      <text:p text:style-name="P4">
（德国之声中文网）巴赫穆特位于乌克兰顿涅茨克州，是工业大区顿巴斯的一部分。当地生活的居民以讲俄语为主。战前巴赫穆特人口约为7万到8万。</text:p>
      <text:p text:style-name="P4">
从2022年2月24日俄罗斯入侵乌克兰，在巴赫穆特这座城市发生的 <text:a xlink:type="simple" xlink:href="https://www.dw.com/zh/zh/俄乌战况巴赫穆特决战在即/a-65550358" text:style-name="Internet_20_link" text:visited-style-name="Visited_20_Internet_20_Link">
</text:a>
一直未停顿。那里发生的激战令人联想到第一次世界大战。战场上布满地雷，壕沟战遭到无情的炮击和火箭弹的袭击。交战双方的指挥官都将这里称为 <text:a xlink:type="simple" xlink:href="https://www.dw.com/zh/zh/俄乌战争中最血腥的战斗巴赫穆特争夺战/a-65235766" text:style-name="Internet_20_link" text:visited-style-name="Visited_20_Internet_20_Link">
</text:a>
 。</text:p>
      <text:p text:style-name="P4">
二战中，纳粹德军将3000名犹太人赶进巴赫穆特附近的一个矿井里并封住矿口，造成所有人窒息而死。</text:p>
      <text:p text:style-name="P4">
波兰军事专家穆兹卡(Konrad Muzyka)曾在今年3月考察了巴赫穆特地区。离开后他表示，他认为乌克兰军方继续守住这座城市不再具有军事意义。</text:p>
      <text:p text:style-name="P4">
他在接受路透社采访时说：“保卫巴赫穆特现在是一个政治决定，而不再是军事决定。”他说，从军事角度来看，乌克兰损失的规模和代价现在超过了守住该城市的收益。</text:p>
      <text:p text:style-name="P4">
<draw:frame draw:style-name="fr1" draw:name="Image120" text:anchor-type="as-char" svg:width="6.9236in" svg:height="3.896998in" draw:z-index="0">
<draw:image xlink:href="../Images/dwzh/2023-05-21T12-13-00Z/65453377_401.jpg" xlink:type="simple" xlink:show="embed" xlink:actuate="onLoad" draw:mime-type="image/jpeg"/>
</draw:frame>
</text:p>
      <text:p text:style-name="P4">
对巴赫穆特的争夺被认为是俄乌战争中持续时间最长、最血腥的战斗，双方均伤亡惨重。</text:p>
      <text:p text:style-name="P4">
但是对于俄罗斯军队来说，巴赫穆特作为运输补给中心，所在的位置极为重要。但更为重要的是，巴赫穆特可以成为俄军的踏脚石，有助于俄军向觊觎已久的克拉马托尔斯克（Kramatorsk）和斯洛维扬斯克（Sloviansk）进行推进。</text:p>
      <text:p text:style-name="P4">
克拉马托尔斯克和斯洛维扬斯克均在俄罗斯大炮的射程之内。莫斯科需要控制这两个城市，以完成其所谓的“解放顿涅茨克人民共和国”的任务。</text:p>
      <text:p text:style-name="P4">
今年3月， <text:a xlink:type="simple" xlink:href="https://www.dw.com/zh/zh/俄稱拿下巴赫穆特-烏克蘭否認失守/a-65688395" text:style-name="Internet_20_link" text:visited-style-name="Visited_20_Internet_20_Link">
 </text:a>
在接受CNN采访时说，他担心俄罗斯军队如果拿下巴赫穆特，将拥有通往克拉马托尔斯克和斯洛维扬斯克的“坦途”，所以做出下令守住巴赫穆特的战术决定。</text:p>
      <text:p text:style-name="P4">
路透社指出，如果夺取巴赫穆特，对于俄军来说也是在经历了一连串失败之后鼓舞士气的重要胜利。</text:p>
      <text:p text:style-name="P4">
虽然失去巴赫穆特不会产生太大的战略影响，但是丢失这座城市的控制权很可能会打击乌克兰军队的士气。</text:p>
      <text:p text:style-name="P4">
泽连斯基3月接受美联社采访时说，他担心俄罗斯在巴赫穆特的胜利会引发国际社会和乌克兰内部要求和平的呼声，这是他不想要的。</text:p>
      <text:p text:style-name="P4">
然而即便巴赫穆特真的沦陷，乌克兰仍然可以从抵御俄军如此之久并让俄罗斯付出沉重代价的事实中获得慰藉，因为这表明，俄罗斯夺取更多乌克兰领土的任何企图都将付出同样沉重的代价。</text:p>
      <text:h text:style-name="P12" text:outline-level="3">
<text:span text:style-name="T4">
代价高昂、士气高昂的巴赫穆特守卫战</text:span>
</text:h>
      <text:p text:style-name="P4">
（路透社）</text:p>
      <text:p text:style-name="P4">
Source: <text:a xlink:type="simple" xlink:href="https://www.dw.com/zh/为什么巴赫穆特之战对乌俄两国都如此重要？/a-65690776" text:style-name="Internet_20_link" text:visited-style-name="Visited_20_Internet_20_Link">
https://www.dw.com/zh/为什么巴赫穆特之战对乌俄两国都如此重要？/a-65690776?maca=chi-rss-chi-all-1127-rdf</text:a>
</text:p>
      <!--NEWS-->
      <text:h text:style-name="P10" text:outline-level="1">
<text:span text:style-name="T4">
德国总理G7后访韩 喊话朝鲜</text:span>
</text:h>
      <text:p text:style-name="P4">
Author: None (Language: zh)</text:p>
      <text:p text:style-name="P4">
Publisher: None</text:p>
      <text:p text:style-name="P4">
Time: 2023-05-21T12:18:00Z</text:p>
      <text:p text:style-name="P4">
Description: 德国总理肖尔茨在结束G7峰会后访问韩国，并在朝鲜半岛非军事区发表声明，强调北朝鲜应停止弹道导弹试验，以维护该地区的和平与安全。</text:p>
      <text:p text:style-name="P4">
Videos: []</text:p>
      <text:p text:style-name="P4">
Images: ["<text:a xlink:type="simple" xlink:href="https://static.dw.com/image/65690279_303.jpg" text:style-name="Internet_20_link" text:visited-style-name="Visited_20_Internet_20_Link">
65690279_303.jpg</text:a>
", "<text:a xlink:type="simple" xlink:href="https://static.dw.com/image/60605713_303.jpg" text:style-name="Internet_20_link" text:visited-style-name="Visited_20_Internet_20_Link">
60605713_303.jpg</text:a>
", "<text:a xlink:type="simple" xlink:href="https://static.dw.com/image/60443446_303.jpg" text:style-name="Internet_20_link" text:visited-style-name="Visited_20_Internet_20_Link">
60443446_303.jpg</text:a>
", "<text:a xlink:type="simple" xlink:href="https://static.dw.com/image/60394198_303.jpg" text:style-name="Internet_20_link" text:visited-style-name="Visited_20_Internet_20_Link">
60394198_303.jpg</text:a>
", "<text:a xlink:type="simple" xlink:href="https://static.dw.com/image/60344707_303.jpg" text:style-name="Internet_20_link" text:visited-style-name="Visited_20_Internet_20_Link">
60344707_303.jpg</text:a>
", "<text:a xlink:type="simple" xlink:href="https://static.dw.com/image/59554150_303.jpg" text:style-name="Internet_20_link" text:visited-style-name="Visited_20_Internet_20_Link">
59554150_303.jpg</text:a>
", "<text:a xlink:type="simple" xlink:href="https://static.dw.com/image/59333259_303.jpg" text:style-name="Internet_20_link" text:visited-style-name="Visited_20_Internet_20_Link">
59333259_303.jpg</text:a>
", "<text:a xlink:type="simple" xlink:href="https://static.dw.com/image/59161870_303.jpg" text:style-name="Internet_20_link" text:visited-style-name="Visited_20_Internet_20_Link">
59161870_303.jpg</text:a>
", "<text:a xlink:type="simple" xlink:href="https://static.dw.com/image/57012858_303.jpg" text:style-name="Internet_20_link" text:visited-style-name="Visited_20_Internet_20_Link">
57012858_303.jpg</text:a>
", "<text:a xlink:type="simple" xlink:href="https://static.dw.com/image/57877287_303.jpg" text:style-name="Internet_20_link" text:visited-style-name="Visited_20_Internet_20_Link">
57877287_303.jpg</text:a>
", "<text:a xlink:type="simple" xlink:href="https://static.dw.com/image/65690312_401.jpg" text:style-name="Internet_20_link" text:visited-style-name="Visited_20_Internet_20_Link">
65690312_401.jpg</text:a>
"]</text:p>
      <text:p text:style-name="P4">
Subject: 时政风云</text:p>
      <text:p text:style-name="P4">
Subjects: ['德中关系', '韩国', '欧债危机', '欧盟', '乌克兰', '岛屿主权争端', '专题报道：全景观看“习马会”', '德国', '中国', '留学德国']</text:p>
      <text:p text:style-name="P4">
Keywords: ['德国', '总理', '肖尔茨', '韩国', 'G7峰会', '朝鲜', '朝鲜半岛', '弹道导弹试验', '非军事区', '恩斯特', '尹锡悦', '经济关系', '中国依赖', '乌克兰', '中国']</text:p>
      <text:p text:style-name="P4">
ID: 65690800</text:p>
      <!--METADATA-->
      <text:p text:style-name="P4">
<text:a xlink:type="simple" xlink:href="https://www.dw.com/zh/overlay/image/article/65690800/65690279" text:style-name="Internet_20_link" text:visited-style-name="Visited_20_Internet_20_Link">
 <draw:frame draw:style-name="fr1" draw:name="Image121" text:anchor-type="as-char" svg:width="6.9236in" svg:height="3.896998in" draw:z-index="0">
<draw:image xlink:href="../Images/dwzh/2023-05-21T12-18-00Z/65690279_303.jpg" xlink:type="simple" xlink:show="embed" xlink:actuate="onLoad" draw:mime-type="image/jpeg"/>
</draw:frame>
</text:a>
</text:p>
      <text:p text:style-name="P4">
德国总理及其夫人访问了非军事区边界的蓝色兵营</text:p>
      <text:p text:style-name="P4">
（德国之声中文网）德国总理肖尔茨于周日结束 <text:a xlink:type="simple" xlink:href="https://www.dw.com/zh/zh/分析g7對中更強硬-調停戰爭不單靠北京/a-65689524" text:style-name="Internet_20_link" text:visited-style-name="Visited_20_Internet_20_Link">
 </text:a>
 后，前往韩国进行短暂访问。肖尔茨及其妻子恩斯特（BrittaErnst）首先来到了朝鲜半岛上的非军事区（DMZ），并呼吁北朝鲜停止进行弹道导弹试验。自朝鲜战争以停战协定结束70年以来，朝鲜半岛一直分裂成被共产主义政权控制的北部和民主政权控制的南部。</text:p>
      <text:p text:style-name="P4">
德国总理及其夫人访问了非军事区边界的蓝色兵营，那是在三年战争后于1953年7月达成停战协定的地方。在38线两边，有超过一百万士兵对峙，因为朝韩两个国家根据国际法仍处于战争状态。至今尚未签署和平条约。</text:p>
      <text:p text:style-name="P4">
美国在韩国驻兵达到28500名。韩国近5200万国民的一半生活在靠近边境的首尔周围的大都市区。肖尔茨随后与韩国总统尹锡悦在首都会面。这是德国领导人30年来首次对韩国进行双边访问。</text:p>
      <ul>
        <li>
          <draw:frame draw:style-name="fr1" draw:name="Image122" text:anchor-type="as-char" svg:width="6.9236in" svg:height="3.896998in" draw:z-index="0">
            <draw:image xlink:href="../Images/dwzh/2023-05-21T12-18-00Z/60605713_303.jpg" xlink:type="simple" xlink:show="embed" xlink:actuate="onLoad" draw:mime-type="image/jpeg"/>
          </draw:frame>
        </li>
      </ul>
      <h5>
盘点朝鲜近年发射的那些导弹</h5>
      <text:h text:style-name="P12" text:outline-level="3">
<text:span text:style-name="T4">
火星12型中程弹道导弹</text:span>
</text:h>
      <text:p text:style-name="P4">
朝鲜官媒朝中社1月31日发布的照片，显示曾于周日（1月30日）试射火星12型中程弹道导弹（IRBMs）。这种导弹的威力足以击中美国领土关岛，这也是朝鲜本月至目前为止进行的第七次武器试验，南韩和日本皆对于朝鲜此次发射表示谴责。</text:p>
      <ul>
        <li>
          <draw:frame draw:style-name="fr1" draw:name="Image123" text:anchor-type="as-char" svg:width="6.9236in" svg:height="3.896998in" draw:z-index="0">
            <draw:image xlink:href="../Images/dwzh/2023-05-21T12-18-00Z/60443446_303.jpg" xlink:type="simple" xlink:show="embed" xlink:actuate="onLoad" draw:mime-type="image/jpeg"/>
          </draw:frame>
        </li>
      </ul>
      <h5>
盘点朝鲜近年发射的那些导弹</h5>
      <text:h text:style-name="P12" text:outline-level="3">
<text:span text:style-name="T4">
KN-24型短程弹道导弹</text:span>
</text:h>
      <text:p text:style-name="P4">
1月17日，朝鲜从首都平壤的一个机场发射了两枚疑为KN-24型的短程弹道导弹（SRBM）。据朝鲜官媒报道，这两枚导弹「精确地击中了该国东海岸的一个岛屿目标」。分析人士表示，这些导弹最后一次测试是在2020年3月，目前似乎已经进入大规模生产和军事单位的部署。KN-24导弹类似于美国的MGM-140陆军战术导弹系统（ATACMS），并能够以比起传统弹道导弹更平坦的弹道飞行来躲避导弹防御系统。</text:p>
      <ul>
        <li>
          <draw:frame draw:style-name="fr1" draw:name="Image124" text:anchor-type="as-char" svg:width="6.9236in" svg:height="3.896998in" draw:z-index="0">
            <draw:image xlink:href="../Images/dwzh/2023-05-21T12-18-00Z/60394198_303.jpg" xlink:type="simple" xlink:show="embed" xlink:actuate="onLoad" draw:mime-type="image/jpeg"/>
          </draw:frame>
        </li>
      </ul>
      <h5>
盘点朝鲜近年发射的那些导弹</h5>
      <text:h text:style-name="P12" text:outline-level="3">
<text:span text:style-name="T4">
本月第二度进行高超音速导弹试验</text:span>
</text:h>
      <text:p text:style-name="P4">
朝鲜官媒朝中社发布照片称，朝鲜国防研究院于2022年1月11日在一个未披露的地点进行新型高超音速导弹的试验，据传朝鲜最高领导人金正恩也出席了此次试射。高超音速武器的飞行高度通常比弹道导弹要来得低，专家表示，高超音速武器的主要特点不是速度，而是其机动性，这可以帮助它们躲避导弹防御系统。这是朝鲜本月第二度试射此种导弹。</text:p>
      <ul>
        <li>
          <draw:frame draw:style-name="fr1" draw:name="Image125" text:anchor-type="as-char" svg:width="6.9236in" svg:height="3.896998in" draw:z-index="0">
            <draw:image xlink:href="../Images/dwzh/2023-05-21T12-18-00Z/60344707_303.jpg" xlink:type="simple" xlink:show="embed" xlink:actuate="onLoad" draw:mime-type="image/jpeg"/>
          </draw:frame>
        </li>
      </ul>
      <h5>
盘点朝鲜近年发射的那些导弹</h5>
      <text:h text:style-name="P12" text:outline-level="3">
<text:span text:style-name="T4">
2022年首度试验高超音速导弹</text:span>
</text:h>
      <text:p text:style-name="P4">
2022年1月5日，韩国军方称朝鲜从北部的慈江道向东海发射了疑似是弹道导弹的物体。朝鲜官媒朝中社随后发布报导，指朝鲜进行了新开发的高超音速导弹试射。朝鲜于2021年9月首度试射此种导弹，《朝中社》指出，这次发射再次确认了导弹在主动飞行阶段的飞行控制和稳定性。专家曾警告，如果朝鲜完全发展了这项技术，将对周边国家构成严重威胁。</text:p>
      <ul>
        <li>
          <draw:frame draw:style-name="fr1" draw:name="Image126" text:anchor-type="as-char" svg:width="6.9236in" svg:height="3.896998in" draw:z-index="0">
            <draw:image xlink:href="../Images/dwzh/2023-05-21T12-18-00Z/59554150_303.jpg" xlink:type="simple" xlink:show="embed" xlink:actuate="onLoad" draw:mime-type="image/jpeg"/>
          </draw:frame>
        </li>
      </ul>
      <h5>
盘点朝鲜近年发射的那些导弹</h5>
      <text:h text:style-name="P12" text:outline-level="3">
<text:span text:style-name="T4">
潜射弹道导弹</text:span>
</text:h>
      <text:p text:style-name="P4">
由朝鲜官媒朝中社于2021年10月20日发布的组合照片显示，朝鲜于前一天（10月19日）在水域中从潜艇上发射了一种新型的潜射弹道导弹（SLBM）。南韩军方在10月19日曾表示，朝鲜从其东海岸城市新浦以东的水域向东海发射了疑似是潜射弹道导弹的物体。</text:p>
      <ul>
        <li>
          <draw:frame draw:style-name="fr1" draw:name="Image127" text:anchor-type="as-char" svg:width="6.9236in" svg:height="3.896998in" draw:z-index="0">
            <draw:image xlink:href="../Images/dwzh/2023-05-21T12-18-00Z/59333259_303.jpg" xlink:type="simple" xlink:show="embed" xlink:actuate="onLoad" draw:mime-type="image/jpeg"/>
          </draw:frame>
        </li>
      </ul>
      <h5>
盘点朝鲜近年发射的那些导弹</h5>
      <text:h text:style-name="P12" text:outline-level="3">
<text:span text:style-name="T4">
从火车上发射导弹</text:span>
</text:h>
      <text:p text:style-name="P4">
朝中社提供的这张图片中显示朝鲜的铁路机动导弹军团在演习中发射了一枚导弹，专家称此为KN-23弹道导弹。</text:p>
      <ul>
        <li>
          <draw:frame draw:style-name="fr1" draw:name="Image128" text:anchor-type="as-char" svg:width="6.9236in" svg:height="3.896998in" draw:z-index="0">
            <draw:image xlink:href="../Images/dwzh/2023-05-21T12-18-00Z/59161870_303.jpg" xlink:type="simple" xlink:show="embed" xlink:actuate="onLoad" draw:mime-type="image/jpeg"/>
          </draw:frame>
        </li>
      </ul>
      <h5>
盘点朝鲜近年发射的那些导弹</h5>
      <text:h text:style-name="P12" text:outline-level="3">
<text:span text:style-name="T4">
新型远程巡航导弹</text:span>
</text:h>
      <text:p text:style-name="P4">
由朝鲜官媒朝中社于2021年9月13日发布的组图显示，一枚远程巡航导弹发射后在空中飞行。平壤于9月11日和12日试射了新型远程巡航导弹。据朝中社报道，这些导弹「在朝鲜领地和水域上空沿椭圆形和8字形飞行轨道飞行了7580秒」，并「击中1500公里外的目标」。</text:p>
      <ul>
        <li>
          <draw:frame draw:style-name="fr1" draw:name="Image129" text:anchor-type="as-char" svg:width="6.9236in" svg:height="3.896998in" draw:z-index="0">
            <draw:image xlink:href="../Images/dwzh/2023-05-21T12-18-00Z/57012858_303.jpg" xlink:type="simple" xlink:show="embed" xlink:actuate="onLoad" draw:mime-type="image/jpeg"/>
          </draw:frame>
        </li>
      </ul>
      <h5>
盘点朝鲜近年发射的那些导弹</h5>
      <text:h text:style-name="P12" text:outline-level="3">
<text:span text:style-name="T4">
新型战术制导炮弹</text:span>
</text:h>
      <text:p text:style-name="P4">
此张由平壤发布的照片中显示了新开发的新型战术制导炮弹，《朝中社》称此炮弹于2021年3月25日发射。</text:p>
      <ul>
        <li>
          <draw:frame draw:style-name="fr1" draw:name="Image130" text:anchor-type="as-char" svg:width="6.9236in" svg:height="3.896998in" draw:z-index="0">
            <draw:image xlink:href="../Images/dwzh/2023-05-21T12-18-00Z/57877287_303.jpg" xlink:type="simple" xlink:show="embed" xlink:actuate="onLoad" draw:mime-type="image/jpeg"/>
          </draw:frame>
        </li>
      </ul>
      <h5>
盘点朝鲜近年发射的那些导弹</h5>
      <text:h text:style-name="P12" text:outline-level="3">
<text:span text:style-name="T4">
北极星2号中程弹道导弹</text:span>
</text:h>
      <text:p text:style-name="P4">
朝鲜电视台于2017年5月22日提供了一段视频截图，据称该武器为中程弹道导弹北极星2号，这种中程导弹被认为能够装备核弹头。</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访问的焦点</text:span>
</text:h>
      <text:p text:style-name="P4">
此次访问的关键焦点是经济关系。肖尔茨正在寻求减少德国经济对中国的依赖，并扩大与其他亚洲国家的关系。韩国是继中国、日本和印度之后的亚洲第四大经济体。肖尔茨的妻子恩斯特陪同他参加了在日本的G7峰会。</text:p>
      <text:p text:style-name="P4">
参加了在日本广岛举行的七国集团（G7）峰会后，到访韩国肖尔茨称朝鲜的导弹试验是朝鲜半岛“仍然危险的局势”的一个标志。</text:p>
      <text:p text:style-name="P4">
<draw:frame draw:style-name="fr1" draw:name="Image131" text:anchor-type="as-char" svg:width="6.9236in" svg:height="3.896998in" draw:z-index="0">
<draw:image xlink:href="../Images/dwzh/2023-05-21T12-18-00Z/65690312_401.jpg" xlink:type="simple" xlink:show="embed" xlink:actuate="onLoad" draw:mime-type="image/jpeg"/>
</draw:frame>
</text:p>
      <text:p text:style-name="P4">
肖尔茨（右一）和夫人在韩国非军事区听取停战委员会秘书长汉密尔顿（Burke Hamilton左一）的介绍</text:p>
      <text:p text:style-name="P4">
“这对这个地区的和平与安全构成威胁，”他在韩方军事基地发表演讲时说。他还提到，虽然德国作为一个曾经分裂的国家已经实现了统一，但在朝鲜半岛上，分裂依然存在。</text:p>
      <text:p text:style-name="P4">
肖尔茨和尹锡悦在参加了G7峰会后于周日离开日本。韩国作为观察员受邀参加了G7峰会。</text:p>
      <text:p text:style-name="P4">
在G7峰会上， <text:a xlink:type="simple" xlink:href="https://www.dw.com/zh/zh/美加強軍援烏克蘭-g7力挺澤連斯基/a-65689534" text:style-name="Internet_20_link" text:visited-style-name="Visited_20_Internet_20_Link">
 </text:a>
，并概述了他们共同面对中国的策略，寻求降低经济参与中的风险，但不是与这个被视为世界工厂的国家脱钩。</text:p>
      <text:p text:style-name="P4">
<text:span text:style-name="T5">
（德新社、路透社）</text:span>
</text:p>
      <text:p text:style-name="P4">
Source: <text:a xlink:type="simple" xlink:href="https://www.dw.com/zh/德国总理g7后访韩-喊话朝鲜/a-65690800" text:style-name="Internet_20_link" text:visited-style-name="Visited_20_Internet_20_Link">
https://www.dw.com/zh/德国总理g7后访韩-喊话朝鲜/a-65690800?maca=chi-rss-chi-all-1127-rdf</text:a>
</text:p>
      <!--NEWS-->
      <text:h text:style-name="P10" text:outline-level="1">
<text:span text:style-name="T4">
拜登：美中关系应会很快解冻</text:span>
</text:h>
      <text:p text:style-name="P4">
Publisher: 法新社</text:p>
      <text:p text:style-name="P4">
Published Time: 2023-05-21T12:32:08+00:00</text:p>
      <text:p text:style-name="P4">
Modified Time: 2023-05-21T12:05:02+00:00</text:p>
      <text:p text:style-name="P4">
Description: （法新社日本广岛21日电） 美国总统拜登今天表示，华盛顿与北京的关系应该「很快」可以解冻。美国今年初击落一枚入侵的疑似中国间谍气球后，双方紧张关系即更形恶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21T12-32-08-00-00/000000.png" xlink:type="simple" xlink:show="embed" xlink:actuate="onLoad" draw:mime-type="image/png"/>
</draw:frame>
</text:p>
      <text:p text:style-name="P4">
法新社报导，在日本广岛出席七大工业团集团（G7）高峰会的拜登告诉记者：「它被击落后，就双边关系而言一切都改变了。我想你们会见到关系很快解冻。」</text:p>
      <text:p text:style-name="P4">
Source: <text:a xlink:type="simple" xlink:href="https://www.rfi.fr/cn/%E5%9B%BD%E9%99%85%E6%8A%A5%E9%81%93/20230521-%E6%8B%9C%E7%99%BB-%E7%BE%8E%E4%B8%AD%E5%85%B3%E7%B3%BB%E5%BA%94%E4%BC%9A%E5%BE%88%E5%BF%AB%E8%A7%A3%E5%86%BB" text:style-name="Internet_20_link" text:visited-style-name="Visited_20_Internet_20_Link">
https://www.rfi.fr/cn/%E5%9B%BD%E9%99%85%E6%8A%A5%E9%81%93/20230521-%E6%8B%9C%E7%99%BB-%E7%BE%8E%E4%B8%AD%E5%85%B3%E7%B3%BB%E5%BA%94%E4%BC%9A%E5%BE%88%E5%BF%AB%E8%A7%A3%E5%86%BB</text:a>
</text:p>
      <!--NEWS-->
      <text:h text:style-name="P10" text:outline-level="1">
<text:span text:style-name="T4">
韩专家赴日考察福岛核污水排海工作</text:span>
</text:h>
      <text:p text:style-name="P4">
Author: 联合早报 (Person)</text:p>
      <text:p text:style-name="P4">
Publisher: 联合早报 (Organization)</text:p>
      <text:p text:style-name="P4">
Published Time: 2023-05-21T12:35</text:p>
      <text:p text:style-name="P4">
Modified Time: 2023-05-21T12:35</text:p>
      <text:p text:style-name="P4">
Description: 韩国政府星期天（5月21日）正式派遣一组核污水专家考察团前往日本考察福岛核污水处理工作。韩联社报道，这组考察团共有21名专家，包括19名来自韩国原子力安全技术院（KINS）的核电、...</text:p>
      <text:p text:style-name="P4">
Videos: []</text:p>
      <text:p text:style-name="P4">
Audios: []</text:p>
      <text:p text:style-name="P4">
Images: []</text:p>
      <text:p text:style-name="P4">
Type: NewsArticle</text:p>
      <text:p text:style-name="P4">
Breadcrumbs: ['即时', '国际']</text:p>
      <text:p text:style-name="P4">
Keywords: ['韩国', '日本', '福岛', '福岛核电站']</text:p>
      <!--METADATA-->
      <text:p text:style-name="P4">
韩国政府星期天（5月21日）正式派遣一组核污水专家考察团前往日本考察福岛核污水处理工作。</text:p>
      <text:p text:style-name="P4">
韩联社报道，这组考察团共有21名专家，包括19名来自韩国原子力安全技术院（KINS）的核电、辐射防护专家，以及韩国海洋科学技术院（KIOST）的海洋环境放射性污染监测等专家。</text:p>
      <text:p text:style-name="P4">
韩国考察团将在星期天启程前往日本，进行为期六天的考察。专家将重点审查“多核素去除设备”（ALPS）的过滤功能，以确保过滤后的污水符合排放安全。</text:p>
      <text:p text:style-name="P4">
韩国原子能安全委员会委员长刘国熙兼任考察团团长。他在启程前对媒体说，考察团成员都是辐射、核电各设备领域的资深专家，现场经验长达10年至20年以上。</text:p>
      <text:p text:style-name="P4">
他们将根据自2021年8月起记录的样本数据，对日本的核污水排放计划从各领域进行检查和确认。</text:p>
      <text:p text:style-name="P4">
考察团还将在现场直接确认日本核污水排海计划是否妥当。</text:p>
      <text:p text:style-name="P4">
除了表明将进行“仔细并彻底”的检查，刘国熙还强调将保持中立，基于科学依据和标准验证污水排海的安全性。</text:p>
      <text:p text:style-name="P4">
Source: <text:a xlink:type="simple" xlink:href="https://www.zaobao.com.sg/realtime/world/story20230521-1396710" text:style-name="Internet_20_link" text:visited-style-name="Visited_20_Internet_20_Link">
https://www.zaobao.com.sg/realtime/world/story20230521-1396710</text:a>
</text:p>
      <!--NEWS-->
      <text:h text:style-name="P10" text:outline-level="1">
<text:span text:style-name="T4">
美国债务上限僵局 拜登称难以接受共和党要求</text:span>
</text:h>
      <text:p text:style-name="P4">
Publisher: 法新社</text:p>
      <text:p text:style-name="P4">
Published Time: 2023-05-21T13:32:07+00:00</text:p>
      <text:p text:style-name="P4">
Modified Time: 2023-05-21T13:20:05+00:00</text:p>
      <text:p text:style-name="P4">
Description: （法新社华盛顿21日电） 美国总统拜登（Joe Biden）今天抨击共和党在谈判解决美国举债上限僵局时，提出「令人难以接受的」要求，但他仍认为可以在发生灾难性债务违约前找到解决的方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5-21T13-32-07-00-00/000000.png" xlink:type="simple" xlink:show="embed" xlink:actuate="onLoad" draw:mime-type="image/png"/>
</draw:frame>
</text:p>
      <text:p text:style-name="P4">
拜登在结束七大工业国集团（G7）日本广岛峰会返回华府前告诉记者，共和党人把删减开支当作调高美国政府借款权限的条件，这项最新要求「坦白说，令人难以接受」，「对方该是跳脱他们极端立场的时候了」。</text:p>
      <text:p text:style-name="P4">
拜登表示，今天他搭乘空军一号（Air Force One）座机返回华府的路上，会跟作为共和党领袖的联邦众议院议长麦卡锡（KevinMcCarthy）直接谈判，「我们可以达成协议」。</text:p>
      <text:p text:style-name="P4">
但拜登也说，自己正在研究一项戏剧性的作法，也就是援引一项意义模糊的宪法条款来回避国会，自行提高举债上限。</text:p>
      <text:p text:style-name="P4">
美国宪法第14修正案第4款明订，对于法律批准的美国公共债务，包括因支付平定作乱或反叛有功人员的年金和奖金而产生的债务，「其效力不得有所怀疑」。</text:p>
      <text:p text:style-name="P4">
拜登说：「我无法保证他们（指共和党人）不会做一些无耻的事来强迫违约。我正在研究宪法第14修正案。」</text:p>
      <text:p text:style-name="P4">
「我认为我们有这项权力，问题在于能否及时行动和引用。」</text:p>
      <text:p text:style-name="P4">
Source: <text:a xlink:type="simple" xlink:href="https://www.rfi.fr/cn/%E5%9B%BD%E9%99%85%E6%8A%A5%E9%81%93/20230521-%E7%BE%8E%E5%9B%BD%E5%80%BA%E5%8A%A1%E4%B8%8A%E9%99%90%E5%83%B5%E5%B1%80-%E6%8B%9C%E7%99%BB%E7%A7%B0%E9%9A%BE%E4%BB%A5%E6%8E%A5%E5%8F%97%E5%85%B1%E5%92%8C%E5%85%9A%E8%A6%81%E6%B1%82" text:style-name="Internet_20_link" text:visited-style-name="Visited_20_Internet_20_Link">
https://www.rfi.fr/cn/%E5%9B%BD%E9%99%85%E6%8A%A5%E9%81%93/20230521-%E7%BE%8E%E5%9B%BD%E5%80%BA%E5%8A%A1%E4%B8%8A%E9%99%90%E5%83%B5%E5%B1%80-%E6%8B%9C%E7%99%BB%E7%A7%B0%E9%9A%BE%E4%BB%A5%E6%8E%A5%E5%8F%97%E5%85%B1%E5%92%8C%E5%85%9A%E8%A6%81%E6%B1%82</text:a>
</text:p>
      <!--NEWS-->
      <text:h text:style-name="P10" text:outline-level="1">
<text:span text:style-name="T4">
中国资金涌入 巴纽在地人抱怨没分到好处</text:span>
</text:h>
      <text:p text:style-name="P4">
Publisher: 法新社</text:p>
      <text:p text:style-name="P4">
Published Time: 2023-05-21T13:32:08+00:00</text:p>
      <text:p text:style-name="P4">
Modified Time: 2023-05-21T13:05:02+00:00</text:p>
      <text:p text:style-name="P4">
Description: （法新社莫士比港21日电） 在临海的巴布亚纽几内亚（巴纽）首都莫士比港（Port Moresby），现代高层建筑周围没有水电的简陋棚户区很快就会出现一个新项目：一个金碧辉煌的唐人街建筑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5-21T13-32-08-00-00/000000.png" xlink:type="simple" xlink:show="embed" xlink:actuate="onLoad" draw:mime-type="image/png"/>
</draw:frame>
</text:p>
      <text:p text:style-name="P4">
北京正在向巴纽投入大量资金，因为它的潜力巨大，位置又靠近关键航道。巴纽资源丰富，堪称太平洋上一颗皇冠上的明珠，却是世界上最贫穷的国家之一。</text:p>
      <text:p text:style-name="P4">
一系列中国建案在莫士比港涌现，其中就包括耗资4亿1400万美元（约新台币127亿元）的唐人街建筑群。这是北京在巴纽的最大投资，将拥有电影院、旅馆、公寓和餐厅。</text:p>
      <text:p text:style-name="P4">
但当地人感到不满的是，他们没有从北京的大笔支出中看到明显的好处。他们抱怨说，成千上万的工人被空运过来，为大型建案工作并获得工资，却把钱寄回家。</text:p>
      <text:p text:style-name="P4">
62岁的前国会议员加加里马布（Gabia Gagarimabu）说：「为什么我们被排除在外？中国人能做的事，我们的人也能做。」</text:p>
      <text:p text:style-name="P4">
「他们进来了，我们却坐在那里看。」</text:p>
      <text:p text:style-name="P4">
未完工或闲置的中国建案也令人担忧北京援助带来的利益，并引发人们对于它正在加剧巴纽贪腐的怀疑。</text:p>
      <text:p text:style-name="P4">
在被COVID-19（2019冠状病毒疾病）耽误多年后，唐人街庞大工地内的起重机仍然闲置。</text:p>
      <text:p text:style-name="P4">
一座中国建造的23层摩天大楼是巴纽最高建筑，耸立于城市天际线，但被官员发现多个缺陷后就空置着。</text:p>
      <text:p text:style-name="P4">
中国为亚太经济合作会议（APEC）峰会建造的会议中心墙壁上布满涂鸦，现场只剩下警卫和园丁。他们说，从2018年以来，电力一直关闭着。</text:p>
      <text:p text:style-name="P4">
加加里马布问道：「建案变成幽灵建案。钱在哪里？开发在哪里？」</text:p>
      <text:p text:style-name="P4">
中国现在是巴纽的第2大贸易伙伴，仅次于前殖民统治者澳洲。北京大量投资巴纽建筑业，以及能源、资源、零售和电信等产业。</text:p>
      <text:p text:style-name="P4">
Source: <text:a xlink:type="simple" xlink:href="https://www.rfi.fr/cn/%E5%9B%BD%E9%99%85%E6%8A%A5%E9%81%93/20230521-%E4%B8%AD%E5%9B%BD%E8%B5%84%E9%87%91%E6%B6%8C%E5%85%A5-%E5%B7%B4%E7%BA%BD%E5%9C%A8%E5%9C%B0%E4%BA%BA%E6%8A%B1%E6%80%A8%E6%B2%A1%E5%88%86%E5%88%B0%E5%A5%BD%E5%A4%84" text:style-name="Internet_20_link" text:visited-style-name="Visited_20_Internet_20_Link">
https://www.rfi.fr/cn/%E5%9B%BD%E9%99%85%E6%8A%A5%E9%81%93/20230521-%E4%B8%AD%E5%9B%BD%E8%B5%84%E9%87%91%E6%B6%8C%E5%85%A5-%E5%B7%B4%E7%BA%BD%E5%9C%A8%E5%9C%B0%E4%BA%BA%E6%8A%B1%E6%80%A8%E6%B2%A1%E5%88%86%E5%88%B0%E5%A5%BD%E5%A4%84</text:a>
</text:p>
      <!--NEWS-->
      <text:h text:style-name="P10" text:outline-level="1">
<text:span text:style-name="T4">
拜登：泽连斯基承诺不会使用F-16攻击俄罗斯本土</text:span>
</text:h>
      <text:p text:style-name="P4">
Author: None (Language: zh)</text:p>
      <text:p text:style-name="P4">
Publisher: None</text:p>
      <text:p text:style-name="P4">
Time: 2023-05-21T13:35:00Z</text:p>
      <text:p text:style-name="P4">
Description: 美国总统拜登周日表示，他已收到乌克兰总统泽连斯基做出的“明确保证”，乌克兰不会使用西方国家提供的F-16战机攻击俄罗斯本土。G7峰会期间美国为盟国向乌克兰提供F-16战机扫清了道路。</text:p>
      <text:p text:style-name="P4">
Videos: []</text:p>
      <text:p text:style-name="P4">
Images: ["<text:a xlink:type="simple" xlink:href="https://static.dw.com/image/65612924_303.jpg" text:style-name="Internet_20_link" text:visited-style-name="Visited_20_Internet_20_Link">
65612924_303.jpg</text:a>
"]</text:p>
      <text:p text:style-name="P4">
Subject: 时政风云</text:p>
      <text:p text:style-name="P4">
Subjects: ['奥巴马', '俄罗斯', '乌克兰', '戴安娜', '英国', '英国退欧', '美国', '普京', '俄罗斯入侵乌克兰']</text:p>
      <text:p text:style-name="P4">
Keywords: ['美国', '乌克兰', 'F-16', '俄罗斯', '英国', '飞行员培训']</text:p>
      <text:p text:style-name="P4">
ID: 65691220</text:p>
      <!--METADATA-->
      <text:p text:style-name="P4">
<text:a xlink:type="simple" xlink:href="https://www.dw.com/zh/overlay/image/article/65691220/65612924" text:style-name="Internet_20_link" text:visited-style-name="Visited_20_Internet_20_Link">
 <draw:frame draw:style-name="fr1" draw:name="Image135" text:anchor-type="as-char" svg:width="6.9236in" svg:height="3.896998in" draw:z-index="0">
<draw:image xlink:href="../Images/dwzh/2023-05-21T13-35-00Z/65612924_303.jpg" xlink:type="simple" xlink:show="embed" xlink:actuate="onLoad" draw:mime-type="image/jpeg"/>
</draw:frame>
</text:a>
</text:p>
      <text:p text:style-name="P4">
泽连斯基周日表示，在经过数月的游说之后，他坚信乌克兰将从西方国家获得F-16战机。</text:p>
      <text:p text:style-name="P4">
（德国之声中文网）美国总统拜登在G7广岛峰会结束后说，乌克兰总统泽连斯基做出“明确保证”，乌克兰不会使用西方国家提供的 <text:a xlink:type="simple" xlink:href="https://www.dw.com/zh/zh/f-16-vs-米格29战斗机性能大比拼/a-64724450" text:style-name="Internet_20_link" text:visited-style-name="Visited_20_Internet_20_Link">
</text:a>
 攻击俄罗斯本土。</text:p>
      <text:p text:style-name="P4">
拜登说，这些战机“极不可能”在未来几周内为乌克兰的攻势中所用。但是乌克兰军队可能需要这种武器来抵御他们目前所及范围以外的俄罗斯军队。</text:p>
      <text:p text:style-name="P4">
拜登在G7峰会的最后一天宣布，再向乌克兰提供包括大炮和装甲车在内的价值3.75亿美元的 <text:a xlink:type="simple" xlink:href="https://www.dw.com/zh/zh/美加強軍援烏克蘭-g7力挺澤連斯基/a-65689534" text:style-name="Internet_20_link" text:visited-style-name="Visited_20_Internet_20_Link">
</text:a>
。他同时也在峰会期间为盟国向乌克兰提供F-16战机扫清了道路。</text:p>
      <text:p text:style-name="P4">
华盛顿方面也支持盟国为乌克兰飞行员提供驾驶F-16战机的联合培训计划。不过基辅方面暂时尚未得到获得F-16战机的公开具体承诺。</text:p>
      <text:p text:style-name="P4">
泽连斯基周日表示，在经过数月的游说之后，他坚信乌克兰将从西方国家获得F-16战机。</text:p>
      <text:p text:style-name="P4">
拜登对媒体表示，他在与泽连斯基的私人会晤中讨论了这个问题。他表示，如果乌克兰人取得进展，他们可能需要掌握比现有武器射程更远的武器。另外他还认为，在未来达成和平协议的情况下，这些战斗机也可以让乌克兰确保再次受到攻击时有信心抵御俄罗斯人。</text:p>
      <text:p text:style-name="P4">
更多阅读： <text:a xlink:type="simple" xlink:href="https://www.dw.com/zh/zh/莫斯科向乌克兰提供f-16战机将给西方带来巨大风险/a-65685682" text:style-name="Internet_20_link" text:visited-style-name="Visited_20_Internet_20_Link">
 </text:a>
</text:p>
      <text:p text:style-name="P4">
英国首相苏纳克也在峰会期间宣布，英国会在今年夏天帮助乌克兰培训F-16飞行员。但是英国和德国一样，拥有的可使用的F-16战机数量并不多。德国总理肖尔茨在广岛表示，他认为西方一些国家承诺培训乌克兰F-16飞行员主要是向俄罗斯发出政治信号，表明西方国家将长期支持乌克兰。</text:p>
      <text:p text:style-name="P4">
据《华盛顿邮报》报道，乌克兰国防部顾问萨克（Yuri Sak）周五表示：“我们估计，9月底10月初，我们可以看到第一批F-16战斗机在乌克兰领空飞行。”</text:p>
      <text:p text:style-name="P4">
（路透社、华盛顿邮报）</text:p>
      <text:p text:style-name="P4">
Source: <text:a xlink:type="simple" xlink:href="https://www.dw.com/zh/拜登：泽连斯基承诺不会使用f-16攻击俄罗斯本土/a-65691220" text:style-name="Internet_20_link" text:visited-style-name="Visited_20_Internet_20_Link">
https://www.dw.com/zh/拜登：泽连斯基承诺不会使用f-16攻击俄罗斯本土/a-65691220?maca=chi-rss-chi-all-1127-rdf</text:a>
</text:p>
      <!--NEWS-->
      <text:h text:style-name="P10" text:outline-level="1">
<text:span text:style-name="T4">
日研究：哺乳期母鼠摄入丙酸有助子鼠抑制哮喘</text:span>
</text:h>
      <text:p text:style-name="P4">
Author: 联合早报 (Person)</text:p>
      <text:p text:style-name="P4">
Publisher: 联合早报 (Organization)</text:p>
      <text:p text:style-name="P4">
Published Time: 2023-05-21T13:37</text:p>
      <text:p text:style-name="P4">
Modified Time: 2023-05-21T13:37</text:p>
      <text:p text:style-name="P4">
Description: 日本一项最新研究发现，若让哺乳期的母鼠摄入丙酸（propanoic acid），将有助子老鼠抑制支气管哮喘症状。新华社报道，这项发表在国际期刊《肠道微生物》上的研究成果，将有助研发...</text:p>
      <text:p text:style-name="P4">
Videos: []</text:p>
      <text:p text:style-name="P4">
Audios: []</text:p>
      <text:p text:style-name="P4">
Images: []</text:p>
      <text:p text:style-name="P4">
Type: NewsArticle</text:p>
      <text:p text:style-name="P4">
Breadcrumbs: ['即时', '国际']</text:p>
      <text:p text:style-name="P4">
Keywords: ['日本', '哮喘', '研究']</text:p>
      <!--METADATA-->
      <text:p text:style-name="P4">
日本一项最新研究发现，若让哺乳期的母鼠摄入丙酸（propanoic acid），将有助子老鼠抑制支气管哮喘症状。</text:p>
      <text:p text:style-name="P4">
新华社报道，这项发表在国际期刊《肠道微生物》上的研究成果，将有助研发以肠道细菌和短链脂肪酸为标靶来治疗支气管哮喘等过敏性疾病的新方法，并通过干预围产期女性的生活方式预防新生儿出现哮喘症状。围产期是指怀孕28周到产后一周这一分娩前后的重要时期。</text:p>
      <text:p text:style-name="P4">
据悉，研究员准备了分别含乙酸、丙酸和丁酸三种短链脂肪酸（SCFAs）的饮用水，以及作为对照的普通饮用水。他们先让怀孕的母鼠全都喝普通饮用水，等子鼠出生后，将哺乳期的母鼠分组，分别喂上述四种饮用水的其中一种。子鼠在三岁断奶后，重新给子鼠和母鼠都喂普通饮用水，并在六岁子鼠的气管内释放尘螨。</text:p>
      <text:p text:style-name="P4">
实验结果显示，在哺乳期饮用含丙酸饮用水的母鼠，其子代的支气管肺泡灌洗液中嗜酸性细胞等炎症性免疫细胞所占比例，比其他母鼠的子代来得低，表明哺乳期母鼠摄取丙酸能使子鼠的过敏性气道炎症得到抑制。</text:p>
      <text:p text:style-name="P4">
丙酸是包括人在内的许多动物肠道内微生物产生的主要代谢物。</text:p>
      <text:p text:style-name="P4">
此前研究显示，短链脂肪酸通过在免疫细胞中表达的G蛋白偶联受体GPR41和GPR43对维持肠道稳态发挥重要作用。研究员此次也专门培育了不能合成GPR41和GPR43受体的母鼠，并根据它们是否摄入丙酸将它们与野生母鼠分组。</text:p>
      <text:p text:style-name="P4">
结果发现，若不能合成GPR43的母鼠和野生母鼠摄入了丙酸，其子代的过敏性气道炎症将得到抑制。</text:p>
      <text:p text:style-name="P4">
而不能合成GPR41的母鼠，即便摄入了丙酸，其子代的支气管肺泡灌洗液中嗜酸性细胞的比例都不会发生变化，表明GPR41作为丙酸的受体发挥作用，保护子鼠免受过敏性气道炎症侵袭。</text:p>
      <text:p text:style-name="P4">
Source: <text:a xlink:type="simple" xlink:href="https://www.zaobao.com.sg/realtime/world/story20230521-1396715" text:style-name="Internet_20_link" text:visited-style-name="Visited_20_Internet_20_Link">
https://www.zaobao.com.sg/realtime/world/story20230521-1396715</text:a>
</text:p>
      <!--NEWS-->
      <text:h text:style-name="P10" text:outline-level="1">
<text:span text:style-name="T4">
拜登邀日韩首脑到美进行三方会谈</text:span>
</text:h>
      <text:p text:style-name="P4">
Author: 联合早报 (Person)</text:p>
      <text:p text:style-name="P4">
Publisher: 联合早报 (Organization)</text:p>
      <text:p text:style-name="P4">
Published Time: 2023-05-21T14:18</text:p>
      <text:p text:style-name="P4">
Modified Time: 2023-05-21T14:18</text:p>
      <text:p text:style-name="P4">
Description: 一名美国高级官员说，总统拜登已邀请日本和韩国领导人前往华盛顿进行正式的三方会谈。综合路透社和法新社报道，拜登星期天（5月21日）在日本广岛出席七国集团（G7）峰会会议期间向日韩首脑...</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 '日本', '韩国', '拜登', '七国集团']</text:p>
      <!--METADATA-->
      <text:p text:style-name="P4">
一名美国高级官员说，总统拜登已邀请日本和韩国领导人前往华盛顿进行正式的三方会谈。</text:p>
      <text:p text:style-name="P4">
综合路透社和法新社报道，拜登星期天（5月21日）在日本广岛出席 <text:a xlink:type="simple" xlink:href="https://www.zaobao.com/keywords/qi-guo-ji-tuan" text:style-name="Internet_20_link" text:visited-style-name="Visited_20_Internet_20_Link">
 </text:a>
 峰会会议期间向日韩首脑发出这一邀请。</text:p>
      <text:p text:style-name="P4">
白宫在三国首脑结束会晤后发声明称，“领导人讨论了如何将三边合作推向新高度”，包括针对朝鲜核威胁进行“新的协调”。</text:p>
      <text:p text:style-name="P4">
<draw:frame draw:style-name="fr1" draw:name="Image136" text:anchor-type="as-char" svg:width="6.9236in" svg:height="4.615733in" draw:z-index="0">
<draw:image xlink:href="../Images/zaobao world/2023-05-21T14-18/000000.png" xlink:type="simple" xlink:show="embed" xlink:actuate="onLoad" draw:mime-type="image/png"/>
</draw:frame>
据悉，美总统拜登（左一）已向日韩领导人发出邀请，希望他们能前往华盛顿进行正式的三边会晤。（路透社）</text:p>
      <text:p text:style-name="P4">
这名官员指出，三国首脑在华盛顿会面的时间将“很快“确定，目前还没有进一步的细节。</text:p>
      <text:p text:style-name="P4">
另据韩联社报道，三国首脑还讨论了一项关于朝鲜导弹发射的信息共享计划。</text:p>
      <text:p text:style-name="P4">
<draw:frame draw:style-name="fr1" draw:name="Image137" text:anchor-type="as-char" svg:width="6.9236in" svg:height="4.615733in" draw:z-index="0">
<draw:image xlink:href="../Images/zaobao world/2023-05-21T14-18/000001.png" xlink:type="simple" xlink:show="embed" xlink:actuate="onLoad" draw:mime-type="image/png"/>
</draw:frame>
5月21日，日韩领导人携妻子一同参拜了广岛原爆韩国人牺牲者慰灵碑。（法新社）</text:p>
      <text:p text:style-name="P4">
同日早些时候，日本首相岸田文雄和韩国总统尹锡悦还在当天早些时候进行了双边会晤，并对广岛原爆韩国人牺牲者慰灵碑进行了历史性访问。</text:p>
      <text:p text:style-name="P4">
为了应对区域安全威胁，日韩首脑已在今年连续进行了三次会晤。</text:p>
      <text:p text:style-name="P4">
白宫则对日韩首脑积极“改善双边关系所做的勇敢工作”表示肯定，称三国的伙伴关系将更加稳固强大。</text:p>
      <text:p text:style-name="P4">
Source: <text:a xlink:type="simple" xlink:href="https://www.zaobao.com.sg/realtime/world/story20230521-1396719" text:style-name="Internet_20_link" text:visited-style-name="Visited_20_Internet_20_Link">
https://www.zaobao.com.sg/realtime/world/story20230521-1396719</text:a>
</text:p>
      <!--NEWS-->
      <text:h text:style-name="P10" text:outline-level="1">
<text:span text:style-name="T4">
气球事件后美中关系恶化 拜登：应很快开始解冻</text:span>
</text:h>
      <text:p text:style-name="P4">
Publisher: 法新社</text:p>
      <text:p text:style-name="P4">
Published Time: 2023-05-21T14:32:08+00:00</text:p>
      <text:p text:style-name="P4">
Modified Time: 2023-05-21T14:20:04+00:00</text:p>
      <text:p text:style-name="P4">
Description: （法新社日本广岛21日电） 美国总统拜登今天表示，华盛顿与北京的关系应该「很快」可以开始解冻。美国今年初击落一枚入侵的疑似中国间谍气球后，双方紧张关系即更形恶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5-21T14-32-08-00-00/000000.png" xlink:type="simple" xlink:show="embed" xlink:actuate="onLoad" draw:mime-type="image/png"/>
</draw:frame>
</text:p>
      <text:p text:style-name="P4">
在日本广岛出席七大工业国集团（G7）高峰会的拜登告诉记者，他去年11月在印尼�Q里岛的20国集团（G20）高峰会与中国国家主席习近平会谈后，接下来几个月双方的关系确实恶化。</text:p>
      <text:p text:style-name="P4">
华府2月决定击落疑似中国间谍气球，引发两国间外交龃龉。美国国务卿布林肯（AntonyBlinken）访问北京之行因而取消，而他此行原本被视为改善双方关系的机会。</text:p>
      <text:p text:style-name="P4">
在广岛的记者会上，有记者问起为何美中间拟议的热线未能运作。拜登回答说：「你说得对，我们应该有畅通的热线。在�Q里岛会议时，习主席和我同意我们要这么做。」</text:p>
      <text:p text:style-name="P4">
他又说：「但是后来这个载有相当两辆货车重间谍装备的蠢气球飞过美国上空。它被击落后，就双边关系而言一切都改变了。我想你们会见到关系很快开始解冻。」</text:p>
      <text:p text:style-name="P4">
拜登政府以有转供军用风险为由，限制与中国的先进晶片贸易，也引起中方不满。</text:p>
      <text:p text:style-name="P4">
拜登今天为美方的作法辩护说；「他们致力建军，因此我表明不准备与中国进行某些项目产品的贸易。我们如今获得所有盟友承诺，他们也不会这么做，提供（中国）那类材料。」</text:p>
      <text:p text:style-name="P4">
他指出：「但这不是有敌意的行动，这种行动要说的是：『我们要确保我们竭尽所能维持现状。』」七国集团昨天曾针对中国在这个地区的「军事化活动」提出警告。</text:p>
      <text:p text:style-name="P4">
Source: <text:a xlink:type="simple" xlink:href="https://www.rfi.fr/cn/%E5%9B%BD%E9%99%85%E6%8A%A5%E9%81%93/20230521-%E6%B0%94%E7%90%83%E4%BA%8B%E4%BB%B6%E5%90%8E%E7%BE%8E%E4%B8%AD%E5%85%B3%E7%B3%BB%E6%81%B6%E5%8C%96-%E6%8B%9C%E7%99%BB-%E5%BA%94%E5%BE%88%E5%BF%AB%E5%BC%80%E5%A7%8B%E8%A7%A3%E5%86%BB" text:style-name="Internet_20_link" text:visited-style-name="Visited_20_Internet_20_Link">
https://www.rfi.fr/cn/%E5%9B%BD%E9%99%85%E6%8A%A5%E9%81%93/20230521-%E6%B0%94%E7%90%83%E4%BA%8B%E4%BB%B6%E5%90%8E%E7%BE%8E%E4%B8%AD%E5%85%B3%E7%B3%BB%E6%81%B6%E5%8C%96-%E6%8B%9C%E7%99%BB-%E5%BA%94%E5%BE%88%E5%BF%AB%E5%BC%80%E5%A7%8B%E8%A7%A3%E5%86%BB</text:a>
</text:p>
      <!--NEWS-->
      <text:h text:style-name="P10" text:outline-level="1">
<text:span text:style-name="T4">
泽连斯基言谈 似乎证实巴赫穆特失利</text:span>
</text:h>
      <text:p text:style-name="P4">
Author: 联合早报 (Person)</text:p>
      <text:p text:style-name="P4">
Publisher: 联合早报 (Organization)</text:p>
      <text:p text:style-name="P4">
Published Time: 2023-05-21T15:41</text:p>
      <text:p text:style-name="P4">
Modified Time: 2023-05-21T17:30</text:p>
      <text:p text:style-name="P4">
Description: 路透社和法新社报道，乌克兰总统泽连斯基被问及乌东重镇巴赫穆特战役时，似乎隐晦证实了该市已被俄军占领。继俄罗斯瓦格纳雇佣军星期六（5月20日）宣布“完全占领”乌东重镇巴赫穆特后，泽连...</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乌克兰', '泽连斯基', '俄罗斯', '七国集团']</text:p>
      <!--METADATA-->
      <text:p text:style-name="P4">
路透社和法新社报道，乌克兰总统泽连斯基被问及乌东重镇巴赫穆特战役时，似乎隐晦证实了该市已被俄军占领。</text:p>
      <text:p text:style-name="P4">
继俄罗斯瓦格纳雇佣军星期六（5月20日） <text:a xlink:type="simple" xlink:href="https://www.zaobao.com/realtime/world/story20230520-1396628" text:style-name="Internet_20_link" text:visited-style-name="Visited_20_Internet_20_Link">
</text:a>
后，泽连斯基星期天（21日）被问及巴赫穆特是否还在基辅的掌控下时，称自己“不完全清楚”当地战役的最新情况。</text:p>
      <text:p text:style-name="P4">
泽连斯基说：“我认为不是……今天，巴赫穆特只在我们心中。”</text:p>
      <text:p text:style-name="P4">
“这是个悲剧，这个（巴赫穆特）地方什么都不剩了。”</text:p>
      <text:p text:style-name="P4">
<draw:frame draw:style-name="fr1" draw:name="Image139" text:anchor-type="as-char" svg:width="6.9236in" svg:height="4.615733in" draw:z-index="0">
<draw:image xlink:href="../Images/zaobao world/2023-05-21T15-41/000000.png" xlink:type="simple" xlink:show="embed" xlink:actuate="onLoad" draw:mime-type="image/png"/>
</draw:frame>
乌总统泽连斯基（右三）在日本广岛与七国集团（G7）领导人讨论乌克兰局势。（路透社）</text:p>
      <text:p text:style-name="P4">
俄总统普京则在星期天早些时候 <text:a xlink:type="simple" xlink:href="https://www.zaobao.com.sg/realtime/world/story20230521-1396677" text:style-name="Internet_20_link" text:visited-style-name="Visited_20_Internet_20_Link">
</text:a>
 。</text:p>
      <text:p text:style-name="P4">
泽连斯基在星期天的讲话中对 <text:a xlink:type="simple" xlink:href="https://www.zaobao.com/keywords/qi-guo-ji-tuan" text:style-name="Internet_20_link" text:visited-style-name="Visited_20_Internet_20_Link">
 </text:a>
领导人说，乌克兰寻求和平的计划是充满“理性的明显表达”。他说：“我们总是以实际行动保护我们的价值观。而‘乌克兰和平公式’是理性的明显体现，我感谢你们支持我们的公式。”</text:p>
      <text:p text:style-name="P4">
Source: <text:a xlink:type="simple" xlink:href="https://www.zaobao.com.sg/realtime/world/story20230521-1396821" text:style-name="Internet_20_link" text:visited-style-name="Visited_20_Internet_20_Link">
https://www.zaobao.com.sg/realtime/world/story20230521-1396821</text:a>
</text:p>
      <!--NEWS-->
      <text:h text:style-name="P10" text:outline-level="1">
<text:span text:style-name="T4">
泽连斯基在广岛与尹锡悦会晤</text:span>
</text:h>
      <text:p text:style-name="P4">
Author: 联合早报 (Person)</text:p>
      <text:p text:style-name="P4">
Publisher: 联合早报 (Organization)</text:p>
      <text:p text:style-name="P4">
Published Time: 2023-05-21T15:48</text:p>
      <text:p text:style-name="P4">
Modified Time: 2023-05-21T15:48</text:p>
      <text:p text:style-name="P4">
Description: 乌克兰总统泽连斯基在日本广岛与韩国总统尹锡悦会晤，并就俄乌战争中乌克兰所作的努力进行讨论。综合路透社和韩联社报道，泽连斯基星期天（5月21日）在七国集团（G7）广岛峰会期间与尹锡悦...</text:p>
      <text:p text:style-name="P4">
Videos: []</text:p>
      <text:p text:style-name="P4">
Audios: []</text:p>
      <text:p text:style-name="P4">
Images: []</text:p>
      <text:p text:style-name="P4">
Type: NewsArticle</text:p>
      <text:p text:style-name="P4">
Breadcrumbs: ['即时', '国际']</text:p>
      <text:p text:style-name="P4">
Keywords: ['俄乌战争', '乌克兰', '韩国', '七国集团', '泽连斯基', '尹锡悦']</text:p>
      <!--METADATA-->
      <text:p text:style-name="P4">
乌克兰总统泽连斯基在日本广岛与韩国总统尹锡悦会晤，并就俄乌战争中乌克兰所作的努力进行讨论。</text:p>
      <text:p text:style-name="P4">
综合路透社和韩联社报道，泽连斯基星期天（5月21日）在 <text:a xlink:type="simple" xlink:href="https://www.zaobao.com/keywords/qi-guo-ji-tuan" text:style-name="Internet_20_link" text:visited-style-name="Visited_20_Internet_20_Link">
 </text:a>
 广岛峰会期间与尹锡悦举行场边会晤。这也是乌韩两国领导人在此次G7峰会中的首次会面。</text:p>
      <text:p text:style-name="P4">
泽连斯基当天发推文称，他就韩国提供的人道主义支持、非杀伤性武器尤其是排雷车的援助向尹锡悦表示感谢。</text:p>
      <text:p text:style-name="P4">
他也同尹锡悦介绍了乌军的前线作战情况，以及乌军准备如何抵御俄方的“全面入侵”。</text:p>
      <text:p text:style-name="P4">
泽连斯基在推文中还提及乌第一夫人泽连斯卡娅及乌代表团访韩一事，并对韩方的关切表示感谢。</text:p>
      <text:p text:style-name="P4">
尹锡悦星期二（16日）在首尔 <text:a xlink:type="simple" xlink:href="https://www.zaobao.com/realtime/world/story20230518-1396014" text:style-name="Internet_20_link" text:visited-style-name="Visited_20_Internet_20_Link">
</text:a>
。泽连斯卡娅在会晤中请求韩方向乌军提供非杀伤性武器援助，韩方次日称将对此进行研讨。</text:p>
      <text:p text:style-name="P4">
韩国曾坚持主张不向乌克兰提供杀伤性武器援助，但尹锡悦上个月受访时表示，如果乌克兰平民受到大规模攻击，或出现“国际社会不能宽恕的情况”，韩国政府可能不会“只坚持人道主义或财政支持”。</text:p>
      <text:p text:style-name="P4">
Source: <text:a xlink:type="simple" xlink:href="https://www.zaobao.com.sg/realtime/world/story20230521-1396823" text:style-name="Internet_20_link" text:visited-style-name="Visited_20_Internet_20_Link">
https://www.zaobao.com.sg/realtime/world/story20230521-1396823</text:a>
</text:p>
      <!--NEWS-->
      <text:h text:style-name="P10" text:outline-level="1">
<text:span text:style-name="T4">
河南原洛阳银行董事长王建甫被查</text:span>
</text:h>
      <text:p text:style-name="P4">
Author: None</text:p>
      <text:p text:style-name="P4">
Publisher: Radio Free Asia (Organization)</text:p>
      <text:p text:style-name="P4">
Published Time: 2023-05-21T15:49:44-04:00</text:p>
      <text:p text:style-name="P4">
Modified Time: 2023-05-21T15:49: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4.299332in" draw:z-index="0">
<draw:image xlink:href="../Images/rfamandarin/2023-05-21T15-49-44-04-00/000000.png" xlink:type="simple" xlink:show="embed" xlink:actuate="onLoad" draw:mime-type="image/png"/>
</draw:frame>
 河南原洛阳银行董事长王建甫被查 <text:a xlink:type="simple" xlink:href="https://www.rfa.org/mandarin/Xinwen/5-05212023154619.html/@@images/image" text:style-name="Internet_20_link" text:visited-style-name="Visited_20_Internet_20_Link">
</text:a>
网络截图/中国共产党河南纪委监委网站</text:p>
      <text:p text:style-name="P4">
据中国共产党河南纪委监委网站周五（5月19日）通报，中国河南省原洛阳银行党委书记、董事长王建甫因涉嫌严重违纪违法被查。</text:p>
      <text:p text:style-name="P4">
据公开资料显示，王建甫长期在中国银行工作，1999年进入洛阳银行，后升任董事长、党委书记，2022年，洛阳银行并入中原银行。</text:p>
      <text:p text:style-name="P4">
王建甫2020年接受《中国基金报》采访时透露，洛阳银行三年间累计发放贷款超千亿元人民币，支持了洛阳经济发展；洛阳银行在2019年进入中国银行业百强榜单。</text:p>
      <text:p text:style-name="P4">
但中原银行近年来多名干部被查，包括中原银行原副董事长魏杰、中原银行原副行长赵卫华，以及原董事长窦荣兴等人。</text:p>
      <text:p text:style-name="P4">
另外，去年4月发生的河南四家村镇银行储户无法正常取款的事件至今没有得到完善解决，大量储户没有得到赔偿。今年3月，部分受害者在郑州释放大型气球，控诉存款至今被官方非法冻结。</text:p>
      <text:p text:style-name="P4">
（责编：王允）</text:p>
      <text:p text:style-name="P4">
Source: <text:a xlink:type="simple" xlink:href="https://www.rfa.org/mandarin/Xinwen/5-05212023154619.html" text:style-name="Internet_20_link" text:visited-style-name="Visited_20_Internet_20_Link">
https://www.rfa.org/mandarin/Xinwen/5-05212023154619.html</text:a>
</text:p>
      <!--NEWS-->
      <text:h text:style-name="P10" text:outline-level="1">
<text:span text:style-name="T4">
苏纳克：对中国应“去风险” 但不能脱钩</text:span>
</text:h>
      <text:p text:style-name="P4">
Author: None</text:p>
      <text:p text:style-name="P4">
Publisher: Radio Free Asia (Organization)</text:p>
      <text:p text:style-name="P4">
Published Time: 2023-05-21T15:53:04-04:00</text:p>
      <text:p text:style-name="P4">
Modified Time: 2023-05-21T15:53: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5-21T15-53-04-04-00/000000.png" xlink:type="simple" xlink:show="embed" xlink:actuate="onLoad" draw:mime-type="image/png"/>
</draw:frame>
 英国首相苏纳克在七国集团（G7）广岛峰会 <text:a xlink:type="simple" xlink:href="https://www.rfa.org/mandarin/Xinwen/6-05212023155023.html/@@images/image" text:style-name="Internet_20_link" text:visited-style-name="Visited_20_Internet_20_Link">
</text:a>
路透社图片</text:p>
      <text:p text:style-name="P4">
据路透社报道，英国首相苏纳克周日（5月21日）在七国集团峰会后对媒体表示，中国构成了这个时代对全球安全与繁荣的最大挑战，但主要经济体不应与中国全面脱钩。</text:p>
      <text:p text:style-name="P4">
苏纳克指出，中国国内越来越独裁，对国外却越来越咄咄逼人。英国和其他七国集团国家应采取共同的办法来减小中国的挑战，但这是“去风险”，而不是脱钩。</text:p>
      <text:p text:style-name="P4">
有记者对苏纳克提问说，七国似乎没有采取任何具体行动来应对北京对台湾日益增长的好战情绪。苏纳克回应说，他不认为没有实质性的行动。</text:p>
      <text:p text:style-name="P4">
他还补充说，英国正与七国集团一起，采取措施，防止中国利用经济胁迫来干涉其他国家的主权事务。七国集团峰会还在确保与安全有关的重要技术不泄露给中国方面进行了对话。</text:p>
      <text:p text:style-name="P4">
报道强调，苏纳克的保守党内有一些人对中国持强烈批评态度，包括前保守党领导人伊恩·邓肯·史密斯（Iain DuncanSmith）和前首相特拉斯。特拉斯刚刚访问了台湾，并呼吁苏纳克强化对中国的态度。</text:p>
      <text:p text:style-name="P4">
澳洲总理阿尔巴尼斯在周日也表达了相似的态度，他表示支持七国集团（G7）的联合声明，当中强调需要减少对中国贸易的依赖。</text:p>
      <text:p text:style-name="P4">
（责编：王允）</text:p>
      <text:p text:style-name="P4">
Source: <text:a xlink:type="simple" xlink:href="https://www.rfa.org/mandarin/Xinwen/6-05212023155023.html" text:style-name="Internet_20_link" text:visited-style-name="Visited_20_Internet_20_Link">
https://www.rfa.org/mandarin/Xinwen/6-05212023155023.html</text:a>
</text:p>
      <!--NEWS-->
      <text:h text:style-name="P10" text:outline-level="1">
<text:span text:style-name="T4">
“经营者比较困惑” 阿里巴巴财报显乏力</text:span>
</text:h>
      <text:p text:style-name="P4">
Author: None</text:p>
      <text:p text:style-name="P4">
Publisher: Radio Free Asia (Organization)</text:p>
      <text:p text:style-name="P4">
Published Time: 2023-05-21T15:56:00-04:00</text:p>
      <text:p text:style-name="P4">
Modified Time: 2023-05-21T15:57: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4.612011in" draw:z-index="0">
<draw:image xlink:href="../Images/rfamandarin/2023-05-21T15-56-00-04-00/000000.png" xlink:type="simple" xlink:show="embed" xlink:actuate="onLoad" draw:mime-type="image/png"/>
</draw:frame>
电商巨头阿里巴巴上周四（5月18日）的财报，增幅低于此前的预期。 <text:a xlink:type="simple" xlink:href="https://www.rfa.org/mandarin/Xinwen/7-05212023155342.html/@@images/image" text:style-name="Internet_20_link" text:visited-style-name="Visited_20_Internet_20_Link">
</text:a>
路透社图片</text:p>
      <text:p text:style-name="P4">
据美国《华尔街日报》报道，中国几大科技巨头上一个财季的财报显示，虽然经济活动正在加速，但消费者支出依然疲软。</text:p>
      <text:p text:style-name="P4">
电商巨头阿里巴巴上周四（5月18日）的财报显示，上一财季收入仅较上年同期增长2%，增幅低于此前的预期，阿里巴巴在纽约的股票在当天也下跌了5%。京东集团早前也披露，虽然第一季度收入略微增长，但销售业务仍然受消费者信心不足影响，尤其家用电器等大件商品销售疲软。</text:p>
      <text:p text:style-name="P4">
另一方面，腾讯、百度第一财季的收入都实现了两位数百分比的增长，其中腾讯网络广告收入增速为17%。</text:p>
      <text:p text:style-name="P4">
但报道强调，在疫情封控结束后，消费支出虽然开始回升，但寻求尚未恢复到疫情前的水平。</text:p>
      <text:p text:style-name="P4">
《财新》网站周日发表评论文章，分析中国投资机会，其中指出，国内3月、4月制造业库存压力明显，产销率降至20年最低水平；消费场景修复明显，但客单价明显偏弱，所以流量型行业恢复较好，但产品毛利率普遍下降，经营者比较困惑。</text:p>
      <text:p text:style-name="P4">
（责编：王允）</text:p>
      <text:p text:style-name="P4">
Source: <text:a xlink:type="simple" xlink:href="https://www.rfa.org/mandarin/Xinwen/7-05212023155342.html" text:style-name="Internet_20_link" text:visited-style-name="Visited_20_Internet_20_Link">
https://www.rfa.org/mandarin/Xinwen/7-05212023155342.html</text:a>
</text:p>
      <!--NEWS-->
      <text:h text:style-name="P10" text:outline-level="1">
<text:span text:style-name="T4">
拜登宣布三亿美元新援乌计划 同意欧洲对乌提供F-16战机</text:span>
</text:h>
      <text:p text:style-name="P4">
Author: 联合早报 (Person)</text:p>
      <text:p text:style-name="P4">
Publisher: 联合早报 (Organization)</text:p>
      <text:p text:style-name="P4">
Published Time: 2023-05-21T16:00</text:p>
      <text:p text:style-name="P4">
Modified Time: 2023-05-21T16:42</text:p>
      <text:p text:style-name="P4">
Description: 美国总统拜登宣布高达3.75亿美元（约5.04亿新元）对乌克兰军事援助计划，并同意欧洲向乌克兰提供F-16战机。路透社报道，拜登星期天（5月21日）在七国集团（G7）广岛峰会期间与...</text:p>
      <text:p text:style-name="P4">
Videos: []</text:p>
      <text:p text:style-name="P4">
Audios: []</text:p>
      <text:p text:style-name="P4">
Images: []</text:p>
      <text:p text:style-name="P4">
Type: NewsArticle</text:p>
      <text:p text:style-name="P4">
Breadcrumbs: ['即时', '国际']</text:p>
      <text:p text:style-name="P4">
Keywords: ['俄乌战争', '乌克兰', '美国', '援助配套', '拜登']</text:p>
      <!--METADATA-->
      <text:p text:style-name="P4">
美国总统拜登宣布高达3.75亿美元（约5.04亿新元）对乌克兰军事援助计划，并同意欧洲 <text:a xlink:type="simple" xlink:href="https://www.zaobao.com/news/world/story20230519-1396365" text:style-name="Internet_20_link" text:visited-style-name="Visited_20_Internet_20_Link">
</text:a>
 。</text:p>
      <text:p text:style-name="P4">
路透社报道，拜登星期天（5月21日）在 <text:a xlink:type="simple" xlink:href="https://www.zaobao.com/keywords/qi-guo-ji-tuan" text:style-name="Internet_20_link" text:visited-style-name="Visited_20_Internet_20_Link">
 </text:a>
广岛峰会期间与乌克兰总统泽连斯基举行场边会晤，重申美方对乌克兰的全力支持，并宣布新一轮对乌军事援助计划。</text:p>
      <text:p text:style-name="P4">
据拜登介绍，新的对乌军援计划包括提供弹药、炮弹、装甲车和训练等支持。拜登称，美国正在尽其所能加强乌克兰的防御能力，从而助其与俄罗斯抗争。</text:p>
      <text:p text:style-name="P4">
另据日本共同社消息，拜登直接向泽连斯基表示，同意欧洲对乌提供F-16战机。</text:p>
      <text:p text:style-name="P4">
乌克兰多次呼吁西方盟国提供F-16战机支持，但在此之前都未得到明确承诺，德国、英国日前表示，能否提供F-16战机援助要取决于白宫。</text:p>
      <text:p text:style-name="P4">
拜登星期五（19日）在G7峰会期间告诉其他G7领导人，他将允许乌克兰飞行员接受F-16战机的培训，并计划批准其他国家将美国制造的F-16战机转移到乌克兰。</text:p>
      <text:p text:style-name="P4">
Source: <text:a xlink:type="simple" xlink:href="https://www.zaobao.com.sg/realtime/world/story20230521-1396826" text:style-name="Internet_20_link" text:visited-style-name="Visited_20_Internet_20_Link">
https://www.zaobao.com.sg/realtime/world/story20230521-1396826</text:a>
</text:p>
      <!--NEWS-->
      <text:h text:style-name="P10" text:outline-level="1">
<text:span text:style-name="T4">
香港图书馆下架大批政治类书籍</text:span>
</text:h>
      <text:p text:style-name="P4">
Author: None</text:p>
      <text:p text:style-name="P4">
Publisher: Radio Free Asia (Organization)</text:p>
      <text:p text:style-name="P4">
Published Time: 2023-05-21T16:12:08-04:00</text:p>
      <text:p text:style-name="P4">
Modified Time: 2023-05-21T16:12: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8.060647in" draw:z-index="0">
<draw:image xlink:href="../Images/rfamandarin/2023-05-21T16-12-08-04-00/000000.png" xlink:type="simple" xlink:show="embed" xlink:actuate="onLoad" draw:mime-type="image/png"/>
</draw:frame>
自由亚洲电台专栏作者、藏族作家唯色近日多次在推特上转发网友发给她的消息，她所著的《西藏：2008》等书籍在香港公共图书馆的网站上也已经找不到。 推特截图/འོད་ཟེར།唯色Woeser(@degewa)</text:p>
      <text:p text:style-name="P4">
据台湾中央社报道，香港公共图书馆近日下架了大批由政治学者或泛民派人士所著的书籍，包括已故香港民主党元老司徒华、资深媒体人区家麟、前立法会议员吴霭仪、国际关系专家沉旭晖等人的书籍，在公共图书馆网站都已经找不到。同时被下架的书籍还有一些与政治无关。</text:p>
      <text:p text:style-name="P4">
另外，自由亚洲电台专栏作者、藏族作家唯色近日多次在推特上转发网友发给她的消息，她所著的《西藏：2008》等书籍在香港公共图书馆的网站上也已经找不到。</text:p>
      <text:p text:style-name="P4">
上周本台还报道，香港著名政治漫画家尊子的书籍及资料也被香港公共图书馆下架。</text:p>
      <text:p text:style-name="P4">
全国港澳研究会顾问刘兆佳接受香港媒体采访时表示，希望香港政府能对下架的书籍进行重新梳理，以确定这些书籍是否应该都下架，政府应以宽松的手法来处理。</text:p>
      <text:p text:style-name="P4">
（责编：王允）</text:p>
      <text:p text:style-name="P4">
Source: <text:a xlink:type="simple" xlink:href="https://www.rfa.org/mandarin/Xinwen/8-05212023155748.html" text:style-name="Internet_20_link" text:visited-style-name="Visited_20_Internet_20_Link">
https://www.rfa.org/mandarin/Xinwen/8-05212023155748.html</text:a>
</text:p>
      <!--NEWS-->
      <text:h text:style-name="P10" text:outline-level="1">
<text:span text:style-name="T4">
中国仅一半民众支持武统台湾</text:span>
</text:h>
      <text:p text:style-name="P4">
Author: None</text:p>
      <text:p text:style-name="P4">
Publisher: Radio Free Asia (Organization)</text:p>
      <text:p text:style-name="P4">
Published Time: 2023-05-21T16:15:38-04:00</text:p>
      <text:p text:style-name="P4">
Modified Time: 2023-05-21T16:1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656679in" draw:z-index="0">
<draw:image xlink:href="../Images/rfamandarin/2023-05-21T16-15-38-04-00/000000.png" xlink:type="simple" xlink:show="embed" xlink:actuate="onLoad" draw:mime-type="image/png"/>
</draw:frame>
 中国仅一半民众支持武统台湾 <text:a xlink:type="simple" xlink:href="https://www.rfa.org/mandarin/Xinwen/9-05212023161238.html/@@images/image" text:style-name="Internet_20_link" text:visited-style-name="Visited_20_Internet_20_Link">
</text:a>
路透社图片</text:p>
      <text:p text:style-name="P4">
英文学术期刊《当代中国期刊》近日刊出一篇中国民调的论文，指出仅55%的中国民众支持武统台湾。</text:p>
      <text:p text:style-name="P4">
这项研究由新加坡国立大学刘遥（Adam Y.Liu）和上海纽约大学李晓隽合作，通过网络平台发出问卷，在2020年底到2021年初展开调查，共收到1824份有效问卷。</text:p>
      <text:p text:style-name="P4">
问卷中列出了五种大陆台湾关系选项。在结果中，对于“武统台湾”的选项，除了55%表示可接受外，还有33%表示反对，其余12%不确定；对“不一定要统一”的选项，有22%表示可接受，71%反对。其余三个大陆、台湾关系选项，支持者都在55%到58%之间。</text:p>
      <text:p text:style-name="P4">
据香港《南华早报》报道，作者之一刘遥根据这个民调结果分析说，北京不应觉得是被迫提出对台湾的强硬立场，中国民众事实上能接受中国政府对台湾更温和的立场。</text:p>
      <text:p text:style-name="P4">
（责编：王允）</text:p>
      <text:p text:style-name="P4">
Source: <text:a xlink:type="simple" xlink:href="https://www.rfa.org/mandarin/Xinwen/9-05212023161238.html" text:style-name="Internet_20_link" text:visited-style-name="Visited_20_Internet_20_Link">
https://www.rfa.org/mandarin/Xinwen/9-05212023161238.html</text:a>
</text:p>
      <!--NEWS-->
      <text:h text:style-name="P10" text:outline-level="1">
<text:span text:style-name="T4">
韩媒：韩美日首脑商定将三边合作提升至全新水平</text:span>
</text:h>
      <text:p text:style-name="P4">
Author: 联合早报 (Person)</text:p>
      <text:p text:style-name="P4">
Publisher: 联合早报 (Organization)</text:p>
      <text:p text:style-name="P4">
Published Time: 2023-05-21T16:17</text:p>
      <text:p text:style-name="P4">
Modified Time: 2023-05-21T16:30</text:p>
      <text:p text:style-name="P4">
Description: 韩国、美国和日本领导人在日本广岛举行三方会谈，并就将三边合作提升至全新水平达成协议。韩联社报道，韩美日领导人星期天（5月21日）在七国集团（G7）广岛峰会期间举行三方会谈。韩国总统...</text:p>
      <text:p text:style-name="P4">
Videos: []</text:p>
      <text:p text:style-name="P4">
Audios: []</text:p>
      <text:p text:style-name="P4">
Images: []</text:p>
      <text:p text:style-name="P4">
Type: NewsArticle</text:p>
      <text:p text:style-name="P4">
Breadcrumbs: ['即时', '国际']</text:p>
      <text:p text:style-name="P4">
Keywords: ['七国集团', '韩国', '美国', '日本', '朝鲜半岛', '亚太地区']</text:p>
      <!--METADATA-->
      <text:p text:style-name="P4">
韩国、美国和日本领导人在日本广岛举行三方会谈，并就将三边合作提升至全新水平达成协议。</text:p>
      <text:p text:style-name="P4">
韩联社报道，韩美日领导人星期天（5月21日）在 <text:a xlink:type="simple" xlink:href="https://www.zaobao.com/keywords/qi-guo-ji-tuan" text:style-name="Internet_20_link" text:visited-style-name="Visited_20_Internet_20_Link">
 </text:a>
广岛峰会期间举行三方会谈。</text:p>
      <text:p text:style-name="P4">
韩国总统室发言人李度运说，三方在会上回顾今年1月 <text:a xlink:type="simple" xlink:href="https://www.zaobao.com/realtime/world/story20230114-1353295" text:style-name="Internet_20_link" text:visited-style-name="Visited_20_Internet_20_Link">
</text:a>
 、3月 <text:a xlink:type="simple" xlink:href="https://www.zaobao.com/news/world/story20230316-1372969" text:style-name="Internet_20_link" text:visited-style-name="Visited_20_Internet_20_Link">
</text:a>
 为韩日关系翻开新篇章、4月 <text:a xlink:type="simple" xlink:href="https://www.zaobao.com/realtime/world/story20230427-1387844" text:style-name="Internet_20_link" text:visited-style-name="Visited_20_Internet_20_Link">
</text:a>
 、 <text:a xlink:type="simple" xlink:href="https://www.zaobao.com/realtime/world/story20230507-1391860" text:style-name="Internet_20_link" text:visited-style-name="Visited_20_Internet_20_Link">
</text:a>
，以及当天举行的韩美日首脑会谈，三方决定将三边合作提升至全新水平。</text:p>
      <text:p text:style-name="P4">
在朝核问题上，三国首脑决定巩固基于法治的自由、开放性国际秩序，通过深化三国战略合作，提升对朝威慑力。</text:p>
      <text:p text:style-name="P4">
三方还商定在实时共享朝鲜导弹情报等三边安全合作、维护经济安全，以及推进印太战略过程中等多领域深化合作。</text:p>
      <text:p text:style-name="P4">
Source: <text:a xlink:type="simple" xlink:href="https://www.zaobao.com.sg/realtime/world/story20230521-1396828" text:style-name="Internet_20_link" text:visited-style-name="Visited_20_Internet_20_Link">
https://www.zaobao.com.sg/realtime/world/story20230521-1396828</text:a>
</text:p>
      <!--NEWS-->
      <text:h text:style-name="P10" text:outline-level="1">
<text:span text:style-name="T4">
中国说美国美光芯片不安全</text:span>
</text:h>
      <text:p text:style-name="P4">
Author: None</text:p>
      <text:p text:style-name="P4">
Publisher: Radio Free Asia (Organization)</text:p>
      <text:p text:style-name="P4">
Published Time: 2023-05-21T16:18:09-04:00</text:p>
      <text:p text:style-name="P4">
Modified Time: 2023-05-21T16:18: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57851in" draw:z-index="0">
<draw:image xlink:href="../Images/rfamandarin/2023-05-21T16-18-09-04-00/000000.png" xlink:type="simple" xlink:show="embed" xlink:actuate="onLoad" draw:mime-type="image/png"/>
</draw:frame>
中国说美国存储芯片制造商美光科技（MU.O）生产的产品未通过其网络安全审查，将禁止重要基础设施运营商采购该公司的产品。 <text:a xlink:type="simple" xlink:href="https://www.rfa.org/mandarin/Xinwen/10-05212023161607.html/@@images/image" text:style-name="Internet_20_link" text:visited-style-name="Visited_20_Internet_20_Link">
</text:a>
路透社图片</text:p>
      <text:p text:style-name="P4">
中国网信办周日（5月21日）在其官网网信网公布，美国存储芯片制造商美光科技（MU.O）生产的产品未通过其网络安全审查，将禁止重要基础设施运营商采购该公司的产品。</text:p>
      <text:p text:style-name="P4">
据路透社报道，美光表示已收到中国网信办关于对该公司产品审查的结论通知，并“期待继续与中国有关部门进行讨论”。但网信办既未提供有关发现了哪些风险，也未说明哪些美光产品将受到影响。</text:p>
      <text:p text:style-name="P4">
中国在3月份就宣布对美光产品进行审查，当时美光表示将会合作。美光约有10%的收入来自中国，但尚不清楚这个决定是否会影响该公司向中国的非中国客户的销售。美光产品流向中国的较大一部分被非中国企业购买，用于在中国制造的产品中使用。</text:p>
      <text:p text:style-name="P4">
报道解释了这一事件的背景：美中两国政府就芯片技术问题存在争议，华盛顿对中国采取了先进制程芯片的输出限制，并阻止美光的竞争对手扬子江存储科技购买某些美国的零部件。</text:p>
      <text:p text:style-name="P4">
（责编：王允）</text:p>
      <text:p text:style-name="P4">
Source: <text:a xlink:type="simple" xlink:href="https://www.rfa.org/mandarin/Xinwen/10-05212023161607.html" text:style-name="Internet_20_link" text:visited-style-name="Visited_20_Internet_20_Link">
https://www.rfa.org/mandarin/Xinwen/10-05212023161607.html</text:a>
</text:p>
      <!--NEWS-->
      <text:h text:style-name="P10" text:outline-level="1">
<text:span text:style-name="T4">
马国霹雳州足球骚乱 无人伤亡</text:span>
</text:h>
      <text:p text:style-name="P4">
Author: 联合早报 (Person)</text:p>
      <text:p text:style-name="P4">
Publisher: 联合早报 (Organization)</text:p>
      <text:p text:style-name="P4">
Published Time: 2023-05-21T16:24</text:p>
      <text:p text:style-name="P4">
Modified Time: 2023-05-21T16:24</text:p>
      <text:p text:style-name="P4">
Description: 马来西亚霹雳州首府怡保星期六（5月20日）晚间的一场足球赛发生骚乱，两队支持者在警方介入前互相殴斗，场面混乱。幸好警方很快控制场面并逮捕四人，及时制止事态扩大。事件没有造成人员受伤...</text:p>
      <text:p text:style-name="P4">
Videos: []</text:p>
      <text:p text:style-name="P4">
Audios: []</text:p>
      <text:p text:style-name="P4">
Images: []</text:p>
      <text:p text:style-name="P4">
Type: NewsArticle</text:p>
      <text:p text:style-name="P4">
Breadcrumbs: ['即时', '国际']</text:p>
      <text:p text:style-name="P4">
Keywords: ['霹雳州', '足球', '骚乱']</text:p>
      <!--METADATA-->
      <text:p text:style-name="P4">
马来西亚霹雳州首府怡保星期六（5月20日）晚间的一场足球赛发生骚乱，两队支持者在警方介入前互相殴斗，场面混乱。幸好警方很快控制场面并逮捕四人，及时制止事态扩大。事件没有造成人员受伤入院或死亡。</text:p>
      <text:p text:style-name="P4">
怡保警区主任耶哈雅星期天（21日）发文告说，马来西亚超级足球联赛霹雳对雪兰莪的比赛星期六晚间在怡保的霹雳体育场举行。在比赛途中，当晚9时17分左右发生骚乱。</text:p>
      <text:p text:style-name="P4">
他说，警方发现社交媒体WhatsApp流传有关骚乱的视频，并指出警方在现场逮捕四人，很快控制场面。</text:p>
      <text:p text:style-name="P4">
耶哈雅透露，警方已经援引刑事法典第147（引发骚乱）条文调查此案。四名被捕者年龄介于18岁至26岁，其中一人验尿后相信曾吸食大麻。</text:p>
      <text:p text:style-name="P4">
根据相关视频，事发时有警员在现场驻守，但一群相信是霹雳队的支持者突然从镜头左方冲向镜头右方的雪兰莪队支持者，双方随即开始互相叫嚣、抛掷物品和殴打。警方很快隔开双方后，两队人马仍互相对峙与叫嚣辱骂，现场喧哗嘈杂。</text:p>
      <text:p text:style-name="P4">
警方及时介入后，骚乱为时不长，很快就停下来。不过，相关视频在各社交媒体疯传并引起议论。</text:p>
      <text:p text:style-name="P4">
Source: <text:a xlink:type="simple" xlink:href="https://www.zaobao.com.sg/realtime/world/story20230521-1396829" text:style-name="Internet_20_link" text:visited-style-name="Visited_20_Internet_20_Link">
https://www.zaobao.com.sg/realtime/world/story20230521-1396829</text:a>
</text:p>
      <!--NEWS-->
      <text:h text:style-name="P10" text:outline-level="1">
<text:span text:style-name="T4">
乌总统发言人：泽连斯基否认巴赫穆特失守</text:span>
</text:h>
      <text:p text:style-name="P4">
Author: 联合早报 (Person)</text:p>
      <text:p text:style-name="P4">
Publisher: 联合早报 (Organization)</text:p>
      <text:p text:style-name="P4">
Published Time: 2023-05-21T16:37</text:p>
      <text:p text:style-name="P4">
Modified Time: 2023-05-21T16:37</text:p>
      <text:p text:style-name="P4">
Description: 乌克兰总统发言人星期天（5月21日）称，总统泽连斯基否认了巴赫穆特已失守。美媒称泽连斯基当天在日本广岛与美国总统拜登举行会晤时，似乎隐晦证实巴赫穆特已被俄军占领。路透社报道，乌克兰...</text:p>
      <text:p text:style-name="P4">
Videos: []</text:p>
      <text:p text:style-name="P4">
Audios: []</text:p>
      <text:p text:style-name="P4">
Images: []</text:p>
      <text:p text:style-name="P4">
Type: NewsArticle</text:p>
      <text:p text:style-name="P4">
Breadcrumbs: ['即时', '国际']</text:p>
      <text:p text:style-name="P4">
Keywords: ['俄乌战争']</text:p>
      <!--METADATA-->
      <text:p text:style-name="P4">
乌克兰总统发言人星期天（5月21日）称，总统泽连斯基否认了巴赫穆特已失守。</text:p>
      <text:p text:style-name="P4">
美媒称泽连斯基当天在日本广岛与美国总统拜登举行会晤时，似乎隐晦证实巴赫穆特已被俄军占领。</text:p>
      <text:p text:style-name="P4">
路透社报道，乌克兰总统发言人尼基福罗夫（Serhiy Nykyforov）在脸书发文否认此事。</text:p>
      <text:p text:style-name="P4">
俄罗斯瓦格纳雇佣军星期六（20日）宣布“完全占领乌东重镇巴赫穆特”，俄总统普京当天晚些时候也公开祝贺俄军的“胜利”。</text:p>
      <text:p text:style-name="P4">
据美媒报道，泽连斯基星期天在与拜登会晤期间被问及巴赫穆特是否还在乌军掌控之中，他回答称“我认为不是”，并表示“巴赫穆特只在我们心中”。</text:p>
      <text:p text:style-name="P4">
Source: <text:a xlink:type="simple" xlink:href="https://www.zaobao.com.sg/realtime/world/story20230521-1396830" text:style-name="Internet_20_link" text:visited-style-name="Visited_20_Internet_20_Link">
https://www.zaobao.com.sg/realtime/world/story20230521-1396830</text:a>
</text:p>
      <!--NEWS-->
      <text:h text:style-name="P10" text:outline-level="1">
<text:span text:style-name="T4">
乌克兰国防部：乌军已半包围巴赫穆特</text:span>
</text:h>
      <text:p text:style-name="P4">
Author: 联合早报 (Person)</text:p>
      <text:p text:style-name="P4">
Publisher: 联合早报 (Organization)</text:p>
      <text:p text:style-name="P4">
Published Time: 2023-05-21T17:42</text:p>
      <text:p text:style-name="P4">
Modified Time: 2023-05-21T17:42</text:p>
      <text:p text:style-name="P4">
Description: 乌克兰国防部说，乌克兰军队已“半包围”乌东城市巴赫穆特，仍控制着巴赫穆特部分地区。综合路透社和法新社报道，乌克兰国防部副部长马利亚尔（Hanna Maliar）星期天（5月21日）...</text:p>
      <text:p text:style-name="P4">
Videos: []</text:p>
      <text:p text:style-name="P4">
Audios: []</text:p>
      <text:p text:style-name="P4">
Images: []</text:p>
      <text:p text:style-name="P4">
Type: NewsArticle</text:p>
      <text:p text:style-name="P4">
Breadcrumbs: ['即时', '国际']</text:p>
      <text:p text:style-name="P4">
Keywords: ['俄乌战争', '乌克兰']</text:p>
      <!--METADATA-->
      <text:p text:style-name="P4">
乌克兰国防部说，乌克兰军队已“半包围”乌东城市巴赫穆特，仍控制着巴赫穆特部分地区。</text:p>
      <text:p text:style-name="P4">
综合路透社和法新社报道，乌克兰国防部副部长马利亚尔（Hanna Maliar）星期天（5月21日）在即时通讯应用Telegram发布上述消息。</text:p>
      <text:p text:style-name="P4">
她在文中指出，乌克兰军队仍在巴赫穆特郊区沿侧翼推进，已“半包围”巴赫穆特，并仍然控制着当地的一个私人区域。</text:p>
      <text:p text:style-name="P4">
马利亚尔称，乌军的推进“使敌人在巴赫穆特的存在非常困难”。</text:p>
      <text:p text:style-name="P4">
俄罗斯雇佣兵组织瓦格纳星期六（20日）宣称已完全占领巴赫穆特，俄总统普京随后也公开表示祝贺。</text:p>
      <text:p text:style-name="P4">
不过，乌克兰总统发言人星期天说，总统泽连斯基当天与美国总统拜登在日本广岛会晤时，否认了巴赫穆特失守的说法。</text:p>
      <text:p text:style-name="P4">
Source: <text:a xlink:type="simple" xlink:href="https://www.zaobao.com.sg/realtime/world/story20230521-1396844" text:style-name="Internet_20_link" text:visited-style-name="Visited_20_Internet_20_Link">
https://www.zaobao.com.sg/realtime/world/story20230521-1396844</text:a>
</text:p>
      <!--NEWS-->
      <text:h text:style-name="P10" text:outline-level="1">
<text:span text:style-name="T4">
萨瓦尔多体育馆踩踏事故酿12死</text:span>
</text:h>
      <text:p text:style-name="P4">
Author: 联合早报 (Person)</text:p>
      <text:p text:style-name="P4">
Publisher: 联合早报 (Organization)</text:p>
      <text:p text:style-name="P4">
Published Time: 2023-05-21T18:12</text:p>
      <text:p text:style-name="P4">
Modified Time: 2023-05-21T18:12</text:p>
      <text:p text:style-name="P4">
Description: 中美洲国家萨尔瓦多（El Salvador）一座体育馆星期六（5月20日）发生踩踏事故，截至星期天（21日）已有12人遇难。综合外电报道，萨尔瓦多的库斯卡特兰体育馆（Cuscatl...</text:p>
      <text:p text:style-name="P4">
Videos: []</text:p>
      <text:p text:style-name="P4">
Audios: []</text:p>
      <text:p text:style-name="P4">
Images: []</text:p>
      <text:p text:style-name="P4">
Type: NewsArticle</text:p>
      <text:p text:style-name="P4">
Breadcrumbs: ['即时', '国际']</text:p>
      <text:p text:style-name="P4">
Keywords: ['足球', '踩踏']</text:p>
      <!--METADATA-->
      <text:p text:style-name="P4">
中美洲国家萨尔瓦多（El Salvador）一座体育馆星期六（5月20日）发生踩踏事故，截至星期天（21日）已有12人遇难。</text:p>
      <text:p text:style-name="P4">
综合外电报道，萨尔瓦多的库斯卡特兰体育馆（Cuscatlan Stadium）星期六举办足球赛，比赛中途发生踩踏事故，酿成12死、数百人受伤的惨剧。</text:p>
      <text:p text:style-name="P4">
事发后，数百名警察和士兵被部署到现场，救护车拉响警报。</text:p>
      <text:p text:style-name="P4">
应急部门称已对超过500人进行救护，约100人伤情严重已被送院治疗，其中部分伤者出现窒息等创伤症状。</text:p>
      <text:p text:style-name="P4">
国际足总主席凡蒂诺在声明中对事故遇难者及家属致以哀悼。</text:p>
      <text:p text:style-name="P4">
当局仍在调查造成踩踏事故的具体原因。媒体报道指出，当天太多球迷试图进入场馆大门并冲向看台，导致人群拥挤并演变成踩踏事件。</text:p>
      <text:p text:style-name="P4">
Source: <text:a xlink:type="simple" xlink:href="https://www.zaobao.com.sg/realtime/world/story20230521-1396849" text:style-name="Internet_20_link" text:visited-style-name="Visited_20_Internet_20_Link">
https://www.zaobao.com.sg/realtime/world/story20230521-1396849</text:a>
</text:p>
      <!--NEWS-->
      <text:h text:style-name="P10" text:outline-level="1">
<text:span text:style-name="T4">
安华传记电影上映首日票房100万令吉</text:span>
</text:h>
      <text:p text:style-name="P4">
Author: 联合早报 (Person)</text:p>
      <text:p text:style-name="P4">
Publisher: 联合早报 (Organization)</text:p>
      <text:p text:style-name="P4">
Published Time: 2023-05-21T18:14</text:p>
      <text:p text:style-name="P4">
Modified Time: 2023-05-21T18:31</text:p>
      <text:p text:style-name="P4">
Description: 马来西亚首相安华的传记电影《安华：不为人知的故事》上映首日就有100万令吉（约30万新元）票房，成为马国近期卖座电影之一。《安华：不为人知的故事》是由马国知名政治漫画家祖纳监制、印...</text:p>
      <text:p text:style-name="P4">
Videos: []</text:p>
      <text:p text:style-name="P4">
Audios: []</text:p>
      <text:p text:style-name="P4">
Images: []</text:p>
      <text:p text:style-name="P4">
Type: NewsArticle</text:p>
      <text:p text:style-name="P4">
Breadcrumbs: ['即时', '国际']</text:p>
      <text:p text:style-name="P4">
Keywords: ['安华', '电影']</text:p>
      <!--METADATA-->
      <text:p text:style-name="P4">
马来西亚首相安华的传记电影《安华：不为人知的故事》上映首日就有100万令吉（约30万新元）票房，成为马国近期卖座电影之一。</text:p>
      <text:p text:style-name="P4">
《安华：不为人知的故事》是由马国知名政治漫画家祖纳监制、印度尼西亚籍导演薇瓦执导，马国演员法立卡米尔主演。电影星期四（5月18日）正式在马国120家影院上映，放映场次超过1000场。</text:p>
      <text:p text:style-name="P4">
据《阳光日报》报道，电影官方发行公司DMY Creation主席莫哈末尤索夫说，这部电影的档期与好莱坞卖座大片《玩命关头10》（Fast X Fast &amp;Furious 10）相近，但票房表现依然出色，让他感到惊讶。</text:p>
      <text:p text:style-name="P4">
他认为，观众的热烈反应证明他们可以接受以马国在世政治家的真实故事改编的传记电影，这将鼓励更多电影制作人拍摄这类影片。</text:p>
      <text:p text:style-name="P4">
祖纳今年初告诉媒体，他2012年就想拍摄关于安华的电影，但直到2021年9月才正式开拍。他说，开拍前最大的挑战是，马国没演员敢接演主角。他透露，当时为避免马国国家电影发展局的干预，电影最后选在印尼拍摄。</text:p>
      <text:p text:style-name="P4">
Source: <text:a xlink:type="simple" xlink:href="https://www.zaobao.com.sg/realtime/world/story20230521-1396850" text:style-name="Internet_20_link" text:visited-style-name="Visited_20_Internet_20_Link">
https://www.zaobao.com.sg/realtime/world/story20230521-1396850</text:a>
</text:p>
      <!--NEWS-->
      <text:h text:style-name="P10" text:outline-level="1">
<text:span text:style-name="T4">
拜登：就债务上限问题 不会全盘接受共和党条件</text:span>
</text:h>
      <text:p text:style-name="P4">
Author: 联合早报 (Person)</text:p>
      <text:p text:style-name="P4">
Publisher: 联合早报 (Organization)</text:p>
      <text:p text:style-name="P4">
Published Time: 2023-05-21T19:14</text:p>
      <text:p text:style-name="P4">
Modified Time: 2023-05-21T19:14</text:p>
      <text:p text:style-name="P4">
Description: 美国总统拜登就债务上限问题表态称，他愿意削减开支，但不会同意与共和党达成完全由后者提出的协议。路透社报道，拜登星期天（5月21日）在日本广岛举行新闻发布会时发表上述言论。美国民主党...</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美国总统拜登就债务上限问题表态称，他愿意削减开支，但不会同意与共和党达成完全由后者提出的协议。</text:p>
      <text:p text:style-name="P4">
路透社报道，拜登星期天（5月21日）在日本广岛举行新闻发布会时发表上述言论。</text:p>
      <text:p text:style-name="P4">
美国民主党和共和党近来就提高债务上限问题的谈判陷入僵局，拜登计划星期天在返美途中 <text:a xlink:type="simple" xlink:href="https://www.zaobao.com.sg/realtime/world/story20230521-1396707" text:style-name="Internet_20_link" text:visited-style-name="Visited_20_Internet_20_Link">
</text:a>
 。</text:p>
      <text:p text:style-name="P4">
他强调，美国政府若出现债务违约将面临严重后果，这种情况不该发生。他希望共和党人意识到，仅按共和党提出的条件来做是不会达成两党协议的，“共和党人也必须采取行动”。</text:p>
      <text:p text:style-name="P4">
拜登还说，他相信自己有权援引美国宪法第14修正案，在不经国会程序的情况下提高债务上限，但不确定能否及时采取这种行动以防止违约。</text:p>
      <text:p text:style-name="P4">
拜登表示，他仍然相信可以与共和党人达成协议，但不能保证共和党人不会通过“做一些离谱的事情“来强迫违约。</text:p>
      <text:p text:style-name="P4">
Source: <text:a xlink:type="simple" xlink:href="https://www.zaobao.com.sg/realtime/world/story20230521-1396861" text:style-name="Internet_20_link" text:visited-style-name="Visited_20_Internet_20_Link">
https://www.zaobao.com.sg/realtime/world/story20230521-1396861</text:a>
</text:p>
      <!--NEWS-->
      <text:h text:style-name="P10" text:outline-level="1">
<text:span text:style-name="T4">
泽连斯基否认巴赫穆特失守 有信心获F-16战机援助</text:span>
</text:h>
      <text:p text:style-name="P4">
Author: 联合早报 (Person)</text:p>
      <text:p text:style-name="P4">
Publisher: 联合早报 (Organization)</text:p>
      <text:p text:style-name="P4">
Published Time: 2023-05-21T19:29</text:p>
      <text:p text:style-name="P4">
Modified Time: 2023-05-21T19:29</text:p>
      <text:p text:style-name="P4">
Description: 乌克兰总统泽连斯基否认乌东城市巴赫穆特已被俄军占领，并对获得西方提供的F-16战机援助抱有信心。综合路透社和法新社报道，泽连斯基星期天（5月21日）否认巴赫穆特失守的说法，称虽然当...</text:p>
      <text:p text:style-name="P4">
Videos: []</text:p>
      <text:p text:style-name="P4">
Audios: []</text:p>
      <text:p text:style-name="P4">
Images: []</text:p>
      <text:p text:style-name="P4">
Type: NewsArticle</text:p>
      <text:p text:style-name="P4">
Breadcrumbs: ['即时', '国际']</text:p>
      <text:p text:style-name="P4">
Keywords: ['俄乌战争', '乌克兰', '七国集团', '泽连斯基']</text:p>
      <!--METADATA-->
      <text:p text:style-name="P4">
乌克兰总统泽连斯基否认乌东城市巴赫穆特已被俄军占领，并对获得西方提供的F-16战机援助抱有信心。</text:p>
      <text:p text:style-name="P4">
综合路透社和法新社报道，泽连斯基星期天（5月21日）否认巴赫穆特失守的说法，称虽然当地有俄军部队，但他们并未攻占巴赫穆特；乌军仍在当地驻守，控制着该市的部分地区。</text:p>
      <text:p text:style-name="P4">
他说，日本广岛1945年遭原子弹袭击后的照片使他想到了乌克兰的巴赫穆特，“生灵涂炭，所有建筑都被炸毁……这是彻底的摧毁。什么都没有了，也没有人活着。”</text:p>
      <text:p text:style-name="P4">
谈及美国同意欧洲向乌克兰提供F-16战机一事，泽连斯基称自己对获得西方援助的F-16战机抱有信心。</text:p>
      <text:p text:style-name="P4">
美国总统拜登星期天在与泽连斯基举行会晤时，直接向他表示 <text:a xlink:type="simple" xlink:href="https://www.zaobao.com.sg/realtime/world/story20230521-1396826" text:style-name="Internet_20_link" text:visited-style-name="Visited_20_Internet_20_Link">
</text:a>
。拜登晚些时候在新闻发布会上说，泽连斯基做出“明确承诺”，不会让F-16战机进入俄罗斯领土，只会在乌克兰境内抵御俄军袭击。</text:p>
      <text:p text:style-name="P4">
此外，泽连斯基称因行程问题，他未能在此次七国集团（G7）峰会期间与巴西总统卢拉会晤。</text:p>
      <text:p text:style-name="P4">
Source: <text:a xlink:type="simple" xlink:href="https://www.zaobao.com.sg/realtime/world/story20230521-1396864" text:style-name="Internet_20_link" text:visited-style-name="Visited_20_Internet_20_Link">
https://www.zaobao.com.sg/realtime/world/story20230521-1396864</text:a>
</text:p>
      <!--NEWS-->
      <text:h text:style-name="P10" text:outline-level="1">
<text:span text:style-name="T4">
国盟在霹雳州变天？希盟嗤之以鼻</text:span>
</text:h>
      <text:p text:style-name="P4">
Author: 联合早报 (Person)</text:p>
      <text:p text:style-name="P4">
Publisher: 联合早报 (Organization)</text:p>
      <text:p text:style-name="P4">
Published Time: 2023-05-21T19:47</text:p>
      <text:p text:style-name="P4">
Modified Time: 2023-05-21T19:47</text:p>
      <text:p text:style-name="P4">
Description: 马来西亚近期盛传国盟准备推翻霹雳州希盟与国阵的团结政府。霹雳州伊斯兰党领袖承认接触多名来自团结政府的州议员，霹雳州希盟则对变天传闻嗤之以鼻，并指反跳槽法将让跳槽者丧失州议员资格。霹...</text:p>
      <text:p text:style-name="P4">
Videos: []</text:p>
      <text:p text:style-name="P4">
Audios: []</text:p>
      <text:p text:style-name="P4">
Images: []</text:p>
      <text:p text:style-name="P4">
Type: NewsArticle</text:p>
      <text:p text:style-name="P4">
Breadcrumbs: ['即时', '国际']</text:p>
      <text:p text:style-name="P4">
Keywords: ['霹雳州', '希望联盟', '国民联盟']</text:p>
      <!--METADATA-->
      <text:p text:style-name="P4">
马来西亚近期盛传国盟准备推翻霹雳州希盟与国阵的团结政府。霹雳州伊斯兰党领袖承认接触多名来自团结政府的州议员，霹雳州希盟则对变天传闻嗤之以鼻，并指反跳槽法将让跳槽者丧失州议员资格。</text:p>
      <text:p text:style-name="P4">
霹雳州议会共有59名议员，组建州政府必须获得至少30名议员支持。目前的霹雳州团结政府共有33名州议员，其中24名来自希盟，九名来自国阵。换言之，国盟若要让霹雳变天，必须拉拢至少四名原本支持团结政府的州议员。</text:p>
      <text:p text:style-name="P4">
来自国盟成员党伊斯兰党的霹雳州议会反对党领袖拉兹曼告诉《马来西亚前锋报星期刊》，他与一些来自团结政府的州议员见过面，但他拒绝公布具体人数及这些州议员的身份或其他细节。</text:p>
      <text:p text:style-name="P4">
拉兹曼也是伊党霹雳州主席。针对传闻中的变天行动，他认为这就像“偷窃”。“但如果真的发生，我们乐观其成。”</text:p>
      <text:p text:style-name="P4">
针对这项变天传闻，希盟霹雳州主席慕加希星期天（5月21日）出席团结政府的开斋节活动后告诉媒体，他不确定这项传言是否真实，但霹雳州议会去年12月29日已经通过反跳槽法，所有跳槽者的州议席将自动悬空并进行改选。换言之，跳槽者将直接失去议员资格。</text:p>
      <text:p text:style-name="P4">
Source: <text:a xlink:type="simple" xlink:href="https://www.zaobao.com.sg/realtime/world/story20230521-1396865" text:style-name="Internet_20_link" text:visited-style-name="Visited_20_Internet_20_Link">
https://www.zaobao.com.sg/realtime/world/story20230521-1396865</text:a>
</text:p>
      <!--NEWS-->
      <text:h text:style-name="P10" text:outline-level="1">
<text:span text:style-name="T4">
拜登：对话层面 美中关系应该很快会解冻</text:span>
</text:h>
      <text:p text:style-name="P4">
Author: 联合早报 (Person)</text:p>
      <text:p text:style-name="P4">
Publisher: 联合早报 (Organization)</text:p>
      <text:p text:style-name="P4">
Published Time: 2023-05-21T20:32</text:p>
      <text:p text:style-name="P4">
Modified Time: 2023-05-21T22:14</text:p>
      <text:p text:style-name="P4">
Description: 美国总统拜登说，在美国今年击落中国气球后，双方交流发生了改变，在交谈方面，美中关系应该“很快”解冻。法新社报道，拜登星期天（5月21日）在日本广岛举行新闻发布会时发表上述言论。当被...</text:p>
      <text:p text:style-name="P4">
Videos: []</text:p>
      <text:p text:style-name="P4">
Audios: []</text:p>
      <text:p text:style-name="P4">
Images: []</text:p>
      <text:p text:style-name="P4">
Type: NewsArticle</text:p>
      <text:p text:style-name="P4">
Breadcrumbs: ['即时', '国际']</text:p>
      <text:p text:style-name="P4">
Keywords: ['中美关系', '拜登']</text:p>
      <!--METADATA-->
      <text:p text:style-name="P4">
美国总统拜登说，在美国今年击落中国气球后，双方交流发生了改变，在交谈方面，美中关系应该“很快”解冻。</text:p>
      <text:p text:style-name="P4">
法新社报道，拜登星期天（5月21日）在日本广岛举行新闻发布会时发表上述言论。</text:p>
      <text:p text:style-name="P4">
当被问及美中计划的热线为何没有投入使用，拜登说，美中之间应该有一条开放的沟通热线，“这是我 <text:a xlink:type="simple" xlink:href="https://www.zaobao.com.sg/news/world/story20221115-1333133" text:style-name="Internet_20_link" text:visited-style-name="Visited_20_Internet_20_Link">
</text:a>
商定要做的事情，并（就此）进行会晤”。</text:p>
      <text:p text:style-name="P4">
拜登又说：“然后，这个愚蠢的气球就带着价值两节货运车厢的间谍设备飞行在美国上空……它被美国击落，两国交谈方面的一切都出现了改变。”</text:p>
      <text:p text:style-name="P4">
他表示：“在与他们（中方）交谈方面，我认为你将看到这种局面很快会解冻。”</text:p>
      <text:p text:style-name="P4">
美国2月 <text:a xlink:type="simple" xlink:href="https://www.zaobao.com.sg/news/world/story20230206-1360058" text:style-name="Internet_20_link" text:visited-style-name="Visited_20_Internet_20_Link">
 </text:a>
，称其具有间谍用途。美中双方就此展开外交争吵。原计划的美国国务卿布林肯访华之行也因此推迟。</text:p>
      <text:p text:style-name="P4">
美中关系近年来持续紧张，美国还以军事用途风险为由，在先进微芯片方面针对中国实施限制政策。</text:p>
      <text:p text:style-name="P4">
本次在广岛举行的 <text:a xlink:type="simple" xlink:href="https://www.zaobao.com/keywords/qi-guo-ji-tuan" text:style-name="Internet_20_link" text:visited-style-name="Visited_20_Internet_20_Link">
 </text:a>
峰会也就中国在该地区的“军事化活动“发出警告。</text:p>
      <text:p text:style-name="P4">
拜登说：“它（中国）正在建设它的军队，这就是为什么我已经明确表示，我不准备与中国进行某些项目的贸易……我们现在已经得到了我们所有盟友的承诺，他们也不会这样做，（向中国）提供那种材料。”</text:p>
      <text:p text:style-name="P4">
不过，拜登也指出，这并非敌对行为，而是“一种表示‘我们将确保尽一切努力维持现状’的行为”。</text:p>
      <text:p text:style-name="P4">
拜登还说，他不会考虑放松对中国在这些材料上的限制，但是否放松对中国国防部长李尚福的制裁，正在谈判之中。</text:p>
      <text:p text:style-name="P4">
Source: <text:a xlink:type="simple" xlink:href="https://www.zaobao.com.sg/realtime/world/story20230521-1396874" text:style-name="Internet_20_link" text:visited-style-name="Visited_20_Internet_20_Link">
https://www.zaobao.com.sg/realtime/world/story20230521-1396874</text:a>
</text:p>
      <!--NEWS-->
      <text:h text:style-name="P10" text:outline-level="1">
<text:span text:style-name="T4">
朔尔茨访韩 呼吁朝鲜停止核导弹试验</text:span>
</text:h>
      <text:p text:style-name="P4">
Author: 联合早报 (Person)</text:p>
      <text:p text:style-name="P4">
Publisher: 联合早报 (Organization)</text:p>
      <text:p text:style-name="P4">
Published Time: 2023-05-21T20:55</text:p>
      <text:p text:style-name="P4">
Modified Time: 2023-05-21T20:55</text:p>
      <text:p text:style-name="P4">
Description: 德国总理朔尔茨星期天（5月21日）抵达韩国，并访问韩国和朝鲜之间设防的边界，呼吁朝鲜停止弹道导弹试验。路透社报道，朔尔茨当天访问朝韩边境非军事区（DMZ）后，在一个军事基地发表讲话...</text:p>
      <text:p text:style-name="P4">
Videos: []</text:p>
      <text:p text:style-name="P4">
Audios: []</text:p>
      <text:p text:style-name="P4">
Images: []</text:p>
      <text:p text:style-name="P4">
Type: NewsArticle</text:p>
      <text:p text:style-name="P4">
Breadcrumbs: ['即时', '国际']</text:p>
      <text:p text:style-name="P4">
Keywords: ['朝鲜半岛', '德国', '核武']</text:p>
      <!--METADATA-->
      <text:p text:style-name="P4">
德国总理朔尔茨星期天（5月21日）抵达韩国，并访问韩国和朝鲜之间设防的边界，呼吁朝鲜停止弹道导弹试验。</text:p>
      <text:p text:style-name="P4">
路透社报道，朔尔茨当天访问朝韩边境非军事区（DMZ）后，在一个军事基地发表讲话，称朝核导试验标志着朝鲜半岛“局势仍然危险”，“这是对此地区和平与安全的威胁”。</text:p>
      <text:p text:style-name="P4">
他表示，德国作为分裂国家的历史已经结束，但朝鲜半岛上的分裂仍然存在。</text:p>
      <text:p text:style-name="P4">
朔尔茨将与韩国总统尹锡悦举行会晤。</text:p>
      <text:p text:style-name="P4">
Source: <text:a xlink:type="simple" xlink:href="https://www.zaobao.com.sg/realtime/world/story20230521-1396879" text:style-name="Internet_20_link" text:visited-style-name="Visited_20_Internet_20_Link">
https://www.zaobao.com.sg/realtime/world/story20230521-1396879</text:a>
</text:p>
      <!--NEWS-->
      <text:h text:style-name="P10" text:outline-level="1">
<text:span text:style-name="T4">
俄罗斯：泽连斯基将G7峰会变成政治宣传秀</text:span>
</text:h>
      <text:p text:style-name="P4">
Author: 联合早报 (Person)</text:p>
      <text:p text:style-name="P4">
Publisher: 联合早报 (Organization)</text:p>
      <text:p text:style-name="P4">
Published Time: 2023-05-21T21:39</text:p>
      <text:p text:style-name="P4">
Modified Time: 2023-05-21T22:00</text:p>
      <text:p text:style-name="P4">
Description: 俄罗斯外交部称，乌克兰总统泽连斯基此次日本广岛之行，将七国集团（G7）首脑会议变成政治宣传秀（propaganda show）。法新社报道，俄罗斯外交部星期天（5月21日）发布声明...</text:p>
      <text:p text:style-name="P4">
Videos: []</text:p>
      <text:p text:style-name="P4">
Audios: []</text:p>
      <text:p text:style-name="P4">
Images: []</text:p>
      <text:p text:style-name="P4">
Type: NewsArticle</text:p>
      <text:p text:style-name="P4">
Breadcrumbs: ['即时', '国际']</text:p>
      <text:p text:style-name="P4">
Keywords: ['俄乌战争', '七国集团', '泽连斯基']</text:p>
      <!--METADATA-->
      <text:p text:style-name="P4">
俄罗斯外交部称，乌克兰总统泽连斯基此次日本广岛之行，将 <text:a xlink:type="simple" xlink:href="https://www.zaobao.com.sg/keywords/qi-guo-ji-tuan" text:style-name="Internet_20_link" text:visited-style-name="Visited_20_Internet_20_Link">
 </text:a>
 首脑会议变成政治宣传秀（propaganda show）。</text:p>
      <text:p text:style-name="P4">
法新社报道，俄罗斯外交部星期天（5月21日）发布声明称，G7领导人通过邀请泽连斯基到广岛并煽动“反俄及反华的歇斯底里”，把广岛峰会变成一场政治宣传秀，会议产出的“主要结论是一堆充满仇恨的反俄和反华信息的公告”。</text:p>
      <text:p text:style-name="P4">
俄外交部说，G7已经成为“一个孵化器，在盎格鲁—撒克逊人（Anglo-Saxons）的领导下，制定了损害全球稳定的破坏性举措”。</text:p>
      <text:p text:style-name="P4">
声明指出，西方国家在全球影响力的下降，“促使G7成员将所有努力投入到煽动反俄和反华的歇斯底里中去”。</text:p>
      <text:p text:style-name="P4">
声明还说：“我们确信，我们对G7及其破坏性行动的评价得到了国际社会大多数人的认同。”</text:p>
      <text:p text:style-name="P4">
另据路透社报道，俄外交部还在声明中指责G7与非西方国家“调情”，试图阻止它们与莫斯科和北京关系的发展。</text:p>
      <text:p text:style-name="P4">
声明强调，俄确信G7峰会无法反映亚太地区、南亚、中东、非洲或拉丁美洲的利益。</text:p>
      <text:p text:style-name="P4">
Source: <text:a xlink:type="simple" xlink:href="https://www.zaobao.com.sg/realtime/world/story20230521-1396890" text:style-name="Internet_20_link" text:visited-style-name="Visited_20_Internet_20_Link">
https://www.zaobao.com.sg/realtime/world/story20230521-1396890</text:a>
</text:p>
      <!--NEWS-->
      <text:h text:style-name="P10" text:outline-level="1">
<text:span text:style-name="T4">
朔尔茨与尹锡悦会晤 愿进一步发展德韩关系</text:span>
</text:h>
      <text:p text:style-name="P4">
Author: 联合早报 (Person)</text:p>
      <text:p text:style-name="P4">
Publisher: 联合早报 (Organization)</text:p>
      <text:p text:style-name="P4">
Published Time: 2023-05-21T21:50</text:p>
      <text:p text:style-name="P4">
Modified Time: 2023-05-21T22:16</text:p>
      <text:p text:style-name="P4">
Description: 德国总理朔尔茨访问韩国，在首尔与韩国总统尹锡悦举行会晤，双方就经济和安全等合作课题进行讨论。综合路透社和韩联社报道，尹锡悦表示今年是韩德两国开始交流140周年以及韩国对德劳务输出6...</text:p>
      <text:p text:style-name="P4">
Videos: []</text:p>
      <text:p text:style-name="P4">
Audios: []</text:p>
      <text:p text:style-name="P4">
Images: []</text:p>
      <text:p text:style-name="P4">
Type: NewsArticle</text:p>
      <text:p text:style-name="P4">
Breadcrumbs: ['即时', '国际']</text:p>
      <text:p text:style-name="P4">
Keywords: ['德国', '韩国', '朝鲜半岛']</text:p>
      <!--METADATA-->
      <text:p text:style-name="P4">
德国总理朔尔茨访问韩国，在首尔与韩国总统尹锡悦举行会晤，双方就经济和安全等合作课题进行讨论。</text:p>
      <text:p text:style-name="P4">
综合路透社和韩联社报道，尹锡悦表示今年是韩德两国开始交流140周年以及韩国对德劳务输出60周年，因此朔尔茨此访的历史意义更显深远；两国经历战争和分裂，但仍各自取得举世瞩目的经济发展成就，在战争、能源安全、供应链波动、威权挑战民主的复合性危机面前，共享自由价值的国家之间的团结合作尤为重要。</text:p>
      <text:p text:style-name="P4">
两国很快将签署一项旨在保护军事机密的协议。尹锡悦指出，在全球经济和政治不稳定的情况下，这项军事信息协议将有助于“国防工业供应链的顺利运作”。</text:p>
      <text:p text:style-name="P4">
朔尔茨说，两国经贸关系日趋密切，许多韩国人来到德国，特别是在派往德国的韩国护士使德国的经济增长成为可能。他也希望韩国能在德国进行半导体领域投资。</text:p>
      <text:p text:style-name="P4">
朔尔茨谴责朝鲜试射导弹是不负责任的行为。他称当天 <text:a xlink:type="simple" xlink:href="https://www.zaobao.com.sg/realtime/world/story20230521-1396879" text:style-name="Internet_20_link" text:visited-style-name="Visited_20_Internet_20_Link">
</text:a>
并目睹和平安全受到威胁，德韩应基于民族分裂的历史际遇，进一步发展两国关系。</text:p>
      <text:p text:style-name="P4">
尹锡悦还表示，韩国政府在打造全球中枢国家的过程中，将呼应朔尔茨提出的乌战前后时代转折的理念，愿与德国深化面向未来的互惠合作，为欧亚的和平繁荣而加强团结。</text:p>
      <text:p text:style-name="P4">
Source: <text:a xlink:type="simple" xlink:href="https://www.zaobao.com.sg/realtime/world/story20230521-1396893" text:style-name="Internet_20_link" text:visited-style-name="Visited_20_Internet_20_Link">
https://www.zaobao.com.sg/realtime/world/story20230521-1396893</text:a>
</text:p>
      <!--NEWS-->
      <text:h text:style-name="P10" text:outline-level="1">
<text:span text:style-name="T4">
苏纳克：中国是这个时代最大的全球安全挑战</text:span>
</text:h>
      <text:p text:style-name="P4">
Author: chinese@voanews.com (美国之音)</text:p>
      <text:p text:style-name="P4">
Publisher: 美国之音中文网 (Type: NewsMediaOrganization)</text:p>
      <text:p text:style-name="P4">
Published Time: 2023-05-21T21:56:18+08:00</text:p>
      <text:p text:style-name="P4">
Modified Time: 2023-05-21 13:56:18Z</text:p>
      <text:p text:style-name="P4">
Description: 英国首相苏纳克周日（5月21日）在七国集团峰会后表示，中国对世界安全和繁荣构成最严峻的挑战，不过其他主要经济体不应当谋取与全面中国脱钩。</text:p>
      <text:p text:style-name="P4">
Videos: []</text:p>
      <text:p text:style-name="P4">
Images: []</text:p>
      <text:p text:style-name="P4">
Categories: ['欧洲', '人权', '中国', '台湾', '新疆西藏问题']</text:p>
      <text:p text:style-name="P4">
Type: None</text:p>
      <!--METADATA-->
      <text:p text:style-name="P4">
NoneNone</text:p>
      <text:p text:style-name="P4">
Source: <text:a xlink:type="simple" xlink:href="https://www.voachinese.com/a/sunak-says-china-poses-world-s-biggest-security-challenge-20230521/7102578.html" text:style-name="Internet_20_link" text:visited-style-name="Visited_20_Internet_20_Link">
https://www.voachinese.com/a/sunak-says-china-poses-world-s-biggest-security-challenge-20230521/7102578.html</text:a>
</text:p>
      <!--NEWS-->
      <text:h text:style-name="P10" text:outline-level="1">
<text:span text:style-name="T4">
法国马赛发生枪击事件 三男子死亡</text:span>
</text:h>
      <text:p text:style-name="P4">
Author: 联合早报 (Person)</text:p>
      <text:p text:style-name="P4">
Publisher: 联合早报 (Organization)</text:p>
      <text:p text:style-name="P4">
Published Time: 2023-05-21T22:42</text:p>
      <text:p text:style-name="P4">
Modified Time: 2023-05-21T22:42</text:p>
      <text:p text:style-name="P4">
Description: 法国港口城市马赛（Marseille）星期天（5月21日）发生枪击事件，造成三名男子死亡。法新社报道，当地时间星期天凌晨5时（新加坡时间星期天上午11时），五名20多岁的男子在驱车...</text:p>
      <text:p text:style-name="P4">
Videos: []</text:p>
      <text:p text:style-name="P4">
Audios: []</text:p>
      <text:p text:style-name="P4">
Images: []</text:p>
      <text:p text:style-name="P4">
Type: NewsArticle</text:p>
      <text:p text:style-name="P4">
Breadcrumbs: ['即时', '国际']</text:p>
      <text:p text:style-name="P4">
Keywords: ['法国', '枪击', '毒品']</text:p>
      <!--METADATA-->
      <text:p text:style-name="P4">
法国港口城市马赛（Marseille）星期天（5月21日）发生枪击事件，造成三名男子死亡。</text:p>
      <text:p text:style-name="P4">
法新社报道，当地时间星期天凌晨5时（新加坡时间星期天上午11时），五名20多岁的男子在驱车离开一家夜店时，遭身份不明的袭击者持卡拉什尼科夫步枪（Kalashnikovrifle）射击。其中三名男子不幸身亡，其余两名幸存者未受伤。</text:p>
      <text:p text:style-name="P4">
警方称，其中一人逃离了现场，枪手也已潜逃。</text:p>
      <text:p text:style-name="P4">
警方在枪案地点附近发现嫌犯的车被焚烧，这种作案方式与马赛以前发生的涉毒杀人事件相一致，犯罪者经常焚烧自己的车辆，从而达到销毁证据的目的。</text:p>
      <text:p text:style-name="P4">
地方警局局长卡米勒里（Frederique Camilleri）说，早期迹象表明，这几名被袭击的男子住在一个贩毒活动频繁的社区，警方认识其中几人。</text:p>
      <text:p text:style-name="P4">
卡米勒里对媒体说，已对警队进行整体动员，要揪出实施卑鄙罪行的凶手，并捣毁这一暴力事件背后的毒贩网。</text:p>
      <text:p text:style-name="P4">
法新社的报道指出，连同星期天这起枪杀案，马赛今年年初以来的涉毒凶杀案已达到21起。</text:p>
      <text:p text:style-name="P4">
这类凶杀案的受害者通常是在贩毒团伙中地位较低的年轻人，是敌对团伙所蛊杀手的目标。</text:p>
      <text:p text:style-name="P4">
4月初，马赛有三人遭枪杀，其中包括一名16岁少年，另有八人受伤。当局在马赛的关键贩毒热点地区部署了特别警队。</text:p>
      <text:p text:style-name="P4">
马赛市市长巴彦（Benoit Payan）本月表示“这场战争已经持续了太长时间”，并呼吁法国政府“以坚定而有力的方式”采取行动，制止暴力。</text:p>
      <text:p text:style-name="P4">
Source: <text:a xlink:type="simple" xlink:href="https://www.zaobao.com.sg/realtime/world/story20230521-1396901" text:style-name="Internet_20_link" text:visited-style-name="Visited_20_Internet_20_Link">
https://www.zaobao.com.sg/realtime/world/story20230521-1396901</text:a>
</text:p>
      <!--NEWS-->
      <text:h text:style-name="P10" text:outline-level="1">
<text:span text:style-name="T4">
苏丹冲突双方达成七天停火协议</text:span>
</text:h>
      <text:p text:style-name="P4">
Author: 联合早报 (Person)</text:p>
      <text:p text:style-name="P4">
Publisher: 联合早报 (Organization)</text:p>
      <text:p text:style-name="P4">
Published Time: 2023-05-21T23:10</text:p>
      <text:p text:style-name="P4">
Modified Time: 2023-05-21T23:10</text:p>
      <text:p text:style-name="P4">
Description: 苏丹武装部队和准军事组织快速支援部队（RSF）达成七天短期停火及人道主义安排协议。综合外电报道，经美国和沙特调停，苏丹冲突双方星期六（5月20日）在沙特红海港市吉达签署为期七天的停...</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苏丹武装部队和准军事组织快速支援部队（RSF）达成七天短期停火及人道主义安排协议。</text:p>
      <text:p text:style-name="P4">
综合外电报道，经美国和沙特调停，苏丹冲突双方星期六（5月20日）在沙特红海港市吉达 <text:a xlink:type="simple" xlink:href="https://www.zaobao.com.sg/news/world/story20230521-1396891" text:style-name="Internet_20_link" text:visited-style-name="Visited_20_Internet_20_Link">
</text:a>
</text:p>
      <text:p text:style-name="P4">
协议将从苏丹时间星期一（22日）晚上9时45分（新加坡时间22日凌晨3时45分）起生效，经双方同意可以延长。</text:p>
      <text:p text:style-name="P4">
双方同意在停火期间恢复基本生活服务，并从医院和重要公共设施撤军，同时协助人道主义人员和商品的安全流动，允许人道主义援助物资不受阻碍入境苏丹并送达所需人群。</text:p>
      <text:p text:style-name="P4">
协议将在美国、沙特和国际监督机制下执行。</text:p>
      <text:p text:style-name="P4">
自4月中旬苏丹冲突爆发以来，当地已有110万人流离失所，约1000名平民死亡。</text:p>
      <text:p text:style-name="P4">
Source: <text:a xlink:type="simple" xlink:href="https://www.zaobao.com.sg/realtime/world/story20230521-1396908" text:style-name="Internet_20_link" text:visited-style-name="Visited_20_Internet_20_Link">
https://www.zaobao.com.sg/realtime/world/story20230521-1396908</text:a>
</text:p>
      <!--NEWS-->
      <text:h text:style-name="P10" text:outline-level="1">
<text:span text:style-name="T4">
抗衡星链,中国谋求开发自己的卫星宽频网络</text:span>
</text:h>
      <text:p text:style-name="P4">
Author: chinese@voanews.com (美国之音)</text:p>
      <text:p text:style-name="P4">
Publisher: 美国之音中文网 (Type: NewsMediaOrganization)</text:p>
      <text:p text:style-name="P4">
Published Time: 2023-05-21T23:30:34+08:00</text:p>
      <text:p text:style-name="P4">
Modified Time: 2023-05-21 15:30:34Z</text:p>
      <text:p text:style-name="P4">
Description: 中国在加紧努力发展可以与马斯克的星链系统竞争的卫星驱动的英特网网络。不过，北京建立卫星宽频网络的野心面临一些障碍，包括有限的发射能力和技术难题。</text:p>
      <text:p text:style-name="P4">
Videos: []</text:p>
      <text:p text:style-name="P4">
Images: []</text:p>
      <text:p text:style-name="P4">
Categories: ['中国', '科技', '军事', '美中关系']</text:p>
      <text:p text:style-name="P4">
Type: None</text:p>
      <!--METADATA-->
      <text:p text:style-name="P4">
NoneNone</text:p>
      <text:p text:style-name="P4">
Source: <text:a xlink:type="simple" xlink:href="https://www.voachinese.com/a/china-seeks-to-counter-musk-s-starlink-with-own-satellite-network-20230521/7102625.html" text:style-name="Internet_20_link" text:visited-style-name="Visited_20_Internet_20_Link">
https://www.voachinese.com/a/china-seeks-to-counter-musk-s-starlink-with-own-satellite-network-20230521/7102625.html</text:a>
</text:p>
      <!--NEWS-->
      <text:h text:style-name="P10" text:outline-level="1">
<text:span text:style-name="T4">
耶伦：6月1日仍是提高债务上限的最后期限</text:span>
</text:h>
      <text:p text:style-name="P4">
Author: 联合早报 (Person)</text:p>
      <text:p text:style-name="P4">
Publisher: 联合早报 (Organization)</text:p>
      <text:p text:style-name="P4">
Published Time: 2023-05-21T23:41</text:p>
      <text:p text:style-name="P4">
Modified Time: 2023-05-21T23:41</text:p>
      <text:p text:style-name="P4">
Description: 美国财政部长耶伦说，6月1日仍是提高美国债务上限的最后期限。法新社报道，耶伦星期天（5月21日）接受美国全国广播公司（NBC）“与媒体见面”（Meet The Press）节目采访...</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美国财政部长耶伦说，6月1日仍是提高美国债务上限的最后期限。</text:p>
      <text:p text:style-name="P4">
法新社报道，耶伦星期天（5月21日）接受美国全国广播公司（NBC）“与媒体见面”（Meet ThePress）节目采访时说，除非美国两党在债务问题上的僵持局面得到解决，否则政府将无法支付下个月中旬的账单。</text:p>
      <text:p text:style-name="P4">
美国财政部已针对这一危机多次发出警告，称如果国会不批准更多的借款，政府最早可能在6月1日就耗尽资金，对其31万亿美元（约41.68亿新元）的债务违约。</text:p>
      <text:p text:style-name="P4">
美国若发生历史上第一次债务违约，将对全球经济造成破坏性后果，包括白宫所说的美国经济衰退。</text:p>
      <text:p text:style-name="P4">
总统拜登星期天早些时候在日本广岛举行新闻发布会，强调在提高债务上限问题上 <text:a xlink:type="simple" xlink:href="https://www.zaobao.com.sg/realtime/world/story20230521-1396861" text:style-name="Internet_20_link" text:visited-style-name="Visited_20_Internet_20_Link">
</text:a>
，并抨击共和党的要求是“不可接受的”，但表示在违约之前仍然可以找到一个解决方案。</text:p>
      <text:p text:style-name="P4">
拜登计划当天在返美的飞机上与众议院议长、共和党人麦卡锡再次 <text:a xlink:type="simple" xlink:href="https://www.zaobao.com.sg/realtime/world/story20230521-1396707" text:style-name="Internet_20_link" text:visited-style-name="Visited_20_Internet_20_Link">
</text:a>
 。</text:p>
      <text:p text:style-name="P4">
Source: <text:a xlink:type="simple" xlink:href="https://www.zaobao.com.sg/realtime/world/story20230521-1396914" text:style-name="Internet_20_link" text:visited-style-name="Visited_20_Internet_20_Link">
https://www.zaobao.com.sg/realtime/world/story20230521-1396914</text:a>
</text:p>
      <!--NEWS-->
      <text:h text:style-name="P10" text:outline-level="1">
<text:span text:style-name="T4">
拜登称愿意削减开支以提升债务上限 但不会接受共和党人条件</text:span>
</text:h>
      <text:p text:style-name="P4">
Author: chinese@voanews.com (美国之音)</text:p>
      <text:p text:style-name="P4">
Publisher: 美国之音中文网 (Type: NewsMediaOrganization)</text:p>
      <text:p text:style-name="P4">
Published Time: 2023-05-22T00:43:08+08:00</text:p>
      <text:p text:style-name="P4">
Modified Time: 2023-05-21 16:43:08Z</text:p>
      <text:p text:style-name="P4">
Description: 拜登总统周日(5月21日)说，他愿意削减开支，但是不会同意国会共和党提出的提高联邦债务上限并削减预算的条件。</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biden-wont-agree-to-bipartisan-debt-deal-20230521/7102673.html" text:style-name="Internet_20_link" text:visited-style-name="Visited_20_Internet_20_Link">
https://www.voachinese.com/a/biden-wont-agree-to-bipartisan-debt-deal-20230521/7102673.html</text:a>
</text:p>
      <!--NEWS-->
      <text:h text:style-name="P10" text:outline-level="1">
<text:span text:style-name="T4">
谁控制了巴赫穆特？乌克兰、俄罗斯的说法互相矛盾</text:span>
</text:h>
      <text:p text:style-name="P4">
Author: chinese@voanews.com (普劳)</text:p>
      <text:p text:style-name="P4">
Publisher: 美国之音中文网 (Type: NewsMediaOrganization)</text:p>
      <text:p text:style-name="P4">
Published Time: 2023-05-22T03:32:52+08:00</text:p>
      <text:p text:style-name="P4">
Modified Time: 2023-05-21 19:32:52Z</text:p>
      <text:p text:style-name="P4">
Description: 周日，俄罗斯和乌克兰在谁控制乌克兰东部城市巴赫穆特的问题上各执一词。 基辅表示，它仍然占据了被围困城市的一小部分，而莫斯科则对瓦格纳雇佣军和俄罗斯军队的“解放”该市表示欢迎。</text:p>
      <text:p text:style-name="P4">
Videos: []</text:p>
      <text:p text:style-name="P4">
Images: []</text:p>
      <text:p text:style-name="P4">
Categories: ['乌克兰局势', '美国', '欧洲', '军事']</text:p>
      <text:p text:style-name="P4">
Type: None</text:p>
      <!--METADATA-->
      <text:p text:style-name="P4">
NoneNone</text:p>
      <text:p text:style-name="P4">
Source: <text:a xlink:type="simple" xlink:href="https://www.voachinese.com/a/ukraine-russia-give-conflicting-accounts-on-bakhmut-control/7102884.html" text:style-name="Internet_20_link" text:visited-style-name="Visited_20_Internet_20_Link">
https://www.voachinese.com/a/ukraine-russia-give-conflicting-accounts-on-bakhmut-control/7102884.html</text:a>
</text:p>
      <!--NEWS-->
      <text:h text:style-name="P10" text:outline-level="1">
<text:span text:style-name="T4">
中国告诉科技制造商：停止使用美国制造的美光芯片</text:span>
</text:h>
      <text:p text:style-name="P4">
Author: chinese@voanews.com (美国之音)</text:p>
      <text:p text:style-name="P4">
Publisher: 美国之音中文网 (Type: NewsMediaOrganization)</text:p>
      <text:p text:style-name="P4">
Published Time: 2023-05-22T04:10:57+08:00</text:p>
      <text:p text:style-name="P4">
Modified Time: 2023-05-21 20:10:57Z</text:p>
      <text:p text:style-name="P4">
Description: 为了加剧与华盛顿在技术和安全问题上的争执，中国政府周日告诉被认为敏感的计算机设备用户停止购买美国最大的内存芯片制造商美光科技公司的产品。</text:p>
      <text:p text:style-name="P4">
Videos: []</text:p>
      <text:p text:style-name="P4">
Images: []</text:p>
      <text:p text:style-name="P4">
Categories: ['中国', '美国', '科技', '美中贸易']</text:p>
      <text:p text:style-name="P4">
Type: None</text:p>
      <!--METADATA-->
      <text:p text:style-name="P4">
NoneNone</text:p>
      <text:p text:style-name="P4">
Source: <text:a xlink:type="simple" xlink:href="https://www.voachinese.com/a/china-tells-tech-manufacturers-stop-using-us-made-micron-chips/7102909.html" text:style-name="Internet_20_link" text:visited-style-name="Visited_20_Internet_20_Link">
https://www.voachinese.com/a/china-tells-tech-manufacturers-stop-using-us-made-micron-chips/710290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